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13cm"/>
    </style:style>
    <style:style style:name="co3" style:family="table-column">
      <style:table-column-properties fo:break-before="auto" style:column-width="3.471cm"/>
    </style:style>
    <style:style style:name="co4" style:family="table-column">
      <style:table-column-properties fo:break-before="auto" style:column-width="6.505cm"/>
    </style:style>
    <style:style style:name="co5" style:family="table-column">
      <style:table-column-properties fo:break-before="auto" style:column-width="8.747cm"/>
    </style:style>
    <style:style style:name="co6" style:family="table-column">
      <style:table-column-properties fo:break-before="auto" style:column-width="7.024cm"/>
    </style:style>
    <style:style style:name="co7" style:family="table-column">
      <style:table-column-properties fo:break-before="auto" style:column-width="4.318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31.408cm"/>
    </style:style>
    <style:style style:name="co11" style:family="table-column">
      <style:table-column-properties fo:break-before="auto" style:column-width="11.317cm"/>
    </style:style>
    <style:style style:name="co20" style:family="table-column">
      <style:table-column-properties fo:break-before="auto" style:column-width="1.201cm"/>
    </style:style>
    <style:style style:name="co24" style:family="table-column">
      <style:table-column-properties fo:break-before="auto" style:column-width="6.068cm"/>
    </style:style>
    <style:style style:name="co25" style:family="table-column">
      <style:table-column-properties fo:break-before="auto" style:column-width="3.362cm"/>
    </style:style>
    <style:style style:name="co26" style:family="table-column">
      <style:table-column-properties fo:break-before="auto" style:column-width="4.237cm"/>
    </style:style>
    <style:style style:name="co27" style:family="table-column">
      <style:table-column-properties fo:break-before="auto" style:column-width="3.581cm"/>
    </style:style>
    <style:style style:name="co28" style:family="table-column">
      <style:table-column-properties fo:break-before="auto" style:column-width="2.87cm"/>
    </style:style>
    <style:style style:name="co32" style:family="table-column">
      <style:table-column-properties fo:break-before="auto" style:column-width="3.253cm"/>
    </style:style>
    <style:style style:name="co33" style:family="table-column">
      <style:table-column-properties fo:break-before="auto" style:column-width="3.224cm"/>
    </style:style>
    <style:style style:name="co34" style:family="table-column">
      <style:table-column-properties fo:break-before="auto" style:column-width="3.089cm"/>
    </style:style>
    <style:style style:name="co29" style:family="table-column">
      <style:table-column-properties fo:break-before="auto" style:column-width="2.925cm"/>
    </style:style>
    <style:style style:name="co30" style:family="table-column">
      <style:table-column-properties fo:break-before="auto" style:column-width="4.893cm"/>
    </style:style>
    <style:style style:name="co31" style:family="table-column">
      <style:table-column-properties fo:break-before="auto" style:column-width="5.576cm"/>
    </style:style>
    <style:style style:name="co35" style:family="table-column">
      <style:table-column-properties fo:break-before="auto" style:column-width="6.422cm"/>
    </style:style>
    <style:style style:name="co36" style:family="table-column">
      <style:table-column-properties fo:break-before="auto" style:column-width="3.909cm"/>
    </style:style>
    <style:style style:name="co37" style:family="table-column">
      <style:table-column-properties fo:break-before="auto" style:column-width="2.494cm"/>
    </style:style>
    <style:style style:name="co38" style:family="table-column">
      <style:table-column-properties fo:break-before="auto" style:column-width="3.26cm"/>
    </style:style>
    <style:style style:name="co39" style:family="table-column">
      <style:table-column-properties fo:break-before="auto" style:column-width="3.944cm"/>
    </style:style>
    <style:style style:name="co40" style:family="table-column">
      <style:table-column-properties fo:break-before="auto" style:column-width="5.74cm"/>
    </style:style>
    <style:style style:name="co41" style:family="table-column">
      <style:table-column-properties fo:break-before="auto" style:column-width="4.427cm"/>
    </style:style>
    <style:style style:name="co42" style:family="table-column">
      <style:table-column-properties fo:break-before="auto" style:column-width="1.74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office:value-type="string">
            <text:p>ID</text:p>
          </table:table-cell>
          <table:table-cell office:value-type="string">
            <text:p>EMAIL</text:p>
          </table:table-cell>
          <table:table-cell office:value-type="string">
            <text:p>ENABLE</text:p>
          </table:table-cell>
          <table:table-cell office:value-type="string">
            <text:p>MANDANT</text:p>
          </table:table-cell>
          <table:table-cell office:value-type="string">
            <text:p>OID </text:p>
          </table:table-cell>
          <table:table-cell office:value-type="string">
            <text:p>PASSWORD</text:p>
          </table:table-cell>
          <table:table-cell office:value-type="string">
            <text:p>USERNAME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</text:p>
          </table:table-cell>
          <table:table-cell table:number-columns-repeated="2" office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3">
            <text:p>3</text:p>
          </table:table-cell>
          <table:table-cell office:value-type="string">
            <text:p>oid2</text:p>
          </table:table-cell>
          <table:table-cell table:number-columns-repeated="2" office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4">
            <text:p>4</text:p>
          </table:table-cell>
          <table:table-cell office:value-type="string">
            <text:p>oid3</text:p>
          </table:table-cell>
          <table:table-cell table:number-columns-repeated="2" office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5">
            <text:p>5</text:p>
          </table:table-cell>
          <table:table-cell office:value-type="string">
            <text:p>oid4</text:p>
          </table:table-cell>
          <table:table-cell table:number-columns-repeated="2" office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6">
            <text:p>6</text:p>
          </table:table-cell>
          <table:table-cell office:value-type="string">
            <text:p>oid5</text:p>
          </table:table-cell>
          <table:table-cell table:number-columns-repeated="2" office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7">
            <text:p>7</text:p>
          </table:table-cell>
          <table:table-cell office:value-type="string">
            <text:p>oid6</text:p>
          </table:table-cell>
          <table:table-cell table:number-columns-repeated="2" office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8">
            <text:p>8</text:p>
          </table:table-cell>
          <table:table-cell office:value-type="string">
            <text:p>oid7</text:p>
          </table:table-cell>
          <table:table-cell table:number-columns-repeated="2" office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9">
            <text:p>9</text:p>
          </table:table-cell>
          <table:table-cell office:value-type="string">
            <text:p>oid8</text:p>
          </table:table-cell>
          <table:table-cell table:number-columns-repeated="2" office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0">
            <text:p>10</text:p>
          </table:table-cell>
          <table:table-cell office:value-type="string">
            <text:p>oid9</text:p>
          </table:table-cell>
          <table:table-cell table:number-columns-repeated="2" office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1">
            <text:p>11</text:p>
          </table:table-cell>
          <table:table-cell office:value-type="string">
            <text:p>oid10</text:p>
          </table:table-cell>
          <table:table-cell table:number-columns-repeated="2" office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2">
            <text:p>12</text:p>
          </table:table-cell>
          <table:table-cell office:value-type="string">
            <text:p>oid11</text:p>
          </table:table-cell>
          <table:table-cell table:number-columns-repeated="2" office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13">
            <text:p>13</text:p>
          </table:table-cell>
          <table:table-cell office:value-type="string">
            <text:p>oid12</text:p>
          </table:table-cell>
          <table:table-cell table:number-columns-repeated="2" office:value-type="string">
            <text:p>user1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3];&quot;','&quot;;[.B13];&quot;',&quot;;[.C13];&quot;,'&quot;;[.D13];&quot;','&quot;;[.E13];&quot;','&quot;;[.F13];&quot;','&quot;;[.G13];&quot;');&quot;)" office:value-type="string" office:string-value="insert  into users (id, user_email, user_enabled, mandant, oid, user_password, user_username) values ('12','user1@muenchen.de',TRUE,'13','oid12','user12','user12');">
            <text:p>insert <text:s/>into users (id, user_email, user_enabled, mandant, oid, user_password, user_username) values ('12','user1@muenchen.de',TRUE,'13','oid12','user12','user12');</text:p>
          </table:table-cell>
          <table:table-cell table:number-columns-repeated="101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3</text:p>
          </table:table-cell>
          <table:table-cell table:number-columns-repeated="2" office:value-type="string">
            <text:p>user1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4];&quot;','&quot;;[.B14];&quot;',&quot;;[.C14];&quot;,'&quot;;[.D14];&quot;','&quot;;[.E14];&quot;','&quot;;[.F14];&quot;','&quot;;[.G14];&quot;');&quot;)" office:value-type="string" office:string-value="insert  into users (id, user_email, user_enabled, mandant, oid, user_password, user_username) values ('13','user1@muenchen.de',TRUE,'2','oid13','user13','user13');">
            <text:p>insert <text:s/>into users (id, user_email, user_enabled, mandant, oid, user_password, user_username) values ('13','user1@muenchen.de',TRUE,'2','oid13','user13','user13');</text:p>
          </table:table-cell>
          <table:table-cell table:number-columns-repeated="101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4</text:p>
          </table:table-cell>
          <table:table-cell table:number-columns-repeated="2" office:value-type="string">
            <text:p>user1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5];&quot;','&quot;;[.B15];&quot;',&quot;;[.C15];&quot;,'&quot;;[.D15];&quot;','&quot;;[.E15];&quot;','&quot;;[.F15];&quot;','&quot;;[.G15];&quot;');&quot;)" office:value-type="string" office:string-value="insert  into users (id, user_email, user_enabled, mandant, oid, user_password, user_username) values ('14','user1@muenchen.de',TRUE,'2','oid14','user14','user14');">
            <text:p>insert <text:s/>into users (id, user_email, user_enabled, mandant, oid, user_password, user_username) values ('14','user1@muenchen.de',TRUE,'2','oid14','user14','user14');</text:p>
          </table:table-cell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5</text:p>
          </table:table-cell>
          <table:table-cell table:number-columns-repeated="2" office:value-type="string">
            <text:p>user1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6];&quot;','&quot;;[.B16];&quot;',&quot;;[.C16];&quot;,'&quot;;[.D16];&quot;','&quot;;[.E16];&quot;','&quot;;[.F16];&quot;','&quot;;[.G16];&quot;');&quot;)" office:value-type="string" office:string-value="insert  into users (id, user_email, user_enabled, mandant, oid, user_password, user_username) values ('15','user1@muenchen.de',TRUE,'2','oid15','user15','user15');">
            <text:p>insert <text:s/>into users (id, user_email, user_enabled, mandant, oid, user_password, user_username) values ('15','user1@muenchen.de',TRUE,'2','oid15','user15','user15');</text:p>
          </table:table-cell>
          <table:table-cell table:number-columns-repeated="101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6</text:p>
          </table:table-cell>
          <table:table-cell table:number-columns-repeated="2" office:value-type="string">
            <text:p>user1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7];&quot;','&quot;;[.B17];&quot;',&quot;;[.C17];&quot;,'&quot;;[.D17];&quot;','&quot;;[.E17];&quot;','&quot;;[.F17];&quot;','&quot;;[.G17];&quot;');&quot;)" office:value-type="string" office:string-value="insert  into users (id, user_email, user_enabled, mandant, oid, user_password, user_username) values ('16','user1@muenchen.de',TRUE,'2','oid16','user16','user16');">
            <text:p>insert <text:s/>into users (id, user_email, user_enabled, mandant, oid, user_password, user_username) values ('16','user1@muenchen.de',TRUE,'2','oid16','user16','user16');</text:p>
          </table:table-cell>
          <table:table-cell table:number-columns-repeated="101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7</text:p>
          </table:table-cell>
          <table:table-cell table:number-columns-repeated="2" office:value-type="string">
            <text:p>user1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8];&quot;','&quot;;[.B18];&quot;',&quot;;[.C18];&quot;,'&quot;;[.D18];&quot;','&quot;;[.E18];&quot;','&quot;;[.F18];&quot;','&quot;;[.G18];&quot;');&quot;)" office:value-type="string" office:string-value="insert  into users (id, user_email, user_enabled, mandant, oid, user_password, user_username) values ('17','user1@muenchen.de',TRUE,'2','oid17','user17','user17');">
            <text:p>insert <text:s/>into users (id, user_email, user_enabled, mandant, oid, user_password, user_username) values ('17','user1@muenchen.de',TRUE,'2','oid17','user17','user17');</text:p>
          </table:table-cell>
          <table:table-cell table:number-columns-repeated="101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8</text:p>
          </table:table-cell>
          <table:table-cell table:number-columns-repeated="2" office:value-type="string">
            <text:p>user1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9];&quot;','&quot;;[.B19];&quot;',&quot;;[.C19];&quot;,'&quot;;[.D19];&quot;','&quot;;[.E19];&quot;','&quot;;[.F19];&quot;','&quot;;[.G19];&quot;');&quot;)" office:value-type="string" office:string-value="insert  into users (id, user_email, user_enabled, mandant, oid, user_password, user_username) values ('18','user1@muenchen.de',TRUE,'2','oid18','user18','user18');">
            <text:p>insert <text:s/>into users (id, user_email, user_enabled, mandant, oid, user_password, user_username) values ('18','user1@muenchen.de',TRUE,'2','oid18','user18','user18');</text:p>
          </table:table-cell>
          <table:table-cell table:number-columns-repeated="101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19</text:p>
          </table:table-cell>
          <table:table-cell table:number-columns-repeated="2" office:value-type="string">
            <text:p>user1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0];&quot;','&quot;;[.B20];&quot;',&quot;;[.C20];&quot;,'&quot;;[.D20];&quot;','&quot;;[.E20];&quot;','&quot;;[.F20];&quot;','&quot;;[.G20];&quot;');&quot;)" office:value-type="string" office:string-value="insert  into users (id, user_email, user_enabled, mandant, oid, user_password, user_username) values ('19','user1@muenchen.de',TRUE,'2','oid19','user19','user19');">
            <text:p>insert <text:s/>into users (id, user_email, user_enabled, mandant, oid, user_password, user_username) values ('19','user1@muenchen.de',TRUE,'2','oid19','user19','user19');</text:p>
          </table:table-cell>
          <table:table-cell table:number-columns-repeated="101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0</text:p>
          </table:table-cell>
          <table:table-cell table:number-columns-repeated="2" office:value-type="string">
            <text:p>user2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1];&quot;','&quot;;[.B21];&quot;',&quot;;[.C21];&quot;,'&quot;;[.D21];&quot;','&quot;;[.E21];&quot;','&quot;;[.F21];&quot;','&quot;;[.G21];&quot;');&quot;)" office:value-type="string" office:string-value="insert  into users (id, user_email, user_enabled, mandant, oid, user_password, user_username) values ('20','user1@muenchen.de',TRUE,'2','oid20','user20','user20');">
            <text:p>insert <text:s/>into users (id, user_email, user_enabled, mandant, oid, user_password, user_username) values ('20','user1@muenchen.de',TRUE,'2','oid20','user20','user20');</text:p>
          </table:table-cell>
          <table:table-cell table:number-columns-repeated="101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1</text:p>
          </table:table-cell>
          <table:table-cell table:number-columns-repeated="2" office:value-type="string">
            <text:p>user2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2];&quot;','&quot;;[.B22];&quot;',&quot;;[.C22];&quot;,'&quot;;[.D22];&quot;','&quot;;[.E22];&quot;','&quot;;[.F22];&quot;','&quot;;[.G22];&quot;');&quot;)" office:value-type="string" office:string-value="insert  into users (id, user_email, user_enabled, mandant, oid, user_password, user_username) values ('21','user1@muenchen.de',TRUE,'2','oid21','user21','user21');">
            <text:p>insert <text:s/>into users (id, user_email, user_enabled, mandant, oid, user_password, user_username) values ('21','user1@muenchen.de',TRUE,'2','oid21','user21','user21');</text:p>
          </table:table-cell>
          <table:table-cell table:number-columns-repeated="101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2</text:p>
          </table:table-cell>
          <table:table-cell table:number-columns-repeated="2" office:value-type="string">
            <text:p>user2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3];&quot;','&quot;;[.B23];&quot;',&quot;;[.C23];&quot;,'&quot;;[.D23];&quot;','&quot;;[.E23];&quot;','&quot;;[.F23];&quot;','&quot;;[.G23];&quot;');&quot;)" office:value-type="string" office:string-value="insert  into users (id, user_email, user_enabled, mandant, oid, user_password, user_username) values ('22','user1@muenchen.de',TRUE,'2','oid22','user22','user22');">
            <text:p>insert <text:s/>into users (id, user_email, user_enabled, mandant, oid, user_password, user_username) values ('22','user1@muenchen.de',TRUE,'2','oid22','user22','user22');</text:p>
          </table:table-cell>
          <table:table-cell table:number-columns-repeated="101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3</text:p>
          </table:table-cell>
          <table:table-cell table:number-columns-repeated="2" office:value-type="string">
            <text:p>user2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4];&quot;','&quot;;[.B24];&quot;',&quot;;[.C24];&quot;,'&quot;;[.D24];&quot;','&quot;;[.E24];&quot;','&quot;;[.F24];&quot;','&quot;;[.G24];&quot;');&quot;)" office:value-type="string" office:string-value="insert  into users (id, user_email, user_enabled, mandant, oid, user_password, user_username) values ('23','user1@muenchen.de',TRUE,'2','oid23','user23','user23');">
            <text:p>insert <text:s/>into users (id, user_email, user_enabled, mandant, oid, user_password, user_username) values ('23','user1@muenchen.de',TRUE,'2','oid23','user23','user23');</text:p>
          </table:table-cell>
          <table:table-cell table:number-columns-repeated="101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4</text:p>
          </table:table-cell>
          <table:table-cell table:number-columns-repeated="2" office:value-type="string">
            <text:p>user2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5];&quot;','&quot;;[.B25];&quot;',&quot;;[.C25];&quot;,'&quot;;[.D25];&quot;','&quot;;[.E25];&quot;','&quot;;[.F25];&quot;','&quot;;[.G25];&quot;');&quot;)" office:value-type="string" office:string-value="insert  into users (id, user_email, user_enabled, mandant, oid, user_password, user_username) values ('24','user1@muenchen.de',TRUE,'2','oid24','user24','user24');">
            <text:p>insert <text:s/>into users (id, user_email, user_enabled, mandant, oid, user_password, user_username) values ('24','user1@muenchen.de',TRUE,'2','oid24','user24','user24');</text:p>
          </table:table-cell>
          <table:table-cell table:number-columns-repeated="101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5</text:p>
          </table:table-cell>
          <table:table-cell table:number-columns-repeated="2" office:value-type="string">
            <text:p>user2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6];&quot;','&quot;;[.B26];&quot;',&quot;;[.C26];&quot;,'&quot;;[.D26];&quot;','&quot;;[.E26];&quot;','&quot;;[.F26];&quot;','&quot;;[.G26];&quot;');&quot;)" office:value-type="string" office:string-value="insert  into users (id, user_email, user_enabled, mandant, oid, user_password, user_username) values ('25','user1@muenchen.de',TRUE,'2','oid25','user25','user25');">
            <text:p>insert <text:s/>into users (id, user_email, user_enabled, mandant, oid, user_password, user_username) values ('25','user1@muenchen.de',TRUE,'2','oid25','user25','user25');</text:p>
          </table:table-cell>
          <table:table-cell table:number-columns-repeated="101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6</text:p>
          </table:table-cell>
          <table:table-cell table:number-columns-repeated="2" office:value-type="string">
            <text:p>user2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7];&quot;','&quot;;[.B27];&quot;',&quot;;[.C27];&quot;,'&quot;;[.D27];&quot;','&quot;;[.E27];&quot;','&quot;;[.F27];&quot;','&quot;;[.G27];&quot;');&quot;)" office:value-type="string" office:string-value="insert  into users (id, user_email, user_enabled, mandant, oid, user_password, user_username) values ('26','user1@muenchen.de',TRUE,'2','oid26','user26','user26');">
            <text:p>insert <text:s/>into users (id, user_email, user_enabled, mandant, oid, user_password, user_username) values ('26','user1@muenchen.de',TRUE,'2','oid26','user26','user26');</text:p>
          </table:table-cell>
          <table:table-cell table:number-columns-repeated="101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7</text:p>
          </table:table-cell>
          <table:table-cell table:number-columns-repeated="2" office:value-type="string">
            <text:p>user2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8];&quot;','&quot;;[.B28];&quot;',&quot;;[.C28];&quot;,'&quot;;[.D28];&quot;','&quot;;[.E28];&quot;','&quot;;[.F28];&quot;','&quot;;[.G28];&quot;');&quot;)" office:value-type="string" office:string-value="insert  into users (id, user_email, user_enabled, mandant, oid, user_password, user_username) values ('27','user1@muenchen.de',TRUE,'2','oid27','user27','user27');">
            <text:p>insert <text:s/>into users (id, user_email, user_enabled, mandant, oid, user_password, user_username) values ('27','user1@muenchen.de',TRUE,'2','oid27','user27','user27');</text:p>
          </table:table-cell>
          <table:table-cell table:number-columns-repeated="101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8</text:p>
          </table:table-cell>
          <table:table-cell table:number-columns-repeated="2" office:value-type="string">
            <text:p>user2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9];&quot;','&quot;;[.B29];&quot;',&quot;;[.C29];&quot;,'&quot;;[.D29];&quot;','&quot;;[.E29];&quot;','&quot;;[.F29];&quot;','&quot;;[.G29];&quot;');&quot;)" office:value-type="string" office:string-value="insert  into users (id, user_email, user_enabled, mandant, oid, user_password, user_username) values ('28','user1@muenchen.de',TRUE,'2','oid28','user28','user28');">
            <text:p>insert <text:s/>into users (id, user_email, user_enabled, mandant, oid, user_password, user_username) values ('28','user1@muenchen.de',TRUE,'2','oid28','user28','user28');</text:p>
          </table:table-cell>
          <table:table-cell table:number-columns-repeated="101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<text:a xlink:href="mailto:user1@muenchen.de">user1@muenchen.de</text:a></text:p>
          </table:table-cell>
          <table:table-cell office:value-type="string">
            <text:p>TRUE</text:p>
          </table:table-cell>
          <table:table-cell office:value-type="float" office:value="2">
            <text:p>2</text:p>
          </table:table-cell>
          <table:table-cell office:value-type="string">
            <text:p>oid29</text:p>
          </table:table-cell>
          <table:table-cell table:number-columns-repeated="2" office:value-type="string">
            <text:p>user2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0];&quot;','&quot;;[.B30];&quot;',&quot;;[.C30];&quot;,'&quot;;[.D30];&quot;','&quot;;[.E30];&quot;','&quot;;[.F30];&quot;','&quot;;[.G30];&quot;');&quot;)" office:value-type="string" office:string-value="insert  into users (id, user_email, user_enabled, mandant, oid, user_password, user_username) values ('29','user1@muenchen.de',TRUE,'2','oid29','user29','user29');">
            <text:p>insert <text:s/>into users (id, user_email, user_enabled, mandant, oid, user_password, user_username) values ('29','user1@muenchen.de',TRUE,'2','oid29','user29','user29');</text:p>
          </table:table-cell>
          <table:table-cell table:number-columns-repeated="1014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th_authority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number-columns-repeated="2" office:value-type="float" office:value="2">
            <text:p>2</text:p>
          </table:table-cell>
          <table:table-cell office:value-type="string">
            <text:p>ADMIN</text:p>
          </table:table-cell>
          <table:table-cell table:formula="of:=CONCATENATE(&quot;insert  into authoritys (id, mandant, oid, auth_authority) values ('&quot;;[.B2];&quot;','&quot;;#REF!2;&quot;','&quot;;[.C2];&quot;','&quot;;[.D2];&quot;');&quot;)" office:value-type="float" office:value="0">
            <text:p>#NAME?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>
            <text:p>M2_AU001</text:p>
          </table:table-cell>
          <table:table-cell office:value-type="float" office:value="9000">
            <text:p>9000</text:p>
          </table:table-cell>
          <table:table-cell office:value-type="string">
            <text:p>OIDM2_AUTHORITY001</text:p>
          </table:table-cell>
          <table:table-cell office:value-type="string">
            <text:p>USER1</text:p>
          </table:table-cell>
          <table:table-cell table:formula="of:=CONCATENATE(&quot;insert  into authoritys (id, oid, auth_authority) values ('&quot;;[.B3];&quot;','&quot;;[.C3];&quot;','&quot;;[.D3];&quot;');&quot;)" office:value-type="string" office:string-value="insert  into authoritys (id, oid, auth_authority) values ('9000','OIDM2_AUTHORITY001','USER1');">
            <text:p>insert <text:s/>into authoritys (id, oid, auth_authority) values ('9000','OIDM2_AUTHORITY001','USER1');</text:p>
          </table:table-cell>
          <table:table-cell table:number-columns-repeated="7"/>
          <table:table-cell table:formula="of:=CONCATENATE(&quot;public final static String &quot;;[.$A3];&quot; = &quot;&quot;&quot;;[.$C3];&quot;&quot;&quot;;&quot;)" office:value-type="string" office:string-value="public final static String M2_AU001 = &quot;OIDM2_AUTHORITY001&quot;;">
            <text:p>public final static String M2_AU001 = "OIDM2_AUTHORITY001";</text:p>
          </table:table-cell>
        </table:table-row>
        <table:table-row table:style-name="ro1">
          <table:table-cell office:value-type="string">
            <text:p>M2_AU002</text:p>
          </table:table-cell>
          <table:table-cell office:value-type="float" office:value="9001">
            <text:p>9001</text:p>
          </table:table-cell>
          <table:table-cell office:value-type="string">
            <text:p>OIDM2_AUTHORITY002</text:p>
          </table:table-cell>
          <table:table-cell office:value-type="string">
            <text:p>USER2</text:p>
          </table:table-cell>
          <table:table-cell table:formula="of:=CONCATENATE(&quot;insert  into authoritys (id, oid, auth_authority) values ('&quot;;[.B4];&quot;','&quot;;[.C4];&quot;','&quot;;[.D4];&quot;');&quot;)" office:value-type="string" office:string-value="insert  into authoritys (id, oid, auth_authority) values ('9001','OIDM2_AUTHORITY002','USER2');">
            <text:p>insert <text:s/>into authoritys (id, oid, auth_authority) values ('9001','OIDM2_AUTHORITY002','USER2');</text:p>
          </table:table-cell>
          <table:table-cell table:number-columns-repeated="7"/>
          <table:table-cell table:formula="of:=CONCATENATE(&quot;public final static String &quot;;[.$A4];&quot; = &quot;&quot;&quot;;[.$C4];&quot;&quot;&quot;;&quot;)" office:value-type="string" office:string-value="public final static String M2_AU002 = &quot;OIDM2_AUTHORITY002&quot;;">
            <text:p>public final static String M2_AU002 = "OIDM2_AUTHORITY002";</text:p>
          </table:table-cell>
        </table:table-row>
        <table:table-row table:style-name="ro1">
          <table:table-cell office:value-type="string">
            <text:p>M2_AU003</text:p>
          </table:table-cell>
          <table:table-cell office:value-type="float" office:value="9002">
            <text:p>9002</text:p>
          </table:table-cell>
          <table:table-cell office:value-type="string">
            <text:p>OIDM2_AUTHORITY003</text:p>
          </table:table-cell>
          <table:table-cell office:value-type="string">
            <text:p>USER3</text:p>
          </table:table-cell>
          <table:table-cell table:formula="of:=CONCATENATE(&quot;insert  into authoritys (id, oid, auth_authority) values ('&quot;;[.B5];&quot;','&quot;;[.C5];&quot;','&quot;;[.D5];&quot;');&quot;)" office:value-type="string" office:string-value="insert  into authoritys (id, oid, auth_authority) values ('9002','OIDM2_AUTHORITY003','USER3');">
            <text:p>insert <text:s/>into authoritys (id, oid, auth_authority) values ('9002','OIDM2_AUTHORITY003','USER3');</text:p>
          </table:table-cell>
          <table:table-cell table:number-columns-repeated="7"/>
          <table:table-cell table:formula="of:=CONCATENATE(&quot;public final static String &quot;;[.$A5];&quot; = &quot;&quot;&quot;;[.$C5];&quot;&quot;&quot;;&quot;)" office:value-type="string" office:string-value="public final static String M2_AU003 = &quot;OIDM2_AUTHORITY003&quot;;">
            <text:p>public final static String M2_AU003 = "OIDM2_AUTHORITY003";</text:p>
          </table:table-cell>
        </table:table-row>
        <table:table-row table:style-name="ro1">
          <table:table-cell office:value-type="string">
            <text:p>M2_AU004</text:p>
          </table:table-cell>
          <table:table-cell office:value-type="float" office:value="9003">
            <text:p>9003</text:p>
          </table:table-cell>
          <table:table-cell office:value-type="string">
            <text:p>OIDM2_AUTHORITY004</text:p>
          </table:table-cell>
          <table:table-cell office:value-type="string">
            <text:p>USER4</text:p>
          </table:table-cell>
          <table:table-cell table:formula="of:=CONCATENATE(&quot;insert  into authoritys (id, oid, auth_authority) values ('&quot;;[.B6];&quot;','&quot;;[.C6];&quot;','&quot;;[.D6];&quot;');&quot;)" office:value-type="string" office:string-value="insert  into authoritys (id, oid, auth_authority) values ('9003','OIDM2_AUTHORITY004','USER4');">
            <text:p>insert <text:s/>into authoritys (id, oid, auth_authority) values ('9003','OIDM2_AUTHORITY004','USER4');</text:p>
          </table:table-cell>
          <table:table-cell table:number-columns-repeated="7"/>
          <table:table-cell table:formula="of:=CONCATENATE(&quot;public final static String &quot;;[.$A6];&quot; = &quot;&quot;&quot;;[.$C6];&quot;&quot;&quot;;&quot;)" office:value-type="string" office:string-value="public final static String M2_AU004 = &quot;OIDM2_AUTHORITY004&quot;;">
            <text:p>public final static String M2_AU004 = "OIDM2_AUTHORITY004";</text:p>
          </table:table-cell>
        </table:table-row>
        <table:table-row table:style-name="ro1">
          <table:table-cell office:value-type="string">
            <text:p>M2_AU005</text:p>
          </table:table-cell>
          <table:table-cell office:value-type="float" office:value="9004">
            <text:p>9004</text:p>
          </table:table-cell>
          <table:table-cell office:value-type="string">
            <text:p>OIDM2_AUTHORITY005</text:p>
          </table:table-cell>
          <table:table-cell office:value-type="string">
            <text:p>USER5</text:p>
          </table:table-cell>
          <table:table-cell table:formula="of:=CONCATENATE(&quot;insert  into authoritys (id, oid, auth_authority) values ('&quot;;[.B7];&quot;','&quot;;[.C7];&quot;','&quot;;[.D7];&quot;');&quot;)" office:value-type="string" office:string-value="insert  into authoritys (id, oid, auth_authority) values ('9004','OIDM2_AUTHORITY005','USER5');">
            <text:p>insert <text:s/>into authoritys (id, oid, auth_authority) values ('9004','OIDM2_AUTHORITY005','USER5');</text:p>
          </table:table-cell>
          <table:table-cell table:number-columns-repeated="7"/>
          <table:table-cell table:formula="of:=CONCATENATE(&quot;public final static String &quot;;[.$A7];&quot; = &quot;&quot;&quot;;[.$C7];&quot;&quot;&quot;;&quot;)" office:value-type="string" office:string-value="public final static String M2_AU005 = &quot;OIDM2_AUTHORITY005&quot;;">
            <text:p>public final static String M2_AU005 = "OIDM2_AUTHORITY005";</text:p>
          </table:table-cell>
        </table:table-row>
        <table:table-row table:style-name="ro1">
          <table:table-cell office:value-type="string">
            <text:p>M2_AU006</text:p>
          </table:table-cell>
          <table:table-cell office:value-type="float" office:value="9005">
            <text:p>9005</text:p>
          </table:table-cell>
          <table:table-cell office:value-type="string">
            <text:p>OIDM2_AUTHORITY006</text:p>
          </table:table-cell>
          <table:table-cell office:value-type="string">
            <text:p>USER6</text:p>
          </table:table-cell>
          <table:table-cell table:formula="of:=CONCATENATE(&quot;insert  into authoritys (id, oid, auth_authority) values ('&quot;;[.B8];&quot;','&quot;;[.C8];&quot;','&quot;;[.D8];&quot;');&quot;)" office:value-type="string" office:string-value="insert  into authoritys (id, oid, auth_authority) values ('9005','OIDM2_AUTHORITY006','USER6');">
            <text:p>insert <text:s/>into authoritys (id, oid, auth_authority) values ('9005','OIDM2_AUTHORITY006','USER6');</text:p>
          </table:table-cell>
          <table:table-cell table:number-columns-repeated="7"/>
          <table:table-cell table:formula="of:=CONCATENATE(&quot;public final static String &quot;;[.$A8];&quot; = &quot;&quot;&quot;;[.$C8];&quot;&quot;&quot;;&quot;)" office:value-type="string" office:string-value="public final static String M2_AU006 = &quot;OIDM2_AUTHORITY006&quot;;">
            <text:p>public final static String M2_AU006 = "OIDM2_AUTHORITY006";</text:p>
          </table:table-cell>
        </table:table-row>
        <table:table-row table:style-name="ro1">
          <table:table-cell office:value-type="string">
            <text:p>M2_AU007</text:p>
          </table:table-cell>
          <table:table-cell office:value-type="float" office:value="9006">
            <text:p>9006</text:p>
          </table:table-cell>
          <table:table-cell office:value-type="string">
            <text:p>OIDM2_AUTHORITY007</text:p>
          </table:table-cell>
          <table:table-cell office:value-type="string">
            <text:p>USER7</text:p>
          </table:table-cell>
          <table:table-cell table:formula="of:=CONCATENATE(&quot;insert  into authoritys (id, oid, auth_authority) values ('&quot;;[.B9];&quot;','&quot;;[.C9];&quot;','&quot;;[.D9];&quot;');&quot;)" office:value-type="string" office:string-value="insert  into authoritys (id, oid, auth_authority) values ('9006','OIDM2_AUTHORITY007','USER7');">
            <text:p>insert <text:s/>into authoritys (id, oid, auth_authority) values ('9006','OIDM2_AUTHORITY007','USER7');</text:p>
          </table:table-cell>
          <table:table-cell table:number-columns-repeated="7"/>
          <table:table-cell table:formula="of:=CONCATENATE(&quot;public final static String &quot;;[.$A9];&quot; = &quot;&quot;&quot;;[.$C9];&quot;&quot;&quot;;&quot;)" office:value-type="string" office:string-value="public final static String M2_AU007 = &quot;OIDM2_AUTHORITY007&quot;;">
            <text:p>public final static String M2_AU007 = "OIDM2_AUTHORITY007";</text:p>
          </table:table-cell>
        </table:table-row>
        <table:table-row table:style-name="ro1">
          <table:table-cell office:value-type="string">
            <text:p>M2_AU008</text:p>
          </table:table-cell>
          <table:table-cell office:value-type="float" office:value="9007">
            <text:p>9007</text:p>
          </table:table-cell>
          <table:table-cell office:value-type="string">
            <text:p>OIDM2_AUTHORITY008</text:p>
          </table:table-cell>
          <table:table-cell office:value-type="string">
            <text:p>USER8</text:p>
          </table:table-cell>
          <table:table-cell table:formula="of:=CONCATENATE(&quot;insert  into authoritys (id, oid, auth_authority) values ('&quot;;[.B10];&quot;','&quot;;[.C10];&quot;','&quot;;[.D10];&quot;');&quot;)" office:value-type="string" office:string-value="insert  into authoritys (id, oid, auth_authority) values ('9007','OIDM2_AUTHORITY008','USER8');">
            <text:p>insert <text:s/>into authoritys (id, oid, auth_authority) values ('9007','OIDM2_AUTHORITY008','USER8');</text:p>
          </table:table-cell>
          <table:table-cell table:number-columns-repeated="7"/>
          <table:table-cell table:formula="of:=CONCATENATE(&quot;public final static String &quot;;[.$A10];&quot; = &quot;&quot;&quot;;[.$C10];&quot;&quot;&quot;;&quot;)" office:value-type="string" office:string-value="public final static String M2_AU008 = &quot;OIDM2_AUTHORITY008&quot;;">
            <text:p>public final static String M2_AU008 = "OIDM2_AUTHORITY008";</text:p>
          </table:table-cell>
        </table:table-row>
        <table:table-row table:style-name="ro1">
          <table:table-cell office:value-type="string">
            <text:p>M2_AU009</text:p>
          </table:table-cell>
          <table:table-cell office:value-type="float" office:value="9008">
            <text:p>9008</text:p>
          </table:table-cell>
          <table:table-cell office:value-type="string">
            <text:p>OIDM2_AUTHORITY009</text:p>
          </table:table-cell>
          <table:table-cell office:value-type="string">
            <text:p>USER9</text:p>
          </table:table-cell>
          <table:table-cell table:formula="of:=CONCATENATE(&quot;insert  into authoritys (id, oid, auth_authority) values ('&quot;;[.B11];&quot;','&quot;;[.C11];&quot;','&quot;;[.D11];&quot;');&quot;)" office:value-type="string" office:string-value="insert  into authoritys (id, oid, auth_authority) values ('9008','OIDM2_AUTHORITY009','USER9');">
            <text:p>insert <text:s/>into authoritys (id, oid, auth_authority) values ('9008','OIDM2_AUTHORITY009','USER9');</text:p>
          </table:table-cell>
          <table:table-cell table:number-columns-repeated="7"/>
          <table:table-cell table:formula="of:=CONCATENATE(&quot;public final static String &quot;;[.$A11];&quot; = &quot;&quot;&quot;;[.$C11];&quot;&quot;&quot;;&quot;)" office:value-type="string" office:string-value="public final static String M2_AU009 = &quot;OIDM2_AUTHORITY009&quot;;">
            <text:p>public final static String M2_AU009 = "OIDM2_AUTHORITY009";</text:p>
          </table:table-cell>
        </table:table-row>
        <table:table-row table:style-name="ro1">
          <table:table-cell office:value-type="string">
            <text:p>M2_AU010</text:p>
          </table:table-cell>
          <table:table-cell office:value-type="float" office:value="9009">
            <text:p>9009</text:p>
          </table:table-cell>
          <table:table-cell office:value-type="string">
            <text:p>OIDM2_AUTHORITY010</text:p>
          </table:table-cell>
          <table:table-cell office:value-type="string">
            <text:p>USER10</text:p>
          </table:table-cell>
          <table:table-cell table:formula="of:=CONCATENATE(&quot;insert  into authoritys (id, oid, auth_authority) values ('&quot;;[.B12];&quot;','&quot;;[.C12];&quot;','&quot;;[.D12];&quot;');&quot;)" office:value-type="string" office:string-value="insert  into authoritys (id, oid, auth_authority) values ('9009','OIDM2_AUTHORITY010','USER10');">
            <text:p>insert <text:s/>into authoritys (id, oid, auth_authority) values ('9009','OIDM2_AUTHORITY010','USER10');</text:p>
          </table:table-cell>
          <table:table-cell table:number-columns-repeated="7"/>
          <table:table-cell table:formula="of:=CONCATENATE(&quot;public final static String &quot;;[.$A12];&quot; = &quot;&quot;&quot;;[.$C12];&quot;&quot;&quot;;&quot;)" office:value-type="string" office:string-value="public final static String M2_AU010 = &quot;OIDM2_AUTHORITY010&quot;;">
            <text:p>public final static String M2_AU010 = "OIDM2_AUTHORITY010";</text:p>
          </table:table-cell>
        </table:table-row>
        <table:table-row table:style-name="ro1">
          <table:table-cell office:value-type="string">
            <text:p>M2_AU011</text:p>
          </table:table-cell>
          <table:table-cell office:value-type="float" office:value="9010">
            <text:p>9010</text:p>
          </table:table-cell>
          <table:table-cell office:value-type="string">
            <text:p>OIDM2_AUTHORITY011</text:p>
          </table:table-cell>
          <table:table-cell office:value-type="string">
            <text:p>USER11</text:p>
          </table:table-cell>
          <table:table-cell table:formula="of:=CONCATENATE(&quot;insert  into authoritys (id, oid, auth_authority) values ('&quot;;[.B13];&quot;','&quot;;[.C13];&quot;','&quot;;[.D13];&quot;');&quot;)" office:value-type="string" office:string-value="insert  into authoritys (id, oid, auth_authority) values ('9010','OIDM2_AUTHORITY011','USER11');">
            <text:p>insert <text:s/>into authoritys (id, oid, auth_authority) values ('9010','OIDM2_AUTHORITY011','USER11');</text:p>
          </table:table-cell>
          <table:table-cell table:number-columns-repeated="7"/>
          <table:table-cell table:formula="of:=CONCATENATE(&quot;public final static String &quot;;[.$A13];&quot; = &quot;&quot;&quot;;[.$C13];&quot;&quot;&quot;;&quot;)" office:value-type="string" office:string-value="public final static String M2_AU011 = &quot;OIDM2_AUTHORITY011&quot;;">
            <text:p>public final static String M2_AU011 = "OIDM2_AUTHORITY011";</text:p>
          </table:table-cell>
        </table:table-row>
        <table:table-row table:style-name="ro1">
          <table:table-cell office:value-type="string">
            <text:p>M2_AU012</text:p>
          </table:table-cell>
          <table:table-cell office:value-type="float" office:value="9011">
            <text:p>9011</text:p>
          </table:table-cell>
          <table:table-cell office:value-type="string">
            <text:p>OIDM2_AUTHORITY012</text:p>
          </table:table-cell>
          <table:table-cell office:value-type="string">
            <text:p>USER12</text:p>
          </table:table-cell>
          <table:table-cell table:formula="of:=CONCATENATE(&quot;insert  into authoritys (id, oid, auth_authority) values ('&quot;;[.B14];&quot;','&quot;;[.C14];&quot;','&quot;;[.D14];&quot;');&quot;)" office:value-type="string" office:string-value="insert  into authoritys (id, oid, auth_authority) values ('9011','OIDM2_AUTHORITY012','USER12');">
            <text:p>insert <text:s/>into authoritys (id, oid, auth_authority) values ('9011','OIDM2_AUTHORITY012','USER12');</text:p>
          </table:table-cell>
          <table:table-cell table:number-columns-repeated="7"/>
          <table:table-cell table:formula="of:=CONCATENATE(&quot;public final static String &quot;;[.$A14];&quot; = &quot;&quot;&quot;;[.$C14];&quot;&quot;&quot;;&quot;)" office:value-type="string" office:string-value="public final static String M2_AU012 = &quot;OIDM2_AUTHORITY012&quot;;">
            <text:p>public final static String M2_AU012 = "OIDM2_AUTHORITY012";</text:p>
          </table:table-cell>
        </table:table-row>
        <table:table-row table:style-name="ro1">
          <table:table-cell office:value-type="string">
            <text:p>M2_AU013</text:p>
          </table:table-cell>
          <table:table-cell office:value-type="float" office:value="9012">
            <text:p>9012</text:p>
          </table:table-cell>
          <table:table-cell office:value-type="string">
            <text:p>OIDM2_AUTHORITY013</text:p>
          </table:table-cell>
          <table:table-cell office:value-type="string">
            <text:p>USER13</text:p>
          </table:table-cell>
          <table:table-cell table:formula="of:=CONCATENATE(&quot;insert  into authoritys (id, oid, auth_authority) values ('&quot;;[.B15];&quot;','&quot;;[.C15];&quot;','&quot;;[.D15];&quot;');&quot;)" office:value-type="string" office:string-value="insert  into authoritys (id, oid, auth_authority) values ('9012','OIDM2_AUTHORITY013','USER13');">
            <text:p>insert <text:s/>into authoritys (id, oid, auth_authority) values ('9012','OIDM2_AUTHORITY013','USER13');</text:p>
          </table:table-cell>
          <table:table-cell table:number-columns-repeated="7"/>
          <table:table-cell table:formula="of:=CONCATENATE(&quot;public final static String &quot;;[.$A15];&quot; = &quot;&quot;&quot;;[.$C15];&quot;&quot;&quot;;&quot;)" office:value-type="string" office:string-value="public final static String M2_AU013 = &quot;OIDM2_AUTHORITY013&quot;;">
            <text:p>public final static String M2_AU013 = "OIDM2_AUTHORITY013";</text:p>
          </table:table-cell>
        </table:table-row>
        <table:table-row table:style-name="ro1">
          <table:table-cell office:value-type="string">
            <text:p>M2_AU014</text:p>
          </table:table-cell>
          <table:table-cell office:value-type="float" office:value="9013">
            <text:p>9013</text:p>
          </table:table-cell>
          <table:table-cell office:value-type="string">
            <text:p>OIDM2_AUTHORITY014</text:p>
          </table:table-cell>
          <table:table-cell office:value-type="string">
            <text:p>USER14</text:p>
          </table:table-cell>
          <table:table-cell table:formula="of:=CONCATENATE(&quot;insert  into authoritys (id, oid, auth_authority) values ('&quot;;[.B16];&quot;','&quot;;[.C16];&quot;','&quot;;[.D16];&quot;');&quot;)" office:value-type="string" office:string-value="insert  into authoritys (id, oid, auth_authority) values ('9013','OIDM2_AUTHORITY014','USER14');">
            <text:p>insert <text:s/>into authoritys (id, oid, auth_authority) values ('9013','OIDM2_AUTHORITY014','USER14');</text:p>
          </table:table-cell>
          <table:table-cell table:number-columns-repeated="7"/>
          <table:table-cell table:formula="of:=CONCATENATE(&quot;public final static String &quot;;[.$A16];&quot; = &quot;&quot;&quot;;[.$C16];&quot;&quot;&quot;;&quot;)" office:value-type="string" office:string-value="public final static String M2_AU014 = &quot;OIDM2_AUTHORITY014&quot;;">
            <text:p>public final static String M2_AU014 = "OIDM2_AUTHORITY014";</text:p>
          </table:table-cell>
        </table:table-row>
        <table:table-row table:style-name="ro1">
          <table:table-cell office:value-type="string">
            <text:p>M2_AU015</text:p>
          </table:table-cell>
          <table:table-cell office:value-type="float" office:value="9014">
            <text:p>9014</text:p>
          </table:table-cell>
          <table:table-cell office:value-type="string">
            <text:p>OIDM2_AUTHORITY015</text:p>
          </table:table-cell>
          <table:table-cell office:value-type="string">
            <text:p>USER15</text:p>
          </table:table-cell>
          <table:table-cell table:formula="of:=CONCATENATE(&quot;insert  into authoritys (id, oid, auth_authority) values ('&quot;;[.B17];&quot;','&quot;;[.C17];&quot;','&quot;;[.D17];&quot;');&quot;)" office:value-type="string" office:string-value="insert  into authoritys (id, oid, auth_authority) values ('9014','OIDM2_AUTHORITY015','USER15');">
            <text:p>insert <text:s/>into authoritys (id, oid, auth_authority) values ('9014','OIDM2_AUTHORITY015','USER15');</text:p>
          </table:table-cell>
          <table:table-cell table:number-columns-repeated="7"/>
          <table:table-cell table:formula="of:=CONCATENATE(&quot;public final static String &quot;;[.$A17];&quot; = &quot;&quot;&quot;;[.$C17];&quot;&quot;&quot;;&quot;)" office:value-type="string" office:string-value="public final static String M2_AU015 = &quot;OIDM2_AUTHORITY015&quot;;">
            <text:p>public final static String M2_AU015 = "OIDM2_AUTHORITY015";</text:p>
          </table:table-cell>
        </table:table-row>
        <table:table-row table:style-name="ro1">
          <table:table-cell office:value-type="string">
            <text:p>M2_AU016</text:p>
          </table:table-cell>
          <table:table-cell office:value-type="float" office:value="9015">
            <text:p>9015</text:p>
          </table:table-cell>
          <table:table-cell office:value-type="string">
            <text:p>OIDM2_AUTHORITY016</text:p>
          </table:table-cell>
          <table:table-cell office:value-type="string">
            <text:p>USER16</text:p>
          </table:table-cell>
          <table:table-cell table:formula="of:=CONCATENATE(&quot;insert  into authoritys (id, oid, auth_authority) values ('&quot;;[.B18];&quot;','&quot;;[.C18];&quot;','&quot;;[.D18];&quot;');&quot;)" office:value-type="string" office:string-value="insert  into authoritys (id, oid, auth_authority) values ('9015','OIDM2_AUTHORITY016','USER16');">
            <text:p>insert <text:s/>into authoritys (id, oid, auth_authority) values ('9015','OIDM2_AUTHORITY016','USER16');</text:p>
          </table:table-cell>
          <table:table-cell table:number-columns-repeated="7"/>
          <table:table-cell table:formula="of:=CONCATENATE(&quot;public final static String &quot;;[.$A18];&quot; = &quot;&quot;&quot;;[.$C18];&quot;&quot;&quot;;&quot;)" office:value-type="string" office:string-value="public final static String M2_AU016 = &quot;OIDM2_AUTHORITY016&quot;;">
            <text:p>public final static String M2_AU016 = "OIDM2_AUTHORITY016";</text:p>
          </table:table-cell>
        </table:table-row>
        <table:table-row table:style-name="ro1">
          <table:table-cell office:value-type="string">
            <text:p>M2_AU017</text:p>
          </table:table-cell>
          <table:table-cell office:value-type="float" office:value="9016">
            <text:p>9016</text:p>
          </table:table-cell>
          <table:table-cell office:value-type="string">
            <text:p>OIDM2_AUTHORITY017</text:p>
          </table:table-cell>
          <table:table-cell office:value-type="string">
            <text:p>USER17</text:p>
          </table:table-cell>
          <table:table-cell table:formula="of:=CONCATENATE(&quot;insert  into authoritys (id, oid, auth_authority) values ('&quot;;[.B19];&quot;','&quot;;[.C19];&quot;','&quot;;[.D19];&quot;');&quot;)" office:value-type="string" office:string-value="insert  into authoritys (id, oid, auth_authority) values ('9016','OIDM2_AUTHORITY017','USER17');">
            <text:p>insert <text:s/>into authoritys (id, oid, auth_authority) values ('9016','OIDM2_AUTHORITY017','USER17');</text:p>
          </table:table-cell>
          <table:table-cell table:number-columns-repeated="7"/>
          <table:table-cell table:formula="of:=CONCATENATE(&quot;public final static String &quot;;[.$A19];&quot; = &quot;&quot;&quot;;[.$C19];&quot;&quot;&quot;;&quot;)" office:value-type="string" office:string-value="public final static String M2_AU017 = &quot;OIDM2_AUTHORITY017&quot;;">
            <text:p>public final static String M2_AU017 = "OIDM2_AUTHORITY017";</text:p>
          </table:table-cell>
        </table:table-row>
        <table:table-row table:style-name="ro1">
          <table:table-cell office:value-type="string">
            <text:p>M2_AU018</text:p>
          </table:table-cell>
          <table:table-cell office:value-type="float" office:value="9017">
            <text:p>9017</text:p>
          </table:table-cell>
          <table:table-cell office:value-type="string">
            <text:p>OIDM2_AUTHORITY018</text:p>
          </table:table-cell>
          <table:table-cell office:value-type="string">
            <text:p>USER18</text:p>
          </table:table-cell>
          <table:table-cell table:formula="of:=CONCATENATE(&quot;insert  into authoritys (id, oid, auth_authority) values ('&quot;;[.B20];&quot;','&quot;;[.C20];&quot;','&quot;;[.D20];&quot;');&quot;)" office:value-type="string" office:string-value="insert  into authoritys (id, oid, auth_authority) values ('9017','OIDM2_AUTHORITY018','USER18');">
            <text:p>insert <text:s/>into authoritys (id, oid, auth_authority) values ('9017','OIDM2_AUTHORITY018','USER18');</text:p>
          </table:table-cell>
          <table:table-cell table:number-columns-repeated="7"/>
          <table:table-cell table:formula="of:=CONCATENATE(&quot;public final static String &quot;;[.$A20];&quot; = &quot;&quot;&quot;;[.$C20];&quot;&quot;&quot;;&quot;)" office:value-type="string" office:string-value="public final static String M2_AU018 = &quot;OIDM2_AUTHORITY018&quot;;">
            <text:p>public final static String M2_AU018 = "OIDM2_AUTHORITY018";</text:p>
          </table:table-cell>
        </table:table-row>
        <table:table-row table:style-name="ro1">
          <table:table-cell office:value-type="string">
            <text:p>M2_AU019</text:p>
          </table:table-cell>
          <table:table-cell office:value-type="float" office:value="9018">
            <text:p>9018</text:p>
          </table:table-cell>
          <table:table-cell office:value-type="string">
            <text:p>OIDM2_AUTHORITY019</text:p>
          </table:table-cell>
          <table:table-cell office:value-type="string">
            <text:p>USER19</text:p>
          </table:table-cell>
          <table:table-cell table:formula="of:=CONCATENATE(&quot;insert  into authoritys (id, oid, auth_authority) values ('&quot;;[.B21];&quot;','&quot;;[.C21];&quot;','&quot;;[.D21];&quot;');&quot;)" office:value-type="string" office:string-value="insert  into authoritys (id, oid, auth_authority) values ('9018','OIDM2_AUTHORITY019','USER19');">
            <text:p>insert <text:s/>into authoritys (id, oid, auth_authority) values ('9018','OIDM2_AUTHORITY019','USER19');</text:p>
          </table:table-cell>
          <table:table-cell table:number-columns-repeated="7"/>
          <table:table-cell table:formula="of:=CONCATENATE(&quot;public final static String &quot;;[.$A21];&quot; = &quot;&quot;&quot;;[.$C21];&quot;&quot;&quot;;&quot;)" office:value-type="string" office:string-value="public final static String M2_AU019 = &quot;OIDM2_AUTHORITY019&quot;;">
            <text:p>public final static String M2_AU019 = "OIDM2_AUTHORITY019";</text:p>
          </table:table-cell>
        </table:table-row>
        <table:table-row table:style-name="ro1">
          <table:table-cell office:value-type="string">
            <text:p>M2_AU020</text:p>
          </table:table-cell>
          <table:table-cell office:value-type="float" office:value="9019">
            <text:p>9019</text:p>
          </table:table-cell>
          <table:table-cell office:value-type="string">
            <text:p>OIDM2_AUTHORITY020</text:p>
          </table:table-cell>
          <table:table-cell office:value-type="string">
            <text:p>USER20</text:p>
          </table:table-cell>
          <table:table-cell table:formula="of:=CONCATENATE(&quot;insert  into authoritys (id, oid, auth_authority) values ('&quot;;[.B22];&quot;','&quot;;[.C22];&quot;','&quot;;[.D22];&quot;');&quot;)" office:value-type="string" office:string-value="insert  into authoritys (id, oid, auth_authority) values ('9019','OIDM2_AUTHORITY020','USER20');">
            <text:p>insert <text:s/>into authoritys (id, oid, auth_authority) values ('9019','OIDM2_AUTHORITY020','USER20');</text:p>
          </table:table-cell>
          <table:table-cell table:number-columns-repeated="7"/>
          <table:table-cell table:formula="of:=CONCATENATE(&quot;public final static String &quot;;[.$A22];&quot; = &quot;&quot;&quot;;[.$C22];&quot;&quot;&quot;;&quot;)" office:value-type="string" office:string-value="public final static String M2_AU020 = &quot;OIDM2_AUTHORITY020&quot;;">
            <text:p>public final static String M2_AU020 = "OIDM2_AUTHORITY020";</text:p>
          </table:table-cell>
        </table:table-row>
      </table:table>
      <table:table table:name="USERS_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2">
          <table:table-cell office:value-type="string">
            <text:p>authority</text:p>
          </table:table-cell>
          <table:table-cell office:value-type="string">
            <text:p>use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CONCATENATE(&quot;insert  into users_authoritys (authority_id, user_id) values ('&quot;;[.A2];&quot;','&quot;;[.B2];&quot;');&quot;)" office:value-type="string" office:string-value="insert  into users_authoritys (authority_id, user_id) values ('2','2');">
            <text:p>insert <text:s/>into users_authoritys (authority_id, user_id) values ('2','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CONCATENATE(&quot;insert  into users_authoritys (authority_id, user_id) values ('&quot;;[.A3];&quot;','&quot;;[.B3];&quot;');&quot;)" office:value-type="string" office:string-value="insert  into users_authoritys (authority_id, user_id) values ('2','13');">
            <text:p>insert <text:s/>into users_authoritys (authority_id, user_id) values ('2','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CONCATENATE(&quot;insert  into users_authoritys (authority_id, user_id) values ('&quot;;[.A4];&quot;','&quot;;[.B4];&quot;');&quot;)" office:value-type="string" office:string-value="insert  into users_authoritys (authority_id, user_id) values ('2','14');">
            <text:p>insert <text:s/>into users_authoritys (authority_id, user_id) values ('2','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CONCATENATE(&quot;insert  into users_authoritys (authority_id, user_id) values ('&quot;;[.A5];&quot;','&quot;;[.B5];&quot;');&quot;)" office:value-type="string" office:string-value="insert  into users_authoritys (authority_id, user_id) values ('2','15');">
            <text:p>insert <text:s/>into users_authoritys (authority_id, user_id) values ('2','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CONCATENATE(&quot;insert  into users_authoritys (authority_id, user_id) values ('&quot;;[.A6];&quot;','&quot;;[.B6];&quot;');&quot;)" office:value-type="string" office:string-value="insert  into users_authoritys (authority_id, user_id) values ('2','16');">
            <text:p>insert <text:s/>into users_authoritys (authority_id, user_id) values ('2','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CONCATENATE(&quot;insert  into users_authoritys (authority_id, user_id) values ('&quot;;[.A7];&quot;','&quot;;[.B7];&quot;');&quot;)" office:value-type="string" office:string-value="insert  into users_authoritys (authority_id, user_id) values ('2','17');">
            <text:p>insert <text:s/>into users_authoritys (authority_id, user_id) values ('2','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CONCATENATE(&quot;insert  into users_authoritys (authority_id, user_id) values ('&quot;;[.A8];&quot;','&quot;;[.B8];&quot;');&quot;)" office:value-type="string" office:string-value="insert  into users_authoritys (authority_id, user_id) values ('2','18');">
            <text:p>insert <text:s/>into users_authoritys (authority_id, user_id) values ('2','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CONCATENATE(&quot;insert  into users_authoritys (authority_id, user_id) values ('&quot;;[.A9];&quot;','&quot;;[.B9];&quot;');&quot;)" office:value-type="string" office:string-value="insert  into users_authoritys (authority_id, user_id) values ('2','19');">
            <text:p>insert <text:s/>into users_authoritys (authority_id, user_id) values ('2','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CONCATENATE(&quot;insert  into users_authoritys (authority_id, user_id) values ('&quot;;[.A10];&quot;','&quot;;[.B10];&quot;');&quot;)" office:value-type="string" office:string-value="insert  into users_authoritys (authority_id, user_id) values ('2','20');">
            <text:p>insert <text:s/>into users_authoritys (authority_id, user_id) values ('2','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CONCATENATE(&quot;insert  into users_authoritys (authority_id, user_id) values ('&quot;;[.A11];&quot;','&quot;;[.B11];&quot;');&quot;)" office:value-type="string" office:string-value="insert  into users_authoritys (authority_id, user_id) values ('2','21');">
            <text:p>insert <text:s/>into users_authoritys (authority_id, user_id) values ('2','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CONCATENATE(&quot;insert  into users_authoritys (authority_id, user_id) values ('&quot;;[.A12];&quot;','&quot;;[.B12];&quot;');&quot;)" office:value-type="string" office:string-value="insert  into users_authoritys (authority_id, user_id) values ('2','22');">
            <text:p>insert <text:s/>into users_authoritys (authority_id, user_id) values ('2','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CONCATENATE(&quot;insert  into users_authoritys (authority_id, user_id) values ('&quot;;[.A13];&quot;','&quot;;[.B13];&quot;');&quot;)" office:value-type="string" office:string-value="insert  into users_authoritys (authority_id, user_id) values ('2','23');">
            <text:p>insert <text:s/>into users_authoritys (authority_id, user_id) values ('2','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CONCATENATE(&quot;insert  into users_authoritys (authority_id, user_id) values ('&quot;;[.A14];&quot;','&quot;;[.B14];&quot;');&quot;)" office:value-type="string" office:string-value="insert  into users_authoritys (authority_id, user_id) values ('2','24');">
            <text:p>insert <text:s/>into users_authoritys (authority_id, user_id) values ('2','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CONCATENATE(&quot;insert  into users_authoritys (authority_id, user_id) values ('&quot;;[.A15];&quot;','&quot;;[.B15];&quot;');&quot;)" office:value-type="string" office:string-value="insert  into users_authoritys (authority_id, user_id) values ('2','25');">
            <text:p>insert <text:s/>into users_authoritys (authority_id, user_id) values ('2','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CONCATENATE(&quot;insert  into users_authoritys (authority_id, user_id) values ('&quot;;[.A16];&quot;','&quot;;[.B16];&quot;');&quot;)" office:value-type="string" office:string-value="insert  into users_authoritys (authority_id, user_id) values ('2','26');">
            <text:p>insert <text:s/>into users_authoritys (authority_id, user_id) values ('2','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CONCATENATE(&quot;insert  into users_authoritys (authority_id, user_id) values ('&quot;;[.A17];&quot;','&quot;;[.B17];&quot;');&quot;)" office:value-type="string" office:string-value="insert  into users_authoritys (authority_id, user_id) values ('2','27');">
            <text:p>insert <text:s/>into users_authoritys (authority_id, user_id) values ('2','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CONCATENATE(&quot;insert  into users_authoritys (authority_id, user_id) values ('&quot;;[.A18];&quot;','&quot;;[.B18];&quot;');&quot;)" office:value-type="string" office:string-value="insert  into users_authoritys (authority_id, user_id) values ('2','28');">
            <text:p>insert <text:s/>into users_authoritys (authority_id, user_id) values ('2','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CONCATENATE(&quot;insert  into users_authoritys (authority_id, user_id) values ('&quot;;[.A19];&quot;','&quot;;[.B19];&quot;');&quot;)" office:value-type="string" office:string-value="insert  into users_authoritys (authority_id, user_id) values ('2','29');">
            <text:p>insert <text:s/>into users_authoritys (authority_id, user_id) values ('2','29');</text:p>
          </table:table-cell>
        </table:table-row>
      </table:table>
      <table:table table:name="Permission_Test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6"/>
        <table:table-column table:style-name="co1" table:number-columns-repeated="9" table:default-cell-style-name="Default"/>
        <table:table-row table:style-name="ro2">
          <table:table-cell/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M_P001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PERM1</text:p>
          </table:table-cell>
          <table:table-cell office:value-type="string">
            <text:p>OIDM_PERMISSION001</text:p>
          </table:table-cell>
          <table:table-cell/>
          <table:table-cell table:formula="of:=CONCATENATE(&quot;insert  into permissions (id,perm_permission,oid) values ('&quot;;[.B2];&quot;','&quot;;[.D2];&quot;','&quot;;[.E2];&quot;');&quot;)" office:value-type="string" office:string-value="insert  into permissions (id,perm_permission,oid) values ('500','PERM1','OIDM_PERMISSION001');">
            <text:p>insert <text:s/>into permissions (id,perm_permission,oid) values ('500','PERM1','OIDM_PERMISSION001');</text:p>
          </table:table-cell>
          <table:table-cell table:number-columns-repeated="8"/>
          <table:table-cell table:formula="of:=CONCATENATE(&quot;public final static String &quot;;[.$A2];&quot; = &quot;&quot;&quot;;[.$E2];&quot;&quot;&quot;;&quot;)" office:value-type="string" office:string-value="public final static String M_P001 = &quot;OIDM_PERMISSION001&quot;;">
            <text:p>public final static String M_P001 = "OIDM_PERMISSION001";</text:p>
          </table:table-cell>
        </table:table-row>
        <table:table-row table:style-name="ro1">
          <table:table-cell office:value-type="string">
            <text:p>M_P002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PERM2</text:p>
          </table:table-cell>
          <table:table-cell office:value-type="string">
            <text:p>OIDM_PERMISSION002</text:p>
          </table:table-cell>
          <table:table-cell/>
          <table:table-cell table:formula="of:=CONCATENATE(&quot;insert  into permissions (id,perm_permission,oid) values ('&quot;;[.B3];&quot;','&quot;;[.D3];&quot;','&quot;;[.E3];&quot;');&quot;)" office:value-type="string" office:string-value="insert  into permissions (id,perm_permission,oid) values ('501','PERM2','OIDM_PERMISSION002');">
            <text:p>insert <text:s/>into permissions (id,perm_permission,oid) values ('501','PERM2','OIDM_PERMISSION002');</text:p>
          </table:table-cell>
          <table:table-cell table:number-columns-repeated="8"/>
          <table:table-cell table:formula="of:=CONCATENATE(&quot;public final static String &quot;;[.$A3];&quot; = &quot;&quot;&quot;;[.$E3];&quot;&quot;&quot;;&quot;)" office:value-type="string" office:string-value="public final static String M_P002 = &quot;OIDM_PERMISSION002&quot;;">
            <text:p>public final static String M_P002 = "OIDM_PERMISSION002";</text:p>
          </table:table-cell>
        </table:table-row>
        <table:table-row table:style-name="ro1">
          <table:table-cell office:value-type="string">
            <text:p>M_P003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PERM3</text:p>
          </table:table-cell>
          <table:table-cell office:value-type="string">
            <text:p>OIDM_PERMISSION003</text:p>
          </table:table-cell>
          <table:table-cell/>
          <table:table-cell table:formula="of:=CONCATENATE(&quot;insert  into permissions (id,perm_permission,oid) values ('&quot;;[.B4];&quot;','&quot;;[.D4];&quot;','&quot;;[.E4];&quot;');&quot;)" office:value-type="string" office:string-value="insert  into permissions (id,perm_permission,oid) values ('502','PERM3','OIDM_PERMISSION003');">
            <text:p>insert <text:s/>into permissions (id,perm_permission,oid) values ('502','PERM3','OIDM_PERMISSION003');</text:p>
          </table:table-cell>
          <table:table-cell table:number-columns-repeated="8"/>
          <table:table-cell table:formula="of:=CONCATENATE(&quot;public final static String &quot;;[.$A4];&quot; = &quot;&quot;&quot;;[.$E4];&quot;&quot;&quot;;&quot;)" office:value-type="string" office:string-value="public final static String M_P003 = &quot;OIDM_PERMISSION003&quot;;">
            <text:p>public final static String M_P003 = "OIDM_PERMISSION003";</text:p>
          </table:table-cell>
        </table:table-row>
        <table:table-row table:style-name="ro1">
          <table:table-cell office:value-type="string">
            <text:p>M_P004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PERM4</text:p>
          </table:table-cell>
          <table:table-cell office:value-type="string">
            <text:p>OIDM_PERMISSION004</text:p>
          </table:table-cell>
          <table:table-cell/>
          <table:table-cell table:formula="of:=CONCATENATE(&quot;insert  into permissions (id,perm_permission,oid) values ('&quot;;[.B5];&quot;','&quot;;[.D5];&quot;','&quot;;[.E5];&quot;');&quot;)" office:value-type="string" office:string-value="insert  into permissions (id,perm_permission,oid) values ('503','PERM4','OIDM_PERMISSION004');">
            <text:p>insert <text:s/>into permissions (id,perm_permission,oid) values ('503','PERM4','OIDM_PERMISSION004');</text:p>
          </table:table-cell>
          <table:table-cell table:number-columns-repeated="8"/>
          <table:table-cell table:formula="of:=CONCATENATE(&quot;public final static String &quot;;[.$A5];&quot; = &quot;&quot;&quot;;[.$E5];&quot;&quot;&quot;;&quot;)" office:value-type="string" office:string-value="public final static String M_P004 = &quot;OIDM_PERMISSION004&quot;;">
            <text:p>public final static String M_P004 = "OIDM_PERMISSION004";</text:p>
          </table:table-cell>
        </table:table-row>
        <table:table-row table:style-name="ro1">
          <table:table-cell office:value-type="string">
            <text:p>M_P005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PERM5</text:p>
          </table:table-cell>
          <table:table-cell office:value-type="string">
            <text:p>OIDM_PERMISSION005</text:p>
          </table:table-cell>
          <table:table-cell/>
          <table:table-cell table:formula="of:=CONCATENATE(&quot;insert  into permissions (id,perm_permission,oid) values ('&quot;;[.B6];&quot;','&quot;;[.D6];&quot;','&quot;;[.E6];&quot;');&quot;)" office:value-type="string" office:string-value="insert  into permissions (id,perm_permission,oid) values ('504','PERM5','OIDM_PERMISSION005');">
            <text:p>insert <text:s/>into permissions (id,perm_permission,oid) values ('504','PERM5','OIDM_PERMISSION005');</text:p>
          </table:table-cell>
          <table:table-cell table:number-columns-repeated="8"/>
          <table:table-cell table:formula="of:=CONCATENATE(&quot;public final static String &quot;;[.$A6];&quot; = &quot;&quot;&quot;;[.$E6];&quot;&quot;&quot;;&quot;)" office:value-type="string" office:string-value="public final static String M_P005 = &quot;OIDM_PERMISSION005&quot;;">
            <text:p>public final static String M_P005 = "OIDM_PERMISSION005";</text:p>
          </table:table-cell>
        </table:table-row>
        <table:table-row table:style-name="ro1">
          <table:table-cell office:value-type="string">
            <text:p>M_P006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PERM6</text:p>
          </table:table-cell>
          <table:table-cell office:value-type="string">
            <text:p>OIDM_PERMISSION006</text:p>
          </table:table-cell>
          <table:table-cell/>
          <table:table-cell table:formula="of:=CONCATENATE(&quot;insert  into permissions (id,perm_permission,oid) values ('&quot;;[.B7];&quot;','&quot;;[.D7];&quot;','&quot;;[.E7];&quot;');&quot;)" office:value-type="string" office:string-value="insert  into permissions (id,perm_permission,oid) values ('505','PERM6','OIDM_PERMISSION006');">
            <text:p>insert <text:s/>into permissions (id,perm_permission,oid) values ('505','PERM6','OIDM_PERMISSION006');</text:p>
          </table:table-cell>
          <table:table-cell table:number-columns-repeated="8"/>
          <table:table-cell table:formula="of:=CONCATENATE(&quot;public final static String &quot;;[.$A7];&quot; = &quot;&quot;&quot;;[.$E7];&quot;&quot;&quot;;&quot;)" office:value-type="string" office:string-value="public final static String M_P006 = &quot;OIDM_PERMISSION006&quot;;">
            <text:p>public final static String M_P006 = "OIDM_PERMISSION006";</text:p>
          </table:table-cell>
        </table:table-row>
        <table:table-row table:style-name="ro1">
          <table:table-cell office:value-type="string">
            <text:p>M_P007</text:p>
          </table:table-cell>
          <table:table-cell office:value-type="float" office:value="506">
            <text:p>506</text:p>
          </table:table-cell>
          <table:table-cell/>
          <table:table-cell office:value-type="string">
            <text:p>PERM7</text:p>
          </table:table-cell>
          <table:table-cell office:value-type="string">
            <text:p>OIDM_PERMISSION007</text:p>
          </table:table-cell>
          <table:table-cell/>
          <table:table-cell table:formula="of:=CONCATENATE(&quot;insert  into permissions (id,perm_permission,oid) values ('&quot;;[.B8];&quot;','&quot;;[.D8];&quot;','&quot;;[.E8];&quot;');&quot;)" office:value-type="string" office:string-value="insert  into permissions (id,perm_permission,oid) values ('506','PERM7','OIDM_PERMISSION007');">
            <text:p>insert <text:s/>into permissions (id,perm_permission,oid) values ('506','PERM7','OIDM_PERMISSION007');</text:p>
          </table:table-cell>
          <table:table-cell table:number-columns-repeated="8"/>
          <table:table-cell table:formula="of:=CONCATENATE(&quot;public final static String &quot;;[.$A8];&quot; = &quot;&quot;&quot;;[.$E8];&quot;&quot;&quot;;&quot;)" office:value-type="string" office:string-value="public final static String M_P007 = &quot;OIDM_PERMISSION007&quot;;">
            <text:p>public final static String M_P007 = "OIDM_PERMISSION007";</text:p>
          </table:table-cell>
        </table:table-row>
        <table:table-row table:style-name="ro1">
          <table:table-cell office:value-type="string">
            <text:p>M_P008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PERM8</text:p>
          </table:table-cell>
          <table:table-cell office:value-type="string">
            <text:p>OIDM_PERMISSION008</text:p>
          </table:table-cell>
          <table:table-cell/>
          <table:table-cell table:formula="of:=CONCATENATE(&quot;insert  into permissions (id,perm_permission,oid) values ('&quot;;[.B9];&quot;','&quot;;[.D9];&quot;','&quot;;[.E9];&quot;');&quot;)" office:value-type="string" office:string-value="insert  into permissions (id,perm_permission,oid) values ('507','PERM8','OIDM_PERMISSION008');">
            <text:p>insert <text:s/>into permissions (id,perm_permission,oid) values ('507','PERM8','OIDM_PERMISSION008');</text:p>
          </table:table-cell>
          <table:table-cell table:number-columns-repeated="8"/>
          <table:table-cell table:formula="of:=CONCATENATE(&quot;public final static String &quot;;[.$A9];&quot; = &quot;&quot;&quot;;[.$E9];&quot;&quot;&quot;;&quot;)" office:value-type="string" office:string-value="public final static String M_P008 = &quot;OIDM_PERMISSION008&quot;;">
            <text:p>public final static String M_P008 = "OIDM_PERMISSION008";</text:p>
          </table:table-cell>
        </table:table-row>
        <table:table-row table:style-name="ro1">
          <table:table-cell office:value-type="string">
            <text:p>M_P009</text:p>
          </table:table-cell>
          <table:table-cell office:value-type="float" office:value="508">
            <text:p>508</text:p>
          </table:table-cell>
          <table:table-cell/>
          <table:table-cell office:value-type="string">
            <text:p>PERM9</text:p>
          </table:table-cell>
          <table:table-cell office:value-type="string">
            <text:p>OIDM_PERMISSION009</text:p>
          </table:table-cell>
          <table:table-cell/>
          <table:table-cell table:formula="of:=CONCATENATE(&quot;insert  into permissions (id,perm_permission,oid) values ('&quot;;[.B10];&quot;','&quot;;[.D10];&quot;','&quot;;[.E10];&quot;');&quot;)" office:value-type="string" office:string-value="insert  into permissions (id,perm_permission,oid) values ('508','PERM9','OIDM_PERMISSION009');">
            <text:p>insert <text:s/>into permissions (id,perm_permission,oid) values ('508','PERM9','OIDM_PERMISSION009');</text:p>
          </table:table-cell>
          <table:table-cell table:number-columns-repeated="8"/>
          <table:table-cell table:formula="of:=CONCATENATE(&quot;public final static String &quot;;[.$A10];&quot; = &quot;&quot;&quot;;[.$E10];&quot;&quot;&quot;;&quot;)" office:value-type="string" office:string-value="public final static String M_P009 = &quot;OIDM_PERMISSION009&quot;;">
            <text:p>public final static String M_P009 = "OIDM_PERMISSION009";</text:p>
          </table:table-cell>
        </table:table-row>
        <table:table-row table:style-name="ro1">
          <table:table-cell office:value-type="string">
            <text:p>M_P010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PERM10</text:p>
          </table:table-cell>
          <table:table-cell office:value-type="string">
            <text:p>OIDM_PERMISSION010</text:p>
          </table:table-cell>
          <table:table-cell/>
          <table:table-cell table:formula="of:=CONCATENATE(&quot;insert  into permissions (id,perm_permission,oid) values ('&quot;;[.B11];&quot;','&quot;;[.D11];&quot;','&quot;;[.E11];&quot;');&quot;)" office:value-type="string" office:string-value="insert  into permissions (id,perm_permission,oid) values ('509','PERM10','OIDM_PERMISSION010');">
            <text:p>insert <text:s/>into permissions (id,perm_permission,oid) values ('509','PERM10','OIDM_PERMISSION010');</text:p>
          </table:table-cell>
          <table:table-cell table:number-columns-repeated="8"/>
          <table:table-cell table:formula="of:=CONCATENATE(&quot;public final static String &quot;;[.$A11];&quot; = &quot;&quot;&quot;;[.$E11];&quot;&quot;&quot;;&quot;)" office:value-type="string" office:string-value="public final static String M_P010 = &quot;OIDM_PERMISSION010&quot;;">
            <text:p>public final static String M_P010 = "OIDM_PERMISSION010";</text:p>
          </table:table-cell>
        </table:table-row>
        <table:table-row table:style-name="ro1">
          <table:table-cell office:value-type="string">
            <text:p>M_P011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PERM11</text:p>
          </table:table-cell>
          <table:table-cell office:value-type="string">
            <text:p>OIDM_PERMISSION011</text:p>
          </table:table-cell>
          <table:table-cell/>
          <table:table-cell table:formula="of:=CONCATENATE(&quot;insert  into permissions (id,perm_permission,oid) values ('&quot;;[.B12];&quot;','&quot;;[.D12];&quot;','&quot;;[.E12];&quot;');&quot;)" office:value-type="string" office:string-value="insert  into permissions (id,perm_permission,oid) values ('510','PERM11','OIDM_PERMISSION011');">
            <text:p>insert <text:s/>into permissions (id,perm_permission,oid) values ('510','PERM11','OIDM_PERMISSION011');</text:p>
          </table:table-cell>
          <table:table-cell table:number-columns-repeated="8"/>
          <table:table-cell table:formula="of:=CONCATENATE(&quot;public final static String &quot;;[.$A12];&quot; = &quot;&quot;&quot;;[.$E12];&quot;&quot;&quot;;&quot;)" office:value-type="string" office:string-value="public final static String M_P011 = &quot;OIDM_PERMISSION011&quot;;">
            <text:p>public final static String M_P011 = "OIDM_PERMISSION011";</text:p>
          </table:table-cell>
        </table:table-row>
        <table:table-row table:style-name="ro1">
          <table:table-cell office:value-type="string">
            <text:p>M_P012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PERM12</text:p>
          </table:table-cell>
          <table:table-cell office:value-type="string">
            <text:p>OIDM_PERMISSION012</text:p>
          </table:table-cell>
          <table:table-cell/>
          <table:table-cell table:formula="of:=CONCATENATE(&quot;insert  into permissions (id,perm_permission,oid) values ('&quot;;[.B13];&quot;','&quot;;[.D13];&quot;','&quot;;[.E13];&quot;');&quot;)" office:value-type="string" office:string-value="insert  into permissions (id,perm_permission,oid) values ('511','PERM12','OIDM_PERMISSION012');">
            <text:p>insert <text:s/>into permissions (id,perm_permission,oid) values ('511','PERM12','OIDM_PERMISSION012');</text:p>
          </table:table-cell>
          <table:table-cell table:number-columns-repeated="8"/>
          <table:table-cell table:formula="of:=CONCATENATE(&quot;public final static String &quot;;[.$A13];&quot; = &quot;&quot;&quot;;[.$E13];&quot;&quot;&quot;;&quot;)" office:value-type="string" office:string-value="public final static String M_P012 = &quot;OIDM_PERMISSION012&quot;;">
            <text:p>public final static String M_P012 = "OIDM_PERMISSION012";</text:p>
          </table:table-cell>
        </table:table-row>
        <table:table-row table:style-name="ro1">
          <table:table-cell office:value-type="string">
            <text:p>M_P013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PERM13</text:p>
          </table:table-cell>
          <table:table-cell office:value-type="string">
            <text:p>OIDM_PERMISSION013</text:p>
          </table:table-cell>
          <table:table-cell/>
          <table:table-cell table:formula="of:=CONCATENATE(&quot;insert  into permissions (id,perm_permission,oid) values ('&quot;;[.B14];&quot;','&quot;;[.D14];&quot;','&quot;;[.E14];&quot;');&quot;)" office:value-type="string" office:string-value="insert  into permissions (id,perm_permission,oid) values ('512','PERM13','OIDM_PERMISSION013');">
            <text:p>insert <text:s/>into permissions (id,perm_permission,oid) values ('512','PERM13','OIDM_PERMISSION013');</text:p>
          </table:table-cell>
          <table:table-cell table:number-columns-repeated="8"/>
          <table:table-cell table:formula="of:=CONCATENATE(&quot;public final static String &quot;;[.$A14];&quot; = &quot;&quot;&quot;;[.$E14];&quot;&quot;&quot;;&quot;)" office:value-type="string" office:string-value="public final static String M_P013 = &quot;OIDM_PERMISSION013&quot;;">
            <text:p>public final static String M_P013 = "OIDM_PERMISSION013";</text:p>
          </table:table-cell>
        </table:table-row>
        <table:table-row table:style-name="ro1">
          <table:table-cell office:value-type="string">
            <text:p>M_P014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PERM14</text:p>
          </table:table-cell>
          <table:table-cell office:value-type="string">
            <text:p>OIDM_PERMISSION014</text:p>
          </table:table-cell>
          <table:table-cell/>
          <table:table-cell table:formula="of:=CONCATENATE(&quot;insert  into permissions (id,perm_permission,oid) values ('&quot;;[.B15];&quot;','&quot;;[.D15];&quot;','&quot;;[.E15];&quot;');&quot;)" office:value-type="string" office:string-value="insert  into permissions (id,perm_permission,oid) values ('513','PERM14','OIDM_PERMISSION014');">
            <text:p>insert <text:s/>into permissions (id,perm_permission,oid) values ('513','PERM14','OIDM_PERMISSION014');</text:p>
          </table:table-cell>
          <table:table-cell table:number-columns-repeated="8"/>
          <table:table-cell table:formula="of:=CONCATENATE(&quot;public final static String &quot;;[.$A15];&quot; = &quot;&quot;&quot;;[.$E15];&quot;&quot;&quot;;&quot;)" office:value-type="string" office:string-value="public final static String M_P014 = &quot;OIDM_PERMISSION014&quot;;">
            <text:p>public final static String M_P014 = "OIDM_PERMISSION014";</text:p>
          </table:table-cell>
        </table:table-row>
        <table:table-row table:style-name="ro1">
          <table:table-cell office:value-type="string">
            <text:p>M_P015</text:p>
          </table:table-cell>
          <table:table-cell office:value-type="float" office:value="514">
            <text:p>514</text:p>
          </table:table-cell>
          <table:table-cell/>
          <table:table-cell office:value-type="string">
            <text:p>PERM15</text:p>
          </table:table-cell>
          <table:table-cell office:value-type="string">
            <text:p>OIDM_PERMISSION015</text:p>
          </table:table-cell>
          <table:table-cell/>
          <table:table-cell table:formula="of:=CONCATENATE(&quot;insert  into permissions (id,perm_permission,oid) values ('&quot;;[.B16];&quot;','&quot;;[.D16];&quot;','&quot;;[.E16];&quot;');&quot;)" office:value-type="string" office:string-value="insert  into permissions (id,perm_permission,oid) values ('514','PERM15','OIDM_PERMISSION015');">
            <text:p>insert <text:s/>into permissions (id,perm_permission,oid) values ('514','PERM15','OIDM_PERMISSION015');</text:p>
          </table:table-cell>
          <table:table-cell table:number-columns-repeated="8"/>
          <table:table-cell table:formula="of:=CONCATENATE(&quot;public final static String &quot;;[.$A16];&quot; = &quot;&quot;&quot;;[.$E16];&quot;&quot;&quot;;&quot;)" office:value-type="string" office:string-value="public final static String M_P015 = &quot;OIDM_PERMISSION015&quot;;">
            <text:p>public final static String M_P015 = "OIDM_PERMISSION015";</text:p>
          </table:table-cell>
        </table:table-row>
        <table:table-row table:style-name="ro1">
          <table:table-cell office:value-type="string">
            <text:p>M_P016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PERM16</text:p>
          </table:table-cell>
          <table:table-cell office:value-type="string">
            <text:p>OIDM_PERMISSION016</text:p>
          </table:table-cell>
          <table:table-cell/>
          <table:table-cell table:formula="of:=CONCATENATE(&quot;insert  into permissions (id,perm_permission,oid) values ('&quot;;[.B17];&quot;','&quot;;[.D17];&quot;','&quot;;[.E17];&quot;');&quot;)" office:value-type="string" office:string-value="insert  into permissions (id,perm_permission,oid) values ('515','PERM16','OIDM_PERMISSION016');">
            <text:p>insert <text:s/>into permissions (id,perm_permission,oid) values ('515','PERM16','OIDM_PERMISSION016');</text:p>
          </table:table-cell>
          <table:table-cell table:number-columns-repeated="8"/>
          <table:table-cell table:formula="of:=CONCATENATE(&quot;public final static String &quot;;[.$A17];&quot; = &quot;&quot;&quot;;[.$E17];&quot;&quot;&quot;;&quot;)" office:value-type="string" office:string-value="public final static String M_P016 = &quot;OIDM_PERMISSION016&quot;;">
            <text:p>public final static String M_P016 = "OIDM_PERMISSION016";</text:p>
          </table:table-cell>
        </table:table-row>
        <table:table-row table:style-name="ro1">
          <table:table-cell office:value-type="string">
            <text:p>M_P017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PERM17</text:p>
          </table:table-cell>
          <table:table-cell office:value-type="string">
            <text:p>OIDM_PERMISSION017</text:p>
          </table:table-cell>
          <table:table-cell/>
          <table:table-cell table:formula="of:=CONCATENATE(&quot;insert  into permissions (id,perm_permission,oid) values ('&quot;;[.B18];&quot;','&quot;;[.D18];&quot;','&quot;;[.E18];&quot;');&quot;)" office:value-type="string" office:string-value="insert  into permissions (id,perm_permission,oid) values ('516','PERM17','OIDM_PERMISSION017');">
            <text:p>insert <text:s/>into permissions (id,perm_permission,oid) values ('516','PERM17','OIDM_PERMISSION017');</text:p>
          </table:table-cell>
          <table:table-cell table:number-columns-repeated="8"/>
          <table:table-cell table:formula="of:=CONCATENATE(&quot;public final static String &quot;;[.$A18];&quot; = &quot;&quot;&quot;;[.$E18];&quot;&quot;&quot;;&quot;)" office:value-type="string" office:string-value="public final static String M_P017 = &quot;OIDM_PERMISSION017&quot;;">
            <text:p>public final static String M_P017 = "OIDM_PERMISSION017";</text:p>
          </table:table-cell>
        </table:table-row>
        <table:table-row table:style-name="ro1">
          <table:table-cell office:value-type="string">
            <text:p>M_P018</text:p>
          </table:table-cell>
          <table:table-cell office:value-type="float" office:value="517">
            <text:p>517</text:p>
          </table:table-cell>
          <table:table-cell/>
          <table:table-cell office:value-type="string">
            <text:p>PERM18</text:p>
          </table:table-cell>
          <table:table-cell office:value-type="string">
            <text:p>OIDM_PERMISSION018</text:p>
          </table:table-cell>
          <table:table-cell/>
          <table:table-cell table:formula="of:=CONCATENATE(&quot;insert  into permissions (id,perm_permission,oid) values ('&quot;;[.B19];&quot;','&quot;;[.D19];&quot;','&quot;;[.E19];&quot;');&quot;)" office:value-type="string" office:string-value="insert  into permissions (id,perm_permission,oid) values ('517','PERM18','OIDM_PERMISSION018');">
            <text:p>insert <text:s/>into permissions (id,perm_permission,oid) values ('517','PERM18','OIDM_PERMISSION018');</text:p>
          </table:table-cell>
          <table:table-cell table:number-columns-repeated="8"/>
          <table:table-cell table:formula="of:=CONCATENATE(&quot;public final static String &quot;;[.$A19];&quot; = &quot;&quot;&quot;;[.$E19];&quot;&quot;&quot;;&quot;)" office:value-type="string" office:string-value="public final static String M_P018 = &quot;OIDM_PERMISSION018&quot;;">
            <text:p>public final static String M_P018 = "OIDM_PERMISSION018";</text:p>
          </table:table-cell>
        </table:table-row>
        <table:table-row table:style-name="ro1">
          <table:table-cell office:value-type="string">
            <text:p>M_P019</text:p>
          </table:table-cell>
          <table:table-cell office:value-type="float" office:value="518">
            <text:p>518</text:p>
          </table:table-cell>
          <table:table-cell/>
          <table:table-cell office:value-type="string">
            <text:p>PERM19</text:p>
          </table:table-cell>
          <table:table-cell office:value-type="string">
            <text:p>OIDM_PERMISSION019</text:p>
          </table:table-cell>
          <table:table-cell/>
          <table:table-cell table:formula="of:=CONCATENATE(&quot;insert  into permissions (id,perm_permission,oid) values ('&quot;;[.B20];&quot;','&quot;;[.D20];&quot;','&quot;;[.E20];&quot;');&quot;)" office:value-type="string" office:string-value="insert  into permissions (id,perm_permission,oid) values ('518','PERM19','OIDM_PERMISSION019');">
            <text:p>insert <text:s/>into permissions (id,perm_permission,oid) values ('518','PERM19','OIDM_PERMISSION019');</text:p>
          </table:table-cell>
          <table:table-cell table:number-columns-repeated="8"/>
          <table:table-cell table:formula="of:=CONCATENATE(&quot;public final static String &quot;;[.$A20];&quot; = &quot;&quot;&quot;;[.$E20];&quot;&quot;&quot;;&quot;)" office:value-type="string" office:string-value="public final static String M_P019 = &quot;OIDM_PERMISSION019&quot;;">
            <text:p>public final static String M_P019 = "OIDM_PERMISSION019";</text:p>
          </table:table-cell>
        </table:table-row>
        <table:table-row table:style-name="ro1">
          <table:table-cell office:value-type="string">
            <text:p>M_P020</text:p>
          </table:table-cell>
          <table:table-cell office:value-type="float" office:value="519">
            <text:p>519</text:p>
          </table:table-cell>
          <table:table-cell/>
          <table:table-cell office:value-type="string">
            <text:p>PERM20</text:p>
          </table:table-cell>
          <table:table-cell office:value-type="string">
            <text:p>OIDM_PERMISSION020</text:p>
          </table:table-cell>
          <table:table-cell/>
          <table:table-cell table:formula="of:=CONCATENATE(&quot;insert  into permissions (id,perm_permission,oid) values ('&quot;;[.B21];&quot;','&quot;;[.D21];&quot;','&quot;;[.E21];&quot;');&quot;)" office:value-type="string" office:string-value="insert  into permissions (id,perm_permission,oid) values ('519','PERM20','OIDM_PERMISSION020');">
            <text:p>insert <text:s/>into permissions (id,perm_permission,oid) values ('519','PERM20','OIDM_PERMISSION020');</text:p>
          </table:table-cell>
          <table:table-cell table:number-columns-repeated="8"/>
          <table:table-cell table:formula="of:=CONCATENATE(&quot;public final static String &quot;;[.$A21];&quot; = &quot;&quot;&quot;;[.$E21];&quot;&quot;&quot;;&quot;)" office:value-type="string" office:string-value="public final static String M_P020 = &quot;OIDM_PERMISSION020&quot;;">
            <text:p>public final static String M_P020 = "OIDM_PERMISSION020"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2">
          <table:table-cell office:value-type="string">
            <text:p>ID</text:p>
          </table:table-cell>
          <table:table-cell/>
          <table:table-cell office:value-type="string">
            <text:p>permission</text:p>
          </table:table-cell>
          <table:table-cell office:value-type="string">
            <text:p>oid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float" office:value="1000">
            <text:p>1000</text:p>
          </table:table-cell>
          <table:table-cell/>
          <table:table-cell office:value-type="string">
            <text:p>PERM_newAdresse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 into permissions (id,perm_permission,oid) values ('&quot;;[.A2];&quot;','&quot;;[.C2];&quot;','&quot;;[.D2];&quot;');&quot;)" office:value-type="string" office:string-value="insert  into permissions (id,perm_permission,oid) values ('1000','PERM_newAdresse','1000');">
            <text:p>insert <text:s/>into permissions (id,perm_permission,oid) values ('1000','PERM_newAdresse','1000');</text:p>
          </table:table-cell>
          <table:table-cell table:number-columns-repeated="5"/>
        </table:table-row>
        <table:table-row table:style-name="ro2">
          <table:table-cell office:value-type="float" office:value="1001">
            <text:p>1001</text:p>
          </table:table-cell>
          <table:table-cell/>
          <table:table-cell office:value-type="string">
            <text:p>PERM_queryAdresse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 into permissions (id,perm_permission,oid) values ('&quot;;[.A3];&quot;','&quot;;[.C3];&quot;','&quot;;[.D3];&quot;');&quot;)" office:value-type="string" office:string-value="insert  into permissions (id,perm_permission,oid) values ('1001','PERM_queryAdresse','1001');">
            <text:p>insert <text:s/>into permissions (id,perm_permission,oid) values ('1001','PERM_queryAdresse','1001');</text:p>
          </table:table-cell>
          <table:table-cell table:number-columns-repeated="5"/>
        </table:table-row>
        <table:table-row table:style-name="ro2">
          <table:table-cell office:value-type="float" office:value="1002">
            <text:p>1002</text:p>
          </table:table-cell>
          <table:table-cell/>
          <table:table-cell office:value-type="string">
            <text:p>PERM_copyAdresse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 into permissions (id,perm_permission,oid) values ('&quot;;[.A4];&quot;','&quot;;[.C4];&quot;','&quot;;[.D4];&quot;');&quot;)" office:value-type="string" office:string-value="insert  into permissions (id,perm_permission,oid) values ('1002','PERM_copyAdresse','1002');">
            <text:p>insert <text:s/>into permissions (id,perm_permission,oid) values ('1002','PERM_copyAdresse','1002');</text:p>
          </table:table-cell>
          <table:table-cell table:number-columns-repeated="5"/>
        </table:table-row>
        <table:table-row table:style-name="ro2">
          <table:table-cell office:value-type="float" office:value="1003">
            <text:p>1003</text:p>
          </table:table-cell>
          <table:table-cell/>
          <table:table-cell office:value-type="string">
            <text:p>PERM_readAdresse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 into permissions (id,perm_permission,oid) values ('&quot;;[.A5];&quot;','&quot;;[.C5];&quot;','&quot;;[.D5];&quot;');&quot;)" office:value-type="string" office:string-value="insert  into permissions (id,perm_permission,oid) values ('1003','PERM_readAdresse','1003');">
            <text:p>insert <text:s/>into permissions (id,perm_permission,oid) values ('1003','PERM_readAdresse','1003');</text:p>
          </table:table-cell>
          <table:table-cell table:number-columns-repeated="5"/>
        </table:table-row>
        <table:table-row table:style-name="ro2">
          <table:table-cell office:value-type="float" office:value="1004">
            <text:p>1004</text:p>
          </table:table-cell>
          <table:table-cell/>
          <table:table-cell office:value-type="string">
            <text:p>PERM_updateAdresse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 into permissions (id,perm_permission,oid) values ('&quot;;[.A6];&quot;','&quot;;[.C6];&quot;','&quot;;[.D6];&quot;');&quot;)" office:value-type="string" office:string-value="insert  into permissions (id,perm_permission,oid) values ('1004','PERM_updateAdresse','1004');">
            <text:p>insert <text:s/>into permissions (id,perm_permission,oid) values ('1004','PERM_updateAdresse','1004');</text:p>
          </table:table-cell>
          <table:table-cell table:number-columns-repeated="5"/>
        </table:table-row>
        <table:table-row table:style-name="ro2">
          <table:table-cell office:value-type="float" office:value="1005">
            <text:p>1005</text:p>
          </table:table-cell>
          <table:table-cell/>
          <table:table-cell office:value-type="string">
            <text:p>PERM_saveAdresse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 into permissions (id,perm_permission,oid) values ('&quot;;[.A7];&quot;','&quot;;[.C7];&quot;','&quot;;[.D7];&quot;');&quot;)" office:value-type="string" office:string-value="insert  into permissions (id,perm_permission,oid) values ('1005','PERM_saveAdresse','1005');">
            <text:p>insert <text:s/>into permissions (id,perm_permission,oid) values ('1005','PERM_saveAdresse','1005');</text:p>
          </table:table-cell>
          <table:table-cell table:number-columns-repeated="5"/>
        </table:table-row>
        <table:table-row table:style-name="ro2">
          <table:table-cell office:value-type="float" office:value="1006">
            <text:p>1006</text:p>
          </table:table-cell>
          <table:table-cell/>
          <table:table-cell office:value-type="string">
            <text:p>PERM_deleteAdresse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 into permissions (id,perm_permission,oid) values ('&quot;;[.A8];&quot;','&quot;;[.C8];&quot;','&quot;;[.D8];&quot;');&quot;)" office:value-type="string" office:string-value="insert  into permissions (id,perm_permission,oid) values ('1006','PERM_deleteAdresse','1006');">
            <text:p>insert <text:s/>into permissions (id,perm_permission,oid) values ('1006','PERM_deleteAdresse','1006');</text:p>
          </table:table-cell>
          <table:table-cell table:number-columns-repeated="5"/>
        </table:table-row>
        <table:table-row table:style-name="ro2">
          <table:table-cell office:value-type="float" office:value="1007">
            <text:p>1007</text:p>
          </table:table-cell>
          <table:table-cell/>
          <table:table-cell office:value-type="string">
            <text:p>PERM_queryAccount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 into permissions (id,perm_permission,oid) values ('&quot;;[.A9];&quot;','&quot;;[.C9];&quot;','&quot;;[.D9];&quot;');&quot;)" office:value-type="string" office:string-value="insert  into permissions (id,perm_permission,oid) values ('1007','PERM_queryAccount','1007');">
            <text:p>insert <text:s/>into permissions (id,perm_permission,oid) values ('1007','PERM_queryAccount','1007');</text:p>
          </table:table-cell>
          <table:table-cell table:number-columns-repeated="5"/>
        </table:table-row>
        <table:table-row table:style-name="ro2">
          <table:table-cell office:value-type="float" office:value="1008">
            <text:p>1008</text:p>
          </table:table-cell>
          <table:table-cell/>
          <table:table-cell office:value-type="string">
            <text:p>PERM_newAccount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 into permissions (id,perm_permission,oid) values ('&quot;;[.A10];&quot;','&quot;;[.C10];&quot;','&quot;;[.D10];&quot;');&quot;)" office:value-type="string" office:string-value="insert  into permissions (id,perm_permission,oid) values ('1008','PERM_newAccount','1008');">
            <text:p>insert <text:s/>into permissions (id,perm_permission,oid) values ('1008','PERM_newAccount','1008');</text:p>
          </table:table-cell>
          <table:table-cell table:number-columns-repeated="5"/>
        </table:table-row>
        <table:table-row table:style-name="ro2">
          <table:table-cell office:value-type="float" office:value="1009">
            <text:p>1009</text:p>
          </table:table-cell>
          <table:table-cell/>
          <table:table-cell office:value-type="string">
            <text:p>PERM_readAccount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 into permissions (id,perm_permission,oid) values ('&quot;;[.A11];&quot;','&quot;;[.C11];&quot;','&quot;;[.D11];&quot;');&quot;)" office:value-type="string" office:string-value="insert  into permissions (id,perm_permission,oid) values ('1009','PERM_readAccount','1009');">
            <text:p>insert <text:s/>into permissions (id,perm_permission,oid) values ('1009','PERM_readAccount','1009');</text:p>
          </table:table-cell>
          <table:table-cell table:number-columns-repeated="5"/>
        </table:table-row>
        <table:table-row table:style-name="ro2">
          <table:table-cell office:value-type="float" office:value="1010">
            <text:p>1010</text:p>
          </table:table-cell>
          <table:table-cell/>
          <table:table-cell office:value-type="string">
            <text:p>PERM_updateAccount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 into permissions (id,perm_permission,oid) values ('&quot;;[.A12];&quot;','&quot;;[.C12];&quot;','&quot;;[.D12];&quot;');&quot;)" office:value-type="string" office:string-value="insert  into permissions (id,perm_permission,oid) values ('1010','PERM_updateAccount','1010');">
            <text:p>insert <text:s/>into permissions (id,perm_permission,oid) values ('1010','PERM_updateAccount','1010');</text:p>
          </table:table-cell>
          <table:table-cell table:number-columns-repeated="5"/>
        </table:table-row>
        <table:table-row table:style-name="ro2">
          <table:table-cell office:value-type="float" office:value="1011">
            <text:p>1011</text:p>
          </table:table-cell>
          <table:table-cell/>
          <table:table-cell office:value-type="string">
            <text:p>PERM_saveAccount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 into permissions (id,perm_permission,oid) values ('&quot;;[.A13];&quot;','&quot;;[.C13];&quot;','&quot;;[.D13];&quot;');&quot;)" office:value-type="string" office:string-value="insert  into permissions (id,perm_permission,oid) values ('1011','PERM_saveAccount','1011');">
            <text:p>insert <text:s/>into permissions (id,perm_permission,oid) values ('1011','PERM_saveAccount','1011');</text:p>
          </table:table-cell>
          <table:table-cell table:number-columns-repeated="5"/>
        </table:table-row>
        <table:table-row table:style-name="ro2">
          <table:table-cell office:value-type="float" office:value="1012">
            <text:p>1012</text:p>
          </table:table-cell>
          <table:table-cell/>
          <table:table-cell office:value-type="string">
            <text:p>PERM_deleteAccount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 into permissions (id,perm_permission,oid) values ('&quot;;[.A14];&quot;','&quot;;[.C14];&quot;','&quot;;[.D14];&quot;');&quot;)" office:value-type="string" office:string-value="insert  into permissions (id,perm_permission,oid) values ('1012','PERM_deleteAccount','1012');">
            <text:p>insert <text:s/>into permissions (id,perm_permission,oid) values ('1012','PERM_deleteAccount','1012');</text:p>
          </table:table-cell>
          <table:table-cell table:number-columns-repeated="5"/>
        </table:table-row>
        <table:table-row table:style-name="ro2">
          <table:table-cell office:value-type="float" office:value="1013">
            <text:p>1013</text:p>
          </table:table-cell>
          <table:table-cell/>
          <table:table-cell office:value-type="string">
            <text:p>PERM_newAuthority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 into permissions (id,perm_permission,oid) values ('&quot;;[.A15];&quot;','&quot;;[.C15];&quot;','&quot;;[.D15];&quot;');&quot;)" office:value-type="string" office:string-value="insert  into permissions (id,perm_permission,oid) values ('1013','PERM_newAuthority','1013');">
            <text:p>insert <text:s/>into permissions (id,perm_permission,oid) values ('1013','PERM_newAuthority','1013');</text:p>
          </table:table-cell>
          <table:table-cell table:number-columns-repeated="5"/>
        </table:table-row>
        <table:table-row table:style-name="ro2">
          <table:table-cell office:value-type="float" office:value="1014">
            <text:p>1014</text:p>
          </table:table-cell>
          <table:table-cell/>
          <table:table-cell office:value-type="string">
            <text:p>PERM_queryAuthority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 into permissions (id,perm_permission,oid) values ('&quot;;[.A16];&quot;','&quot;;[.C16];&quot;','&quot;;[.D16];&quot;');&quot;)" office:value-type="string" office:string-value="insert  into permissions (id,perm_permission,oid) values ('1014','PERM_queryAuthority','1014');">
            <text:p>insert <text:s/>into permissions (id,perm_permission,oid) values ('1014','PERM_queryAuthority','1014');</text:p>
          </table:table-cell>
          <table:table-cell table:number-columns-repeated="5"/>
        </table:table-row>
        <table:table-row table:style-name="ro2">
          <table:table-cell office:value-type="float" office:value="1015">
            <text:p>1015</text:p>
          </table:table-cell>
          <table:table-cell/>
          <table:table-cell office:value-type="string">
            <text:p>PERM_readAuthority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 into permissions (id,perm_permission,oid) values ('&quot;;[.A17];&quot;','&quot;;[.C17];&quot;','&quot;;[.D17];&quot;');&quot;)" office:value-type="string" office:string-value="insert  into permissions (id,perm_permission,oid) values ('1015','PERM_readAuthority','1015');">
            <text:p>insert <text:s/>into permissions (id,perm_permission,oid) values ('1015','PERM_readAuthority','1015');</text:p>
          </table:table-cell>
          <table:table-cell table:number-columns-repeated="5"/>
        </table:table-row>
        <table:table-row table:style-name="ro2">
          <table:table-cell office:value-type="float" office:value="1016">
            <text:p>1016</text:p>
          </table:table-cell>
          <table:table-cell/>
          <table:table-cell office:value-type="string">
            <text:p>PERM_updateAuthority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 into permissions (id,perm_permission,oid) values ('&quot;;[.A18];&quot;','&quot;;[.C18];&quot;','&quot;;[.D18];&quot;');&quot;)" office:value-type="string" office:string-value="insert  into permissions (id,perm_permission,oid) values ('1016','PERM_updateAuthority','1016');">
            <text:p>insert <text:s/>into permissions (id,perm_permission,oid) values ('1016','PERM_updateAuthority','1016');</text:p>
          </table:table-cell>
          <table:table-cell table:number-columns-repeated="5"/>
        </table:table-row>
        <table:table-row table:style-name="ro2">
          <table:table-cell office:value-type="float" office:value="1017">
            <text:p>1017</text:p>
          </table:table-cell>
          <table:table-cell/>
          <table:table-cell office:value-type="string">
            <text:p>PERM_saveAuthority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 into permissions (id,perm_permission,oid) values ('&quot;;[.A19];&quot;','&quot;;[.C19];&quot;','&quot;;[.D19];&quot;');&quot;)" office:value-type="string" office:string-value="insert  into permissions (id,perm_permission,oid) values ('1017','PERM_saveAuthority','1017');">
            <text:p>insert <text:s/>into permissions (id,perm_permission,oid) values ('1017','PERM_saveAuthority','1017');</text:p>
          </table:table-cell>
          <table:table-cell table:number-columns-repeated="5"/>
        </table:table-row>
        <table:table-row table:style-name="ro2">
          <table:table-cell office:value-type="float" office:value="1018">
            <text:p>1018</text:p>
          </table:table-cell>
          <table:table-cell/>
          <table:table-cell office:value-type="string">
            <text:p>PERM_deleteAuthority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 into permissions (id,perm_permission,oid) values ('&quot;;[.A20];&quot;','&quot;;[.C20];&quot;','&quot;;[.D20];&quot;');&quot;)" office:value-type="string" office:string-value="insert  into permissions (id,perm_permission,oid) values ('1018','PERM_deleteAuthority','1018');">
            <text:p>insert <text:s/>into permissions (id,perm_permission,oid) values ('1018','PERM_deleteAuthority','1018');</text:p>
          </table:table-cell>
          <table:table-cell table:number-columns-repeated="5"/>
        </table:table-row>
        <table:table-row table:style-name="ro2">
          <table:table-cell office:value-type="float" office:value="1019">
            <text:p>1019</text:p>
          </table:table-cell>
          <table:table-cell/>
          <table:table-cell office:value-type="string">
            <text:p>PERM_copyAuthority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 into permissions (id,perm_permission,oid) values ('&quot;;[.A21];&quot;','&quot;;[.C21];&quot;','&quot;;[.D21];&quot;');&quot;)" office:value-type="string" office:string-value="insert  into permissions (id,perm_permission,oid) values ('1019','PERM_copyAuthority','1019');">
            <text:p>insert <text:s/>into permissions (id,perm_permission,oid) values ('1019','PERM_copyAuthority','1019');</text:p>
          </table:table-cell>
          <table:table-cell table:number-columns-repeated="5"/>
        </table:table-row>
        <table:table-row table:style-name="ro2">
          <table:table-cell office:value-type="float" office:value="1020">
            <text:p>1020</text:p>
          </table:table-cell>
          <table:table-cell/>
          <table:table-cell office:value-type="string">
            <text:p>PERM_queryAuthorityPermission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 into permissions (id,perm_permission,oid) values ('&quot;;[.A22];&quot;','&quot;;[.C22];&quot;','&quot;;[.D22];&quot;');&quot;)" office:value-type="string" office:string-value="insert  into permissions (id,perm_permission,oid) values ('1020','PERM_queryAuthorityPermission','1020');">
            <text:p>insert <text:s/>into permissions (id,perm_permission,oid) values ('1020','PERM_queryAuthorityPermission','1020');</text:p>
          </table:table-cell>
          <table:table-cell table:number-columns-repeated="5"/>
        </table:table-row>
        <table:table-row table:style-name="ro2">
          <table:table-cell office:value-type="float" office:value="1021">
            <text:p>1021</text:p>
          </table:table-cell>
          <table:table-cell/>
          <table:table-cell office:value-type="string">
            <text:p>PERM_readByAuthorityAuthorityPermission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 into permissions (id,perm_permission,oid) values ('&quot;;[.A23];&quot;','&quot;;[.C23];&quot;','&quot;;[.D23];&quot;');&quot;)" office:value-type="string" office:string-value="insert  into permissions (id,perm_permission,oid) values ('1021','PERM_readByAuthorityAuthorityPermission','1021');">
            <text:p>insert <text:s/>into permissions (id,perm_permission,oid) values ('1021','PERM_readByAuthorityAuthorityPermission','1021');</text:p>
          </table:table-cell>
          <table:table-cell table:number-columns-repeated="5"/>
        </table:table-row>
        <table:table-row table:style-name="ro2">
          <table:table-cell office:value-type="float" office:value="1022">
            <text:p>1022</text:p>
          </table:table-cell>
          <table:table-cell/>
          <table:table-cell office:value-type="string">
            <text:p>PERM_readAuthorityPermission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 into permissions (id,perm_permission,oid) values ('&quot;;[.A24];&quot;','&quot;;[.C24];&quot;','&quot;;[.D24];&quot;');&quot;)" office:value-type="string" office:string-value="insert  into permissions (id,perm_permission,oid) values ('1022','PERM_readAuthorityPermission','1022');">
            <text:p>insert <text:s/>into permissions (id,perm_permission,oid) values ('1022','PERM_readAuthorityPermission','1022');</text:p>
          </table:table-cell>
          <table:table-cell table:number-columns-repeated="5"/>
        </table:table-row>
        <table:table-row table:style-name="ro2">
          <table:table-cell office:value-type="float" office:value="1023">
            <text:p>1023</text:p>
          </table:table-cell>
          <table:table-cell/>
          <table:table-cell office:value-type="string">
            <text:p>PERM_saveAuthorityPermission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 into permissions (id,perm_permission,oid) values ('&quot;;[.A25];&quot;','&quot;;[.C25];&quot;','&quot;;[.D25];&quot;');&quot;)" office:value-type="string" office:string-value="insert  into permissions (id,perm_permission,oid) values ('1023','PERM_saveAuthorityPermission','1023');">
            <text:p>insert <text:s/>into permissions (id,perm_permission,oid) values ('1023','PERM_saveAuthorityPermission','1023');</text:p>
          </table:table-cell>
          <table:table-cell table:number-columns-repeated="5"/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string">
            <text:p>PERM_deleteAuthorityPermission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 into permissions (id,perm_permission,oid) values ('&quot;;[.A26];&quot;','&quot;;[.C26];&quot;','&quot;;[.D26];&quot;');&quot;)" office:value-type="string" office:string-value="insert  into permissions (id,perm_permission,oid) values ('1024','PERM_deleteAuthorityPermission','1024');">
            <text:p>insert <text:s/>into permissions (id,perm_permission,oid) values ('1024','PERM_deleteAuthorityPermission','1024');</text:p>
          </table:table-cell>
          <table:table-cell table:number-columns-repeated="5"/>
        </table:table-row>
        <table:table-row table:style-name="ro2">
          <table:table-cell office:value-type="float" office:value="1025">
            <text:p>1025</text:p>
          </table:table-cell>
          <table:table-cell/>
          <table:table-cell office:value-type="string">
            <text:p>PERM_queryBuerger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 into permissions (id,perm_permission,oid) values ('&quot;;[.A27];&quot;','&quot;;[.C27];&quot;','&quot;;[.D27];&quot;');&quot;)" office:value-type="string" office:string-value="insert  into permissions (id,perm_permission,oid) values ('1025','PERM_queryBuerger','1025');">
            <text:p>insert <text:s/>into permissions (id,perm_permission,oid) values ('1025','PERM_queryBuerger','1025');</text:p>
          </table:table-cell>
          <table:table-cell table:number-columns-repeated="5"/>
        </table:table-row>
        <table:table-row table:style-name="ro2">
          <table:table-cell office:value-type="float" office:value="1026">
            <text:p>1026</text:p>
          </table:table-cell>
          <table:table-cell/>
          <table:table-cell office:value-type="string">
            <text:p>PERM_newBuerger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 into permissions (id,perm_permission,oid) values ('&quot;;[.A28];&quot;','&quot;;[.C28];&quot;','&quot;;[.D28];&quot;');&quot;)" office:value-type="string" office:string-value="insert  into permissions (id,perm_permission,oid) values ('1026','PERM_newBuerger','1026');">
            <text:p>insert <text:s/>into permissions (id,perm_permission,oid) values ('1026','PERM_newBuerger','1026');</text:p>
          </table:table-cell>
          <table:table-cell table:number-columns-repeated="5"/>
        </table:table-row>
        <table:table-row table:style-name="ro2">
          <table:table-cell office:value-type="float" office:value="1027">
            <text:p>1027</text:p>
          </table:table-cell>
          <table:table-cell/>
          <table:table-cell office:value-type="string">
            <text:p>PERM_copyBuerger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 into permissions (id,perm_permission,oid) values ('&quot;;[.A29];&quot;','&quot;;[.C29];&quot;','&quot;;[.D29];&quot;');&quot;)" office:value-type="string" office:string-value="insert  into permissions (id,perm_permission,oid) values ('1027','PERM_copyBuerger','1027');">
            <text:p>insert <text:s/>into permissions (id,perm_permission,oid) values ('1027','PERM_copyBuerger','1027');</text:p>
          </table:table-cell>
          <table:table-cell table:number-columns-repeated="5"/>
        </table:table-row>
        <table:table-row table:style-name="ro2">
          <table:table-cell office:value-type="float" office:value="1028">
            <text:p>1028</text:p>
          </table:table-cell>
          <table:table-cell/>
          <table:table-cell office:value-type="string">
            <text:p>PERM_readBuerger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 into permissions (id,perm_permission,oid) values ('&quot;;[.A30];&quot;','&quot;;[.C30];&quot;','&quot;;[.D30];&quot;');&quot;)" office:value-type="string" office:string-value="insert  into permissions (id,perm_permission,oid) values ('1028','PERM_readBuerger','1028');">
            <text:p>insert <text:s/>into permissions (id,perm_permission,oid) values ('1028','PERM_readBuerger','1028');</text:p>
          </table:table-cell>
          <table:table-cell table:number-columns-repeated="5"/>
        </table:table-row>
        <table:table-row table:style-name="ro2">
          <table:table-cell office:value-type="float" office:value="1029">
            <text:p>1029</text:p>
          </table:table-cell>
          <table:table-cell/>
          <table:table-cell office:value-type="string">
            <text:p>PERM_updateBuerger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 into permissions (id,perm_permission,oid) values ('&quot;;[.A31];&quot;','&quot;;[.C31];&quot;','&quot;;[.D31];&quot;');&quot;)" office:value-type="string" office:string-value="insert  into permissions (id,perm_permission,oid) values ('1029','PERM_updateBuerger','1029');">
            <text:p>insert <text:s/>into permissions (id,perm_permission,oid) values ('1029','PERM_updateBuerger','1029');</text:p>
          </table:table-cell>
          <table:table-cell table:number-columns-repeated="5"/>
        </table:table-row>
        <table:table-row table:style-name="ro2">
          <table:table-cell office:value-type="float" office:value="1030">
            <text:p>1030</text:p>
          </table:table-cell>
          <table:table-cell/>
          <table:table-cell office:value-type="string">
            <text:p>PERM_saveBuerger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 into permissions (id,perm_permission,oid) values ('&quot;;[.A32];&quot;','&quot;;[.C32];&quot;','&quot;;[.D32];&quot;');&quot;)" office:value-type="string" office:string-value="insert  into permissions (id,perm_permission,oid) values ('1030','PERM_saveBuerger','1030');">
            <text:p>insert <text:s/>into permissions (id,perm_permission,oid) values ('1030','PERM_saveBuerger','1030');</text:p>
          </table:table-cell>
          <table:table-cell table:number-columns-repeated="5"/>
        </table:table-row>
        <table:table-row table:style-name="ro2">
          <table:table-cell office:value-type="float" office:value="1031">
            <text:p>1031</text:p>
          </table:table-cell>
          <table:table-cell/>
          <table:table-cell office:value-type="string">
            <text:p>PERM_deleteBuerger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 into permissions (id,perm_permission,oid) values ('&quot;;[.A33];&quot;','&quot;;[.C33];&quot;','&quot;;[.D33];&quot;');&quot;)" office:value-type="string" office:string-value="insert  into permissions (id,perm_permission,oid) values ('1031','PERM_deleteBuerger','1031');">
            <text:p>insert <text:s/>into permissions (id,perm_permission,oid) values ('1031','PERM_deleteBuerger','1031');</text:p>
          </table:table-cell>
          <table:table-cell table:number-columns-repeated="5"/>
        </table:table-row>
        <table:table-row table:style-name="ro2">
          <table:table-cell office:value-type="float" office:value="1032">
            <text:p>1032</text:p>
          </table:table-cell>
          <table:table-cell/>
          <table:table-cell office:value-type="string">
            <text:p>PERM_readBuergerWohnungen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 into permissions (id,perm_permission,oid) values ('&quot;;[.A34];&quot;','&quot;;[.C34];&quot;','&quot;;[.D34];&quot;');&quot;)" office:value-type="string" office:string-value="insert  into permissions (id,perm_permission,oid) values ('1032','PERM_readBuergerWohnungen','1032');">
            <text:p>insert <text:s/>into permissions (id,perm_permission,oid) values ('1032','PERM_readBuergerWohnungen','1032');</text:p>
          </table:table-cell>
          <table:table-cell table:number-columns-repeated="5"/>
        </table:table-row>
        <table:table-row table:style-name="ro2">
          <table:table-cell office:value-type="float" office:value="1033">
            <text:p>1033</text:p>
          </table:table-cell>
          <table:table-cell/>
          <table:table-cell office:value-type="string">
            <text:p>PERM_readBuergerKinder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 into permissions (id,perm_permission,oid) values ('&quot;;[.A35];&quot;','&quot;;[.C35];&quot;','&quot;;[.D35];&quot;');&quot;)" office:value-type="string" office:string-value="insert  into permissions (id,perm_permission,oid) values ('1033','PERM_readBuergerKinder','1033');">
            <text:p>insert <text:s/>into permissions (id,perm_permission,oid) values ('1033','PERM_readBuergerKinder','1033');</text:p>
          </table:table-cell>
          <table:table-cell table:number-columns-repeated="5"/>
        </table:table-row>
        <table:table-row table:style-name="ro2">
          <table:table-cell office:value-type="float" office:value="1034">
            <text:p>1034</text:p>
          </table:table-cell>
          <table:table-cell/>
          <table:table-cell office:value-type="string">
            <text:p>PERM_createKindBuerger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 into permissions (id,perm_permission,oid) values ('&quot;;[.A36];&quot;','&quot;;[.C36];&quot;','&quot;;[.D36];&quot;');&quot;)" office:value-type="string" office:string-value="insert  into permissions (id,perm_permission,oid) values ('1034','PERM_createKindBuerger','1034');">
            <text:p>insert <text:s/>into permissions (id,perm_permission,oid) values ('1034','PERM_createKindBuerger','1034');</text:p>
          </table:table-cell>
          <table:table-cell table:number-columns-repeated="5"/>
        </table:table-row>
        <table:table-row table:style-name="ro2">
          <table:table-cell office:value-type="float" office:value="1035">
            <text:p>1035</text:p>
          </table:table-cell>
          <table:table-cell/>
          <table:table-cell office:value-type="string">
            <text:p>PERM_addKindBuerger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 into permissions (id,perm_permission,oid) values ('&quot;;[.A37];&quot;','&quot;;[.C37];&quot;','&quot;;[.D37];&quot;');&quot;)" office:value-type="string" office:string-value="insert  into permissions (id,perm_permission,oid) values ('1035','PERM_addKindBuerger','1035');">
            <text:p>insert <text:s/>into permissions (id,perm_permission,oid) values ('1035','PERM_addKindBuerger','1035');</text:p>
          </table:table-cell>
          <table:table-cell table:number-columns-repeated="5"/>
        </table:table-row>
        <table:table-row table:style-name="ro2">
          <table:table-cell office:value-type="float" office:value="1036">
            <text:p>1036</text:p>
          </table:table-cell>
          <table:table-cell/>
          <table:table-cell office:value-type="string">
            <text:p>PERM_addWohnungBuerger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 into permissions (id,perm_permission,oid) values ('&quot;;[.A38];&quot;','&quot;;[.C38];&quot;','&quot;;[.D38];&quot;');&quot;)" office:value-type="string" office:string-value="insert  into permissions (id,perm_permission,oid) values ('1036','PERM_addWohnungBuerger','1036');">
            <text:p>insert <text:s/>into permissions (id,perm_permission,oid) values ('1036','PERM_addWohnungBuerger','1036');</text:p>
          </table:table-cell>
          <table:table-cell table:number-columns-repeated="5"/>
        </table:table-row>
        <table:table-row table:style-name="ro2">
          <table:table-cell office:value-type="float" office:value="1037">
            <text:p>1037</text:p>
          </table:table-cell>
          <table:table-cell/>
          <table:table-cell office:value-type="string">
            <text:p>PERM_createWhonungBuerger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 into permissions (id,perm_permission,oid) values ('&quot;;[.A39];&quot;','&quot;;[.C39];&quot;','&quot;;[.D39];&quot;');&quot;)" office:value-type="string" office:string-value="insert  into permissions (id,perm_permission,oid) values ('1037','PERM_createWhonungBuerger','1037');">
            <text:p>insert <text:s/>into permissions (id,perm_permission,oid) values ('1037','PERM_createWhonungBuerger','1037');</text:p>
          </table:table-cell>
          <table:table-cell table:number-columns-repeated="5"/>
        </table:table-row>
        <table:table-row table:style-name="ro2">
          <table:table-cell office:value-type="float" office:value="1038">
            <text:p>1038</text:p>
          </table:table-cell>
          <table:table-cell/>
          <table:table-cell office:value-type="string">
            <text:p>PERM_readBuergerStaatsangehoerigkeiten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 into permissions (id,perm_permission,oid) values ('&quot;;[.A40];&quot;','&quot;;[.C40];&quot;','&quot;;[.D40];&quot;');&quot;)" office:value-type="string" office:string-value="insert  into permissions (id,perm_permission,oid) values ('1038','PERM_readBuergerStaatsangehoerigkeiten','1038');">
            <text:p>insert <text:s/>into permissions (id,perm_permission,oid) values ('1038','PERM_readBuergerStaatsangehoerigkeiten','1038');</text:p>
          </table:table-cell>
          <table:table-cell table:number-columns-repeated="5"/>
        </table:table-row>
        <table:table-row table:style-name="ro2">
          <table:table-cell office:value-type="float" office:value="1039">
            <text:p>1039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 into permissions (id,perm_permission,oid) values ('&quot;;[.A41];&quot;','&quot;;[.C41];&quot;','&quot;;[.D41];&quot;');&quot;)" office:value-type="string" office:string-value="insert  into permissions (id,perm_permission,oid) values ('1039','PERM_addStaatangehoerigkeitBuerger','1039');">
            <text:p>insert <text:s/>into permissions (id,perm_permission,oid) values ('1039','PERM_addStaatangehoerigkeitBuerger','1039');</text:p>
          </table:table-cell>
          <table:table-cell table:number-columns-repeated="5"/>
        </table:table-row>
        <table:table-row table:style-name="ro2">
          <table:table-cell office:value-type="float" office:value="1040">
            <text:p>1040</text:p>
          </table:table-cell>
          <table:table-cell/>
          <table:table-cell office:value-type="string">
            <text:p>PERM_addPassBuerger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 into permissions (id,perm_permission,oid) values ('&quot;;[.A42];&quot;','&quot;;[.C42];&quot;','&quot;;[.D42];&quot;');&quot;)" office:value-type="string" office:string-value="insert  into permissions (id,perm_permission,oid) values ('1040','PERM_addPassBuerger','1040');">
            <text:p>insert <text:s/>into permissions (id,perm_permission,oid) values ('1040','PERM_addPassBuerger','1040');</text:p>
          </table:table-cell>
          <table:table-cell table:number-columns-repeated="5"/>
        </table:table-row>
        <table:table-row table:style-name="ro2">
          <table:table-cell office:value-type="float" office:value="1041">
            <text:p>1041</text:p>
          </table:table-cell>
          <table:table-cell/>
          <table:table-cell office:value-type="string">
            <text:p>PERM_readBuergerPass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 into permissions (id,perm_permission,oid) values ('&quot;;[.A43];&quot;','&quot;;[.C43];&quot;','&quot;;[.D43];&quot;');&quot;)" office:value-type="string" office:string-value="insert  into permissions (id,perm_permission,oid) values ('1041','PERM_readBuergerPass','1041');">
            <text:p>insert <text:s/>into permissions (id,perm_permission,oid) values ('1041','PERM_readBuergerPass','1041');</text:p>
          </table:table-cell>
          <table:table-cell table:number-columns-repeated="5"/>
        </table:table-row>
        <table:table-row table:style-name="ro2">
          <table:table-cell office:value-type="float" office:value="1042">
            <text:p>1042</text:p>
          </table:table-cell>
          <table:table-cell/>
          <table:table-cell office:value-type="string">
            <text:p>PERM_queryCompanyBaseInfo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 into permissions (id,perm_permission,oid) values ('&quot;;[.A44];&quot;','&quot;;[.C44];&quot;','&quot;;[.D44];&quot;');&quot;)" office:value-type="string" office:string-value="insert  into permissions (id,perm_permission,oid) values ('1042','PERM_queryCompanyBaseInfo','1042');">
            <text:p>insert <text:s/>into permissions (id,perm_permission,oid) values ('1042','PERM_queryCompanyBaseInfo','1042');</text:p>
          </table:table-cell>
          <table:table-cell table:number-columns-repeated="5"/>
        </table:table-row>
        <table:table-row table:style-name="ro2">
          <table:table-cell office:value-type="float" office:value="1043">
            <text:p>1043</text:p>
          </table:table-cell>
          <table:table-cell/>
          <table:table-cell office:value-type="string">
            <text:p>PERM_newCompanyBaseInfo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 into permissions (id,perm_permission,oid) values ('&quot;;[.A45];&quot;','&quot;;[.C45];&quot;','&quot;;[.D45];&quot;');&quot;)" office:value-type="string" office:string-value="insert  into permissions (id,perm_permission,oid) values ('1043','PERM_newCompanyBaseInfo','1043');">
            <text:p>insert <text:s/>into permissions (id,perm_permission,oid) values ('1043','PERM_newCompanyBaseInfo','1043');</text:p>
          </table:table-cell>
          <table:table-cell table:number-columns-repeated="5"/>
        </table:table-row>
        <table:table-row table:style-name="ro2">
          <table:table-cell office:value-type="float" office:value="1044">
            <text:p>1044</text:p>
          </table:table-cell>
          <table:table-cell/>
          <table:table-cell office:value-type="string">
            <text:p>PERM_readCompanyBaseInfo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 into permissions (id,perm_permission,oid) values ('&quot;;[.A46];&quot;','&quot;;[.C46];&quot;','&quot;;[.D46];&quot;');&quot;)" office:value-type="string" office:string-value="insert  into permissions (id,perm_permission,oid) values ('1044','PERM_readCompanyBaseInfo','1044');">
            <text:p>insert <text:s/>into permissions (id,perm_permission,oid) values ('1044','PERM_readCompanyBaseInfo','1044');</text:p>
          </table:table-cell>
          <table:table-cell table:number-columns-repeated="5"/>
        </table:table-row>
        <table:table-row table:style-name="ro2">
          <table:table-cell office:value-type="float" office:value="1045">
            <text:p>1045</text:p>
          </table:table-cell>
          <table:table-cell/>
          <table:table-cell office:value-type="string">
            <text:p>PERM_updateCompanyBaseInfo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 into permissions (id,perm_permission,oid) values ('&quot;;[.A47];&quot;','&quot;;[.C47];&quot;','&quot;;[.D47];&quot;');&quot;)" office:value-type="string" office:string-value="insert  into permissions (id,perm_permission,oid) values ('1045','PERM_updateCompanyBaseInfo','1045');">
            <text:p>insert <text:s/>into permissions (id,perm_permission,oid) values ('1045','PERM_updateCompanyBaseInfo','1045');</text:p>
          </table:table-cell>
          <table:table-cell table:number-columns-repeated="5"/>
        </table:table-row>
        <table:table-row table:style-name="ro2">
          <table:table-cell office:value-type="float" office:value="1046">
            <text:p>1046</text:p>
          </table:table-cell>
          <table:table-cell/>
          <table:table-cell office:value-type="string">
            <text:p>PERM_saveCompanyBaseInfo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 into permissions (id,perm_permission,oid) values ('&quot;;[.A48];&quot;','&quot;;[.C48];&quot;','&quot;;[.D48];&quot;');&quot;)" office:value-type="string" office:string-value="insert  into permissions (id,perm_permission,oid) values ('1046','PERM_saveCompanyBaseInfo','1046');">
            <text:p>insert <text:s/>into permissions (id,perm_permission,oid) values ('1046','PERM_saveCompanyBaseInfo','1046');</text:p>
          </table:table-cell>
          <table:table-cell table:number-columns-repeated="5"/>
        </table:table-row>
        <table:table-row table:style-name="ro2">
          <table:table-cell office:value-type="float" office:value="1047">
            <text:p>1047</text:p>
          </table:table-cell>
          <table:table-cell/>
          <table:table-cell office:value-type="string">
            <text:p>PERM_deleteCompanyBaseInfo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 into permissions (id,perm_permission,oid) values ('&quot;;[.A49];&quot;','&quot;;[.C49];&quot;','&quot;;[.D49];&quot;');&quot;)" office:value-type="string" office:string-value="insert  into permissions (id,perm_permission,oid) values ('1047','PERM_deleteCompanyBaseInfo','1047');">
            <text:p>insert <text:s/>into permissions (id,perm_permission,oid) values ('1047','PERM_deleteCompanyBaseInfo','1047');</text:p>
          </table:table-cell>
          <table:table-cell table:number-columns-repeated="5"/>
        </table:table-row>
        <table:table-row table:style-name="ro2">
          <table:table-cell office:value-type="float" office:value="1048">
            <text:p>1048</text:p>
          </table:table-cell>
          <table:table-cell/>
          <table:table-cell office:value-type="string">
            <text:p>PERM_queryMandant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 into permissions (id,perm_permission,oid) values ('&quot;;[.A50];&quot;','&quot;;[.C50];&quot;','&quot;;[.D50];&quot;');&quot;)" office:value-type="string" office:string-value="insert  into permissions (id,perm_permission,oid) values ('1048','PERM_queryMandant','1048');">
            <text:p>insert <text:s/>into permissions (id,perm_permission,oid) values ('1048','PERM_queryMandant','1048');</text:p>
          </table:table-cell>
          <table:table-cell table:number-columns-repeated="5"/>
        </table:table-row>
        <table:table-row table:style-name="ro2">
          <table:table-cell office:value-type="float" office:value="1049">
            <text:p>1049</text:p>
          </table:table-cell>
          <table:table-cell/>
          <table:table-cell office:value-type="string">
            <text:p>PERM_newMandant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 into permissions (id,perm_permission,oid) values ('&quot;;[.A51];&quot;','&quot;;[.C51];&quot;','&quot;;[.D51];&quot;');&quot;)" office:value-type="string" office:string-value="insert  into permissions (id,perm_permission,oid) values ('1049','PERM_newMandant','1049');">
            <text:p>insert <text:s/>into permissions (id,perm_permission,oid) values ('1049','PERM_newMandant','1049');</text:p>
          </table:table-cell>
          <table:table-cell table:number-columns-repeated="5"/>
        </table:table-row>
        <table:table-row table:style-name="ro2">
          <table:table-cell office:value-type="float" office:value="1050">
            <text:p>1050</text:p>
          </table:table-cell>
          <table:table-cell/>
          <table:table-cell office:value-type="string">
            <text:p>PERM_copyMandant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 into permissions (id,perm_permission,oid) values ('&quot;;[.A52];&quot;','&quot;;[.C52];&quot;','&quot;;[.D52];&quot;');&quot;)" office:value-type="string" office:string-value="insert  into permissions (id,perm_permission,oid) values ('1050','PERM_copyMandant','1050');">
            <text:p>insert <text:s/>into permissions (id,perm_permission,oid) values ('1050','PERM_copyMandant','1050');</text:p>
          </table:table-cell>
          <table:table-cell table:number-columns-repeated="5"/>
        </table:table-row>
        <table:table-row table:style-name="ro2">
          <table:table-cell office:value-type="float" office:value="1051">
            <text:p>1051</text:p>
          </table:table-cell>
          <table:table-cell/>
          <table:table-cell office:value-type="string">
            <text:p>PERM_readMandant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 into permissions (id,perm_permission,oid) values ('&quot;;[.A53];&quot;','&quot;;[.C53];&quot;','&quot;;[.D53];&quot;');&quot;)" office:value-type="string" office:string-value="insert  into permissions (id,perm_permission,oid) values ('1051','PERM_readMandant','1051');">
            <text:p>insert <text:s/>into permissions (id,perm_permission,oid) values ('1051','PERM_readMandant','1051');</text:p>
          </table:table-cell>
          <table:table-cell table:number-columns-repeated="5"/>
        </table:table-row>
        <table:table-row table:style-name="ro2">
          <table:table-cell office:value-type="float" office:value="1052">
            <text:p>1052</text:p>
          </table:table-cell>
          <table:table-cell/>
          <table:table-cell office:value-type="string">
            <text:p>PERM_updateMandant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 into permissions (id,perm_permission,oid) values ('&quot;;[.A54];&quot;','&quot;;[.C54];&quot;','&quot;;[.D54];&quot;');&quot;)" office:value-type="string" office:string-value="insert  into permissions (id,perm_permission,oid) values ('1052','PERM_updateMandant','1052');">
            <text:p>insert <text:s/>into permissions (id,perm_permission,oid) values ('1052','PERM_updateMandant','1052');</text:p>
          </table:table-cell>
          <table:table-cell table:number-columns-repeated="5"/>
        </table:table-row>
        <table:table-row table:style-name="ro2">
          <table:table-cell office:value-type="float" office:value="1053">
            <text:p>1053</text:p>
          </table:table-cell>
          <table:table-cell/>
          <table:table-cell office:value-type="string">
            <text:p>PERM_saveMandant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 into permissions (id,perm_permission,oid) values ('&quot;;[.A55];&quot;','&quot;;[.C55];&quot;','&quot;;[.D55];&quot;');&quot;)" office:value-type="string" office:string-value="insert  into permissions (id,perm_permission,oid) values ('1053','PERM_saveMandant','1053');">
            <text:p>insert <text:s/>into permissions (id,perm_permission,oid) values ('1053','PERM_saveMandant','1053');</text:p>
          </table:table-cell>
          <table:table-cell table:number-columns-repeated="5"/>
        </table:table-row>
        <table:table-row table:style-name="ro2">
          <table:table-cell office:value-type="float" office:value="1054">
            <text:p>1054</text:p>
          </table:table-cell>
          <table:table-cell/>
          <table:table-cell office:value-type="string">
            <text:p>PERM_deleteMandant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 into permissions (id,perm_permission,oid) values ('&quot;;[.A56];&quot;','&quot;;[.C56];&quot;','&quot;;[.D56];&quot;');&quot;)" office:value-type="string" office:string-value="insert  into permissions (id,perm_permission,oid) values ('1054','PERM_deleteMandant','1054');">
            <text:p>insert <text:s/>into permissions (id,perm_permission,oid) values ('1054','PERM_deleteMandant','1054');</text:p>
          </table:table-cell>
          <table:table-cell table:number-columns-repeated="5"/>
        </table:table-row>
        <table:table-row table:style-name="ro2">
          <table:table-cell office:value-type="float" office:value="1055">
            <text:p>1055</text:p>
          </table:table-cell>
          <table:table-cell/>
          <table:table-cell office:value-type="string">
            <text:p>PERM_queryPass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 into permissions (id,perm_permission,oid) values ('&quot;;[.A57];&quot;','&quot;;[.C57];&quot;','&quot;;[.D57];&quot;');&quot;)" office:value-type="string" office:string-value="insert  into permissions (id,perm_permission,oid) values ('1055','PERM_queryPass','1055');">
            <text:p>insert <text:s/>into permissions (id,perm_permission,oid) values ('1055','PERM_queryPass','1055');</text:p>
          </table:table-cell>
          <table:table-cell table:number-columns-repeated="5"/>
        </table:table-row>
        <table:table-row table:style-name="ro2">
          <table:table-cell office:value-type="float" office:value="1056">
            <text:p>1056</text:p>
          </table:table-cell>
          <table:table-cell/>
          <table:table-cell office:value-type="string">
            <text:p>PERM_newPass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 into permissions (id,perm_permission,oid) values ('&quot;;[.A58];&quot;','&quot;;[.C58];&quot;','&quot;;[.D58];&quot;');&quot;)" office:value-type="string" office:string-value="insert  into permissions (id,perm_permission,oid) values ('1056','PERM_newPass','1056');">
            <text:p>insert <text:s/>into permissions (id,perm_permission,oid) values ('1056','PERM_newPass','1056');</text:p>
          </table:table-cell>
          <table:table-cell table:number-columns-repeated="5"/>
        </table:table-row>
        <table:table-row table:style-name="ro2">
          <table:table-cell office:value-type="float" office:value="1057">
            <text:p>1057</text:p>
          </table:table-cell>
          <table:table-cell/>
          <table:table-cell office:value-type="string">
            <text:p>PERM_copyPass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 into permissions (id,perm_permission,oid) values ('&quot;;[.A59];&quot;','&quot;;[.C59];&quot;','&quot;;[.D59];&quot;');&quot;)" office:value-type="string" office:string-value="insert  into permissions (id,perm_permission,oid) values ('1057','PERM_copyPass','1057');">
            <text:p>insert <text:s/>into permissions (id,perm_permission,oid) values ('1057','PERM_copyPass','1057');</text:p>
          </table:table-cell>
          <table:table-cell table:number-columns-repeated="5"/>
        </table:table-row>
        <table:table-row table:style-name="ro2">
          <table:table-cell office:value-type="float" office:value="1058">
            <text:p>1058</text:p>
          </table:table-cell>
          <table:table-cell/>
          <table:table-cell office:value-type="string">
            <text:p>PERM_readPass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 into permissions (id,perm_permission,oid) values ('&quot;;[.A60];&quot;','&quot;;[.C60];&quot;','&quot;;[.D60];&quot;');&quot;)" office:value-type="string" office:string-value="insert  into permissions (id,perm_permission,oid) values ('1058','PERM_readPass','1058');">
            <text:p>insert <text:s/>into permissions (id,perm_permission,oid) values ('1058','PERM_readPass','1058');</text:p>
          </table:table-cell>
          <table:table-cell table:number-columns-repeated="5"/>
        </table:table-row>
        <table:table-row table:style-name="ro2">
          <table:table-cell office:value-type="float" office:value="1059">
            <text:p>1059</text:p>
          </table:table-cell>
          <table:table-cell/>
          <table:table-cell office:value-type="string">
            <text:p>PERM_updatePass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 into permissions (id,perm_permission,oid) values ('&quot;;[.A61];&quot;','&quot;;[.C61];&quot;','&quot;;[.D61];&quot;');&quot;)" office:value-type="string" office:string-value="insert  into permissions (id,perm_permission,oid) values ('1059','PERM_updatePass','1059');">
            <text:p>insert <text:s/>into permissions (id,perm_permission,oid) values ('1059','PERM_updatePass','1059');</text:p>
          </table:table-cell>
          <table:table-cell table:number-columns-repeated="5"/>
        </table:table-row>
        <table:table-row table:style-name="ro2">
          <table:table-cell office:value-type="float" office:value="1060">
            <text:p>1060</text:p>
          </table:table-cell>
          <table:table-cell/>
          <table:table-cell office:value-type="string">
            <text:p>PERM_savePass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 into permissions (id,perm_permission,oid) values ('&quot;;[.A62];&quot;','&quot;;[.C62];&quot;','&quot;;[.D62];&quot;');&quot;)" office:value-type="string" office:string-value="insert  into permissions (id,perm_permission,oid) values ('1060','PERM_savePass','1060');">
            <text:p>insert <text:s/>into permissions (id,perm_permission,oid) values ('1060','PERM_savePass','1060');</text:p>
          </table:table-cell>
          <table:table-cell table:number-columns-repeated="5"/>
        </table:table-row>
        <table:table-row table:style-name="ro2">
          <table:table-cell office:value-type="float" office:value="1061">
            <text:p>1061</text:p>
          </table:table-cell>
          <table:table-cell/>
          <table:table-cell office:value-type="string">
            <text:p>PERM_deletePass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 into permissions (id,perm_permission,oid) values ('&quot;;[.A63];&quot;','&quot;;[.C63];&quot;','&quot;;[.D63];&quot;');&quot;)" office:value-type="string" office:string-value="insert  into permissions (id,perm_permission,oid) values ('1061','PERM_deletePass','1061');">
            <text:p>insert <text:s/>into permissions (id,perm_permission,oid) values ('1061','PERM_deletePass','1061');</text:p>
          </table:table-cell>
          <table:table-cell table:number-columns-repeated="5"/>
        </table:table-row>
        <table:table-row table:style-name="ro2">
          <table:table-cell office:value-type="float" office:value="1062">
            <text:p>1062</text:p>
          </table:table-cell>
          <table:table-cell/>
          <table:table-cell office:value-type="string">
            <text:p>PERM_addStaatangehoerigkeitPass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 into permissions (id,perm_permission,oid) values ('&quot;;[.A64];&quot;','&quot;;[.C64];&quot;','&quot;;[.D64];&quot;');&quot;)" office:value-type="string" office:string-value="insert  into permissions (id,perm_permission,oid) values ('1062','PERM_addStaatangehoerigkeitPass','1062');">
            <text:p>insert <text:s/>into permissions (id,perm_permission,oid) values ('1062','PERM_addStaatangehoerigkeitPass','1062');</text:p>
          </table:table-cell>
          <table:table-cell table:number-columns-repeated="5"/>
        </table:table-row>
        <table:table-row table:style-name="ro2">
          <table:table-cell office:value-type="float" office:value="1063">
            <text:p>1063</text:p>
          </table:table-cell>
          <table:table-cell/>
          <table:table-cell office:value-type="string">
            <text:p>PERM_readPassStaatsangehoerigkeiten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 into permissions (id,perm_permission,oid) values ('&quot;;[.A65];&quot;','&quot;;[.C65];&quot;','&quot;;[.D65];&quot;');&quot;)" office:value-type="string" office:string-value="insert  into permissions (id,perm_permission,oid) values ('1063','PERM_readPassStaatsangehoerigkeiten','1063');">
            <text:p>insert <text:s/>into permissions (id,perm_permission,oid) values ('1063','PERM_readPassStaatsangehoerigkeiten','1063');</text:p>
          </table:table-cell>
          <table:table-cell table:number-columns-repeated="5"/>
        </table:table-row>
        <table:table-row table:style-name="ro2">
          <table:table-cell office:value-type="float" office:value="1064">
            <text:p>1064</text:p>
          </table:table-cell>
          <table:table-cell/>
          <table:table-cell office:value-type="string">
            <text:p>PERM_queryPermission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 into permissions (id,perm_permission,oid) values ('&quot;;[.A66];&quot;','&quot;;[.C66];&quot;','&quot;;[.D66];&quot;');&quot;)" office:value-type="string" office:string-value="insert  into permissions (id,perm_permission,oid) values ('1064','PERM_queryPermission','1064');">
            <text:p>insert <text:s/>into permissions (id,perm_permission,oid) values ('1064','PERM_queryPermission','1064');</text:p>
          </table:table-cell>
          <table:table-cell table:number-columns-repeated="5"/>
        </table:table-row>
        <table:table-row table:style-name="ro2">
          <table:table-cell office:value-type="float" office:value="1065">
            <text:p>1065</text:p>
          </table:table-cell>
          <table:table-cell/>
          <table:table-cell office:value-type="string">
            <text:p>PERM_readPermission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 into permissions (id,perm_permission,oid) values ('&quot;;[.A67];&quot;','&quot;;[.C67];&quot;','&quot;;[.D67];&quot;');&quot;)" office:value-type="string" office:string-value="insert  into permissions (id,perm_permission,oid) values ('1065','PERM_readPermission','1065');">
            <text:p>insert <text:s/>into permissions (id,perm_permission,oid) values ('1065','PERM_readPermission','1065');</text:p>
          </table:table-cell>
          <table:table-cell table:number-columns-repeated="5"/>
        </table:table-row>
        <table:table-row table:style-name="ro2">
          <table:table-cell office:value-type="float" office:value="1066">
            <text:p>1066</text:p>
          </table:table-cell>
          <table:table-cell/>
          <table:table-cell office:value-type="string">
            <text:p>PERM_savePermission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 into permissions (id,perm_permission,oid) values ('&quot;;[.A68];&quot;','&quot;;[.C68];&quot;','&quot;;[.D68];&quot;');&quot;)" office:value-type="string" office:string-value="insert  into permissions (id,perm_permission,oid) values ('1066','PERM_savePermission','1066');">
            <text:p>insert <text:s/>into permissions (id,perm_permission,oid) values ('1066','PERM_savePermission','1066');</text:p>
          </table:table-cell>
          <table:table-cell table:number-columns-repeated="5"/>
        </table:table-row>
        <table:table-row table:style-name="ro2">
          <table:table-cell office:value-type="float" office:value="1067">
            <text:p>1067</text:p>
          </table:table-cell>
          <table:table-cell/>
          <table:table-cell office:value-type="string">
            <text:p>PERM_deletePermission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 into permissions (id,perm_permission,oid) values ('&quot;;[.A69];&quot;','&quot;;[.C69];&quot;','&quot;;[.D69];&quot;');&quot;)" office:value-type="string" office:string-value="insert  into permissions (id,perm_permission,oid) values ('1067','PERM_deletePermission','1067');">
            <text:p>insert <text:s/>into permissions (id,perm_permission,oid) values ('1067','PERM_deletePermission','1067');</text:p>
          </table:table-cell>
          <table:table-cell table:number-columns-repeated="5"/>
        </table:table-row>
        <table:table-row table:style-name="ro2">
          <table:table-cell office:value-type="float" office:value="1068">
            <text:p>1068</text:p>
          </table:table-cell>
          <table:table-cell/>
          <table:table-cell office:value-type="string">
            <text:p>PERM_getPrincipal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 into permissions (id,perm_permission,oid) values ('&quot;;[.A70];&quot;','&quot;;[.C70];&quot;','&quot;;[.D70];&quot;');&quot;)" office:value-type="string" office:string-value="insert  into permissions (id,perm_permission,oid) values ('1068','PERM_getPrincipal','1068');">
            <text:p>insert <text:s/>into permissions (id,perm_permission,oid) values ('1068','PERM_getPrincipal','1068');</text:p>
          </table:table-cell>
          <table:table-cell table:number-columns-repeated="5"/>
        </table:table-row>
        <table:table-row table:style-name="ro2">
          <table:table-cell office:value-type="float" office:value="1069">
            <text:p>1069</text:p>
          </table:table-cell>
          <table:table-cell/>
          <table:table-cell office:value-type="string">
            <text:p>PERM_queryStaatsangehoerigkeit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 into permissions (id,perm_permission,oid) values ('&quot;;[.A71];&quot;','&quot;;[.C71];&quot;','&quot;;[.D71];&quot;');&quot;)" office:value-type="string" office:string-value="insert  into permissions (id,perm_permission,oid) values ('1069','PERM_queryStaatsangehoerigkeit','1069');">
            <text:p>insert <text:s/>into permissions (id,perm_permission,oid) values ('1069','PERM_queryStaatsangehoerigkeit','1069');</text:p>
          </table:table-cell>
          <table:table-cell table:number-columns-repeated="5"/>
        </table:table-row>
        <table:table-row table:style-name="ro2">
          <table:table-cell office:value-type="float" office:value="1070">
            <text:p>1070</text:p>
          </table:table-cell>
          <table:table-cell/>
          <table:table-cell office:value-type="string">
            <text:p>PERM_createStaatsangehoerigkeit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 into permissions (id,perm_permission,oid) values ('&quot;;[.A72];&quot;','&quot;;[.C72];&quot;','&quot;;[.D72];&quot;');&quot;)" office:value-type="string" office:string-value="insert  into permissions (id,perm_permission,oid) values ('1070','PERM_createStaatsangehoerigkeit','1070');">
            <text:p>insert <text:s/>into permissions (id,perm_permission,oid) values ('1070','PERM_createStaatsangehoerigkeit','1070');</text:p>
          </table:table-cell>
          <table:table-cell table:number-columns-repeated="5"/>
        </table:table-row>
        <table:table-row table:style-name="ro2">
          <table:table-cell office:value-type="float" office:value="1071">
            <text:p>1071</text:p>
          </table:table-cell>
          <table:table-cell/>
          <table:table-cell office:value-type="string">
            <text:p>PERM_readStaatsangehoerigkeit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 into permissions (id,perm_permission,oid) values ('&quot;;[.A73];&quot;','&quot;;[.C73];&quot;','&quot;;[.D73];&quot;');&quot;)" office:value-type="string" office:string-value="insert  into permissions (id,perm_permission,oid) values ('1071','PERM_readStaatsangehoerigkeit','1071');">
            <text:p>insert <text:s/>into permissions (id,perm_permission,oid) values ('1071','PERM_readStaatsangehoerigkeit','1071');</text:p>
          </table:table-cell>
          <table:table-cell table:number-columns-repeated="5"/>
        </table:table-row>
        <table:table-row table:style-name="ro2">
          <table:table-cell office:value-type="float" office:value="1072">
            <text:p>1072</text:p>
          </table:table-cell>
          <table:table-cell/>
          <table:table-cell office:value-type="string">
            <text:p>PERM_deleteStaatsangehoerigkeit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 into permissions (id,perm_permission,oid) values ('&quot;;[.A74];&quot;','&quot;;[.C74];&quot;','&quot;;[.D74];&quot;');&quot;)" office:value-type="string" office:string-value="insert  into permissions (id,perm_permission,oid) values ('1072','PERM_deleteStaatsangehoerigkeit','1072');">
            <text:p>insert <text:s/>into permissions (id,perm_permission,oid) values ('1072','PERM_deleteStaatsangehoerigkeit','1072');</text:p>
          </table:table-cell>
          <table:table-cell table:number-columns-repeated="5"/>
        </table:table-row>
        <table:table-row table:style-name="ro2">
          <table:table-cell office:value-type="float" office:value="1073">
            <text:p>1073</text:p>
          </table:table-cell>
          <table:table-cell/>
          <table:table-cell office:value-type="string">
            <text:p>PERM_queryUserAuthority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 into permissions (id,perm_permission,oid) values ('&quot;;[.A75];&quot;','&quot;;[.C75];&quot;','&quot;;[.D75];&quot;');&quot;)" office:value-type="string" office:string-value="insert  into permissions (id,perm_permission,oid) values ('1073','PERM_queryUserAuthority','1073');">
            <text:p>insert <text:s/>into permissions (id,perm_permission,oid) values ('1073','PERM_queryUserAuthority','1073');</text:p>
          </table:table-cell>
          <table:table-cell table:number-columns-repeated="5"/>
        </table:table-row>
        <table:table-row table:style-name="ro2">
          <table:table-cell office:value-type="float" office:value="1074">
            <text:p>1074</text:p>
          </table:table-cell>
          <table:table-cell/>
          <table:table-cell office:value-type="string">
            <text:p>PERM_readByUsernameUserAuthority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 into permissions (id,perm_permission,oid) values ('&quot;;[.A76];&quot;','&quot;;[.C76];&quot;','&quot;;[.D76];&quot;');&quot;)" office:value-type="string" office:string-value="insert  into permissions (id,perm_permission,oid) values ('1074','PERM_readByUsernameUserAuthority','1074');">
            <text:p>insert <text:s/>into permissions (id,perm_permission,oid) values ('1074','PERM_readByUsernameUserAuthority','1074');</text:p>
          </table:table-cell>
          <table:table-cell table:number-columns-repeated="5"/>
        </table:table-row>
        <table:table-row table:style-name="ro2">
          <table:table-cell office:value-type="float" office:value="1075">
            <text:p>1075</text:p>
          </table:table-cell>
          <table:table-cell/>
          <table:table-cell office:value-type="string">
            <text:p>PERM_readUserAuthority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 into permissions (id,perm_permission,oid) values ('&quot;;[.A77];&quot;','&quot;;[.C77];&quot;','&quot;;[.D77];&quot;');&quot;)" office:value-type="string" office:string-value="insert  into permissions (id,perm_permission,oid) values ('1075','PERM_readUserAuthority','1075');">
            <text:p>insert <text:s/>into permissions (id,perm_permission,oid) values ('1075','PERM_readUserAuthority','1075');</text:p>
          </table:table-cell>
          <table:table-cell table:number-columns-repeated="5"/>
        </table:table-row>
        <table:table-row table:style-name="ro2">
          <table:table-cell office:value-type="float" office:value="1076">
            <text:p>1076</text:p>
          </table:table-cell>
          <table:table-cell/>
          <table:table-cell office:value-type="string">
            <text:p>PERM_saveUserAuthority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 into permissions (id,perm_permission,oid) values ('&quot;;[.A78];&quot;','&quot;;[.C78];&quot;','&quot;;[.D78];&quot;');&quot;)" office:value-type="string" office:string-value="insert  into permissions (id,perm_permission,oid) values ('1076','PERM_saveUserAuthority','1076');">
            <text:p>insert <text:s/>into permissions (id,perm_permission,oid) values ('1076','PERM_saveUserAuthority','1076');</text:p>
          </table:table-cell>
          <table:table-cell table:number-columns-repeated="5"/>
        </table:table-row>
        <table:table-row table:style-name="ro2">
          <table:table-cell office:value-type="float" office:value="1077">
            <text:p>1077</text:p>
          </table:table-cell>
          <table:table-cell/>
          <table:table-cell office:value-type="string">
            <text:p>PERM_deleteUserAuthority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 into permissions (id,perm_permission,oid) values ('&quot;;[.A79];&quot;','&quot;;[.C79];&quot;','&quot;;[.D79];&quot;');&quot;)" office:value-type="string" office:string-value="insert  into permissions (id,perm_permission,oid) values ('1077','PERM_deleteUserAuthority','1077');">
            <text:p>insert <text:s/>into permissions (id,perm_permission,oid) values ('1077','PERM_deleteUserAuthority','1077');</text:p>
          </table:table-cell>
          <table:table-cell table:number-columns-repeated="5"/>
        </table:table-row>
        <table:table-row table:style-name="ro2">
          <table:table-cell office:value-type="float" office:value="1078">
            <text:p>1078</text:p>
          </table:table-cell>
          <table:table-cell/>
          <table:table-cell office:value-type="string">
            <text:p>PERM_queryUser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 into permissions (id,perm_permission,oid) values ('&quot;;[.A80];&quot;','&quot;;[.C80];&quot;','&quot;;[.D80];&quot;');&quot;)" office:value-type="string" office:string-value="insert  into permissions (id,perm_permission,oid) values ('1078','PERM_queryUser','1078');">
            <text:p>insert <text:s/>into permissions (id,perm_permission,oid) values ('1078','PERM_queryUser','1078');</text:p>
          </table:table-cell>
          <table:table-cell table:number-columns-repeated="5"/>
        </table:table-row>
        <table:table-row table:style-name="ro2">
          <table:table-cell office:value-type="float" office:value="1079">
            <text:p>1079</text:p>
          </table:table-cell>
          <table:table-cell/>
          <table:table-cell office:value-type="string">
            <text:p>PERM_newUser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 into permissions (id,perm_permission,oid) values ('&quot;;[.A81];&quot;','&quot;;[.C81];&quot;','&quot;;[.D81];&quot;');&quot;)" office:value-type="string" office:string-value="insert  into permissions (id,perm_permission,oid) values ('1079','PERM_newUser','1079');">
            <text:p>insert <text:s/>into permissions (id,perm_permission,oid) values ('1079','PERM_newUser','1079');</text:p>
          </table:table-cell>
          <table:table-cell table:number-columns-repeated="5"/>
        </table:table-row>
        <table:table-row table:style-name="ro2">
          <table:table-cell office:value-type="float" office:value="1080">
            <text:p>1080</text:p>
          </table:table-cell>
          <table:table-cell/>
          <table:table-cell office:value-type="string">
            <text:p>PERM_readUser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 into permissions (id,perm_permission,oid) values ('&quot;;[.A82];&quot;','&quot;;[.C82];&quot;','&quot;;[.D82];&quot;');&quot;)" office:value-type="string" office:string-value="insert  into permissions (id,perm_permission,oid) values ('1080','PERM_readUser','1080');">
            <text:p>insert <text:s/>into permissions (id,perm_permission,oid) values ('1080','PERM_readUser','1080');</text:p>
          </table:table-cell>
          <table:table-cell table:number-columns-repeated="5"/>
        </table:table-row>
        <table:table-row table:style-name="ro2">
          <table:table-cell office:value-type="float" office:value="1081">
            <text:p>1081</text:p>
          </table:table-cell>
          <table:table-cell/>
          <table:table-cell office:value-type="string">
            <text:p>PERM_readUsername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 into permissions (id,perm_permission,oid) values ('&quot;;[.A83];&quot;','&quot;;[.C83];&quot;','&quot;;[.D83];&quot;');&quot;)" office:value-type="string" office:string-value="insert  into permissions (id,perm_permission,oid) values ('1081','PERM_readUsername','1081');">
            <text:p>insert <text:s/>into permissions (id,perm_permission,oid) values ('1081','PERM_readUsername','1081');</text:p>
          </table:table-cell>
          <table:table-cell table:number-columns-repeated="5"/>
        </table:table-row>
        <table:table-row table:style-name="ro2">
          <table:table-cell office:value-type="float" office:value="1082">
            <text:p>1082</text:p>
          </table:table-cell>
          <table:table-cell/>
          <table:table-cell office:value-type="string">
            <text:p>PERM_updateUser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 into permissions (id,perm_permission,oid) values ('&quot;;[.A84];&quot;','&quot;;[.C84];&quot;','&quot;;[.D84];&quot;');&quot;)" office:value-type="string" office:string-value="insert  into permissions (id,perm_permission,oid) values ('1082','PERM_updateUser','1082');">
            <text:p>insert <text:s/>into permissions (id,perm_permission,oid) values ('1082','PERM_updateUser','1082');</text:p>
          </table:table-cell>
          <table:table-cell table:number-columns-repeated="5"/>
        </table:table-row>
        <table:table-row table:style-name="ro2">
          <table:table-cell office:value-type="float" office:value="1083">
            <text:p>1083</text:p>
          </table:table-cell>
          <table:table-cell/>
          <table:table-cell office:value-type="string">
            <text:p>PERM_saveUser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 into permissions (id,perm_permission,oid) values ('&quot;;[.A85];&quot;','&quot;;[.C85];&quot;','&quot;;[.D85];&quot;');&quot;)" office:value-type="string" office:string-value="insert  into permissions (id,perm_permission,oid) values ('1083','PERM_saveUser','1083');">
            <text:p>insert <text:s/>into permissions (id,perm_permission,oid) values ('1083','PERM_saveUser','1083');</text:p>
          </table:table-cell>
          <table:table-cell table:number-columns-repeated="5"/>
        </table:table-row>
        <table:table-row table:style-name="ro2">
          <table:table-cell office:value-type="float" office:value="1084">
            <text:p>1084</text:p>
          </table:table-cell>
          <table:table-cell/>
          <table:table-cell office:value-type="string">
            <text:p>PERM_deleteUser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 into permissions (id,perm_permission,oid) values ('&quot;;[.A86];&quot;','&quot;;[.C86];&quot;','&quot;;[.D86];&quot;');&quot;)" office:value-type="string" office:string-value="insert  into permissions (id,perm_permission,oid) values ('1084','PERM_deleteUser','1084');">
            <text:p>insert <text:s/>into permissions (id,perm_permission,oid) values ('1084','PERM_deleteUser','1084');</text:p>
          </table:table-cell>
          <table:table-cell table:number-columns-repeated="5"/>
        </table:table-row>
        <table:table-row table:style-name="ro2">
          <table:table-cell office:value-type="float" office:value="1085">
            <text:p>1085</text:p>
          </table:table-cell>
          <table:table-cell/>
          <table:table-cell office:value-type="string">
            <text:p>PERM_addMandantUser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 into permissions (id,perm_permission,oid) values ('&quot;;[.A87];&quot;','&quot;;[.C87];&quot;','&quot;;[.D87];&quot;');&quot;)" office:value-type="string" office:string-value="insert  into permissions (id,perm_permission,oid) values ('1085','PERM_addMandantUser','1085');">
            <text:p>insert <text:s/>into permissions (id,perm_permission,oid) values ('1085','PERM_addMandantUser','1085');</text:p>
          </table:table-cell>
          <table:table-cell table:number-columns-repeated="5"/>
        </table:table-row>
        <table:table-row table:style-name="ro2">
          <table:table-cell office:value-type="float" office:value="1086">
            <text:p>1086</text:p>
          </table:table-cell>
          <table:table-cell/>
          <table:table-cell office:value-type="string">
            <text:p>PERM_copyUser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 into permissions (id,perm_permission,oid) values ('&quot;;[.A88];&quot;','&quot;;[.C88];&quot;','&quot;;[.D88];&quot;');&quot;)" office:value-type="string" office:string-value="insert  into permissions (id,perm_permission,oid) values ('1086','PERM_copyUser','1086');">
            <text:p>insert <text:s/>into permissions (id,perm_permission,oid) values ('1086','PERM_copyUser','1086');</text:p>
          </table:table-cell>
          <table:table-cell table:number-columns-repeated="5"/>
        </table:table-row>
        <table:table-row table:style-name="ro2">
          <table:table-cell office:value-type="float" office:value="1087">
            <text:p>1087</text:p>
          </table:table-cell>
          <table:table-cell/>
          <table:table-cell office:value-type="string">
            <text:p>PERM_queryWohnung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 into permissions (id,perm_permission,oid) values ('&quot;;[.A89];&quot;','&quot;;[.C89];&quot;','&quot;;[.D89];&quot;');&quot;)" office:value-type="string" office:string-value="insert  into permissions (id,perm_permission,oid) values ('1087','PERM_queryWohnung','1087');">
            <text:p>insert <text:s/>into permissions (id,perm_permission,oid) values ('1087','PERM_queryWohnung','1087');</text:p>
          </table:table-cell>
          <table:table-cell table:number-columns-repeated="5"/>
        </table:table-row>
        <table:table-row table:style-name="ro2">
          <table:table-cell office:value-type="float" office:value="1088">
            <text:p>1088</text:p>
          </table:table-cell>
          <table:table-cell/>
          <table:table-cell office:value-type="string">
            <text:p>PERM_newWohnung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 into permissions (id,perm_permission,oid) values ('&quot;;[.A90];&quot;','&quot;;[.C90];&quot;','&quot;;[.D90];&quot;');&quot;)" office:value-type="string" office:string-value="insert  into permissions (id,perm_permission,oid) values ('1088','PERM_newWohnung','1088');">
            <text:p>insert <text:s/>into permissions (id,perm_permission,oid) values ('1088','PERM_newWohnung','1088');</text:p>
          </table:table-cell>
          <table:table-cell table:number-columns-repeated="5"/>
        </table:table-row>
        <table:table-row table:style-name="ro2">
          <table:table-cell office:value-type="float" office:value="1089">
            <text:p>1089</text:p>
          </table:table-cell>
          <table:table-cell/>
          <table:table-cell office:value-type="string">
            <text:p>PERM_copyWohnung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 into permissions (id,perm_permission,oid) values ('&quot;;[.A91];&quot;','&quot;;[.C91];&quot;','&quot;;[.D91];&quot;');&quot;)" office:value-type="string" office:string-value="insert  into permissions (id,perm_permission,oid) values ('1089','PERM_copyWohnung','1089');">
            <text:p>insert <text:s/>into permissions (id,perm_permission,oid) values ('1089','PERM_copyWohnung','1089');</text:p>
          </table:table-cell>
          <table:table-cell table:number-columns-repeated="5"/>
        </table:table-row>
        <table:table-row table:style-name="ro2">
          <table:table-cell office:value-type="float" office:value="1090">
            <text:p>1090</text:p>
          </table:table-cell>
          <table:table-cell/>
          <table:table-cell office:value-type="string">
            <text:p>PERM_readWohnung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 into permissions (id,perm_permission,oid) values ('&quot;;[.A92];&quot;','&quot;;[.C92];&quot;','&quot;;[.D92];&quot;');&quot;)" office:value-type="string" office:string-value="insert  into permissions (id,perm_permission,oid) values ('1090','PERM_readWohnung','1090');">
            <text:p>insert <text:s/>into permissions (id,perm_permission,oid) values ('1090','PERM_readWohnung','1090');</text:p>
          </table:table-cell>
          <table:table-cell table:number-columns-repeated="5"/>
        </table:table-row>
        <table:table-row table:style-name="ro2">
          <table:table-cell office:value-type="float" office:value="1091">
            <text:p>1091</text:p>
          </table:table-cell>
          <table:table-cell/>
          <table:table-cell office:value-type="string">
            <text:p>PERM_updateWohnung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 into permissions (id,perm_permission,oid) values ('&quot;;[.A93];&quot;','&quot;;[.C93];&quot;','&quot;;[.D93];&quot;');&quot;)" office:value-type="string" office:string-value="insert  into permissions (id,perm_permission,oid) values ('1091','PERM_updateWohnung','1091');">
            <text:p>insert <text:s/>into permissions (id,perm_permission,oid) values ('1091','PERM_updateWohnung','1091');</text:p>
          </table:table-cell>
          <table:table-cell table:number-columns-repeated="5"/>
        </table:table-row>
        <table:table-row table:style-name="ro2">
          <table:table-cell office:value-type="float" office:value="1092">
            <text:p>1092</text:p>
          </table:table-cell>
          <table:table-cell/>
          <table:table-cell office:value-type="string">
            <text:p>PERM_saveWohnung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 into permissions (id,perm_permission,oid) values ('&quot;;[.A94];&quot;','&quot;;[.C94];&quot;','&quot;;[.D94];&quot;');&quot;)" office:value-type="string" office:string-value="insert  into permissions (id,perm_permission,oid) values ('1092','PERM_saveWohnung','1092');">
            <text:p>insert <text:s/>into permissions (id,perm_permission,oid) values ('1092','PERM_saveWohnung','1092');</text:p>
          </table:table-cell>
          <table:table-cell table:number-columns-repeated="5"/>
        </table:table-row>
        <table:table-row table:style-name="ro2">
          <table:table-cell office:value-type="float" office:value="1093">
            <text:p>1093</text:p>
          </table:table-cell>
          <table:table-cell/>
          <table:table-cell office:value-type="string">
            <text:p>PERM_deleteWohnung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 into permissions (id,perm_permission,oid) values ('&quot;;[.A95];&quot;','&quot;;[.C95];&quot;','&quot;;[.D95];&quot;');&quot;)" office:value-type="string" office:string-value="insert  into permissions (id,perm_permission,oid) values ('1093','PERM_deleteWohnung','1093');">
            <text:p>insert <text:s/>into permissions (id,perm_permission,oid) values ('1093','PERM_deleteWohnung','1093');</text:p>
          </table:table-cell>
          <table:table-cell table:number-columns-repeated="5"/>
        </table:table-row>
        <table:table-row table:style-name="ro2">
          <table:table-cell office:value-type="float" office:value="1094">
            <text:p>1094</text:p>
          </table:table-cell>
          <table:table-cell/>
          <table:table-cell office:value-type="string">
            <text:p>PERM_readWohnungAdresse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 into permissions (id,perm_permission,oid) values ('&quot;;[.A96];&quot;','&quot;;[.C96];&quot;','&quot;;[.D96];&quot;');&quot;)" office:value-type="string" office:string-value="insert  into permissions (id,perm_permission,oid) values ('1094','PERM_readWohnungAdresse','1094');">
            <text:p>insert <text:s/>into permissions (id,perm_permission,oid) values ('1094','PERM_readWohnungAdresse','1094');</text:p>
          </table:table-cell>
          <table:table-cell table:number-columns-repeated="5"/>
        </table:table-row>
        <table:table-row table:style-name="ro2">
          <table:table-cell office:value-type="float" office:value="1095">
            <text:p>1095</text:p>
          </table:table-cell>
          <table:table-cell/>
          <table:table-cell office:value-type="string">
            <text:p>PERM_addAdresseWohnung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 into permissions (id,perm_permission,oid) values ('&quot;;[.A97];&quot;','&quot;;[.C97];&quot;','&quot;;[.D97];&quot;');&quot;)" office:value-type="string" office:string-value="insert  into permissions (id,perm_permission,oid) values ('1095','PERM_addAdresseWohnung','1095');">
            <text:p>insert <text:s/>into permissions (id,perm_permission,oid) values ('1095','PERM_addAdresseWohnung','1095');</text:p>
          </table:table-cell>
          <table:table-cell table:number-columns-repeated="5"/>
        </table:table-row>
        <table:table-row table:style-name="ro2">
          <table:table-cell office:value-type="float" office:value="1096">
            <text:p>1096</text:p>
          </table:table-cell>
          <table:table-cell/>
          <table:table-cell office:value-type="string">
            <text:p>PERM_releaseWohnungBuerger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 into permissions (id,perm_permission,oid) values ('&quot;;[.A98];&quot;','&quot;;[.C98];&quot;','&quot;;[.D98];&quot;');&quot;)" office:value-type="string" office:string-value="insert  into permissions (id,perm_permission,oid) values ('1096','PERM_releaseWohnungBuerger','1096');">
            <text:p>insert <text:s/>into permissions (id,perm_permission,oid) values ('1096','PERM_releaseWohnungBuerger','109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7">
            <text:p>1097</text:p>
          </table:table-cell>
          <table:table-cell/>
          <table:table-cell office:value-type="string">
            <text:p>PERM_releaseWohnungAllBuerger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 into permissions (id,perm_permission,oid) values ('&quot;;[.A99];&quot;','&quot;;[.C99];&quot;','&quot;;[.D99];&quot;');&quot;)" office:value-type="string" office:string-value="insert  into permissions (id,perm_permission,oid) values ('1097','PERM_releaseWohnungAllBuerger','1097');">
            <text:p>insert <text:s/>into permissions (id,perm_permission,oid) values ('1097','PERM_releaseWohnungAllBuerger','109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8">
            <text:p>1098</text:p>
          </table:table-cell>
          <table:table-cell/>
          <table:table-cell office:value-type="string">
            <text:p>PERM_readWohnungBuerger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 into permissions (id,perm_permission,oid) values ('&quot;;[.A100];&quot;','&quot;;[.C100];&quot;','&quot;;[.D100];&quot;');&quot;)" office:value-type="string" office:string-value="insert  into permissions (id,perm_permission,oid) values ('1098','PERM_readWohnungBuerger','1098');">
            <text:p>insert <text:s/>into permissions (id,perm_permission,oid) values ('1098','PERM_readWohnungBuerger','109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099">
            <text:p>1099</text:p>
          </table:table-cell>
          <table:table-cell/>
          <table:table-cell office:value-type="string">
            <text:p>PERM_releaseBuergerElternteil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 into permissions (id,perm_permission,oid) values ('&quot;;[.A101];&quot;','&quot;;[.C101];&quot;','&quot;;[.D101];&quot;');&quot;)" office:value-type="string" office:string-value="insert  into permissions (id,perm_permission,oid) values ('1099','PERM_releaseBuergerElternteil','1099');">
            <text:p>insert <text:s/>into permissions (id,perm_permission,oid) values ('1099','PERM_releaseBuergerElternteil','109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0">
            <text:p>1100</text:p>
          </table:table-cell>
          <table:table-cell/>
          <table:table-cell office:value-type="string">
            <text:p>PERM_releaseBuergerEltern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 into permissions (id,perm_permission,oid) values ('&quot;;[.A102];&quot;','&quot;;[.C102];&quot;','&quot;;[.D102];&quot;');&quot;)" office:value-type="string" office:string-value="insert  into permissions (id,perm_permission,oid) values ('1100','PERM_releaseBuergerEltern','1100');">
            <text:p>insert <text:s/>into permissions (id,perm_permission,oid) values ('1100','PERM_releaseBuergerEltern','110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1">
            <text:p>1101</text:p>
          </table:table-cell>
          <table:table-cell/>
          <table:table-cell office:value-type="string">
            <text:p>PERM_readEltern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 into permissions (id,perm_permission,oid) values ('&quot;;[.A103];&quot;','&quot;;[.C103];&quot;','&quot;;[.D103];&quot;');&quot;)" office:value-type="string" office:string-value="insert  into permissions (id,perm_permission,oid) values ('1101','PERM_readEltern','1101');">
            <text:p>insert <text:s/>into permissions (id,perm_permission,oid) values ('1101','PERM_readEltern','110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2">
            <text:p>1102</text:p>
          </table:table-cell>
          <table:table-cell/>
          <table:table-cell office:value-type="string">
            <text:p>PERM_newSachbearbeiter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 into permissions (id,perm_permission,oid) values ('&quot;;[.A104];&quot;','&quot;;[.C104];&quot;','&quot;;[.D104];&quot;');&quot;)" office:value-type="string" office:string-value="insert  into permissions (id,perm_permission,oid) values ('1102','PERM_newSachbearbeiter','1102');">
            <text:p>insert <text:s/>into permissions (id,perm_permission,oid) values ('1102','PERM_newSachbearbeiter','110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3">
            <text:p>1103</text:p>
          </table:table-cell>
          <table:table-cell/>
          <table:table-cell office:value-type="string">
            <text:p>PERM_querySachbearbeiter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 into permissions (id,perm_permission,oid) values ('&quot;;[.A105];&quot;','&quot;;[.C105];&quot;','&quot;;[.D105];&quot;');&quot;)" office:value-type="string" office:string-value="insert  into permissions (id,perm_permission,oid) values ('1103','PERM_querySachbearbeiter','1103');">
            <text:p>insert <text:s/>into permissions (id,perm_permission,oid) values ('1103','PERM_querySachbearbeiter','110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4">
            <text:p>1104</text:p>
          </table:table-cell>
          <table:table-cell/>
          <table:table-cell office:value-type="string">
            <text:p>PERM_copySachbearbeiter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 into permissions (id,perm_permission,oid) values ('&quot;;[.A106];&quot;','&quot;;[.C106];&quot;','&quot;;[.D106];&quot;');&quot;)" office:value-type="string" office:string-value="insert  into permissions (id,perm_permission,oid) values ('1104','PERM_copySachbearbeiter','1104');">
            <text:p>insert <text:s/>into permissions (id,perm_permission,oid) values ('1104','PERM_copySachbearbeiter','110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5">
            <text:p>1105</text:p>
          </table:table-cell>
          <table:table-cell/>
          <table:table-cell office:value-type="string">
            <text:p>PERM_readSachbearbeiter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 into permissions (id,perm_permission,oid) values ('&quot;;[.A107];&quot;','&quot;;[.C107];&quot;','&quot;;[.D107];&quot;');&quot;)" office:value-type="string" office:string-value="insert  into permissions (id,perm_permission,oid) values ('1105','PERM_readSachbearbeiter','1105');">
            <text:p>insert <text:s/>into permissions (id,perm_permission,oid) values ('1105','PERM_readSachbearbeiter','110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6">
            <text:p>1106</text:p>
          </table:table-cell>
          <table:table-cell/>
          <table:table-cell office:value-type="string">
            <text:p>PERM_updateSachbearbeiter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 into permissions (id,perm_permission,oid) values ('&quot;;[.A108];&quot;','&quot;;[.C108];&quot;','&quot;;[.D108];&quot;');&quot;)" office:value-type="string" office:string-value="insert  into permissions (id,perm_permission,oid) values ('1106','PERM_updateSachbearbeiter','1106');">
            <text:p>insert <text:s/>into permissions (id,perm_permission,oid) values ('1106','PERM_updateSachbearbeiter','110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7">
            <text:p>1107</text:p>
          </table:table-cell>
          <table:table-cell/>
          <table:table-cell office:value-type="string">
            <text:p>PERM_saveSachbearbeiter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 into permissions (id,perm_permission,oid) values ('&quot;;[.A109];&quot;','&quot;;[.C109];&quot;','&quot;;[.D109];&quot;');&quot;)" office:value-type="string" office:string-value="insert  into permissions (id,perm_permission,oid) values ('1107','PERM_saveSachbearbeiter','1107');">
            <text:p>insert <text:s/>into permissions (id,perm_permission,oid) values ('1107','PERM_saveSachbearbeiter','110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8">
            <text:p>1108</text:p>
          </table:table-cell>
          <table:table-cell/>
          <table:table-cell office:value-type="string">
            <text:p>PERM_deleteSachbearbeiter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 into permissions (id,perm_permission,oid) values ('&quot;;[.A110];&quot;','&quot;;[.C110];&quot;','&quot;;[.D110];&quot;');&quot;)" office:value-type="string" office:string-value="insert  into permissions (id,perm_permission,oid) values ('1108','PERM_deleteSachbearbeiter','1108');">
            <text:p>insert <text:s/>into permissions (id,perm_permission,oid) values ('1108','PERM_deleteSachbearbeiter','110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09">
            <text:p>1109</text:p>
          </table:table-cell>
          <table:table-cell/>
          <table:table-cell office:value-type="string">
            <text:p>PERM_readSachbearbeiterBuerger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 into permissions (id,perm_permission,oid) values ('&quot;;[.A111];&quot;','&quot;;[.C111];&quot;','&quot;;[.D111];&quot;');&quot;)" office:value-type="string" office:string-value="insert  into permissions (id,perm_permission,oid) values ('1109','PERM_readSachbearbeiterBuerger','1109');">
            <text:p>insert <text:s/>into permissions (id,perm_permission,oid) values ('1109','PERM_readSachbearbeiterBuerger','110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0">
            <text:p>1110</text:p>
          </table:table-cell>
          <table:table-cell/>
          <table:table-cell office:value-type="string">
            <text:p>PERM_releaseSachbearbeiterBuerger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 into permissions (id,perm_permission,oid) values ('&quot;;[.A112];&quot;','&quot;;[.C112];&quot;','&quot;;[.D112];&quot;');&quot;)" office:value-type="string" office:string-value="insert  into permissions (id,perm_permission,oid) values ('1110','PERM_releaseSachbearbeiterBuerger','1110');">
            <text:p>insert <text:s/>into permissions (id,perm_permission,oid) values ('1110','PERM_releaseSachbearbeiterBuerger','111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1">
            <text:p>1111</text:p>
          </table:table-cell>
          <table:table-cell/>
          <table:table-cell office:value-type="string">
            <text:p>PERM_releaseSachbearbeiterAllBuerger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 into permissions (id,perm_permission,oid) values ('&quot;;[.A113];&quot;','&quot;;[.C113];&quot;','&quot;;[.D113];&quot;');&quot;)" office:value-type="string" office:string-value="insert  into permissions (id,perm_permission,oid) values ('1111','PERM_releaseSachbearbeiterAllBuerger','1111');">
            <text:p>insert <text:s/>into permissions (id,perm_permission,oid) values ('1111','PERM_releaseSachbearbeiterAllBuerger','111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2">
            <text:p>1112</text:p>
          </table:table-cell>
          <table:table-cell/>
          <table:table-cell office:value-type="string">
            <text:p>PERM_releaseSachbearbeiterUser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 into permissions (id,perm_permission,oid) values ('&quot;;[.A114];&quot;','&quot;;[.C114];&quot;','&quot;;[.D114];&quot;');&quot;)" office:value-type="string" office:string-value="insert  into permissions (id,perm_permission,oid) values ('1112','PERM_releaseSachbearbeiterUser','1112');">
            <text:p>insert <text:s/>into permissions (id,perm_permission,oid) values ('1112','PERM_releaseSachbearbeiterUser','111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3">
            <text:p>1113</text:p>
          </table:table-cell>
          <table:table-cell/>
          <table:table-cell office:value-type="string">
            <text:p>PERM_createBuergerSachbearbeiter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 into permissions (id,perm_permission,oid) values ('&quot;;[.A115];&quot;','&quot;;[.C115];&quot;','&quot;;[.D115];&quot;');&quot;)" office:value-type="string" office:string-value="insert  into permissions (id,perm_permission,oid) values ('1113','PERM_createBuergerSachbearbeiter','1113');">
            <text:p>insert <text:s/>into permissions (id,perm_permission,oid) values ('1113','PERM_createBuergerSachbearbeiter','111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4">
            <text:p>1114</text:p>
          </table:table-cell>
          <table:table-cell/>
          <table:table-cell office:value-type="string">
            <text:p>PERM_addBuergerSachbearbeiter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 into permissions (id,perm_permission,oid) values ('&quot;;[.A116];&quot;','&quot;;[.C116];&quot;','&quot;;[.D116];&quot;');&quot;)" office:value-type="string" office:string-value="insert  into permissions (id,perm_permission,oid) values ('1114','PERM_addBuergerSachbearbeiter','1114');">
            <text:p>insert <text:s/>into permissions (id,perm_permission,oid) values ('1114','PERM_addBuergerSachbearbeiter','111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5">
            <text:p>1115</text:p>
          </table:table-cell>
          <table:table-cell/>
          <table:table-cell office:value-type="string">
            <text:p>PERM_createUserSachbearbeiter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 into permissions (id,perm_permission,oid) values ('&quot;;[.A117];&quot;','&quot;;[.C117];&quot;','&quot;;[.D117];&quot;');&quot;)" office:value-type="string" office:string-value="insert  into permissions (id,perm_permission,oid) values ('1115','PERM_createUserSachbearbeiter','1115');">
            <text:p>insert <text:s/>into permissions (id,perm_permission,oid) values ('1115','PERM_createUserSachbearbeiter','111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6">
            <text:p>1116</text:p>
          </table:table-cell>
          <table:table-cell/>
          <table:table-cell office:value-type="string">
            <text:p>PERM_addUserSachbearbeiter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 into permissions (id,perm_permission,oid) values ('&quot;;[.A118];&quot;','&quot;;[.C118];&quot;','&quot;;[.D118];&quot;');&quot;)" office:value-type="string" office:string-value="insert  into permissions (id,perm_permission,oid) values ('1116','PERM_addUserSachbearbeiter','1116');">
            <text:p>insert <text:s/>into permissions (id,perm_permission,oid) values ('1116','PERM_addUserSachbearbeiter','111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7">
            <text:p>1117</text:p>
          </table:table-cell>
          <table:table-cell/>
          <table:table-cell office:value-type="string">
            <text:p>PERM_readSachbearbeiterUser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 into permissions (id,perm_permission,oid) values ('&quot;;[.A119];&quot;','&quot;;[.C119];&quot;','&quot;;[.D119];&quot;');&quot;)" office:value-type="string" office:string-value="insert  into permissions (id,perm_permission,oid) values ('1117','PERM_readSachbearbeiterUser','1117');">
            <text:p>insert <text:s/>into permissions (id,perm_permission,oid) values ('1117','PERM_readSachbearbeiterUser','111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8">
            <text:p>111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 into permissions (id,perm_permission,oid) values ('&quot;;[.A120];&quot;','&quot;;[.C120];&quot;','&quot;;[.D120];&quot;');&quot;)" office:value-type="string" office:string-value="insert  into permissions (id,perm_permission,oid) values ('1118','PERM_readBuergerSachbearbeiter','1118');">
            <text:p>insert <text:s/>into permissions (id,perm_permission,oid) values ('1118','PERM_readBuergerSachbearbeiter','111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19">
            <text:p>111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 into permissions (id,perm_permission,oid) values ('&quot;;[.A121];&quot;','&quot;;[.C121];&quot;','&quot;;[.D121];&quot;');&quot;)" office:value-type="string" office:string-value="insert  into permissions (id,perm_permission,oid) values ('1119','PERM_addSachbearbeiterBuerger','1119');">
            <text:p>insert <text:s/>into permissions (id,perm_permission,oid) values ('1119','PERM_addSachbearbeiterBuerger','111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0">
            <text:p>112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 into permissions (id,perm_permission,oid) values ('&quot;;[.A122];&quot;','&quot;;[.C122];&quot;','&quot;;[.D122];&quot;');&quot;)" office:value-type="string" office:string-value="insert  into permissions (id,perm_permission,oid) values ('1120','PERM_createSachbearbeiterBuerger','1120');">
            <text:p>insert <text:s/>into permissions (id,perm_permission,oid) values ('1120','PERM_createSachbearbeiterBuerger','112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1">
            <text:p>112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 into permissions (id,perm_permission,oid) values ('&quot;;[.A123];&quot;','&quot;;[.C123];&quot;','&quot;;[.D123];&quot;');&quot;)" office:value-type="string" office:string-value="insert  into permissions (id,perm_permission,oid) values ('1121','PERM_releaseBuergerAllSachbearbeiter','1121');">
            <text:p>insert <text:s/>into permissions (id,perm_permission,oid) values ('1121','PERM_releaseBuergerAllSachbearbeiter','112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2">
            <text:p>1122</text:p>
          </table:table-cell>
          <table:table-cell/>
          <table:table-cell office:value-type="string">
            <text:p>PERM_createWohnungBuerger</text:p>
          </table:table-cell>
          <table:table-cell office:value-type="float" office:value="1122">
            <text:p>1122</text:p>
          </table:table-cell>
          <table:table-cell/>
          <table:table-cell table:formula="of:=CONCATENATE(&quot;insert  into permissions (id,perm_permission,oid) values ('&quot;;[.A124];&quot;','&quot;;[.C124];&quot;','&quot;;[.D124];&quot;');&quot;)" office:value-type="string" office:string-value="insert  into permissions (id,perm_permission,oid) values ('1122','PERM_createWohnungBuerger','1122');">
            <text:p>insert <text:s/>into permissions (id,perm_permission,oid) values ('1122','PERM_createWohnungBuerger','112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3">
            <text:p>1123</text:p>
          </table:table-cell>
          <table:table-cell/>
          <table:table-cell office:value-type="string">
            <text:p>PERM_addStaatangehoerigkeitBuerger</text:p>
          </table:table-cell>
          <table:table-cell office:value-type="float" office:value="1123">
            <text:p>1123</text:p>
          </table:table-cell>
          <table:table-cell/>
          <table:table-cell table:formula="of:=CONCATENATE(&quot;insert  into permissions (id,perm_permission,oid) values ('&quot;;[.A125];&quot;','&quot;;[.C125];&quot;','&quot;;[.D125];&quot;');&quot;)" office:value-type="string" office:string-value="insert  into permissions (id,perm_permission,oid) values ('1123','PERM_addStaatangehoerigkeitBuerger','1123');">
            <text:p>insert <text:s/>into permissions (id,perm_permission,oid) values ('1123','PERM_addStaatangehoerigkeitBuerger','112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4">
            <text:p>1124</text:p>
          </table:table-cell>
          <table:table-cell/>
          <table:table-cell office:value-type="string">
            <text:p>PERM_addPassBuerger</text:p>
          </table:table-cell>
          <table:table-cell office:value-type="float" office:value="1124">
            <text:p>1124</text:p>
          </table:table-cell>
          <table:table-cell/>
          <table:table-cell table:formula="of:=CONCATENATE(&quot;insert  into permissions (id,perm_permission,oid) values ('&quot;;[.A126];&quot;','&quot;;[.C126];&quot;','&quot;;[.D126];&quot;');&quot;)" office:value-type="string" office:string-value="insert  into permissions (id,perm_permission,oid) values ('1124','PERM_addPassBuerger','1124');">
            <text:p>insert <text:s/>into permissions (id,perm_permission,oid) values ('1124','PERM_addPassBuerger','112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5">
            <text:p>1125</text:p>
          </table:table-cell>
          <table:table-cell/>
          <table:table-cell office:value-type="string">
            <text:p>PERM_createPassBuerger</text:p>
          </table:table-cell>
          <table:table-cell office:value-type="float" office:value="1125">
            <text:p>1125</text:p>
          </table:table-cell>
          <table:table-cell/>
          <table:table-cell table:formula="of:=CONCATENATE(&quot;insert  into permissions (id,perm_permission,oid) values ('&quot;;[.A127];&quot;','&quot;;[.C127];&quot;','&quot;;[.D127];&quot;');&quot;)" office:value-type="string" office:string-value="insert  into permissions (id,perm_permission,oid) values ('1125','PERM_createPassBuerger','1125');">
            <text:p>insert <text:s/>into permissions (id,perm_permission,oid) values ('1125','PERM_createPassBuerger','112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6">
            <text:p>1126</text:p>
          </table:table-cell>
          <table:table-cell/>
          <table:table-cell office:value-type="string">
            <text:p>PERM_readBuergerPass</text:p>
          </table:table-cell>
          <table:table-cell office:value-type="float" office:value="1126">
            <text:p>1126</text:p>
          </table:table-cell>
          <table:table-cell/>
          <table:table-cell table:formula="of:=CONCATENATE(&quot;insert  into permissions (id,perm_permission,oid) values ('&quot;;[.A128];&quot;','&quot;;[.C128];&quot;','&quot;;[.D128];&quot;');&quot;)" office:value-type="string" office:string-value="insert  into permissions (id,perm_permission,oid) values ('1126','PERM_readBuergerPass','1126');">
            <text:p>insert <text:s/>into permissions (id,perm_permission,oid) values ('1126','PERM_readBuergerPass','112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7">
            <text:p>1127</text:p>
          </table:table-cell>
          <table:table-cell/>
          <table:table-cell office:value-type="string">
            <text:p>PERM_releaseBuergerPaesse</text:p>
          </table:table-cell>
          <table:table-cell office:value-type="float" office:value="1127">
            <text:p>1127</text:p>
          </table:table-cell>
          <table:table-cell/>
          <table:table-cell table:formula="of:=CONCATENATE(&quot;insert  into permissions (id,perm_permission,oid) values ('&quot;;[.A129];&quot;','&quot;;[.C129];&quot;','&quot;;[.D129];&quot;');&quot;)" office:value-type="string" office:string-value="insert  into permissions (id,perm_permission,oid) values ('1127','PERM_releaseBuergerPaesse','1127');">
            <text:p>insert <text:s/>into permissions (id,perm_permission,oid) values ('1127','PERM_releaseBuergerPaesse','112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8">
            <text:p>1128</text:p>
          </table:table-cell>
          <table:table-cell/>
          <table:table-cell office:value-type="string">
            <text:p>PERM_readBuergerSachbearbeiter</text:p>
          </table:table-cell>
          <table:table-cell office:value-type="float" office:value="1128">
            <text:p>1128</text:p>
          </table:table-cell>
          <table:table-cell/>
          <table:table-cell table:formula="of:=CONCATENATE(&quot;insert  into permissions (id,perm_permission,oid) values ('&quot;;[.A130];&quot;','&quot;;[.C130];&quot;','&quot;;[.D130];&quot;');&quot;)" office:value-type="string" office:string-value="insert  into permissions (id,perm_permission,oid) values ('1128','PERM_readBuergerSachbearbeiter','1128');">
            <text:p>insert <text:s/>into permissions (id,perm_permission,oid) values ('1128','PERM_readBuergerSachbearbeiter','112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29">
            <text:p>1129</text:p>
          </table:table-cell>
          <table:table-cell/>
          <table:table-cell office:value-type="string">
            <text:p>PERM_addSachbearbeiterBuerger</text:p>
          </table:table-cell>
          <table:table-cell office:value-type="float" office:value="1129">
            <text:p>1129</text:p>
          </table:table-cell>
          <table:table-cell/>
          <table:table-cell table:formula="of:=CONCATENATE(&quot;insert  into permissions (id,perm_permission,oid) values ('&quot;;[.A131];&quot;','&quot;;[.C131];&quot;','&quot;;[.D131];&quot;');&quot;)" office:value-type="string" office:string-value="insert  into permissions (id,perm_permission,oid) values ('1129','PERM_addSachbearbeiterBuerger','1129');">
            <text:p>insert <text:s/>into permissions (id,perm_permission,oid) values ('1129','PERM_addSachbearbeiterBuerger','112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0">
            <text:p>1130</text:p>
          </table:table-cell>
          <table:table-cell/>
          <table:table-cell office:value-type="string">
            <text:p>PERM_createSachbearbeiterBuerger</text:p>
          </table:table-cell>
          <table:table-cell office:value-type="float" office:value="1130">
            <text:p>1130</text:p>
          </table:table-cell>
          <table:table-cell/>
          <table:table-cell table:formula="of:=CONCATENATE(&quot;insert  into permissions (id,perm_permission,oid) values ('&quot;;[.A132];&quot;','&quot;;[.C132];&quot;','&quot;;[.D132];&quot;');&quot;)" office:value-type="string" office:string-value="insert  into permissions (id,perm_permission,oid) values ('1130','PERM_createSachbearbeiterBuerger','1130');">
            <text:p>insert <text:s/>into permissions (id,perm_permission,oid) values ('1130','PERM_createSachbearbeiterBuerger','1130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1">
            <text:p>1131</text:p>
          </table:table-cell>
          <table:table-cell/>
          <table:table-cell office:value-type="string">
            <text:p>PERM_releaseBuergerAllSachbearbeiter</text:p>
          </table:table-cell>
          <table:table-cell office:value-type="float" office:value="1131">
            <text:p>1131</text:p>
          </table:table-cell>
          <table:table-cell/>
          <table:table-cell table:formula="of:=CONCATENATE(&quot;insert  into permissions (id,perm_permission,oid) values ('&quot;;[.A133];&quot;','&quot;;[.C133];&quot;','&quot;;[.D133];&quot;');&quot;)" office:value-type="string" office:string-value="insert  into permissions (id,perm_permission,oid) values ('1131','PERM_releaseBuergerAllSachbearbeiter','1131');">
            <text:p>insert <text:s/>into permissions (id,perm_permission,oid) values ('1131','PERM_releaseBuergerAllSachbearbeiter','1131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2">
            <text:p>1132</text:p>
          </table:table-cell>
          <table:table-cell/>
          <table:table-cell office:value-type="string">
            <text:p>PERM_copyListBuerger</text:p>
          </table:table-cell>
          <table:table-cell office:value-type="float" office:value="1132">
            <text:p>1132</text:p>
          </table:table-cell>
          <table:table-cell/>
          <table:table-cell table:formula="of:=CONCATENATE(&quot;insert  into permissions (id,perm_permission,oid) values ('&quot;;[.A134];&quot;','&quot;;[.C134];&quot;','&quot;;[.D134];&quot;');&quot;)" office:value-type="string" office:string-value="insert  into permissions (id,perm_permission,oid) values ('1132','PERM_copyListBuerger','1132');">
            <text:p>insert <text:s/>into permissions (id,perm_permission,oid) values ('1132','PERM_copyListBuerger','1132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3">
            <text:p>1133</text:p>
          </table:table-cell>
          <table:table-cell/>
          <table:table-cell office:value-type="string">
            <text:p>PERM_releaseBuergerWohnungen</text:p>
          </table:table-cell>
          <table:table-cell office:value-type="float" office:value="1133">
            <text:p>1133</text:p>
          </table:table-cell>
          <table:table-cell/>
          <table:table-cell table:formula="of:=CONCATENATE(&quot;insert  into permissions (id,perm_permission,oid) values ('&quot;;[.A135];&quot;','&quot;;[.C135];&quot;','&quot;;[.D135];&quot;');&quot;)" office:value-type="string" office:string-value="insert  into permissions (id,perm_permission,oid) values ('1133','PERM_releaseBuergerWohnungen','1133');">
            <text:p>insert <text:s/>into permissions (id,perm_permission,oid) values ('1133','PERM_releaseBuergerWohnungen','1133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4">
            <text:p>1134</text:p>
          </table:table-cell>
          <table:table-cell/>
          <table:table-cell office:value-type="string">
            <text:p>PERM_deleteListBuerger</text:p>
          </table:table-cell>
          <table:table-cell office:value-type="float" office:value="1134">
            <text:p>1134</text:p>
          </table:table-cell>
          <table:table-cell/>
          <table:table-cell table:formula="of:=CONCATENATE(&quot;insert  into permissions (id,perm_permission,oid) values ('&quot;;[.A136];&quot;','&quot;;[.C136];&quot;','&quot;;[.D136];&quot;');&quot;)" office:value-type="string" office:string-value="insert  into permissions (id,perm_permission,oid) values ('1134','PERM_deleteListBuerger','1134');">
            <text:p>insert <text:s/>into permissions (id,perm_permission,oid) values ('1134','PERM_deleteListBuerger','1134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5">
            <text:p>1135</text:p>
          </table:table-cell>
          <table:table-cell/>
          <table:table-cell office:value-type="string">
            <text:p>PERM_releasePassBuerger</text:p>
          </table:table-cell>
          <table:table-cell office:value-type="float" office:value="1135">
            <text:p>1135</text:p>
          </table:table-cell>
          <table:table-cell/>
          <table:table-cell table:formula="of:=CONCATENATE(&quot;insert  into permissions (id,perm_permission,oid) values ('&quot;;[.A137];&quot;','&quot;;[.C137];&quot;','&quot;;[.D137];&quot;');&quot;)" office:value-type="string" office:string-value="insert  into permissions (id,perm_permission,oid) values ('1135','PERM_releasePassBuerger','1135');">
            <text:p>insert <text:s/>into permissions (id,perm_permission,oid) values ('1135','PERM_releasePassBuerger','1135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6">
            <text:p>1136</text:p>
          </table:table-cell>
          <table:table-cell/>
          <table:table-cell office:value-type="string">
            <text:p>PERM_readPassBuerger</text:p>
          </table:table-cell>
          <table:table-cell office:value-type="float" office:value="1136">
            <text:p>1136</text:p>
          </table:table-cell>
          <table:table-cell/>
          <table:table-cell table:formula="of:=CONCATENATE(&quot;insert  into permissions (id,perm_permission,oid) values ('&quot;;[.A138];&quot;','&quot;;[.C138];&quot;','&quot;;[.D138];&quot;');&quot;)" office:value-type="string" office:string-value="insert  into permissions (id,perm_permission,oid) values ('1136','PERM_readPassBuerger','1136');">
            <text:p>insert <text:s/>into permissions (id,perm_permission,oid) values ('1136','PERM_readPassBuerger','1136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7">
            <text:p>1137</text:p>
          </table:table-cell>
          <table:table-cell/>
          <table:table-cell office:value-type="string">
            <text:p>PERM_copyListPass</text:p>
          </table:table-cell>
          <table:table-cell office:value-type="float" office:value="1137">
            <text:p>1137</text:p>
          </table:table-cell>
          <table:table-cell/>
          <table:table-cell table:formula="of:=CONCATENATE(&quot;insert  into permissions (id,perm_permission,oid) values ('&quot;;[.A139];&quot;','&quot;;[.C139];&quot;','&quot;;[.D139];&quot;');&quot;)" office:value-type="string" office:string-value="insert  into permissions (id,perm_permission,oid) values ('1137','PERM_copyListPass','1137');">
            <text:p>insert <text:s/>into permissions (id,perm_permission,oid) values ('1137','PERM_copyListPass','1137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8">
            <text:p>1138</text:p>
          </table:table-cell>
          <table:table-cell/>
          <table:table-cell office:value-type="string">
            <text:p>PERM_deleteListPass</text:p>
          </table:table-cell>
          <table:table-cell office:value-type="float" office:value="1138">
            <text:p>1138</text:p>
          </table:table-cell>
          <table:table-cell/>
          <table:table-cell table:formula="of:=CONCATENATE(&quot;insert  into permissions (id,perm_permission,oid) values ('&quot;;[.A140];&quot;','&quot;;[.C140];&quot;','&quot;;[.D140];&quot;');&quot;)" office:value-type="string" office:string-value="insert  into permissions (id,perm_permission,oid) values ('1138','PERM_deleteListPass','1138');">
            <text:p>insert <text:s/>into permissions (id,perm_permission,oid) values ('1138','PERM_deleteListPass','1138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39">
            <text:p>1139</text:p>
          </table:table-cell>
          <table:table-cell/>
          <table:table-cell office:value-type="string">
            <text:p>PERM_releaseStaatsangehoerigkeitAllBuerger</text:p>
          </table:table-cell>
          <table:table-cell office:value-type="float" office:value="1139">
            <text:p>1139</text:p>
          </table:table-cell>
          <table:table-cell/>
          <table:table-cell table:formula="of:=CONCATENATE(&quot;insert  into permissions (id,perm_permission,oid) values ('&quot;;[.A141];&quot;','&quot;;[.C141];&quot;','&quot;;[.D141];&quot;');&quot;)" office:value-type="string" office:string-value="insert  into permissions (id,perm_permission,oid) values ('1139','PERM_releaseStaatsangehoerigkeitAllBuerger','1139');">
            <text:p>insert <text:s/>into permissions (id,perm_permission,oid) values ('1139','PERM_releaseStaatsangehoerigkeitAllBuerger','1139');</text:p>
          </table:table-cell>
          <table:table-cell table:style-name="Default" table:number-columns-repeated="5"/>
        </table:table-row>
        <table:table-row table:style-name="ro2">
          <table:table-cell office:value-type="float" office:value="1140">
            <text:p>1140</text:p>
          </table:table-cell>
          <table:table-cell/>
          <table:table-cell office:value-type="string">
            <text:p>PERM_readStaatsangehoerigkeitBuerger</text:p>
          </table:table-cell>
          <table:table-cell office:value-type="float" office:value="1140">
            <text:p>1140</text:p>
          </table:table-cell>
          <table:table-cell/>
          <table:table-cell table:formula="of:=CONCATENATE(&quot;insert  into permissions (id,perm_permission,oid) values ('&quot;;[.A142];&quot;','&quot;;[.C142];&quot;','&quot;;[.D142];&quot;');&quot;)" office:value-type="string" office:string-value="insert  into permissions (id,perm_permission,oid) values ('1140','PERM_readStaatsangehoerigkeitBuerger','1140');">
            <text:p>insert <text:s/>into permissions (id,perm_permission,oid) values ('1140','PERM_readStaatsangehoerigkeitBuerger','1140');</text:p>
          </table:table-cell>
          <table:table-cell table:style-name="Default" table:number-columns-repeated="5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2">
          <table:table-cell office:value-type="string">
            <text:p>Authority_ID</text:p>
          </table:table-cell>
          <table:table-cell office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1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2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3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4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5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6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7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8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09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0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1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2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3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4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5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6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7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8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19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1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2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5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6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7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8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29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0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1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2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4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5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6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7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8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9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0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1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2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3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4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5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6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7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8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49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0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1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2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3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4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5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6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7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8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59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0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1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2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3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4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5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6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7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8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69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0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1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2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3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4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5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6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7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8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79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0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1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2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3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4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5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6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7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8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89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0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2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4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5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6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7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8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9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0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1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2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3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4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5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6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7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8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09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1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2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3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4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5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6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7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8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19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0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21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>
            <text:p>insert into authoritys_permissions (authority_id, permission_id) values ('2','112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0">
            <text:p>500</text:p>
          </table:table-cell>
          <table:table-cell/>
          <table:table-cell table:formula="of:=CONCATENATE(&quot;insert into authoritys_permissions (authority_id, permission_id) values ('&quot;;[.A124];&quot;','&quot;;[.B124];&quot;');&quot;)" office:value-type="string" office:string-value="insert into authoritys_permissions (authority_id, permission_id) values ('9001','500');">
            <text:p>insert into authoritys_permissions (authority_id, permission_id) values ('9001','500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1">
            <text:p>501</text:p>
          </table:table-cell>
          <table:table-cell/>
          <table:table-cell table:formula="of:=CONCATENATE(&quot;insert into authoritys_permissions (authority_id, permission_id) values ('&quot;;[.A125];&quot;','&quot;;[.B125];&quot;');&quot;)" office:value-type="string" office:string-value="insert into authoritys_permissions (authority_id, permission_id) values ('9001','501');">
            <text:p>insert into authoritys_permissions (authority_id, permission_id) values ('9001','501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2">
            <text:p>502</text:p>
          </table:table-cell>
          <table:table-cell/>
          <table:table-cell table:formula="of:=CONCATENATE(&quot;insert into authoritys_permissions (authority_id, permission_id) values ('&quot;;[.A126];&quot;','&quot;;[.B126];&quot;');&quot;)" office:value-type="string" office:string-value="insert into authoritys_permissions (authority_id, permission_id) values ('9001','502');">
            <text:p>insert into authoritys_permissions (authority_id, permission_id) values ('9001','502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3">
            <text:p>503</text:p>
          </table:table-cell>
          <table:table-cell/>
          <table:table-cell table:formula="of:=CONCATENATE(&quot;insert into authoritys_permissions (authority_id, permission_id) values ('&quot;;[.A127];&quot;','&quot;;[.B127];&quot;');&quot;)" office:value-type="string" office:string-value="insert into authoritys_permissions (authority_id, permission_id) values ('9001','503');">
            <text:p>insert into authoritys_permissions (authority_id, permission_id) values ('9001','503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4">
            <text:p>504</text:p>
          </table:table-cell>
          <table:table-cell/>
          <table:table-cell table:formula="of:=CONCATENATE(&quot;insert into authoritys_permissions (authority_id, permission_id) values ('&quot;;[.A128];&quot;','&quot;;[.B128];&quot;');&quot;)" office:value-type="string" office:string-value="insert into authoritys_permissions (authority_id, permission_id) values ('9001','504');">
            <text:p>insert into authoritys_permissions (authority_id, permission_id) values ('9001','504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5">
            <text:p>505</text:p>
          </table:table-cell>
          <table:table-cell/>
          <table:table-cell table:formula="of:=CONCATENATE(&quot;insert into authoritys_permissions (authority_id, permission_id) values ('&quot;;[.A129];&quot;','&quot;;[.B129];&quot;');&quot;)" office:value-type="string" office:string-value="insert into authoritys_permissions (authority_id, permission_id) values ('9001','505');">
            <text:p>insert into authoritys_permissions (authority_id, permission_id) values ('9001','505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6">
            <text:p>506</text:p>
          </table:table-cell>
          <table:table-cell/>
          <table:table-cell table:formula="of:=CONCATENATE(&quot;insert into authoritys_permissions (authority_id, permission_id) values ('&quot;;[.A130];&quot;','&quot;;[.B130];&quot;');&quot;)" office:value-type="string" office:string-value="insert into authoritys_permissions (authority_id, permission_id) values ('9001','506');">
            <text:p>insert into authoritys_permissions (authority_id, permission_id) values ('9001','506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7">
            <text:p>507</text:p>
          </table:table-cell>
          <table:table-cell/>
          <table:table-cell table:formula="of:=CONCATENATE(&quot;insert into authoritys_permissions (authority_id, permission_id) values ('&quot;;[.A131];&quot;','&quot;;[.B131];&quot;');&quot;)" office:value-type="string" office:string-value="insert into authoritys_permissions (authority_id, permission_id) values ('9001','507');">
            <text:p>insert into authoritys_permissions (authority_id, permission_id) values ('9001','507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8">
            <text:p>508</text:p>
          </table:table-cell>
          <table:table-cell/>
          <table:table-cell table:formula="of:=CONCATENATE(&quot;insert into authoritys_permissions (authority_id, permission_id) values ('&quot;;[.A132];&quot;','&quot;;[.B132];&quot;');&quot;)" office:value-type="string" office:string-value="insert into authoritys_permissions (authority_id, permission_id) values ('9001','508');">
            <text:p>insert into authoritys_permissions (authority_id, permission_id) values ('9001','508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09">
            <text:p>509</text:p>
          </table:table-cell>
          <table:table-cell/>
          <table:table-cell table:formula="of:=CONCATENATE(&quot;insert into authoritys_permissions (authority_id, permission_id) values ('&quot;;[.A133];&quot;','&quot;;[.B133];&quot;');&quot;)" office:value-type="string" office:string-value="insert into authoritys_permissions (authority_id, permission_id) values ('9001','509');">
            <text:p>insert into authoritys_permissions (authority_id, permission_id) values ('9001','509');</text:p>
          </table:table-cell>
        </table:table-row>
        <table:table-row table:style-name="ro1">
          <table:table-cell office:value-type="float" office:value="9001">
            <text:p>9001</text:p>
          </table:table-cell>
          <table:table-cell office:value-type="float" office:value="510">
            <text:p>510</text:p>
          </table:table-cell>
          <table:table-cell/>
          <table:table-cell table:formula="of:=CONCATENATE(&quot;insert into authoritys_permissions (authority_id, permission_id) values ('&quot;;[.A134];&quot;','&quot;;[.B134];&quot;');&quot;)" office:value-type="string" office:string-value="insert into authoritys_permissions (authority_id, permission_id) values ('9001','510');">
            <text:p>insert into authoritys_permissions (authority_id, permission_id) values ('9001','510');</text:p>
          </table:table-cell>
        </table:table-row>
      </table:table>
      <table:table table:name="Sachbearbeiter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5"/>
        <table:table-column table:style-name="co1" table:number-columns-repeated="17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Funktion</text:p>
          </table:table-cell>
          <table:table-cell office:value-type="string">
            <text:p>Fax</text:p>
          </table:table-cell>
          <table:table-cell table:style-name="Default" office:value-type="string">
            <text:p>Tel</text:p>
          </table:table-cell>
          <table:table-cell office:value-type="string">
            <text:p>org.</text:p>
          </table:table-cell>
          <table:table-cell office:value-type="string">
            <text:p>user</text:p>
          </table:table-cell>
          <table:table-cell table:style-name="Default" office:value-type="string">
            <text:p>NDANT_REF</text:p>
          </table:table-cell>
          <table:table-cell table:style-name="Default" office:value-type="string">
            <text:p>SQL</text:p>
          </table:table-cell>
          <table:table-cell table:number-columns-repeated="17"/>
        </table:table-row>
        <table:table-row table:style-name="ro2">
          <table:table-cell office:value-type="string">
            <text:p>M2_SA030</text:p>
          </table:table-cell>
          <table:table-cell office:value-type="float" office:value="6030">
            <text:p>6030</text:p>
          </table:table-cell>
          <table:table-cell office:value-type="string">
            <text:p>OIDM2_SACHBEARBEITERS030</text:p>
          </table:table-cell>
          <table:table-cell office:value-type="string">
            <text:p>beamte</text:p>
          </table:table-cell>
          <table:table-cell office:value-type="float" office:value="892154856">
            <text:p>892154856</text:p>
          </table:table-cell>
          <table:table-cell office:value-type="string">
            <text:p>892154856</text:p>
          </table:table-cell>
          <table:table-cell office:value-type="string">
            <text:p>BA011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2];&quot;','&quot;;[.C2];&quot;','&quot;;[.D2];&quot;','&quot;;[.E2];&quot;','&quot;;[.F2];&quot;','&quot;;[.G2];&quot;','&quot;;[.H2];&quot;','&quot;;[.I2];&quot;');&quot;)" office:value-type="string" office:string-value="insert into sachbearbeiter (ID, oid,sach_funktion,sach_fax, sach_telephone,sach_organisationseinheit, user_id , MANDANT) values ('6030','OIDM2_SACHBEARBEITERS030','beamte','892154856','892154856','BA011S','13','2');">
            <text:p>insert into sachbearbeiter (ID, oid,sach_funktion,sach_fax, sach_telephone,sach_organisationseinheit, user_id , MANDANT) values ('6030','OIDM2_SACHBEARBEITERS030','beamte','892154856','892154856','BA011S','13','2');</text:p>
          </table:table-cell>
          <table:table-cell table:number-columns-repeated="16"/>
          <table:table-cell table:formula="of:=CONCATENATE(&quot;public final static String &quot;;[.$A2];&quot; = &quot;&quot;&quot;;[.$C2];&quot;&quot;&quot;;&quot;)" office:value-type="string" office:string-value="public final static String M2_SA030 = &quot;OIDM2_SACHBEARBEITERS030&quot;;">
            <text:p>public final static String M2_SA030 = "OIDM2_SACHBEARBEITERS030";</text:p>
          </table:table-cell>
        </table:table-row>
        <table:table-row table:style-name="ro2">
          <table:table-cell office:value-type="string">
            <text:p>M2_SA031</text:p>
          </table:table-cell>
          <table:table-cell office:value-type="float" office:value="6031">
            <text:p>6031</text:p>
          </table:table-cell>
          <table:table-cell office:value-type="string">
            <text:p>OIDM2_SACHBEARBEITERS031</text:p>
          </table:table-cell>
          <table:table-cell office:value-type="string">
            <text:p>beamte</text:p>
          </table:table-cell>
          <table:table-cell office:value-type="float" office:value="892154857">
            <text:p>892154857</text:p>
          </table:table-cell>
          <table:table-cell office:value-type="string">
            <text:p>892154857</text:p>
          </table:table-cell>
          <table:table-cell office:value-type="string">
            <text:p>BA011S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3];&quot;','&quot;;[.C3];&quot;','&quot;;[.D3];&quot;','&quot;;[.E3];&quot;','&quot;;[.F3];&quot;','&quot;;[.G3];&quot;','&quot;;[.H3];&quot;','&quot;;[.I3];&quot;');&quot;)" office:value-type="string" office:string-value="insert into sachbearbeiter (ID, oid,sach_funktion,sach_fax, sach_telephone,sach_organisationseinheit, user_id , MANDANT) values ('6031','OIDM2_SACHBEARBEITERS031','beamte','892154857','892154857','BA011S','14','2');">
            <text:p>insert into sachbearbeiter (ID, oid,sach_funktion,sach_fax, sach_telephone,sach_organisationseinheit, user_id , MANDANT) values ('6031','OIDM2_SACHBEARBEITERS031','beamte','892154857','892154857','BA011S','14','2');</text:p>
          </table:table-cell>
          <table:table-cell table:number-columns-repeated="16"/>
          <table:table-cell table:formula="of:=CONCATENATE(&quot;public final static String &quot;;[.$A3];&quot; = &quot;&quot;&quot;;[.$C3];&quot;&quot;&quot;;&quot;)" office:value-type="string" office:string-value="public final static String M2_SA031 = &quot;OIDM2_SACHBEARBEITERS031&quot;;">
            <text:p>public final static String M2_SA031 = "OIDM2_SACHBEARBEITERS031";</text:p>
          </table:table-cell>
        </table:table-row>
        <table:table-row table:style-name="ro2">
          <table:table-cell office:value-type="string">
            <text:p>M2_SA032</text:p>
          </table:table-cell>
          <table:table-cell office:value-type="float" office:value="6032">
            <text:p>6032</text:p>
          </table:table-cell>
          <table:table-cell office:value-type="string">
            <text:p>OIDM2_SACHBEARBEITERS032</text:p>
          </table:table-cell>
          <table:table-cell office:value-type="string">
            <text:p>beamte</text:p>
          </table:table-cell>
          <table:table-cell office:value-type="float" office:value="892154858">
            <text:p>892154858</text:p>
          </table:table-cell>
          <table:table-cell office:value-type="string">
            <text:p>892154858</text:p>
          </table:table-cell>
          <table:table-cell office:value-type="string">
            <text:p>BA011S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4];&quot;','&quot;;[.C4];&quot;','&quot;;[.D4];&quot;','&quot;;[.E4];&quot;','&quot;;[.F4];&quot;','&quot;;[.G4];&quot;','&quot;;[.H4];&quot;','&quot;;[.I4];&quot;');&quot;)" office:value-type="string" office:string-value="insert into sachbearbeiter (ID, oid,sach_funktion,sach_fax, sach_telephone,sach_organisationseinheit, user_id , MANDANT) values ('6032','OIDM2_SACHBEARBEITERS032','beamte','892154858','892154858','BA011S','15','2');">
            <text:p>insert into sachbearbeiter (ID, oid,sach_funktion,sach_fax, sach_telephone,sach_organisationseinheit, user_id , MANDANT) values ('6032','OIDM2_SACHBEARBEITERS032','beamte','892154858','892154858','BA011S','15','2');</text:p>
          </table:table-cell>
          <table:table-cell table:number-columns-repeated="16"/>
          <table:table-cell table:formula="of:=CONCATENATE(&quot;public final static String &quot;;[.$A4];&quot; = &quot;&quot;&quot;;[.$C4];&quot;&quot;&quot;;&quot;)" office:value-type="string" office:string-value="public final static String M2_SA032 = &quot;OIDM2_SACHBEARBEITERS032&quot;;">
            <text:p>public final static String M2_SA032 = "OIDM2_SACHBEARBEITERS032";</text:p>
          </table:table-cell>
        </table:table-row>
        <table:table-row table:style-name="ro2">
          <table:table-cell office:value-type="string">
            <text:p>M2_SA033</text:p>
          </table:table-cell>
          <table:table-cell office:value-type="float" office:value="6033">
            <text:p>6033</text:p>
          </table:table-cell>
          <table:table-cell office:value-type="string">
            <text:p>OIDM2_SACHBEARBEITERS033</text:p>
          </table:table-cell>
          <table:table-cell office:value-type="string">
            <text:p>beamte</text:p>
          </table:table-cell>
          <table:table-cell office:value-type="float" office:value="892154859">
            <text:p>892154859</text:p>
          </table:table-cell>
          <table:table-cell office:value-type="string">
            <text:p>892154859</text:p>
          </table:table-cell>
          <table:table-cell office:value-type="string">
            <text:p>BA011S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5];&quot;','&quot;;[.C5];&quot;','&quot;;[.D5];&quot;','&quot;;[.E5];&quot;','&quot;;[.F5];&quot;','&quot;;[.G5];&quot;','&quot;;[.H5];&quot;','&quot;;[.I5];&quot;');&quot;)" office:value-type="string" office:string-value="insert into sachbearbeiter (ID, oid,sach_funktion,sach_fax, sach_telephone,sach_organisationseinheit, user_id , MANDANT) values ('6033','OIDM2_SACHBEARBEITERS033','beamte','892154859','892154859','BA011S','16','2');">
            <text:p>insert into sachbearbeiter (ID, oid,sach_funktion,sach_fax, sach_telephone,sach_organisationseinheit, user_id , MANDANT) values ('6033','OIDM2_SACHBEARBEITERS033','beamte','892154859','892154859','BA011S','16','2');</text:p>
          </table:table-cell>
          <table:table-cell table:number-columns-repeated="16"/>
          <table:table-cell table:formula="of:=CONCATENATE(&quot;public final static String &quot;;[.$A5];&quot; = &quot;&quot;&quot;;[.$C5];&quot;&quot;&quot;;&quot;)" office:value-type="string" office:string-value="public final static String M2_SA033 = &quot;OIDM2_SACHBEARBEITERS033&quot;;">
            <text:p>public final static String M2_SA033 = "OIDM2_SACHBEARBEITERS033";</text:p>
          </table:table-cell>
        </table:table-row>
        <table:table-row table:style-name="ro2">
          <table:table-cell office:value-type="string">
            <text:p>M2_SA034</text:p>
          </table:table-cell>
          <table:table-cell office:value-type="float" office:value="6034">
            <text:p>6034</text:p>
          </table:table-cell>
          <table:table-cell office:value-type="string">
            <text:p>OIDM2_SACHBEARBEITERS034</text:p>
          </table:table-cell>
          <table:table-cell office:value-type="string">
            <text:p>beamte</text:p>
          </table:table-cell>
          <table:table-cell office:value-type="float" office:value="892154860">
            <text:p>892154860</text:p>
          </table:table-cell>
          <table:table-cell office:value-type="string">
            <text:p>892154860</text:p>
          </table:table-cell>
          <table:table-cell office:value-type="string">
            <text:p>BA011S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6];&quot;','&quot;;[.C6];&quot;','&quot;;[.D6];&quot;','&quot;;[.E6];&quot;','&quot;;[.F6];&quot;','&quot;;[.G6];&quot;','&quot;;[.H6];&quot;','&quot;;[.I6];&quot;');&quot;)" office:value-type="string" office:string-value="insert into sachbearbeiter (ID, oid,sach_funktion,sach_fax, sach_telephone,sach_organisationseinheit, user_id , MANDANT) values ('6034','OIDM2_SACHBEARBEITERS034','beamte','892154860','892154860','BA011S','17','2');">
            <text:p>insert into sachbearbeiter (ID, oid,sach_funktion,sach_fax, sach_telephone,sach_organisationseinheit, user_id , MANDANT) values ('6034','OIDM2_SACHBEARBEITERS034','beamte','892154860','892154860','BA011S','17','2');</text:p>
          </table:table-cell>
          <table:table-cell table:number-columns-repeated="16"/>
          <table:table-cell table:formula="of:=CONCATENATE(&quot;public final static String &quot;;[.$A6];&quot; = &quot;&quot;&quot;;[.$C6];&quot;&quot;&quot;;&quot;)" office:value-type="string" office:string-value="public final static String M2_SA034 = &quot;OIDM2_SACHBEARBEITERS034&quot;;">
            <text:p>public final static String M2_SA034 = "OIDM2_SACHBEARBEITERS034";</text:p>
          </table:table-cell>
        </table:table-row>
        <table:table-row table:style-name="ro2">
          <table:table-cell office:value-type="string">
            <text:p>M2_SA035</text:p>
          </table:table-cell>
          <table:table-cell office:value-type="float" office:value="6035">
            <text:p>6035</text:p>
          </table:table-cell>
          <table:table-cell office:value-type="string">
            <text:p>OIDM2_SACHBEARBEITERS035</text:p>
          </table:table-cell>
          <table:table-cell office:value-type="string">
            <text:p>beamte</text:p>
          </table:table-cell>
          <table:table-cell office:value-type="float" office:value="892154861">
            <text:p>892154861</text:p>
          </table:table-cell>
          <table:table-cell office:value-type="string">
            <text:p>892154861</text:p>
          </table:table-cell>
          <table:table-cell office:value-type="string">
            <text:p>BA011S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7];&quot;','&quot;;[.C7];&quot;','&quot;;[.D7];&quot;','&quot;;[.E7];&quot;','&quot;;[.F7];&quot;','&quot;;[.G7];&quot;','&quot;;[.H7];&quot;','&quot;;[.I7];&quot;');&quot;)" office:value-type="string" office:string-value="insert into sachbearbeiter (ID, oid,sach_funktion,sach_fax, sach_telephone,sach_organisationseinheit, user_id , MANDANT) values ('6035','OIDM2_SACHBEARBEITERS035','beamte','892154861','892154861','BA011S','18','2');">
            <text:p>insert into sachbearbeiter (ID, oid,sach_funktion,sach_fax, sach_telephone,sach_organisationseinheit, user_id , MANDANT) values ('6035','OIDM2_SACHBEARBEITERS035','beamte','892154861','892154861','BA011S','18','2');</text:p>
          </table:table-cell>
          <table:table-cell table:number-columns-repeated="16"/>
          <table:table-cell table:formula="of:=CONCATENATE(&quot;public final static String &quot;;[.$A7];&quot; = &quot;&quot;&quot;;[.$C7];&quot;&quot;&quot;;&quot;)" office:value-type="string" office:string-value="public final static String M2_SA035 = &quot;OIDM2_SACHBEARBEITERS035&quot;;">
            <text:p>public final static String M2_SA035 = "OIDM2_SACHBEARBEITERS035";</text:p>
          </table:table-cell>
        </table:table-row>
        <table:table-row table:style-name="ro2">
          <table:table-cell office:value-type="string">
            <text:p>M2_SA036</text:p>
          </table:table-cell>
          <table:table-cell office:value-type="float" office:value="6036">
            <text:p>6036</text:p>
          </table:table-cell>
          <table:table-cell office:value-type="string">
            <text:p>OIDM2_SACHBEARBEITERS036</text:p>
          </table:table-cell>
          <table:table-cell office:value-type="string">
            <text:p>beamte</text:p>
          </table:table-cell>
          <table:table-cell office:value-type="float" office:value="892154862">
            <text:p>892154862</text:p>
          </table:table-cell>
          <table:table-cell office:value-type="string">
            <text:p>892154862</text:p>
          </table:table-cell>
          <table:table-cell office:value-type="string">
            <text:p>BA011S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8];&quot;','&quot;;[.C8];&quot;','&quot;;[.D8];&quot;','&quot;;[.E8];&quot;','&quot;;[.F8];&quot;','&quot;;[.G8];&quot;','&quot;;[.H8];&quot;','&quot;;[.I8];&quot;');&quot;)" office:value-type="string" office:string-value="insert into sachbearbeiter (ID, oid,sach_funktion,sach_fax, sach_telephone,sach_organisationseinheit, user_id , MANDANT) values ('6036','OIDM2_SACHBEARBEITERS036','beamte','892154862','892154862','BA011S','19','2');">
            <text:p>insert into sachbearbeiter (ID, oid,sach_funktion,sach_fax, sach_telephone,sach_organisationseinheit, user_id , MANDANT) values ('6036','OIDM2_SACHBEARBEITERS036','beamte','892154862','892154862','BA011S','19','2');</text:p>
          </table:table-cell>
          <table:table-cell table:number-columns-repeated="16"/>
          <table:table-cell table:formula="of:=CONCATENATE(&quot;public final static String &quot;;[.$A8];&quot; = &quot;&quot;&quot;;[.$C8];&quot;&quot;&quot;;&quot;)" office:value-type="string" office:string-value="public final static String M2_SA036 = &quot;OIDM2_SACHBEARBEITERS036&quot;;">
            <text:p>public final static String M2_SA036 = "OIDM2_SACHBEARBEITERS036";</text:p>
          </table:table-cell>
        </table:table-row>
        <table:table-row table:style-name="ro2">
          <table:table-cell office:value-type="string">
            <text:p>M2_SA037</text:p>
          </table:table-cell>
          <table:table-cell office:value-type="float" office:value="6037">
            <text:p>6037</text:p>
          </table:table-cell>
          <table:table-cell office:value-type="string">
            <text:p>OIDM2_SACHBEARBEITERS037</text:p>
          </table:table-cell>
          <table:table-cell office:value-type="string">
            <text:p>beamte</text:p>
          </table:table-cell>
          <table:table-cell office:value-type="float" office:value="892154863">
            <text:p>892154863</text:p>
          </table:table-cell>
          <table:table-cell office:value-type="string">
            <text:p>892154863</text:p>
          </table:table-cell>
          <table:table-cell office:value-type="string">
            <text:p>BA011S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9];&quot;','&quot;;[.C9];&quot;','&quot;;[.D9];&quot;','&quot;;[.E9];&quot;','&quot;;[.F9];&quot;','&quot;;[.G9];&quot;','&quot;;[.H9];&quot;','&quot;;[.I9];&quot;');&quot;)" office:value-type="string" office:string-value="insert into sachbearbeiter (ID, oid,sach_funktion,sach_fax, sach_telephone,sach_organisationseinheit, user_id , MANDANT) values ('6037','OIDM2_SACHBEARBEITERS037','beamte','892154863','892154863','BA011S','20','2');">
            <text:p>insert into sachbearbeiter (ID, oid,sach_funktion,sach_fax, sach_telephone,sach_organisationseinheit, user_id , MANDANT) values ('6037','OIDM2_SACHBEARBEITERS037','beamte','892154863','892154863','BA011S','20','2');</text:p>
          </table:table-cell>
          <table:table-cell table:number-columns-repeated="16"/>
          <table:table-cell table:formula="of:=CONCATENATE(&quot;public final static String &quot;;[.$A9];&quot; = &quot;&quot;&quot;;[.$C9];&quot;&quot;&quot;;&quot;)" office:value-type="string" office:string-value="public final static String M2_SA037 = &quot;OIDM2_SACHBEARBEITERS037&quot;;">
            <text:p>public final static String M2_SA037 = "OIDM2_SACHBEARBEITERS037";</text:p>
          </table:table-cell>
        </table:table-row>
        <table:table-row table:style-name="ro2">
          <table:table-cell office:value-type="string">
            <text:p>M2_SA038</text:p>
          </table:table-cell>
          <table:table-cell office:value-type="float" office:value="6038">
            <text:p>6038</text:p>
          </table:table-cell>
          <table:table-cell office:value-type="string">
            <text:p>OIDM2_SACHBEARBEITERS038</text:p>
          </table:table-cell>
          <table:table-cell office:value-type="string">
            <text:p>beamte</text:p>
          </table:table-cell>
          <table:table-cell office:value-type="float" office:value="892154864">
            <text:p>892154864</text:p>
          </table:table-cell>
          <table:table-cell office:value-type="string">
            <text:p>892154864</text:p>
          </table:table-cell>
          <table:table-cell office:value-type="string">
            <text:p>BA011S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formula="of:=CONCATENATE(&quot;insert into sachbearbeiter (ID, oid,sach_funktion,sach_fax, sach_telephone,sach_organisationseinheit, user_id , MANDANT) values ('&quot;;[.B10];&quot;','&quot;;[.C10];&quot;','&quot;;[.D10];&quot;','&quot;;[.E10];&quot;','&quot;;[.F10];&quot;','&quot;;[.G10];&quot;','&quot;;[.H10];&quot;','&quot;;[.I10];&quot;');&quot;)" office:value-type="string" office:string-value="insert into sachbearbeiter (ID, oid,sach_funktion,sach_fax, sach_telephone,sach_organisationseinheit, user_id , MANDANT) values ('6038','OIDM2_SACHBEARBEITERS038','beamte','892154864','892154864','BA011S','21','2');">
            <text:p>insert into sachbearbeiter (ID, oid,sach_funktion,sach_fax, sach_telephone,sach_organisationseinheit, user_id , MANDANT) values ('6038','OIDM2_SACHBEARBEITERS038','beamte','892154864','892154864','BA011S','21','2');</text:p>
          </table:table-cell>
          <table:table-cell table:number-columns-repeated="16"/>
          <table:table-cell table:formula="of:=CONCATENATE(&quot;public final static String &quot;;[.$A10];&quot; = &quot;&quot;&quot;;[.$C10];&quot;&quot;&quot;;&quot;)" office:value-type="string" office:string-value="public final static String M2_SA038 = &quot;OIDM2_SACHBEARBEITERS038&quot;;">
            <text:p>public final static String M2_SA038 = "OIDM2_SACHBEARBEITERS038"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8"/>
        <table:table-column table:style-name="co9" table:default-cell-style-name="ce1"/>
        <table:table-column table:style-name="co1" table:number-columns-repeated="2" table:default-cell-style-name="Default"/>
        <table:table-column table:style-name="co10" table:default-cell-style-name="ce5"/>
        <table:table-column table:style-name="co11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Vorname</text:p>
          </table:table-cell>
          <table:table-cell office:value-type="string">
            <text:p>Nachname</text:p>
          </table:table-cell>
          <table:table-cell table:style-name="Default" office:value-type="string">
            <text:p>Geburtsdatum</text:p>
          </table:table-cell>
          <table:table-cell table:style-name="Default" office:value-type="string">
            <text:p>NDANT_REF</text:p>
          </table:table-cell>
          <table:table-cell table:number-columns-repeated="2"/>
          <table:table-cell table:style-name="Default" office:value-type="string">
            <text:p>SQL</text:p>
          </table:table-cell>
          <table:table-cell/>
        </table:table-row>
        <table:table-row table:style-name="ro1">
          <table:table-cell office:value-type="string">
            <text:p>M2_B001</text:p>
          </table:table-cell>
          <table:table-cell office:value-type="float" office:value="2000">
            <text:p>2000</text:p>
          </table:table-cell>
          <table:table-cell office:value-type="string">
            <text:p>OIDM2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>
            <text:p>public final static String M2_B001 = "OIDM2_BUERGER001";</text:p>
          </table:table-cell>
        </table:table-row>
        <table:table-row table:style-name="ro1">
          <table:table-cell office:value-type="string">
            <text:p>M2_B002</text:p>
          </table:table-cell>
          <table:table-cell office:value-type="float" office:value="2001">
            <text:p>2001</text:p>
          </table:table-cell>
          <table:table-cell office:value-type="string">
            <text:p>OIDM2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>
            <text:p>public final static String M2_B002 = "OIDM2_BUERGER002";</text:p>
          </table:table-cell>
        </table:table-row>
        <table:table-row table:style-name="ro1">
          <table:table-cell office:value-type="string">
            <text:p>M2_B003</text:p>
          </table:table-cell>
          <table:table-cell office:value-type="float" office:value="2002">
            <text:p>2002</text:p>
          </table:table-cell>
          <table:table-cell office:value-type="string">
            <text:p>OIDM2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>
            <text:p>public final static String M2_B003 = "OIDM2_BUERGER003";</text:p>
          </table:table-cell>
        </table:table-row>
        <table:table-row table:style-name="ro1">
          <table:table-cell office:value-type="string">
            <text:p>M2_B004</text:p>
          </table:table-cell>
          <table:table-cell office:value-type="float" office:value="2003">
            <text:p>2003</text:p>
          </table:table-cell>
          <table:table-cell office:value-type="string">
            <text:p>OIDM2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>
            <text:p>public final static String M2_B004 = "OIDM2_BUERGER004";</text:p>
          </table:table-cell>
        </table:table-row>
        <table:table-row table:style-name="ro1">
          <table:table-cell office:value-type="string">
            <text:p>M2_B005</text:p>
          </table:table-cell>
          <table:table-cell office:value-type="float" office:value="2004">
            <text:p>2004</text:p>
          </table:table-cell>
          <table:table-cell office:value-type="string">
            <text:p>OIDM2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>
            <text:p>public final static String M2_B005 = "OIDM2_BUERGER005";</text:p>
          </table:table-cell>
        </table:table-row>
        <table:table-row table:style-name="ro1">
          <table:table-cell office:value-type="string">
            <text:p>M2_B006</text:p>
          </table:table-cell>
          <table:table-cell office:value-type="float" office:value="2005">
            <text:p>2005</text:p>
          </table:table-cell>
          <table:table-cell office:value-type="string">
            <text:p>OIDM2_BUERGER006</text:p>
          </table:table-cell>
          <table:table-cell office:value-type="string">
            <text:p>Paula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>
            <text:p>public final static String M2_B006 = "OIDM2_BUERGER006";</text:p>
          </table:table-cell>
        </table:table-row>
        <table:table-row table:style-name="ro1">
          <table:table-cell office:value-type="string">
            <text:p>M2_B007</text:p>
          </table:table-cell>
          <table:table-cell office:value-type="float" office:value="2006">
            <text:p>2006</text:p>
          </table:table-cell>
          <table:table-cell office:value-type="string">
            <text:p>OIDM2_BUERGER007</text:p>
          </table:table-cell>
          <table:table-cell office:value-type="string">
            <text:p>Paula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>
            <text:p>public final static String M2_B007 = "OIDM2_BUERGER007";</text:p>
          </table:table-cell>
        </table:table-row>
        <table:table-row table:style-name="ro1">
          <table:table-cell office:value-type="string">
            <text:p>M2_B008</text:p>
          </table:table-cell>
          <table:table-cell office:value-type="float" office:value="2007">
            <text:p>2007</text:p>
          </table:table-cell>
          <table:table-cell office:value-type="string">
            <text:p>OIDM2_BUERGER008</text:p>
          </table:table-cell>
          <table:table-cell office:value-type="string">
            <text:p>Paula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>
            <text:p>public final static String M2_B008 = "OIDM2_BUERGER008";</text:p>
          </table:table-cell>
        </table:table-row>
        <table:table-row table:style-name="ro1">
          <table:table-cell office:value-type="string">
            <text:p>M2_B009</text:p>
          </table:table-cell>
          <table:table-cell office:value-type="float" office:value="2008">
            <text:p>2008</text:p>
          </table:table-cell>
          <table:table-cell office:value-type="string">
            <text:p>OIDM2_BUERGER009</text:p>
          </table:table-cell>
          <table:table-cell office:value-type="string">
            <text:p>Paula004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>
            <text:p>public final static String M2_B009 = "OIDM2_BUERGER009";</text:p>
          </table:table-cell>
        </table:table-row>
        <table:table-row table:style-name="ro1">
          <table:table-cell office:value-type="string">
            <text:p>M2_B010</text:p>
          </table:table-cell>
          <table:table-cell office:value-type="float" office:value="2009">
            <text:p>2009</text:p>
          </table:table-cell>
          <table:table-cell office:value-type="string">
            <text:p>OIDM2_BUERGER01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>
            <text:p>public final static String M2_B010 = "OIDM2_BUERGER010";</text:p>
          </table:table-cell>
        </table:table-row>
        <table:table-row table:style-name="ro1">
          <table:table-cell office:value-type="string">
            <text:p>M2_B011</text:p>
          </table:table-cell>
          <table:table-cell office:value-type="float" office:value="2010">
            <text:p>2010</text:p>
          </table:table-cell>
          <table:table-cell office:value-type="string">
            <text:p>OIDM2_BUERGER01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>
            <text:p>public final static String M2_B011 = "OIDM2_BUERGER011";</text:p>
          </table:table-cell>
        </table:table-row>
        <table:table-row table:style-name="ro1">
          <table:table-cell office:value-type="string">
            <text:p>M2_B012</text:p>
          </table:table-cell>
          <table:table-cell office:value-type="float" office:value="2011">
            <text:p>2011</text:p>
          </table:table-cell>
          <table:table-cell office:value-type="string">
            <text:p>OIDM2_BUERGER01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>
            <text:p>public final static String M2_B012 = "OIDM2_BUERGER012";</text:p>
          </table:table-cell>
        </table:table-row>
        <table:table-row table:style-name="ro1">
          <table:table-cell office:value-type="string">
            <text:p>M2_B013</text:p>
          </table:table-cell>
          <table:table-cell office:value-type="float" office:value="2012">
            <text:p>2012</text:p>
          </table:table-cell>
          <table:table-cell office:value-type="string">
            <text:p>OIDM2_BUERGER01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>
            <text:p>public final static String M2_B013 = "OIDM2_BUERGER013";</text:p>
          </table:table-cell>
        </table:table-row>
        <table:table-row table:style-name="ro1">
          <table:table-cell office:value-type="string">
            <text:p>M2_B014</text:p>
          </table:table-cell>
          <table:table-cell office:value-type="float" office:value="2013">
            <text:p>2013</text:p>
          </table:table-cell>
          <table:table-cell office:value-type="string">
            <text:p>OIDM2_BUERGER01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>
            <text:p>public final static String M2_B014 = "OIDM2_BUERGER014";</text:p>
          </table:table-cell>
        </table:table-row>
        <table:table-row table:style-name="ro1">
          <table:table-cell office:value-type="string">
            <text:p>M2_B015</text:p>
          </table:table-cell>
          <table:table-cell office:value-type="float" office:value="2014">
            <text:p>2014</text:p>
          </table:table-cell>
          <table:table-cell office:value-type="string">
            <text:p>OIDM2_BUERGER01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>
            <text:p>public final static String M2_B015 = "OIDM2_BUERGER015";</text:p>
          </table:table-cell>
        </table:table-row>
        <table:table-row table:style-name="ro1">
          <table:table-cell office:value-type="string">
            <text:p>M2_B016</text:p>
          </table:table-cell>
          <table:table-cell office:value-type="float" office:value="2015">
            <text:p>2015</text:p>
          </table:table-cell>
          <table:table-cell office:value-type="string">
            <text:p>OIDM2_BUERGER01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>
            <text:p>public final static String M2_B016 = "OIDM2_BUERGER016";</text:p>
          </table:table-cell>
        </table:table-row>
        <table:table-row table:style-name="ro1">
          <table:table-cell office:value-type="string">
            <text:p>M2_B017</text:p>
          </table:table-cell>
          <table:table-cell office:value-type="float" office:value="2016">
            <text:p>2016</text:p>
          </table:table-cell>
          <table:table-cell office:value-type="string">
            <text:p>OIDM2_BUERGER01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>
            <text:p>public final static String M2_B017 = "OIDM2_BUERGER017";</text:p>
          </table:table-cell>
        </table:table-row>
        <table:table-row table:style-name="ro1">
          <table:table-cell office:value-type="string">
            <text:p>M2_B018</text:p>
          </table:table-cell>
          <table:table-cell office:value-type="float" office:value="2017">
            <text:p>2017</text:p>
          </table:table-cell>
          <table:table-cell office:value-type="string">
            <text:p>OIDM2_BUERGER01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>
            <text:p>public final static String M2_B018 = "OIDM2_BUERGER018";</text:p>
          </table:table-cell>
        </table:table-row>
        <table:table-row table:style-name="ro1">
          <table:table-cell office:value-type="string">
            <text:p>M2_B019</text:p>
          </table:table-cell>
          <table:table-cell office:value-type="float" office:value="2018">
            <text:p>2018</text:p>
          </table:table-cell>
          <table:table-cell office:value-type="string">
            <text:p>OIDM2_BUERGER01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>
            <text:p>public final static String M2_B019 = "OIDM2_BUERGER019";</text:p>
          </table:table-cell>
        </table:table-row>
        <table:table-row table:style-name="ro1">
          <table:table-cell office:value-type="string">
            <text:p>M2_B020</text:p>
          </table:table-cell>
          <table:table-cell office:value-type="float" office:value="2019">
            <text:p>2019</text:p>
          </table:table-cell>
          <table:table-cell office:value-type="string">
            <text:p>OIDM2_BUERGER02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>
            <text:p>public final static String M2_B020 = "OIDM2_BUERGER020";</text:p>
          </table:table-cell>
        </table:table-row>
        <table:table-row table:style-name="ro1">
          <table:table-cell office:value-type="string">
            <text:p>M2_B021</text:p>
          </table:table-cell>
          <table:table-cell office:value-type="float" office:value="2020">
            <text:p>2020</text:p>
          </table:table-cell>
          <table:table-cell office:value-type="string">
            <text:p>OIDM2_BUERGER021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>
            <text:p>public final static String M2_B021 = "OIDM2_BUERGER021";</text:p>
          </table:table-cell>
        </table:table-row>
        <table:table-row table:style-name="ro1">
          <table:table-cell office:value-type="string">
            <text:p>M2_B022</text:p>
          </table:table-cell>
          <table:table-cell office:value-type="float" office:value="2021">
            <text:p>2021</text:p>
          </table:table-cell>
          <table:table-cell office:value-type="string">
            <text:p>OIDM2_BUERGER022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>
            <text:p>public final static String M2_B022 = "OIDM2_BUERGER022";</text:p>
          </table:table-cell>
        </table:table-row>
        <table:table-row table:style-name="ro1">
          <table:table-cell office:value-type="string">
            <text:p>M2_B023</text:p>
          </table:table-cell>
          <table:table-cell office:value-type="float" office:value="2022">
            <text:p>2022</text:p>
          </table:table-cell>
          <table:table-cell office:value-type="string">
            <text:p>OIDM2_BUERGER023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>
            <text:p>public final static String M2_B023 = "OIDM2_BUERGER023";</text:p>
          </table:table-cell>
        </table:table-row>
        <table:table-row table:style-name="ro1">
          <table:table-cell office:value-type="string">
            <text:p>M2_B024</text:p>
          </table:table-cell>
          <table:table-cell office:value-type="float" office:value="2023">
            <text:p>2023</text:p>
          </table:table-cell>
          <table:table-cell office:value-type="string">
            <text:p>OIDM2_BUERGER024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>
            <text:p>public final static String M2_B024 = "OIDM2_BUERGER024";</text:p>
          </table:table-cell>
        </table:table-row>
        <table:table-row table:style-name="ro1">
          <table:table-cell office:value-type="string">
            <text:p>M2_B025</text:p>
          </table:table-cell>
          <table:table-cell office:value-type="float" office:value="2024">
            <text:p>2024</text:p>
          </table:table-cell>
          <table:table-cell office:value-type="string">
            <text:p>OIDM2_BUERGER025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>
            <text:p>public final static String M2_B025 = "OIDM2_BUERGER025";</text:p>
          </table:table-cell>
        </table:table-row>
        <table:table-row table:style-name="ro1">
          <table:table-cell office:value-type="string">
            <text:p>M2_B026</text:p>
          </table:table-cell>
          <table:table-cell office:value-type="float" office:value="2025">
            <text:p>2025</text:p>
          </table:table-cell>
          <table:table-cell office:value-type="string">
            <text:p>OIDM2_BUERGER026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>
            <text:p>public final static String M2_B026 = "OIDM2_BUERGER026";</text:p>
          </table:table-cell>
        </table:table-row>
        <table:table-row table:style-name="ro1">
          <table:table-cell office:value-type="string">
            <text:p>M2_B027</text:p>
          </table:table-cell>
          <table:table-cell office:value-type="float" office:value="2026">
            <text:p>2026</text:p>
          </table:table-cell>
          <table:table-cell office:value-type="string">
            <text:p>OIDM2_BUERGER027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>
            <text:p>public final static String M2_B027 = "OIDM2_BUERGER027";</text:p>
          </table:table-cell>
        </table:table-row>
        <table:table-row table:style-name="ro1">
          <table:table-cell office:value-type="string">
            <text:p>M2_B028</text:p>
          </table:table-cell>
          <table:table-cell office:value-type="float" office:value="2027">
            <text:p>2027</text:p>
          </table:table-cell>
          <table:table-cell office:value-type="string">
            <text:p>OIDM2_BUERGER028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>
            <text:p>public final static String M2_B028 = "OIDM2_BUERGER028";</text:p>
          </table:table-cell>
        </table:table-row>
        <table:table-row table:style-name="ro1">
          <table:table-cell office:value-type="string">
            <text:p>M2_B029</text:p>
          </table:table-cell>
          <table:table-cell office:value-type="float" office:value="2028">
            <text:p>2028</text:p>
          </table:table-cell>
          <table:table-cell office:value-type="string">
            <text:p>OIDM2_BUERGER029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>
            <text:p>public final static String M2_B029 = "OIDM2_BUERGER029";</text:p>
          </table:table-cell>
        </table:table-row>
        <table:table-row table:style-name="ro1">
          <table:table-cell office:value-type="string">
            <text:p>M2_B030</text:p>
          </table:table-cell>
          <table:table-cell office:value-type="float" office:value="2029">
            <text:p>2029</text:p>
          </table:table-cell>
          <table:table-cell office:value-type="string">
            <text:p>OIDM2_BUERGER030</text:p>
          </table:table-cell>
          <table:table-cell office:value-type="string">
            <text:p>Paula005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>
            <text:p>public final static String M2_B030 = "OIDM2_BUERGER030";</text:p>
          </table:table-cell>
        </table:table-row>
        <table:table-row table:style-name="ro1">
          <table:table-cell office:value-type="string">
            <text:p>M3_B001</text:p>
          </table:table-cell>
          <table:table-cell office:value-type="float" office:value="2030">
            <text:p>2030</text:p>
          </table:table-cell>
          <table:table-cell office:value-type="string">
            <text:p>OIDM3_BUERGER001</text:p>
          </table:table-cell>
          <table:table-cell office:value-type="string">
            <text:p>Hans001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>
            <text:p>public final static String M3_B001 = "OIDM3_BUERGER001";</text:p>
          </table:table-cell>
        </table:table-row>
        <table:table-row table:style-name="ro1">
          <table:table-cell office:value-type="string">
            <text:p>M3_B002</text:p>
          </table:table-cell>
          <table:table-cell office:value-type="float" office:value="2031">
            <text:p>2031</text:p>
          </table:table-cell>
          <table:table-cell office:value-type="string">
            <text:p>OIDM3_BUERGER002</text:p>
          </table:table-cell>
          <table:table-cell office:value-type="string">
            <text:p>Hans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>
            <text:p>public final static String M3_B002 = "OIDM3_BUERGER002";</text:p>
          </table:table-cell>
        </table:table-row>
        <table:table-row table:style-name="ro1">
          <table:table-cell office:value-type="string">
            <text:p>M3_B003</text:p>
          </table:table-cell>
          <table:table-cell office:value-type="float" office:value="2032">
            <text:p>2032</text:p>
          </table:table-cell>
          <table:table-cell office:value-type="string">
            <text:p>OIDM3_BUERGER003</text:p>
          </table:table-cell>
          <table:table-cell office:value-type="string">
            <text:p>Hans003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>
            <text:p>public final static String M3_B003 = "OIDM3_BUERGER003";</text:p>
          </table:table-cell>
        </table:table-row>
        <table:table-row table:style-name="ro1">
          <table:table-cell office:value-type="string">
            <text:p>M3_B004</text:p>
          </table:table-cell>
          <table:table-cell office:value-type="float" office:value="2033">
            <text:p>2033</text:p>
          </table:table-cell>
          <table:table-cell office:value-type="string">
            <text:p>OIDM3_BUERGER004</text:p>
          </table:table-cell>
          <table:table-cell office:value-type="string">
            <text:p>Hans004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>
            <text:p>public final static String M3_B004 = "OIDM3_BUERGER004";</text:p>
          </table:table-cell>
        </table:table-row>
        <table:table-row table:style-name="ro1">
          <table:table-cell office:value-type="string">
            <text:p>M3_B005</text:p>
          </table:table-cell>
          <table:table-cell office:value-type="float" office:value="2034">
            <text:p>2034</text:p>
          </table:table-cell>
          <table:table-cell office:value-type="string">
            <text:p>OIDM3_BUERGER005</text:p>
          </table:table-cell>
          <table:table-cell office:value-type="string">
            <text:p>Hans005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>
            <text:p>public final static String M3_B005 = "OIDM3_BUERGER005";</text:p>
          </table:table-cell>
        </table:table-row>
        <table:table-row table:style-name="ro1">
          <table:table-cell office:value-type="string">
            <text:p>M3_B006</text:p>
          </table:table-cell>
          <table:table-cell office:value-type="float" office:value="2035">
            <text:p>2035</text:p>
          </table:table-cell>
          <table:table-cell office:value-type="string">
            <text:p>OIDM3_BUERGER006</text:p>
          </table:table-cell>
          <table:table-cell office:value-type="string">
            <text:p>Peter006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>
            <text:p>public final static String M3_B006 = "OIDM3_BUERGER006";</text:p>
          </table:table-cell>
        </table:table-row>
        <table:table-row table:style-name="ro1">
          <table:table-cell office:value-type="string">
            <text:p>M3_B007</text:p>
          </table:table-cell>
          <table:table-cell office:value-type="float" office:value="2036">
            <text:p>2036</text:p>
          </table:table-cell>
          <table:table-cell office:value-type="string">
            <text:p>OIDM3_BUERGER007</text:p>
          </table:table-cell>
          <table:table-cell office:value-type="string">
            <text:p>Peter007</text:p>
          </table:table-cell>
          <table:table-cell office:value-type="string">
            <text:p>Test</text:p>
          </table:table-cell>
          <table:table-cell table:style-name="ce9"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>
            <text:p>public final static String M3_B007 = "OIDM3_BUERGER007";</text:p>
          </table:table-cell>
        </table:table-row>
        <table:table-row table:style-name="ro1">
          <table:table-cell office:value-type="string">
            <text:p>M3_B008</text:p>
          </table:table-cell>
          <table:table-cell office:value-type="float" office:value="2037">
            <text:p>2037</text:p>
          </table:table-cell>
          <table:table-cell office:value-type="string">
            <text:p>OIDM3_BUERGER008</text:p>
          </table:table-cell>
          <table:table-cell office:value-type="string">
            <text:p>Gabi001</text:p>
          </table:table-cell>
          <table:table-cell office:value-type="string">
            <text:p>Schmid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>
            <text:p>public final static String M3_B008 = "OIDM3_BUERGER008";</text:p>
          </table:table-cell>
        </table:table-row>
        <table:table-row table:style-name="ro1">
          <table:table-cell office:value-type="string">
            <text:p>M3_B009</text:p>
          </table:table-cell>
          <table:table-cell office:value-type="float" office:value="2038">
            <text:p>2038</text:p>
          </table:table-cell>
          <table:table-cell office:value-type="string">
            <text:p>OIDM3_BUERGER009</text:p>
          </table:table-cell>
          <table:table-cell office:value-type="string">
            <text:p>Gabi002</text:p>
          </table:table-cell>
          <table:table-cell office:value-type="string">
            <text:p>Test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>
            <text:p>public final static String M3_B009 = "OIDM3_BUERGER009";</text:p>
          </table:table-cell>
        </table:table-row>
        <table:table-row table:style-name="ro1">
          <table:table-cell office:value-type="string">
            <text:p>M3_B010</text:p>
          </table:table-cell>
          <table:table-cell office:value-type="float" office:value="2039">
            <text:p>2039</text:p>
          </table:table-cell>
          <table:table-cell office:value-type="string">
            <text:p>OIDM3_BUERGER010</text:p>
          </table:table-cell>
          <table:table-cell office:value-type="string">
            <text:p>Gabi003</text:p>
          </table:table-cell>
          <table:table-cell office:value-type="string">
            <text:p>Huber</text:p>
          </table:table-cell>
          <table:table-cell office:value-type="string">
            <text:p>2000-12-24</text:p>
          </table:table-cell>
          <table:table-cell table:style-name="Default" office:value-type="float" office:value="3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ce8"/>
        <table:table-column table:style-name="co39" table:default-cell-style-name="Default"/>
        <table:table-column table:style-name="co40" table:default-cell-style-name="ce8"/>
        <table:table-column table:style-name="co41" table:default-cell-style-name="ce8"/>
        <table:table-column table:style-name="co3" table:default-cell-style-name="Default"/>
        <table:table-column table:style-name="co1" table:number-columns-repeated="3" table:default-cell-style-name="Default"/>
        <table:table-column table:style-name="co42" table:default-cell-style-name="ce5"/>
        <table:table-column table:style-name="co1" table:number-columns-repeated="26" table:default-cell-style-name="Default"/>
        <table:table-row table:style-name="ro3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PASS_PASSNUMMER</text:p>
          </table:table-cell>
          <table:table-cell office:value-type="string">
            <text:p>PASS_TYP</text:p>
          </table:table-cell>
          <table:table-cell office:value-type="string">
            <text:p>PASS_KODE</text:p>
          </table:table-cell>
          <table:table-cell table:style-name="Default" office:value-type="string">
            <text:p>PASS_GROESSE</text:p>
          </table:table-cell>
          <table:table-cell office:value-type="string">
            <text:p>PASS_AUGENFARBE</text:p>
          </table:table-cell>
          <table:table-cell table:style-name="Default" office:value-type="string">
            <text:p>PASS_AUSTELLUNGSDATUM</text:p>
          </table:table-cell>
          <table:table-cell table:style-name="Default" office:value-type="string">
            <text:p>PASS_GUELTIG_BIS</text:p>
          </table:table-cell>
          <table:table-cell office:value-type="string">
            <text:p>PASS_BEHOERD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M2_P001</text:p>
          </table:table-cell>
          <table:table-cell office:value-type="float" office:value="3000">
            <text:p>3000</text:p>
          </table:table-cell>
          <table:table-cell office:value-type="string">
            <text:p>OIDM2_PASS001</text:p>
          </table:table-cell>
          <table:table-cell office:value-type="string">
            <text:p>DE-598589647</text:p>
          </table:table-cell>
          <table:table-cell office:value-type="string">
            <text:p>Reisepass</text:p>
          </table:table-cell>
          <table:table-cell office:value-type="string">
            <text:p>DE471178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">
            <text:p>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>
            <text:p>public final static String M2_P001 = "OIDM2_PASS001";</text:p>
          </table:table-cell>
        </table:table-row>
        <table:table-row table:style-name="ro1">
          <table:table-cell office:value-type="string">
            <text:p>M2_P002</text:p>
          </table:table-cell>
          <table:table-cell office:value-type="float" office:value="3001">
            <text:p>3001</text:p>
          </table:table-cell>
          <table:table-cell office:value-type="string">
            <text:p>OIDM2_PASS002</text:p>
          </table:table-cell>
          <table:table-cell office:value-type="string">
            <text:p>DE-598589646</text:p>
          </table:table-cell>
          <table:table-cell office:value-type="string">
            <text:p>Reisepass</text:p>
          </table:table-cell>
          <table:table-cell office:value-type="string">
            <text:p>DE471179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];&quot;','&quot;;[.C3];&quot;','&quot;;[.D3];&quot;','&quot;;[.E3];&quot;','&quot;;[.F3];&quot;','&quot;;[.G3];&quot;','&quot;;[.H3];&quot;','&quot;;[.I3];&quot;','&quot;;[.J3];&quot;','&quot;;[.K3];&quot;','&quot;;[.L3];&quot;');&quot;)" office:value-type="string" office:string-value="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">
            <text:p>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>
            <text:p>public final static String M2_P002 = "OIDM2_PASS002";</text:p>
          </table:table-cell>
        </table:table-row>
        <table:table-row table:style-name="ro1">
          <table:table-cell office:value-type="string">
            <text:p>M2_P003</text:p>
          </table:table-cell>
          <table:table-cell office:value-type="float" office:value="3002">
            <text:p>3002</text:p>
          </table:table-cell>
          <table:table-cell office:value-type="string">
            <text:p>OIDM2_PASS003</text:p>
          </table:table-cell>
          <table:table-cell office:value-type="string">
            <text:p>DE-598589645</text:p>
          </table:table-cell>
          <table:table-cell office:value-type="string">
            <text:p>Reisepass</text:p>
          </table:table-cell>
          <table:table-cell office:value-type="string">
            <text:p>DE471180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];&quot;','&quot;;[.C4];&quot;','&quot;;[.D4];&quot;','&quot;;[.E4];&quot;','&quot;;[.F4];&quot;','&quot;;[.G4];&quot;','&quot;;[.H4];&quot;','&quot;;[.I4];&quot;','&quot;;[.J4];&quot;','&quot;;[.K4];&quot;','&quot;;[.L4];&quot;');&quot;)" office:value-type="string" office:string-value="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">
            <text:p>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>
            <text:p>public final static String M2_P003 = "OIDM2_PASS003";</text:p>
          </table:table-cell>
        </table:table-row>
        <table:table-row table:style-name="ro1">
          <table:table-cell office:value-type="string">
            <text:p>M2_P004</text:p>
          </table:table-cell>
          <table:table-cell office:value-type="float" office:value="3003">
            <text:p>3003</text:p>
          </table:table-cell>
          <table:table-cell office:value-type="string">
            <text:p>OIDM2_PASS004</text:p>
          </table:table-cell>
          <table:table-cell office:value-type="string">
            <text:p>DE-598589644</text:p>
          </table:table-cell>
          <table:table-cell office:value-type="string">
            <text:p>Reisepass</text:p>
          </table:table-cell>
          <table:table-cell office:value-type="string">
            <text:p>DE47118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];&quot;','&quot;;[.C5];&quot;','&quot;;[.D5];&quot;','&quot;;[.E5];&quot;','&quot;;[.F5];&quot;','&quot;;[.G5];&quot;','&quot;;[.H5];&quot;','&quot;;[.I5];&quot;','&quot;;[.J5];&quot;','&quot;;[.K5];&quot;','&quot;;[.L5];&quot;');&quot;)" office:value-type="string" office:string-value="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">
            <text:p>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>
            <text:p>public final static String M2_P004 = "OIDM2_PASS004";</text:p>
          </table:table-cell>
        </table:table-row>
        <table:table-row table:style-name="ro1">
          <table:table-cell office:value-type="string">
            <text:p>M2_P005</text:p>
          </table:table-cell>
          <table:table-cell office:value-type="float" office:value="3004">
            <text:p>3004</text:p>
          </table:table-cell>
          <table:table-cell office:value-type="string">
            <text:p>OIDM2_PASS005</text:p>
          </table:table-cell>
          <table:table-cell office:value-type="string">
            <text:p>DE-598589643</text:p>
          </table:table-cell>
          <table:table-cell office:value-type="string">
            <text:p>Reisepass</text:p>
          </table:table-cell>
          <table:table-cell office:value-type="string">
            <text:p>DE471182</text:p>
          </table:table-cell>
          <table:table-cell office:value-type="string">
            <text:p>167</text:p>
          </table:table-cell>
          <table:table-cell office:value-type="string">
            <text:p>rot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6];&quot;','&quot;;[.C6];&quot;','&quot;;[.D6];&quot;','&quot;;[.E6];&quot;','&quot;;[.F6];&quot;','&quot;;[.G6];&quot;','&quot;;[.H6];&quot;','&quot;;[.I6];&quot;','&quot;;[.J6];&quot;','&quot;;[.K6];&quot;','&quot;;[.L6];&quot;');&quot;)" office:value-type="string" office:string-value="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">
            <text:p>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>
            <text:p>public final static String M2_P005 = "OIDM2_PASS005";</text:p>
          </table:table-cell>
        </table:table-row>
        <table:table-row table:style-name="ro1">
          <table:table-cell office:value-type="string">
            <text:p>M2_P006</text:p>
          </table:table-cell>
          <table:table-cell office:value-type="float" office:value="3005">
            <text:p>3005</text:p>
          </table:table-cell>
          <table:table-cell office:value-type="string">
            <text:p>OIDM2_PASS006</text:p>
          </table:table-cell>
          <table:table-cell office:value-type="string">
            <text:p>DE-598589642</text:p>
          </table:table-cell>
          <table:table-cell office:value-type="string">
            <text:p>Reisepass</text:p>
          </table:table-cell>
          <table:table-cell office:value-type="string">
            <text:p>DE471183</text:p>
          </table:table-cell>
          <table:table-cell office:value-type="string">
            <text:p>167</text:p>
          </table:table-cell>
          <table:table-cell office:value-type="string">
            <text:p>blau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7];&quot;','&quot;;[.C7];&quot;','&quot;;[.D7];&quot;','&quot;;[.E7];&quot;','&quot;;[.F7];&quot;','&quot;;[.G7];&quot;','&quot;;[.H7];&quot;','&quot;;[.I7];&quot;','&quot;;[.J7];&quot;','&quot;;[.K7];&quot;','&quot;;[.L7];&quot;');&quot;)" office:value-type="string" office:string-value="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">
            <text:p>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>
            <text:p>public final static String M2_P006 = "OIDM2_PASS006";</text:p>
          </table:table-cell>
        </table:table-row>
        <table:table-row table:style-name="ro1">
          <table:table-cell office:value-type="string">
            <text:p>M2_P007</text:p>
          </table:table-cell>
          <table:table-cell office:value-type="float" office:value="3006">
            <text:p>3006</text:p>
          </table:table-cell>
          <table:table-cell office:value-type="string">
            <text:p>OIDM2_PASS007</text:p>
          </table:table-cell>
          <table:table-cell office:value-type="string">
            <text:p>DE-598589641</text:p>
          </table:table-cell>
          <table:table-cell office:value-type="string">
            <text:p>Reisepass</text:p>
          </table:table-cell>
          <table:table-cell office:value-type="string">
            <text:p>DE471184</text:p>
          </table:table-cell>
          <table:table-cell office:value-type="string">
            <text:p>167</text:p>
          </table:table-cell>
          <table:table-cell office:value-type="string">
            <text:p>grü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8];&quot;','&quot;;[.C8];&quot;','&quot;;[.D8];&quot;','&quot;;[.E8];&quot;','&quot;;[.F8];&quot;','&quot;;[.G8];&quot;','&quot;;[.H8];&quot;','&quot;;[.I8];&quot;','&quot;;[.J8];&quot;','&quot;;[.K8];&quot;','&quot;;[.L8];&quot;');&quot;)" office:value-type="string" office:string-value="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">
            <text:p>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>
            <text:p>public final static String M2_P007 = "OIDM2_PASS007";</text:p>
          </table:table-cell>
        </table:table-row>
        <table:table-row table:style-name="ro1">
          <table:table-cell office:value-type="string">
            <text:p>M2_P008</text:p>
          </table:table-cell>
          <table:table-cell office:value-type="float" office:value="3007">
            <text:p>3007</text:p>
          </table:table-cell>
          <table:table-cell office:value-type="string">
            <text:p>OIDM2_PASS008</text:p>
          </table:table-cell>
          <table:table-cell office:value-type="string">
            <text:p>DE-598589640</text:p>
          </table:table-cell>
          <table:table-cell office:value-type="string">
            <text:p>Reisepass</text:p>
          </table:table-cell>
          <table:table-cell office:value-type="string">
            <text:p>DE47118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9];&quot;','&quot;;[.C9];&quot;','&quot;;[.D9];&quot;','&quot;;[.E9];&quot;','&quot;;[.F9];&quot;','&quot;;[.G9];&quot;','&quot;;[.H9];&quot;','&quot;;[.I9];&quot;','&quot;;[.J9];&quot;','&quot;;[.K9];&quot;','&quot;;[.L9];&quot;');&quot;)" office:value-type="string" office:string-value="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">
            <text:p>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>
            <text:p>public final static String M2_P008 = "OIDM2_PASS008";</text:p>
          </table:table-cell>
        </table:table-row>
        <table:table-row table:style-name="ro1">
          <table:table-cell office:value-type="string">
            <text:p>M2_P009</text:p>
          </table:table-cell>
          <table:table-cell office:value-type="float" office:value="3008">
            <text:p>3008</text:p>
          </table:table-cell>
          <table:table-cell office:value-type="string">
            <text:p>OIDM2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18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0];&quot;','&quot;;[.C10];&quot;','&quot;;[.D10];&quot;','&quot;;[.E10];&quot;','&quot;;[.F10];&quot;','&quot;;[.G10];&quot;','&quot;;[.H10];&quot;','&quot;;[.I10];&quot;','&quot;;[.J10];&quot;','&quot;;[.K10];&quot;','&quot;;[.L10];&quot;');&quot;)" office:value-type="string" office:string-value="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">
            <text:p>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>
            <text:p>public final static String M2_P009 = "OIDM2_PASS009";</text:p>
          </table:table-cell>
        </table:table-row>
        <table:table-row table:style-name="ro1">
          <table:table-cell office:value-type="string">
            <text:p>M2_P010</text:p>
          </table:table-cell>
          <table:table-cell office:value-type="float" office:value="3009">
            <text:p>3009</text:p>
          </table:table-cell>
          <table:table-cell office:value-type="string">
            <text:p>OIDM2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18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1];&quot;','&quot;;[.C11];&quot;','&quot;;[.D11];&quot;','&quot;;[.E11];&quot;','&quot;;[.F11];&quot;','&quot;;[.G11];&quot;','&quot;;[.H11];&quot;','&quot;;[.I11];&quot;','&quot;;[.J11];&quot;','&quot;;[.K11];&quot;','&quot;;[.L11];&quot;');&quot;)" office:value-type="string" office:string-value="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">
            <text:p>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>
            <text:p>public final static String M2_P010 = "OIDM2_PASS010";</text:p>
          </table:table-cell>
        </table:table-row>
        <table:table-row table:style-name="ro1">
          <table:table-cell office:value-type="string">
            <text:p>M2_P011</text:p>
          </table:table-cell>
          <table:table-cell office:value-type="float" office:value="3010">
            <text:p>3010</text:p>
          </table:table-cell>
          <table:table-cell office:value-type="string">
            <text:p>OIDM2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18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2];&quot;','&quot;;[.C12];&quot;','&quot;;[.D12];&quot;','&quot;;[.E12];&quot;','&quot;;[.F12];&quot;','&quot;;[.G12];&quot;','&quot;;[.H12];&quot;','&quot;;[.I12];&quot;','&quot;;[.J12];&quot;','&quot;;[.K12];&quot;','&quot;;[.L12];&quot;');&quot;)" office:value-type="string" office:string-value="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">
            <text:p>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>
            <text:p>public final static String M2_P011 = "OIDM2_PASS011";</text:p>
          </table:table-cell>
        </table:table-row>
        <table:table-row table:style-name="ro1">
          <table:table-cell office:value-type="string">
            <text:p>M2_P012</text:p>
          </table:table-cell>
          <table:table-cell office:value-type="float" office:value="3011">
            <text:p>3011</text:p>
          </table:table-cell>
          <table:table-cell office:value-type="string">
            <text:p>OIDM2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18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3];&quot;','&quot;;[.C13];&quot;','&quot;;[.D13];&quot;','&quot;;[.E13];&quot;','&quot;;[.F13];&quot;','&quot;;[.G13];&quot;','&quot;;[.H13];&quot;','&quot;;[.I13];&quot;','&quot;;[.J13];&quot;','&quot;;[.K13];&quot;','&quot;;[.L13];&quot;');&quot;)" office:value-type="string" office:string-value="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">
            <text:p>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>
            <text:p>public final static String M2_P012 = "OIDM2_PASS012";</text:p>
          </table:table-cell>
        </table:table-row>
        <table:table-row table:style-name="ro1">
          <table:table-cell office:value-type="string">
            <text:p>M2_P013</text:p>
          </table:table-cell>
          <table:table-cell office:value-type="float" office:value="3012">
            <text:p>3012</text:p>
          </table:table-cell>
          <table:table-cell office:value-type="string">
            <text:p>OIDM2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19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4];&quot;','&quot;;[.C14];&quot;','&quot;;[.D14];&quot;','&quot;;[.E14];&quot;','&quot;;[.F14];&quot;','&quot;;[.G14];&quot;','&quot;;[.H14];&quot;','&quot;;[.I14];&quot;','&quot;;[.J14];&quot;','&quot;;[.K14];&quot;','&quot;;[.L14];&quot;');&quot;)" office:value-type="string" office:string-value="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">
            <text:p>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>
            <text:p>public final static String M2_P013 = "OIDM2_PASS013";</text:p>
          </table:table-cell>
        </table:table-row>
        <table:table-row table:style-name="ro1">
          <table:table-cell office:value-type="string">
            <text:p>M2_P014</text:p>
          </table:table-cell>
          <table:table-cell office:value-type="float" office:value="3013">
            <text:p>3013</text:p>
          </table:table-cell>
          <table:table-cell office:value-type="string">
            <text:p>OIDM2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19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5];&quot;','&quot;;[.C15];&quot;','&quot;;[.D15];&quot;','&quot;;[.E15];&quot;','&quot;;[.F15];&quot;','&quot;;[.G15];&quot;','&quot;;[.H15];&quot;','&quot;;[.I15];&quot;','&quot;;[.J15];&quot;','&quot;;[.K15];&quot;','&quot;;[.L15];&quot;');&quot;)" office:value-type="string" office:string-value="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">
            <text:p>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>
            <text:p>public final static String M2_P014 = "OIDM2_PASS014";</text:p>
          </table:table-cell>
        </table:table-row>
        <table:table-row table:style-name="ro1">
          <table:table-cell office:value-type="string">
            <text:p>M2_P015</text:p>
          </table:table-cell>
          <table:table-cell office:value-type="float" office:value="3014">
            <text:p>3014</text:p>
          </table:table-cell>
          <table:table-cell office:value-type="string">
            <text:p>OIDM2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19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6];&quot;','&quot;;[.C16];&quot;','&quot;;[.D16];&quot;','&quot;;[.E16];&quot;','&quot;;[.F16];&quot;','&quot;;[.G16];&quot;','&quot;;[.H16];&quot;','&quot;;[.I16];&quot;','&quot;;[.J16];&quot;','&quot;;[.K16];&quot;','&quot;;[.L16];&quot;');&quot;)" office:value-type="string" office:string-value="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">
            <text:p>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>
            <text:p>public final static String M2_P015 = "OIDM2_PASS015";</text:p>
          </table:table-cell>
        </table:table-row>
        <table:table-row table:style-name="ro1">
          <table:table-cell office:value-type="string">
            <text:p>M2_P016</text:p>
          </table:table-cell>
          <table:table-cell office:value-type="float" office:value="3015">
            <text:p>3015</text:p>
          </table:table-cell>
          <table:table-cell office:value-type="string">
            <text:p>OIDM2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19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7];&quot;','&quot;;[.C17];&quot;','&quot;;[.D17];&quot;','&quot;;[.E17];&quot;','&quot;;[.F17];&quot;','&quot;;[.G17];&quot;','&quot;;[.H17];&quot;','&quot;;[.I17];&quot;','&quot;;[.J17];&quot;','&quot;;[.K17];&quot;','&quot;;[.L17];&quot;');&quot;)" office:value-type="string" office:string-value="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">
            <text:p>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>
            <text:p>public final static String M2_P016 = "OIDM2_PASS016";</text:p>
          </table:table-cell>
        </table:table-row>
        <table:table-row table:style-name="ro1">
          <table:table-cell office:value-type="string">
            <text:p>M2_P017</text:p>
          </table:table-cell>
          <table:table-cell office:value-type="float" office:value="3016">
            <text:p>3016</text:p>
          </table:table-cell>
          <table:table-cell office:value-type="string">
            <text:p>OIDM2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19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8];&quot;','&quot;;[.C18];&quot;','&quot;;[.D18];&quot;','&quot;;[.E18];&quot;','&quot;;[.F18];&quot;','&quot;;[.G18];&quot;','&quot;;[.H18];&quot;','&quot;;[.I18];&quot;','&quot;;[.J18];&quot;','&quot;;[.K18];&quot;','&quot;;[.L18];&quot;');&quot;)" office:value-type="string" office:string-value="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">
            <text:p>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>
            <text:p>public final static String M2_P017 = "OIDM2_PASS017";</text:p>
          </table:table-cell>
        </table:table-row>
        <table:table-row table:style-name="ro1">
          <table:table-cell office:value-type="string">
            <text:p>M2_P018</text:p>
          </table:table-cell>
          <table:table-cell office:value-type="float" office:value="3017">
            <text:p>3017</text:p>
          </table:table-cell>
          <table:table-cell office:value-type="string">
            <text:p>OID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19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9];&quot;','&quot;;[.C19];&quot;','&quot;;[.D19];&quot;','&quot;;[.E19];&quot;','&quot;;[.F19];&quot;','&quot;;[.G19];&quot;','&quot;;[.H19];&quot;','&quot;;[.I19];&quot;','&quot;;[.J19];&quot;','&quot;;[.K19];&quot;','&quot;;[.L19];&quot;');&quot;)" office:value-type="string" office:string-value="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">
            <text:p>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>
            <text:p>public final static String M2_P018 = "OIDM2_PASS018";</text:p>
          </table:table-cell>
        </table:table-row>
        <table:table-row table:style-name="ro1">
          <table:table-cell office:value-type="string">
            <text:p>M2_P019</text:p>
          </table:table-cell>
          <table:table-cell office:value-type="float" office:value="3018">
            <text:p>3018</text:p>
          </table:table-cell>
          <table:table-cell office:value-type="string">
            <text:p>OIDM2_PASS019</text:p>
          </table:table-cell>
          <table:table-cell office:value-type="string">
            <text:p>DE-598589629</text:p>
          </table:table-cell>
          <table:table-cell office:value-type="string">
            <text:p>Reisepass</text:p>
          </table:table-cell>
          <table:table-cell office:value-type="string">
            <text:p>DE47119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0];&quot;','&quot;;[.C20];&quot;','&quot;;[.D20];&quot;','&quot;;[.E20];&quot;','&quot;;[.F20];&quot;','&quot;;[.G20];&quot;','&quot;;[.H20];&quot;','&quot;;[.I20];&quot;','&quot;;[.J20];&quot;','&quot;;[.K20];&quot;','&quot;;[.L20];&quot;');&quot;)" office:value-type="string" office:string-value="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">
            <text:p>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>
            <text:p>public final static String M2_P019 = "OIDM2_PASS019";</text:p>
          </table:table-cell>
        </table:table-row>
        <table:table-row table:style-name="ro1">
          <table:table-cell office:value-type="string">
            <text:p>M2_P020</text:p>
          </table:table-cell>
          <table:table-cell office:value-type="float" office:value="3019">
            <text:p>3019</text:p>
          </table:table-cell>
          <table:table-cell office:value-type="string">
            <text:p>OIDM2_PASS020</text:p>
          </table:table-cell>
          <table:table-cell office:value-type="string">
            <text:p>DE-598589628</text:p>
          </table:table-cell>
          <table:table-cell office:value-type="string">
            <text:p>Reisepass</text:p>
          </table:table-cell>
          <table:table-cell office:value-type="string">
            <text:p>DE47119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1];&quot;','&quot;;[.C21];&quot;','&quot;;[.D21];&quot;','&quot;;[.E21];&quot;','&quot;;[.F21];&quot;','&quot;;[.G21];&quot;','&quot;;[.H21];&quot;','&quot;;[.I21];&quot;','&quot;;[.J21];&quot;','&quot;;[.K21];&quot;','&quot;;[.L21];&quot;');&quot;)" office:value-type="string" office:string-value="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">
            <text:p>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>
            <text:p>public final static String M2_P020 = "OIDM2_PASS020";</text:p>
          </table:table-cell>
        </table:table-row>
        <table:table-row table:style-name="ro1">
          <table:table-cell office:value-type="string">
            <text:p>M2_P021</text:p>
          </table:table-cell>
          <table:table-cell office:value-type="float" office:value="3020">
            <text:p>3020</text:p>
          </table:table-cell>
          <table:table-cell office:value-type="string">
            <text:p>OIDM2_PASS021</text:p>
          </table:table-cell>
          <table:table-cell office:value-type="string">
            <text:p>DE-598589627</text:p>
          </table:table-cell>
          <table:table-cell office:value-type="string">
            <text:p>Reisepass</text:p>
          </table:table-cell>
          <table:table-cell office:value-type="string">
            <text:p>DE47119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>
            <text:p>public final static String M2_P021 = "OIDM2_PASS021";</text:p>
          </table:table-cell>
        </table:table-row>
        <table:table-row table:style-name="ro1">
          <table:table-cell office:value-type="string">
            <text:p>M2_P022</text:p>
          </table:table-cell>
          <table:table-cell office:value-type="float" office:value="3021">
            <text:p>3021</text:p>
          </table:table-cell>
          <table:table-cell office:value-type="string">
            <text:p>OIDM2_PASS022</text:p>
          </table:table-cell>
          <table:table-cell office:value-type="string">
            <text:p>DE-598589626</text:p>
          </table:table-cell>
          <table:table-cell office:value-type="string">
            <text:p>Reisepass</text:p>
          </table:table-cell>
          <table:table-cell office:value-type="string">
            <text:p>DE47119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>
            <text:p>public final static String M2_P022 = "OIDM2_PASS022";</text:p>
          </table:table-cell>
        </table:table-row>
        <table:table-row table:style-name="ro1">
          <table:table-cell office:value-type="string">
            <text:p>M2_P023</text:p>
          </table:table-cell>
          <table:table-cell office:value-type="float" office:value="3022">
            <text:p>3022</text:p>
          </table:table-cell>
          <table:table-cell office:value-type="string">
            <text:p>OIDM2_PASS023</text:p>
          </table:table-cell>
          <table:table-cell office:value-type="string">
            <text:p>DE-598589625</text:p>
          </table:table-cell>
          <table:table-cell office:value-type="string">
            <text:p>Reisepass</text:p>
          </table:table-cell>
          <table:table-cell office:value-type="string">
            <text:p>DE47120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>
            <text:p>public final static String M2_P023 = "OIDM2_PASS023";</text:p>
          </table:table-cell>
        </table:table-row>
        <table:table-row table:style-name="ro1">
          <table:table-cell office:value-type="string">
            <text:p>M2_P024</text:p>
          </table:table-cell>
          <table:table-cell office:value-type="float" office:value="3023">
            <text:p>3023</text:p>
          </table:table-cell>
          <table:table-cell office:value-type="string">
            <text:p>OIDM2_PASS024</text:p>
          </table:table-cell>
          <table:table-cell office:value-type="string">
            <text:p>DE-598589624</text:p>
          </table:table-cell>
          <table:table-cell office:value-type="string">
            <text:p>Reisepass</text:p>
          </table:table-cell>
          <table:table-cell office:value-type="string">
            <text:p>DE47120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>
            <text:p>public final static String M2_P024 = "OIDM2_PASS024";</text:p>
          </table:table-cell>
        </table:table-row>
        <table:table-row table:style-name="ro1">
          <table:table-cell office:value-type="string">
            <text:p>M2_P025</text:p>
          </table:table-cell>
          <table:table-cell office:value-type="float" office:value="3024">
            <text:p>3024</text:p>
          </table:table-cell>
          <table:table-cell office:value-type="string">
            <text:p>OIDM2_PASS025</text:p>
          </table:table-cell>
          <table:table-cell office:value-type="string">
            <text:p>DE-598589623</text:p>
          </table:table-cell>
          <table:table-cell office:value-type="string">
            <text:p>Reisepass</text:p>
          </table:table-cell>
          <table:table-cell office:value-type="string">
            <text:p>DE47120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>
            <text:p>public final static String M2_P025 = "OIDM2_PASS025";</text:p>
          </table:table-cell>
        </table:table-row>
        <table:table-row table:style-name="ro1">
          <table:table-cell office:value-type="string">
            <text:p>M2_P026</text:p>
          </table:table-cell>
          <table:table-cell office:value-type="float" office:value="3025">
            <text:p>3025</text:p>
          </table:table-cell>
          <table:table-cell office:value-type="string">
            <text:p>OIDM2_PASS026</text:p>
          </table:table-cell>
          <table:table-cell office:value-type="string">
            <text:p>DE-598589622</text:p>
          </table:table-cell>
          <table:table-cell office:value-type="string">
            <text:p>Reisepass</text:p>
          </table:table-cell>
          <table:table-cell office:value-type="string">
            <text:p>DE47120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>
            <text:p>public final static String M2_P026 = "OIDM2_PASS026";</text:p>
          </table:table-cell>
        </table:table-row>
        <table:table-row table:style-name="ro1">
          <table:table-cell office:value-type="string">
            <text:p>M2_P027</text:p>
          </table:table-cell>
          <table:table-cell office:value-type="float" office:value="3026">
            <text:p>3026</text:p>
          </table:table-cell>
          <table:table-cell office:value-type="string">
            <text:p>OIDM2_PASS027</text:p>
          </table:table-cell>
          <table:table-cell office:value-type="string">
            <text:p>DE-598589621</text:p>
          </table:table-cell>
          <table:table-cell office:value-type="string">
            <text:p>Reisepass</text:p>
          </table:table-cell>
          <table:table-cell office:value-type="string">
            <text:p>DE47120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>
            <text:p>public final static String M2_P027 = "OIDM2_PASS027";</text:p>
          </table:table-cell>
        </table:table-row>
        <table:table-row table:style-name="ro1">
          <table:table-cell office:value-type="string">
            <text:p>M2_P028</text:p>
          </table:table-cell>
          <table:table-cell office:value-type="float" office:value="3027">
            <text:p>3027</text:p>
          </table:table-cell>
          <table:table-cell office:value-type="string">
            <text:p>OIDM2_PASS028</text:p>
          </table:table-cell>
          <table:table-cell office:value-type="string">
            <text:p>DE-598589620</text:p>
          </table:table-cell>
          <table:table-cell office:value-type="string">
            <text:p>Reisepass</text:p>
          </table:table-cell>
          <table:table-cell office:value-type="string">
            <text:p>DE47120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>
            <text:p>public final static String M2_P028 = "OIDM2_PASS028";</text:p>
          </table:table-cell>
        </table:table-row>
        <table:table-row table:style-name="ro1">
          <table:table-cell office:value-type="string">
            <text:p>M2_P029</text:p>
          </table:table-cell>
          <table:table-cell office:value-type="float" office:value="3028">
            <text:p>3028</text:p>
          </table:table-cell>
          <table:table-cell office:value-type="string">
            <text:p>OIDM2_PASS029</text:p>
          </table:table-cell>
          <table:table-cell office:value-type="string">
            <text:p>DE-598589619</text:p>
          </table:table-cell>
          <table:table-cell office:value-type="string">
            <text:p>Reisepass</text:p>
          </table:table-cell>
          <table:table-cell office:value-type="string">
            <text:p>DE47120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>
            <text:p>public final static String M2_P029 = "OIDM2_PASS029";</text:p>
          </table:table-cell>
        </table:table-row>
        <table:table-row table:style-name="ro1">
          <table:table-cell office:value-type="string">
            <text:p>M2_P030</text:p>
          </table:table-cell>
          <table:table-cell office:value-type="float" office:value="3029">
            <text:p>3029</text:p>
          </table:table-cell>
          <table:table-cell office:value-type="string">
            <text:p>OIDM2_PASS030</text:p>
          </table:table-cell>
          <table:table-cell office:value-type="string">
            <text:p>DE-598589618</text:p>
          </table:table-cell>
          <table:table-cell office:value-type="string">
            <text:p>Reisepass</text:p>
          </table:table-cell>
          <table:table-cell office:value-type="string">
            <text:p>DE47120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>
            <text:p>public final static String M2_P030 = "OIDM2_PASS030";</text:p>
          </table:table-cell>
        </table:table-row>
        <table:table-row table:style-name="ro1">
          <table:table-cell office:value-type="string">
            <text:p>M2_P031</text:p>
          </table:table-cell>
          <table:table-cell office:value-type="float" office:value="3030">
            <text:p>3030</text:p>
          </table:table-cell>
          <table:table-cell office:value-type="string">
            <text:p>OIDM2_PASS031</text:p>
          </table:table-cell>
          <table:table-cell office:value-type="string">
            <text:p>DE-598589617</text:p>
          </table:table-cell>
          <table:table-cell office:value-type="string">
            <text:p>Reisepass</text:p>
          </table:table-cell>
          <table:table-cell office:value-type="string">
            <text:p>DE47120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>
            <text:p>public final static String M2_P031 = "OIDM2_PASS031";</text:p>
          </table:table-cell>
        </table:table-row>
        <table:table-row table:style-name="ro1">
          <table:table-cell office:value-type="string">
            <text:p>M2_P032</text:p>
          </table:table-cell>
          <table:table-cell office:value-type="float" office:value="3031">
            <text:p>3031</text:p>
          </table:table-cell>
          <table:table-cell office:value-type="string">
            <text:p>OIDM2_PASS032</text:p>
          </table:table-cell>
          <table:table-cell office:value-type="string">
            <text:p>DE-598589616</text:p>
          </table:table-cell>
          <table:table-cell office:value-type="string">
            <text:p>Reisepass</text:p>
          </table:table-cell>
          <table:table-cell office:value-type="string">
            <text:p>DE47120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>
            <text:p>public final static String M2_P032 = "OIDM2_PASS032";</text:p>
          </table:table-cell>
        </table:table-row>
        <table:table-row table:style-name="ro1">
          <table:table-cell office:value-type="string">
            <text:p>M2_P033</text:p>
          </table:table-cell>
          <table:table-cell office:value-type="float" office:value="3032">
            <text:p>3032</text:p>
          </table:table-cell>
          <table:table-cell office:value-type="string">
            <text:p>OIDM2_PASS033</text:p>
          </table:table-cell>
          <table:table-cell office:value-type="string">
            <text:p>DE-598589615</text:p>
          </table:table-cell>
          <table:table-cell office:value-type="string">
            <text:p>Reisepass</text:p>
          </table:table-cell>
          <table:table-cell office:value-type="string">
            <text:p>DE47121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>
            <text:p>public final static String M2_P033 = "OIDM2_PASS033";</text:p>
          </table:table-cell>
        </table:table-row>
        <table:table-row table:style-name="ro1">
          <table:table-cell office:value-type="string">
            <text:p>M2_P034</text:p>
          </table:table-cell>
          <table:table-cell office:value-type="float" office:value="3033">
            <text:p>3033</text:p>
          </table:table-cell>
          <table:table-cell office:value-type="string">
            <text:p>OIDM2_PASS034</text:p>
          </table:table-cell>
          <table:table-cell office:value-type="string">
            <text:p>DE-598589614</text:p>
          </table:table-cell>
          <table:table-cell office:value-type="string">
            <text:p>Reisepass</text:p>
          </table:table-cell>
          <table:table-cell office:value-type="string">
            <text:p>DE47121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>
            <text:p>public final static String M2_P034 = "OIDM2_PASS034";</text:p>
          </table:table-cell>
        </table:table-row>
        <table:table-row table:style-name="ro1">
          <table:table-cell office:value-type="string">
            <text:p>M2_P035</text:p>
          </table:table-cell>
          <table:table-cell office:value-type="float" office:value="3034">
            <text:p>3034</text:p>
          </table:table-cell>
          <table:table-cell office:value-type="string">
            <text:p>OIDM2_PASS035</text:p>
          </table:table-cell>
          <table:table-cell office:value-type="string">
            <text:p>DE-598589613</text:p>
          </table:table-cell>
          <table:table-cell office:value-type="string">
            <text:p>Reisepass</text:p>
          </table:table-cell>
          <table:table-cell office:value-type="string">
            <text:p>DE47121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>
            <text:p>public final static String M2_P035 = "OIDM2_PASS035";</text:p>
          </table:table-cell>
        </table:table-row>
        <table:table-row table:style-name="ro1">
          <table:table-cell office:value-type="string">
            <text:p>M2_P036</text:p>
          </table:table-cell>
          <table:table-cell office:value-type="float" office:value="3035">
            <text:p>3035</text:p>
          </table:table-cell>
          <table:table-cell office:value-type="string">
            <text:p>OIDM2_PASS036</text:p>
          </table:table-cell>
          <table:table-cell office:value-type="string">
            <text:p>DE-598589612</text:p>
          </table:table-cell>
          <table:table-cell office:value-type="string">
            <text:p>Reisepass</text:p>
          </table:table-cell>
          <table:table-cell office:value-type="string">
            <text:p>DE47121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>
            <text:p>public final static String M2_P036 = "OIDM2_PASS036";</text:p>
          </table:table-cell>
        </table:table-row>
        <table:table-row table:style-name="ro1">
          <table:table-cell office:value-type="string">
            <text:p>M2_P037</text:p>
          </table:table-cell>
          <table:table-cell office:value-type="float" office:value="3036">
            <text:p>3036</text:p>
          </table:table-cell>
          <table:table-cell office:value-type="string">
            <text:p>OIDM2_PASS037</text:p>
          </table:table-cell>
          <table:table-cell office:value-type="string">
            <text:p>DE-598589611</text:p>
          </table:table-cell>
          <table:table-cell office:value-type="string">
            <text:p>Reisepass</text:p>
          </table:table-cell>
          <table:table-cell office:value-type="string">
            <text:p>DE47121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>
            <text:p>public final static String M2_P037 = "OIDM2_PASS037";</text:p>
          </table:table-cell>
        </table:table-row>
        <table:table-row table:style-name="ro1">
          <table:table-cell office:value-type="string">
            <text:p>M2_P038</text:p>
          </table:table-cell>
          <table:table-cell office:value-type="float" office:value="3037">
            <text:p>3037</text:p>
          </table:table-cell>
          <table:table-cell office:value-type="string">
            <text:p>OIDM2_PASS038</text:p>
          </table:table-cell>
          <table:table-cell office:value-type="string">
            <text:p>DE-598589610</text:p>
          </table:table-cell>
          <table:table-cell office:value-type="string">
            <text:p>Reisepass</text:p>
          </table:table-cell>
          <table:table-cell office:value-type="string">
            <text:p>DE47121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>
            <text:p>public final static String M2_P038 = "OIDM2_PASS038";</text:p>
          </table:table-cell>
        </table:table-row>
        <table:table-row table:style-name="ro1">
          <table:table-cell office:value-type="string">
            <text:p>M2_P039</text:p>
          </table:table-cell>
          <table:table-cell office:value-type="float" office:value="3038">
            <text:p>3038</text:p>
          </table:table-cell>
          <table:table-cell office:value-type="string">
            <text:p>OIDM2_PASS039</text:p>
          </table:table-cell>
          <table:table-cell office:value-type="string">
            <text:p>DE-598589609</text:p>
          </table:table-cell>
          <table:table-cell office:value-type="string">
            <text:p>Reisepass</text:p>
          </table:table-cell>
          <table:table-cell office:value-type="string">
            <text:p>DE47121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>
            <text:p>public final static String M2_P039 = "OIDM2_PASS039";</text:p>
          </table:table-cell>
        </table:table-row>
        <table:table-row table:style-name="ro1">
          <table:table-cell office:value-type="string">
            <text:p>M2_P040</text:p>
          </table:table-cell>
          <table:table-cell office:value-type="float" office:value="3039">
            <text:p>3039</text:p>
          </table:table-cell>
          <table:table-cell office:value-type="string">
            <text:p>OIDM2_PASS040</text:p>
          </table:table-cell>
          <table:table-cell office:value-type="string">
            <text:p>DE-598589608</text:p>
          </table:table-cell>
          <table:table-cell office:value-type="string">
            <text:p>Reisepass</text:p>
          </table:table-cell>
          <table:table-cell office:value-type="string">
            <text:p>DE47121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>
            <text:p>public final static String M2_P040 = "OIDM2_PASS040";</text:p>
          </table:table-cell>
        </table:table-row>
        <table:table-row table:style-name="ro1">
          <table:table-cell office:value-type="string">
            <text:p>M2_P041</text:p>
          </table:table-cell>
          <table:table-cell office:value-type="float" office:value="3040">
            <text:p>3040</text:p>
          </table:table-cell>
          <table:table-cell office:value-type="string">
            <text:p>OIDM2_PASS041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>
            <text:p>public final static String M2_P041 = "OIDM2_PASS041";</text:p>
          </table:table-cell>
        </table:table-row>
        <table:table-row table:style-name="ro1">
          <table:table-cell office:value-type="string">
            <text:p>M3_P001</text:p>
          </table:table-cell>
          <table:table-cell office:value-type="float" office:value="3041">
            <text:p>3041</text:p>
          </table:table-cell>
          <table:table-cell office:value-type="string">
            <text:p>OIDM3_PASS009</text:p>
          </table:table-cell>
          <table:table-cell office:value-type="string">
            <text:p>DE-598589639</text:p>
          </table:table-cell>
          <table:table-cell office:value-type="string">
            <text:p>Reisepass</text:p>
          </table:table-cell>
          <table:table-cell office:value-type="string">
            <text:p>DE471219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>
            <text:p>public final static String M3_P001 = "OIDM3_PASS009";</text:p>
          </table:table-cell>
        </table:table-row>
        <table:table-row table:style-name="ro1">
          <table:table-cell office:value-type="string">
            <text:p>M3_P002</text:p>
          </table:table-cell>
          <table:table-cell office:value-type="float" office:value="3042">
            <text:p>3042</text:p>
          </table:table-cell>
          <table:table-cell office:value-type="string">
            <text:p>OIDM3_PASS010</text:p>
          </table:table-cell>
          <table:table-cell office:value-type="string">
            <text:p>DE-598589638</text:p>
          </table:table-cell>
          <table:table-cell office:value-type="string">
            <text:p>Reisepass</text:p>
          </table:table-cell>
          <table:table-cell office:value-type="string">
            <text:p>DE471220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>
            <text:p>public final static String M3_P002 = "OIDM3_PASS010";</text:p>
          </table:table-cell>
        </table:table-row>
        <table:table-row table:style-name="ro1">
          <table:table-cell office:value-type="string">
            <text:p>M3_P003</text:p>
          </table:table-cell>
          <table:table-cell office:value-type="float" office:value="3043">
            <text:p>3043</text:p>
          </table:table-cell>
          <table:table-cell office:value-type="string">
            <text:p>OIDM3_PASS011</text:p>
          </table:table-cell>
          <table:table-cell office:value-type="string">
            <text:p>DE-598589637</text:p>
          </table:table-cell>
          <table:table-cell office:value-type="string">
            <text:p>Reisepass</text:p>
          </table:table-cell>
          <table:table-cell office:value-type="string">
            <text:p>DE471221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>
            <text:p>public final static String M3_P003 = "OIDM3_PASS011";</text:p>
          </table:table-cell>
        </table:table-row>
        <table:table-row table:style-name="ro1">
          <table:table-cell office:value-type="string">
            <text:p>M3_P004</text:p>
          </table:table-cell>
          <table:table-cell office:value-type="float" office:value="3044">
            <text:p>3044</text:p>
          </table:table-cell>
          <table:table-cell office:value-type="string">
            <text:p>OIDM3_PASS012</text:p>
          </table:table-cell>
          <table:table-cell office:value-type="string">
            <text:p>DE-598589636</text:p>
          </table:table-cell>
          <table:table-cell office:value-type="string">
            <text:p>Reisepass</text:p>
          </table:table-cell>
          <table:table-cell office:value-type="string">
            <text:p>DE471222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>
            <text:p>public final static String M3_P004 = "OIDM3_PASS012";</text:p>
          </table:table-cell>
        </table:table-row>
        <table:table-row table:style-name="ro1">
          <table:table-cell office:value-type="string">
            <text:p>M3_P005</text:p>
          </table:table-cell>
          <table:table-cell office:value-type="float" office:value="3045">
            <text:p>3045</text:p>
          </table:table-cell>
          <table:table-cell office:value-type="string">
            <text:p>OIDM3_PASS013</text:p>
          </table:table-cell>
          <table:table-cell office:value-type="string">
            <text:p>DE-598589635</text:p>
          </table:table-cell>
          <table:table-cell office:value-type="string">
            <text:p>Reisepass</text:p>
          </table:table-cell>
          <table:table-cell office:value-type="string">
            <text:p>DE471223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>
            <text:p>public final static String M3_P005 = "OIDM3_PASS013";</text:p>
          </table:table-cell>
        </table:table-row>
        <table:table-row table:style-name="ro1">
          <table:table-cell office:value-type="string">
            <text:p>M3_P006</text:p>
          </table:table-cell>
          <table:table-cell office:value-type="float" office:value="3046">
            <text:p>3046</text:p>
          </table:table-cell>
          <table:table-cell office:value-type="string">
            <text:p>OIDM3_PASS014</text:p>
          </table:table-cell>
          <table:table-cell office:value-type="string">
            <text:p>DE-598589634</text:p>
          </table:table-cell>
          <table:table-cell office:value-type="string">
            <text:p>Reisepass</text:p>
          </table:table-cell>
          <table:table-cell office:value-type="string">
            <text:p>DE471224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>
            <text:p>public final static String M3_P006 = "OIDM3_PASS014";</text:p>
          </table:table-cell>
        </table:table-row>
        <table:table-row table:style-name="ro1">
          <table:table-cell office:value-type="string">
            <text:p>M3_P007</text:p>
          </table:table-cell>
          <table:table-cell office:value-type="float" office:value="3047">
            <text:p>3047</text:p>
          </table:table-cell>
          <table:table-cell office:value-type="string">
            <text:p>OIDM3_PASS015</text:p>
          </table:table-cell>
          <table:table-cell office:value-type="string">
            <text:p>DE-598589633</text:p>
          </table:table-cell>
          <table:table-cell office:value-type="string">
            <text:p>Reisepass</text:p>
          </table:table-cell>
          <table:table-cell office:value-type="string">
            <text:p>DE471225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>
            <text:p>public final static String M3_P007 = "OIDM3_PASS015";</text:p>
          </table:table-cell>
        </table:table-row>
        <table:table-row table:style-name="ro1">
          <table:table-cell office:value-type="string">
            <text:p>M3_P008</text:p>
          </table:table-cell>
          <table:table-cell office:value-type="float" office:value="3048">
            <text:p>3048</text:p>
          </table:table-cell>
          <table:table-cell office:value-type="string">
            <text:p>OIDM3_PASS016</text:p>
          </table:table-cell>
          <table:table-cell office:value-type="string">
            <text:p>DE-598589632</text:p>
          </table:table-cell>
          <table:table-cell office:value-type="string">
            <text:p>Reisepass</text:p>
          </table:table-cell>
          <table:table-cell office:value-type="string">
            <text:p>DE471226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>
            <text:p>public final static String M3_P008 = "OIDM3_PASS016";</text:p>
          </table:table-cell>
        </table:table-row>
        <table:table-row table:style-name="ro1">
          <table:table-cell office:value-type="string">
            <text:p>M3_P009</text:p>
          </table:table-cell>
          <table:table-cell office:value-type="float" office:value="3049">
            <text:p>3049</text:p>
          </table:table-cell>
          <table:table-cell office:value-type="string">
            <text:p>OIDM3_PASS017</text:p>
          </table:table-cell>
          <table:table-cell office:value-type="string">
            <text:p>DE-598589631</text:p>
          </table:table-cell>
          <table:table-cell office:value-type="string">
            <text:p>Reisepass</text:p>
          </table:table-cell>
          <table:table-cell office:value-type="string">
            <text:p>DE471227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>
            <text:p>public final static String M3_P009 = "OIDM3_PASS017";</text:p>
          </table:table-cell>
        </table:table-row>
        <table:table-row table:style-name="ro1">
          <table:table-cell office:value-type="string">
            <text:p>M3_P010</text:p>
          </table:table-cell>
          <table:table-cell office:value-type="float" office:value="3050">
            <text:p>3050</text:p>
          </table:table-cell>
          <table:table-cell office:value-type="string">
            <text:p>M2_PASS018</text:p>
          </table:table-cell>
          <table:table-cell office:value-type="string">
            <text:p>DE-598589630</text:p>
          </table:table-cell>
          <table:table-cell office:value-type="string">
            <text:p>Reisepass</text:p>
          </table:table-cell>
          <table:table-cell office:value-type="string">
            <text:p>DE47122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>
            <text:p>public final static String M3_P010 = "M2_PASS018";</text:p>
          </table:table-cell>
        </table:table-row>
        <table:table-row table:style-name="ro1">
          <table:table-cell office:value-type="string">
            <text:p>M2_P042</text:p>
          </table:table-cell>
          <table:table-cell office:value-type="float" office:value="3051">
            <text:p>3051</text:p>
          </table:table-cell>
          <table:table-cell office:value-type="string">
            <text:p>OIDM2_PASS042</text:p>
          </table:table-cell>
          <table:table-cell office:value-type="string">
            <text:p>DE-598589607</text:p>
          </table:table-cell>
          <table:table-cell office:value-type="string">
            <text:p>Reisepass</text:p>
          </table:table-cell>
          <table:table-cell office:value-type="string">
            <text:p>DE471218</text:p>
          </table:table-cell>
          <table:table-cell office:value-type="string">
            <text:p>167</text:p>
          </table:table-cell>
          <table:table-cell office:value-type="string">
            <text:p>braun</text:p>
          </table:table-cell>
          <table:table-cell office:value-type="string">
            <text:p>2014-11-02</text:p>
          </table:table-cell>
          <table:table-cell office:value-type="string">
            <text:p>2020-11-02</text:p>
          </table:table-cell>
          <table:table-cell office:value-type="string">
            <text:p>M23333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3];&quot;','&quot;;[.C53];&quot;','&quot;;[.D53];&quot;','&quot;;[.E53];&quot;','&quot;;[.F53];&quot;','&quot;;[.G53];&quot;','&quot;;[.H53];&quot;','&quot;;[.I53];&quot;','&quot;;[.J53];&quot;','&quot;;[.K53];&quot;','&quot;;[.L53];&quot;');&quot;)" office:value-type="string" office:string-value="insert into PASS (ID, OID, PASS_PASSNUMMER, PASS_TYP, PASS_KODE, PASS_GROESSE, PASS_AUGENFARBE, PASS_AUSTELLUNGSDATUM, PASS_GUELTIG_BIS, PASS_BEHOERDE, MANDANT) values ('3051','OIDM2_PASS042','DE-598589607','Reisepass','DE471218','167','braun','2014-11-02','2020-11-02','M233333','2');">
            <text:p>insert into PASS (ID, OID, PASS_PASSNUMMER, PASS_TYP, PASS_KODE, PASS_GROESSE, PASS_AUGENFARBE, PASS_AUSTELLUNGSDATUM, PASS_GUELTIG_BIS, PASS_BEHOERDE, MANDANT) values ('3051','OIDM2_PASS042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53];&quot; = &quot;&quot;&quot;;[.$C53];&quot;&quot;&quot;;&quot;)" office:value-type="string" office:string-value="public final static String M2_P042 = &quot;OIDM2_PASS042&quot;;">
            <text:p>public final static String M2_P042 = "OIDM2_PASS042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20" table:default-cell-style-name="ce5"/>
        <table:table-row table:style-name="ro3">
          <table:table-cell office:value-type="string">
            <text:p>ELTERN_REF</text:p>
          </table:table-cell>
          <table:table-cell office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>
            <text:p>2005</text:p>
          </table:table-cell>
          <table:table-cell table:formula="of:=[Buerger.B$12]" office:value-type="float" office:value="2010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3]" office:value-type="float" office:value="2011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Buerger.B$14]" office:value-type="float" office:value="2012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Buerger.B$15]" office:value-type="float" office:value="2013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Buerger.B$16]" office:value-type="float" office:value="2014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>
            <text:p>2001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>
            <text:p>2006</text:p>
          </table:table-cell>
          <table:table-cell table:formula="of:=[Buerger.B$17]" office:value-type="float" office:value="2015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Buerger.B$18]" office:value-type="float" office:value="2016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Buerger.B$2]" office:value-type="float" office:value="2000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Buerger.B$3]" office:value-type="float" office:value="2001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Buerger.B$4]" office:value-type="float" office:value="2002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8]" office:value-type="float" office:value="2026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29]" office:value-type="float" office:value="2027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>
            <text:p>2000</text:p>
          </table:table-cell>
          <table:table-cell table:formula="of:=[Buerger.B30]" office:value-type="float" office:value="2028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>
            <text:p>insert into BUERGER_KINDER (BUERGER, KINDER) values ('2000','2028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035">
            <text:p>2035</text:p>
          </table:table-cell>
          <table:table-cell table:number-columns-repeated="2"/>
          <table:table-cell table:formula="of:=CONCATENATE(&quot;insert into BUERGER_KINDER (BUERGER, KINDER) values ('&quot;;[.A25];&quot;','&quot;;[.B25];&quot;');&quot;)" office:value-type="string" office:string-value="insert into BUERGER_KINDER (BUERGER, KINDER) values ('2030','2035');">
            <text:p>insert into BUERGER_KINDER (BUERGER, KINDER) values ('2030','2035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36">
            <text:p>2036</text:p>
          </table:table-cell>
          <table:table-cell table:number-columns-repeated="2"/>
          <table:table-cell table:formula="of:=CONCATENATE(&quot;insert into BUERGER_KINDER (BUERGER, KINDER) values ('&quot;;[.A26];&quot;','&quot;;[.B26];&quot;');&quot;)" office:value-type="string" office:string-value="insert into BUERGER_KINDER (BUERGER, KINDER) values ('2031','2036');">
            <text:p>insert into BUERGER_KINDER (BUERGER, KINDER) values ('2031','2036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2037">
            <text:p>2037</text:p>
          </table:table-cell>
          <table:table-cell table:number-columns-repeated="2"/>
          <table:table-cell table:formula="of:=CONCATENATE(&quot;insert into BUERGER_KINDER (BUERGER, KINDER) values ('&quot;;[.A27];&quot;','&quot;;[.B27];&quot;');&quot;)" office:value-type="string" office:string-value="insert into BUERGER_KINDER (BUERGER, KINDER) values ('2032','2037');">
            <text:p>insert into BUERGER_KINDER (BUERGER, KINDER) values ('2032','2037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038">
            <text:p>2038</text:p>
          </table:table-cell>
          <table:table-cell table:number-columns-repeated="2"/>
          <table:table-cell table:formula="of:=CONCATENATE(&quot;insert into BUERGER_KINDER (BUERGER, KINDER) values ('&quot;;[.A28];&quot;','&quot;;[.B28];&quot;');&quot;)" office:value-type="string" office:string-value="insert into BUERGER_KINDER (BUERGER, KINDER) values ('2033','2038');">
            <text:p>insert into BUERGER_KINDER (BUERGER, KINDER) values ('2033','2038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2039">
            <text:p>2039</text:p>
          </table:table-cell>
          <table:table-cell table:number-columns-repeated="2"/>
          <table:table-cell table:formula="of:=CONCATENATE(&quot;insert into BUERGER_KINDER (BUERGER, KINDER) values ('&quot;;[.A29];&quot;','&quot;;[.B29];&quot;');&quot;)" office:value-type="string" office:string-value="insert into BUERGER_KINDER (BUERGER, KINDER) values ('2034','2039');">
            <text:p>insert into BUERGER_KINDER (BUERGER, KINDER) values ('2034','203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2036">
            <text:p>2036</text:p>
          </table:table-cell>
          <table:table-cell table:number-columns-repeated="2"/>
          <table:table-cell table:formula="of:=CONCATENATE(&quot;insert into BUERGER_KINDER (BUERGER, KINDER) values ('&quot;;[.A30];&quot;','&quot;;[.B30];&quot;');&quot;)" office:value-type="string" office:string-value="insert into BUERGER_KINDER (BUERGER, KINDER) values ('2030','2036');">
            <text:p>insert into BUERGER_KINDER (BUERGER, KINDER) values ('2030','2036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2037">
            <text:p>2037</text:p>
          </table:table-cell>
          <table:table-cell table:number-columns-repeated="2"/>
          <table:table-cell table:formula="of:=CONCATENATE(&quot;insert into BUERGER_KINDER (BUERGER, KINDER) values ('&quot;;[.A31];&quot;','&quot;;[.B31];&quot;');&quot;)" office:value-type="string" office:string-value="insert into BUERGER_KINDER (BUERGER, KINDER) values ('2031','2037');">
            <text:p>insert into BUERGER_KINDER (BUERGER, KINDER) values ('2031','2037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2038">
            <text:p>2038</text:p>
          </table:table-cell>
          <table:table-cell table:number-columns-repeated="2"/>
          <table:table-cell table:formula="of:=CONCATENATE(&quot;insert into BUERGER_KINDER (BUERGER, KINDER) values ('&quot;;[.A32];&quot;','&quot;;[.B32];&quot;');&quot;)" office:value-type="string" office:string-value="insert into BUERGER_KINDER (BUERGER, KINDER) values ('2032','2038');">
            <text:p>insert into BUERGER_KINDER (BUERGER, KINDER) values ('2032','2038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2039">
            <text:p>2039</text:p>
          </table:table-cell>
          <table:table-cell table:number-columns-repeated="2"/>
          <table:table-cell table:formula="of:=CONCATENATE(&quot;insert into BUERGER_KINDER (BUERGER, KINDER) values ('&quot;;[.A33];&quot;','&quot;;[.B33];&quot;');&quot;)" office:value-type="string" office:string-value="insert into BUERGER_KINDER (BUERGER, KINDER) values ('2033','2039');">
            <text:p>insert into BUERGER_KINDER (BUERGER, KINDER) values ('2033','2039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2035">
            <text:p>2035</text:p>
          </table:table-cell>
          <table:table-cell table:number-columns-repeated="2"/>
          <table:table-cell table:formula="of:=CONCATENATE(&quot;insert into BUERGER_KINDER (BUERGER, KINDER) values ('&quot;;[.A34];&quot;','&quot;;[.B34];&quot;');&quot;)" office:value-type="string" office:string-value="insert into BUERGER_KINDER (BUERGER, KINDER) values ('2034','2035');">
            <text:p>insert into BUERGER_KINDER (BUERGER, KINDER) values ('2034','2035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4">
          <table:table-cell office:value-type="string">
            <text:p>BUERGER</text:p>
          </table:table-cell>
          <table:table-cell office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2]" office:value-type="float" office:value="3000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]" office:value-type="float" office:value="3001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4]" office:value-type="float" office:value="3002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5]" office:value-type="float" office:value="3003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6]" office:value-type="float" office:value="3004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7]" office:value-type="float" office:value="3005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8]" office:value-type="float" office:value="3006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9]" office:value-type="float" office:value="3007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>
            <text:p>2008</text:p>
          </table:table-cell>
          <table:table-cell table:formula="of:=[Pass.B10]" office:value-type="float" office:value="3008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>
            <text:p>2009</text:p>
          </table:table-cell>
          <table:table-cell table:formula="of:=[Pass.B11]" office:value-type="float" office:value="3009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>
            <text:p>2010</text:p>
          </table:table-cell>
          <table:table-cell table:formula="of:=[Pass.B12]" office:value-type="float" office:value="3010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>
            <text:p>2011</text:p>
          </table:table-cell>
          <table:table-cell table:formula="of:=[Pass.B13]" office:value-type="float" office:value="3011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>
            <text:p>2012</text:p>
          </table:table-cell>
          <table:table-cell table:formula="of:=[Pass.B14]" office:value-type="float" office:value="3012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>
            <text:p>2013</text:p>
          </table:table-cell>
          <table:table-cell table:formula="of:=[Pass.B15]" office:value-type="float" office:value="3013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>
            <text:p>2014</text:p>
          </table:table-cell>
          <table:table-cell table:formula="of:=[Pass.B16]" office:value-type="float" office:value="3014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>
            <text:p>2015</text:p>
          </table:table-cell>
          <table:table-cell table:formula="of:=[Pass.B17]" office:value-type="float" office:value="3015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>
            <text:p>2016</text:p>
          </table:table-cell>
          <table:table-cell table:formula="of:=[Pass.B18]" office:value-type="float" office:value="3016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>
            <text:p>2017</text:p>
          </table:table-cell>
          <table:table-cell table:formula="of:=[Pass.B19]" office:value-type="float" office:value="3017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>
            <text:p>2018</text:p>
          </table:table-cell>
          <table:table-cell table:formula="of:=[Pass.B20]" office:value-type="float" office:value="3018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>
            <text:p>2019</text:p>
          </table:table-cell>
          <table:table-cell table:formula="of:=[Pass.B21]" office:value-type="float" office:value="3019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>
            <text:p>2020</text:p>
          </table:table-cell>
          <table:table-cell table:formula="of:=[Pass.B22]" office:value-type="float" office:value="3020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>
            <text:p>2021</text:p>
          </table:table-cell>
          <table:table-cell table:formula="of:=[Pass.B23]" office:value-type="float" office:value="3021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>
            <text:p>2022</text:p>
          </table:table-cell>
          <table:table-cell table:formula="of:=[Pass.B24]" office:value-type="float" office:value="3022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>
            <text:p>2023</text:p>
          </table:table-cell>
          <table:table-cell table:formula="of:=[Pass.B25]" office:value-type="float" office:value="3023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>
            <text:p>2024</text:p>
          </table:table-cell>
          <table:table-cell table:formula="of:=[Pass.B26]" office:value-type="float" office:value="3024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>
            <text:p>2025</text:p>
          </table:table-cell>
          <table:table-cell table:formula="of:=[Pass.B27]" office:value-type="float" office:value="3025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>
            <text:p>2026</text:p>
          </table:table-cell>
          <table:table-cell table:formula="of:=[Pass.B28]" office:value-type="float" office:value="3026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>
            <text:p>2027</text:p>
          </table:table-cell>
          <table:table-cell table:formula="of:=[Pass.B29]" office:value-type="float" office:value="3027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>
            <text:p>2028</text:p>
          </table:table-cell>
          <table:table-cell table:formula="of:=[Pass.B30]" office:value-type="float" office:value="3028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>
            <text:p>2029</text:p>
          </table:table-cell>
          <table:table-cell table:formula="of:=[Pass.B31]" office:value-type="float" office:value="3029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>
            <text:p>2000</text:p>
          </table:table-cell>
          <table:table-cell table:formula="of:=[Pass.B32]" office:value-type="float" office:value="3030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>
            <text:p>2001</text:p>
          </table:table-cell>
          <table:table-cell table:formula="of:=[Pass.B33]" office:value-type="float" office:value="3031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>
            <text:p>2002</text:p>
          </table:table-cell>
          <table:table-cell table:formula="of:=[Pass.B34]" office:value-type="float" office:value="3032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>
            <text:p>2003</text:p>
          </table:table-cell>
          <table:table-cell table:formula="of:=[Pass.B35]" office:value-type="float" office:value="3033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>
            <text:p>2004</text:p>
          </table:table-cell>
          <table:table-cell table:formula="of:=[Pass.B36]" office:value-type="float" office:value="3034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>
            <text:p>2005</text:p>
          </table:table-cell>
          <table:table-cell table:formula="of:=[Pass.B37]" office:value-type="float" office:value="3035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>
            <text:p>2006</text:p>
          </table:table-cell>
          <table:table-cell table:formula="of:=[Pass.B38]" office:value-type="float" office:value="3036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>
            <text:p>2007</text:p>
          </table:table-cell>
          <table:table-cell table:formula="of:=[Pass.B39]" office:value-type="float" office:value="3037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>
            <text:p>2000</text:p>
          </table:table-cell>
          <table:table-cell table:formula="of:=[Pass.B40]" office:value-type="float" office:value="3038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>
            <text:p>2001</text:p>
          </table:table-cell>
          <table:table-cell table:formula="of:=[Pass.B41]" office:value-type="float" office:value="3039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>
            <text:p>2002</text:p>
          </table:table-cell>
          <table:table-cell table:formula="of:=[Pass.B42]" office:value-type="float" office:value="3040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>
            <text:p>2030</text:p>
          </table:table-cell>
          <table:table-cell table:formula="of:=[Pass.B43]" office:value-type="float" office:value="3041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>
            <text:p>2031</text:p>
          </table:table-cell>
          <table:table-cell table:formula="of:=[Pass.B44]" office:value-type="float" office:value="3042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>
            <text:p>2032</text:p>
          </table:table-cell>
          <table:table-cell table:formula="of:=[Pass.B45]" office:value-type="float" office:value="3043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>
            <text:p>2033</text:p>
          </table:table-cell>
          <table:table-cell table:formula="of:=[Pass.B46]" office:value-type="float" office:value="3044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>
            <text:p>2034</text:p>
          </table:table-cell>
          <table:table-cell table:formula="of:=[Pass.B47]" office:value-type="float" office:value="3045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>
            <text:p>2035</text:p>
          </table:table-cell>
          <table:table-cell table:formula="of:=[Pass.B48]" office:value-type="float" office:value="3046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>
            <text:p>2036</text:p>
          </table:table-cell>
          <table:table-cell table:formula="of:=[Pass.B49]" office:value-type="float" office:value="3047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>
            <text:p>2037</text:p>
          </table:table-cell>
          <table:table-cell table:formula="of:=[Pass.B50]" office:value-type="float" office:value="3048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>
            <text:p>2038</text:p>
          </table:table-cell>
          <table:table-cell table:formula="of:=[Pass.B51]" office:value-type="float" office:value="3049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>
            <text:p>2039</text:p>
          </table:table-cell>
          <table:table-cell table:formula="of:=[Pass.B52]" office:value-type="float" office:value="3050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>
            <text:p>insert into BUERGER_PASS (BUERGER, PASS) values ('2039','3050');</text:p>
          </table:table-cell>
        </table:table-row>
      </table:table>
      <table:table table:name="Wohnunug" table:style-name="ta1" table:print="false"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5" table:default-cell-style-name="ce5"/>
        <table:table-column table:style-name="co1" table:number-columns-repeated="9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usrichtung</text:p>
          </table:table-cell>
          <table:table-cell office:value-type="string">
            <text:p>stock</text:p>
          </table:table-cell>
          <table:table-cell table:style-name="Default" office:value-type="string">
            <text:p>mandant_Ref</text:p>
          </table:table-cell>
          <table:table-cell office:value-type="string">
            <text:p>adresse_id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W001</text:p>
          </table:table-cell>
          <table:table-cell office:value-type="float" office:value="4000">
            <text:p>4000</text:p>
          </table:table-cell>
          <table:table-cell office:value-type="string">
            <text:p>OIDM2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0">
            <text:p>10000</text:p>
          </table:table-cell>
          <table:table-cell/>
          <table:table-cell table:formula="of:=CONCATENATE(&quot;insert into wohnungen (ID, OID, wohn_ausrichtung, wohn_stock, MANDANT, adresse_id) values ('&quot;;[.B2];&quot;','&quot;;[.C2];&quot;','&quot;;[.D2];&quot;','&quot;;[.E2];&quot;','&quot;;[.F2];&quot;',&quot;;[.G2];&quot;);&quot;)" office:value-type="string" office:string-value="insert into wohnungen (ID, OID, wohn_ausrichtung, wohn_stock, MANDANT, adresse_id) values ('4000','OIDM2_WOHNUNG001','West','erste','2',10000);">
            <text:p>insert into wohnungen (ID, OID, wohn_ausrichtung, wohn_stock, MANDANT, adresse_id) values ('4000','OIDM2_WOHNUNG001','West','erste','2',10000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W001 = &quot;OIDM2_WOHNUNG001&quot;;">
            <text:p>public final static String M2_W001 = "OIDM2_WOHNUNG001";</text:p>
          </table:table-cell>
        </table:table-row>
        <table:table-row table:style-name="ro1">
          <table:table-cell office:value-type="string">
            <text:p>M2_W002</text:p>
          </table:table-cell>
          <table:table-cell office:value-type="float" office:value="4001">
            <text:p>4001</text:p>
          </table:table-cell>
          <table:table-cell office:value-type="string">
            <text:p>OIDM2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1">
            <text:p>10001</text:p>
          </table:table-cell>
          <table:table-cell/>
          <table:table-cell table:formula="of:=CONCATENATE(&quot;insert into wohnungen (ID, OID, wohn_ausrichtung, wohn_stock, MANDANT, adresse_id) values ('&quot;;[.B3];&quot;','&quot;;[.C3];&quot;','&quot;;[.D3];&quot;','&quot;;[.E3];&quot;','&quot;;[.F3];&quot;',&quot;;[.G3];&quot;);&quot;)" office:value-type="string" office:string-value="insert into wohnungen (ID, OID, wohn_ausrichtung, wohn_stock, MANDANT, adresse_id) values ('4001','OIDM2_WOHNUNG002','West','erste','2',10001);">
            <text:p>insert into wohnungen (ID, OID, wohn_ausrichtung, wohn_stock, MANDANT, adresse_id) values ('4001','OIDM2_WOHNUNG002','West','erste','2',10001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W002 = &quot;OIDM2_WOHNUNG002&quot;;">
            <text:p>public final static String M2_W002 = "OIDM2_WOHNUNG002";</text:p>
          </table:table-cell>
        </table:table-row>
        <table:table-row table:style-name="ro1">
          <table:table-cell office:value-type="string">
            <text:p>M2_W003</text:p>
          </table:table-cell>
          <table:table-cell office:value-type="float" office:value="4002">
            <text:p>4002</text:p>
          </table:table-cell>
          <table:table-cell office:value-type="string">
            <text:p>OIDM2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2">
            <text:p>10002</text:p>
          </table:table-cell>
          <table:table-cell/>
          <table:table-cell table:formula="of:=CONCATENATE(&quot;insert into wohnungen (ID, OID, wohn_ausrichtung, wohn_stock, MANDANT, adresse_id) values ('&quot;;[.B4];&quot;','&quot;;[.C4];&quot;','&quot;;[.D4];&quot;','&quot;;[.E4];&quot;','&quot;;[.F4];&quot;',&quot;;[.G4];&quot;);&quot;)" office:value-type="string" office:string-value="insert into wohnungen (ID, OID, wohn_ausrichtung, wohn_stock, MANDANT, adresse_id) values ('4002','OIDM2_WOHNUNG003','West','erste','2',10002);">
            <text:p>insert into wohnungen (ID, OID, wohn_ausrichtung, wohn_stock, MANDANT, adresse_id) values ('4002','OIDM2_WOHNUNG003','West','erste','2',10002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W003 = &quot;OIDM2_WOHNUNG003&quot;;">
            <text:p>public final static String M2_W003 = "OIDM2_WOHNUNG003";</text:p>
          </table:table-cell>
        </table:table-row>
        <table:table-row table:style-name="ro1">
          <table:table-cell office:value-type="string">
            <text:p>M2_W004</text:p>
          </table:table-cell>
          <table:table-cell office:value-type="float" office:value="4003">
            <text:p>4003</text:p>
          </table:table-cell>
          <table:table-cell office:value-type="string">
            <text:p>OIDM2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3">
            <text:p>10003</text:p>
          </table:table-cell>
          <table:table-cell/>
          <table:table-cell table:formula="of:=CONCATENATE(&quot;insert into wohnungen (ID, OID, wohn_ausrichtung, wohn_stock, MANDANT, adresse_id) values ('&quot;;[.B5];&quot;','&quot;;[.C5];&quot;','&quot;;[.D5];&quot;','&quot;;[.E5];&quot;','&quot;;[.F5];&quot;',&quot;;[.G5];&quot;);&quot;)" office:value-type="string" office:string-value="insert into wohnungen (ID, OID, wohn_ausrichtung, wohn_stock, MANDANT, adresse_id) values ('4003','OIDM2_WOHNUNG004','West','erste','2',10003);">
            <text:p>insert into wohnungen (ID, OID, wohn_ausrichtung, wohn_stock, MANDANT, adresse_id) values ('4003','OIDM2_WOHNUNG004','West','erste','2',10003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W004 = &quot;OIDM2_WOHNUNG004&quot;;">
            <text:p>public final static String M2_W004 = "OIDM2_WOHNUNG004";</text:p>
          </table:table-cell>
        </table:table-row>
        <table:table-row table:style-name="ro1">
          <table:table-cell office:value-type="string">
            <text:p>M2_W005</text:p>
          </table:table-cell>
          <table:table-cell office:value-type="float" office:value="4004">
            <text:p>4004</text:p>
          </table:table-cell>
          <table:table-cell office:value-type="string">
            <text:p>OIDM2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4">
            <text:p>10004</text:p>
          </table:table-cell>
          <table:table-cell/>
          <table:table-cell table:formula="of:=CONCATENATE(&quot;insert into wohnungen (ID, OID, wohn_ausrichtung, wohn_stock, MANDANT, adresse_id) values ('&quot;;[.B6];&quot;','&quot;;[.C6];&quot;','&quot;;[.D6];&quot;','&quot;;[.E6];&quot;','&quot;;[.F6];&quot;',&quot;;[.G6];&quot;);&quot;)" office:value-type="string" office:string-value="insert into wohnungen (ID, OID, wohn_ausrichtung, wohn_stock, MANDANT, adresse_id) values ('4004','OIDM2_WOHNUNG005','West','erste','2',10004);">
            <text:p>insert into wohnungen (ID, OID, wohn_ausrichtung, wohn_stock, MANDANT, adresse_id) values ('4004','OIDM2_WOHNUNG005','West','erste','2',10004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W005 = &quot;OIDM2_WOHNUNG005&quot;;">
            <text:p>public final static String M2_W005 = "OIDM2_WOHNUNG005";</text:p>
          </table:table-cell>
        </table:table-row>
        <table:table-row table:style-name="ro1">
          <table:table-cell office:value-type="string">
            <text:p>M2_W006</text:p>
          </table:table-cell>
          <table:table-cell office:value-type="float" office:value="4005">
            <text:p>4005</text:p>
          </table:table-cell>
          <table:table-cell office:value-type="string">
            <text:p>OIDM2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5">
            <text:p>10005</text:p>
          </table:table-cell>
          <table:table-cell/>
          <table:table-cell table:formula="of:=CONCATENATE(&quot;insert into wohnungen (ID, OID, wohn_ausrichtung, wohn_stock, MANDANT, adresse_id) values ('&quot;;[.B7];&quot;','&quot;;[.C7];&quot;','&quot;;[.D7];&quot;','&quot;;[.E7];&quot;','&quot;;[.F7];&quot;',&quot;;[.G7];&quot;);&quot;)" office:value-type="string" office:string-value="insert into wohnungen (ID, OID, wohn_ausrichtung, wohn_stock, MANDANT, adresse_id) values ('4005','OIDM2_WOHNUNG006','West','erste','2',10005);">
            <text:p>insert into wohnungen (ID, OID, wohn_ausrichtung, wohn_stock, MANDANT, adresse_id) values ('4005','OIDM2_WOHNUNG006','West','erste','2',10005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W006 = &quot;OIDM2_WOHNUNG006&quot;;">
            <text:p>public final static String M2_W006 = "OIDM2_WOHNUNG006";</text:p>
          </table:table-cell>
        </table:table-row>
        <table:table-row table:style-name="ro1">
          <table:table-cell office:value-type="string">
            <text:p>M2_W007</text:p>
          </table:table-cell>
          <table:table-cell office:value-type="float" office:value="4006">
            <text:p>4006</text:p>
          </table:table-cell>
          <table:table-cell office:value-type="string">
            <text:p>OIDM2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6">
            <text:p>10006</text:p>
          </table:table-cell>
          <table:table-cell/>
          <table:table-cell table:formula="of:=CONCATENATE(&quot;insert into wohnungen (ID, OID, wohn_ausrichtung, wohn_stock, MANDANT, adresse_id) values ('&quot;;[.B8];&quot;','&quot;;[.C8];&quot;','&quot;;[.D8];&quot;','&quot;;[.E8];&quot;','&quot;;[.F8];&quot;',&quot;;[.G8];&quot;);&quot;)" office:value-type="string" office:string-value="insert into wohnungen (ID, OID, wohn_ausrichtung, wohn_stock, MANDANT, adresse_id) values ('4006','OIDM2_WOHNUNG007','West','erste','2',10006);">
            <text:p>insert into wohnungen (ID, OID, wohn_ausrichtung, wohn_stock, MANDANT, adresse_id) values ('4006','OIDM2_WOHNUNG007','West','erste','2',10006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W007 = &quot;OIDM2_WOHNUNG007&quot;;">
            <text:p>public final static String M2_W007 = "OIDM2_WOHNUNG007";</text:p>
          </table:table-cell>
        </table:table-row>
        <table:table-row table:style-name="ro1">
          <table:table-cell office:value-type="string">
            <text:p>M2_W008</text:p>
          </table:table-cell>
          <table:table-cell office:value-type="float" office:value="4007">
            <text:p>4007</text:p>
          </table:table-cell>
          <table:table-cell office:value-type="string">
            <text:p>OIDM2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7">
            <text:p>10007</text:p>
          </table:table-cell>
          <table:table-cell/>
          <table:table-cell table:formula="of:=CONCATENATE(&quot;insert into wohnungen (ID, OID, wohn_ausrichtung, wohn_stock, MANDANT, adresse_id) values ('&quot;;[.B9];&quot;','&quot;;[.C9];&quot;','&quot;;[.D9];&quot;','&quot;;[.E9];&quot;','&quot;;[.F9];&quot;',&quot;;[.G9];&quot;);&quot;)" office:value-type="string" office:string-value="insert into wohnungen (ID, OID, wohn_ausrichtung, wohn_stock, MANDANT, adresse_id) values ('4007','OIDM2_WOHNUNG008','West','erste','2',10007);">
            <text:p>insert into wohnungen (ID, OID, wohn_ausrichtung, wohn_stock, MANDANT, adresse_id) values ('4007','OIDM2_WOHNUNG008','West','erste','2',10007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W008 = &quot;OIDM2_WOHNUNG008&quot;;">
            <text:p>public final static String M2_W008 = "OIDM2_WOHNUNG008";</text:p>
          </table:table-cell>
        </table:table-row>
        <table:table-row table:style-name="ro1">
          <table:table-cell office:value-type="string">
            <text:p>M2_W009</text:p>
          </table:table-cell>
          <table:table-cell office:value-type="float" office:value="4008">
            <text:p>4008</text:p>
          </table:table-cell>
          <table:table-cell office:value-type="string">
            <text:p>OIDM2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8">
            <text:p>10008</text:p>
          </table:table-cell>
          <table:table-cell/>
          <table:table-cell table:formula="of:=CONCATENATE(&quot;insert into wohnungen (ID, OID, wohn_ausrichtung, wohn_stock, MANDANT, adresse_id) values ('&quot;;[.B10];&quot;','&quot;;[.C10];&quot;','&quot;;[.D10];&quot;','&quot;;[.E10];&quot;','&quot;;[.F10];&quot;',&quot;;[.G10];&quot;);&quot;)" office:value-type="string" office:string-value="insert into wohnungen (ID, OID, wohn_ausrichtung, wohn_stock, MANDANT, adresse_id) values ('4008','OIDM2_WOHNUNG009','West','erste','2',10008);">
            <text:p>insert into wohnungen (ID, OID, wohn_ausrichtung, wohn_stock, MANDANT, adresse_id) values ('4008','OIDM2_WOHNUNG009','West','erste','2',10008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W009 = &quot;OIDM2_WOHNUNG009&quot;;">
            <text:p>public final static String M2_W009 = "OIDM2_WOHNUNG009";</text:p>
          </table:table-cell>
        </table:table-row>
        <table:table-row table:style-name="ro1">
          <table:table-cell office:value-type="string">
            <text:p>M2_W010</text:p>
          </table:table-cell>
          <table:table-cell office:value-type="float" office:value="4009">
            <text:p>4009</text:p>
          </table:table-cell>
          <table:table-cell office:value-type="string">
            <text:p>OIDM2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09">
            <text:p>10009</text:p>
          </table:table-cell>
          <table:table-cell/>
          <table:table-cell table:formula="of:=CONCATENATE(&quot;insert into wohnungen (ID, OID, wohn_ausrichtung, wohn_stock, MANDANT, adresse_id) values ('&quot;;[.B11];&quot;','&quot;;[.C11];&quot;','&quot;;[.D11];&quot;','&quot;;[.E11];&quot;','&quot;;[.F11];&quot;',&quot;;[.G11];&quot;);&quot;)" office:value-type="string" office:string-value="insert into wohnungen (ID, OID, wohn_ausrichtung, wohn_stock, MANDANT, adresse_id) values ('4009','OIDM2_WOHNUNG010','West','erste','2',10009);">
            <text:p>insert into wohnungen (ID, OID, wohn_ausrichtung, wohn_stock, MANDANT, adresse_id) values ('4009','OIDM2_WOHNUNG010','West','erste','2',10009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W010 = &quot;OIDM2_WOHNUNG010&quot;;">
            <text:p>public final static String M2_W010 = "OIDM2_WOHNUNG010";</text:p>
          </table:table-cell>
        </table:table-row>
        <table:table-row table:style-name="ro1">
          <table:table-cell office:value-type="string">
            <text:p>M2_W011</text:p>
          </table:table-cell>
          <table:table-cell office:value-type="float" office:value="4010">
            <text:p>4010</text:p>
          </table:table-cell>
          <table:table-cell office:value-type="string">
            <text:p>OIDM2_WOHNUNG01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10">
            <text:p>10010</text:p>
          </table:table-cell>
          <table:table-cell/>
          <table:table-cell table:formula="of:=CONCATENATE(&quot;insert into wohnungen (ID, OID, wohn_ausrichtung, wohn_stock, MANDANT, adresse_id) values ('&quot;;[.B12];&quot;','&quot;;[.C12];&quot;','&quot;;[.D12];&quot;','&quot;;[.E12];&quot;','&quot;;[.F12];&quot;',&quot;;[.G12];&quot;);&quot;)" office:value-type="string" office:string-value="insert into wohnungen (ID, OID, wohn_ausrichtung, wohn_stock, MANDANT, adresse_id) values ('4010','OIDM2_WOHNUNG011','West','erste','2',10010);">
            <text:p>insert into wohnungen (ID, OID, wohn_ausrichtung, wohn_stock, MANDANT, adresse_id) values ('4010','OIDM2_WOHNUNG011','West','erste','2',10010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W011 = &quot;OIDM2_WOHNUNG011&quot;;">
            <text:p>public final static String M2_W011 = "OIDM2_WOHNUNG011";</text:p>
          </table:table-cell>
        </table:table-row>
        <table:table-row table:style-name="ro1">
          <table:table-cell office:value-type="string">
            <text:p>M2_W012</text:p>
          </table:table-cell>
          <table:table-cell office:value-type="float" office:value="4011">
            <text:p>4011</text:p>
          </table:table-cell>
          <table:table-cell office:value-type="string">
            <text:p>OIDM2_WOHNUNG01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11">
            <text:p>10011</text:p>
          </table:table-cell>
          <table:table-cell/>
          <table:table-cell table:formula="of:=CONCATENATE(&quot;insert into wohnungen (ID, OID, wohn_ausrichtung, wohn_stock, MANDANT, adresse_id) values ('&quot;;[.B13];&quot;','&quot;;[.C13];&quot;','&quot;;[.D13];&quot;','&quot;;[.E13];&quot;','&quot;;[.F13];&quot;',&quot;;[.G13];&quot;);&quot;)" office:value-type="string" office:string-value="insert into wohnungen (ID, OID, wohn_ausrichtung, wohn_stock, MANDANT, adresse_id) values ('4011','OIDM2_WOHNUNG012','West','erste','2',10011);">
            <text:p>insert into wohnungen (ID, OID, wohn_ausrichtung, wohn_stock, MANDANT, adresse_id) values ('4011','OIDM2_WOHNUNG012','West','erste','2',10011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W012 = &quot;OIDM2_WOHNUNG012&quot;;">
            <text:p>public final static String M2_W012 = "OIDM2_WOHNUNG012";</text:p>
          </table:table-cell>
        </table:table-row>
        <table:table-row table:style-name="ro1">
          <table:table-cell office:value-type="string">
            <text:p>M2_W013</text:p>
          </table:table-cell>
          <table:table-cell office:value-type="float" office:value="4012">
            <text:p>4012</text:p>
          </table:table-cell>
          <table:table-cell office:value-type="string">
            <text:p>OIDM2_WOHNUNG01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2">
            <text:p>10012</text:p>
          </table:table-cell>
          <table:table-cell/>
          <table:table-cell table:formula="of:=CONCATENATE(&quot;insert into wohnungen (ID, OID, wohn_ausrichtung, wohn_stock, MANDANT, adresse_id) values ('&quot;;[.B14];&quot;','&quot;;[.C14];&quot;','&quot;;[.D14];&quot;','&quot;;[.E14];&quot;','&quot;;[.F14];&quot;',&quot;;[.G14];&quot;);&quot;)" office:value-type="string" office:string-value="insert into wohnungen (ID, OID, wohn_ausrichtung, wohn_stock, MANDANT, adresse_id) values ('4012','OIDM2_WOHNUNG013','West','erste','2',10012);">
            <text:p>insert into wohnungen (ID, OID, wohn_ausrichtung, wohn_stock, MANDANT, adresse_id) values ('4012','OIDM2_WOHNUNG013','West','erste','2',10012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W013 = &quot;OIDM2_WOHNUNG013&quot;;">
            <text:p>public final static String M2_W013 = "OIDM2_WOHNUNG013";</text:p>
          </table:table-cell>
        </table:table-row>
        <table:table-row table:style-name="ro1">
          <table:table-cell office:value-type="string">
            <text:p>M2_W014</text:p>
          </table:table-cell>
          <table:table-cell office:value-type="float" office:value="4013">
            <text:p>4013</text:p>
          </table:table-cell>
          <table:table-cell office:value-type="string">
            <text:p>OIDM2_WOHNUNG01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3">
            <text:p>10013</text:p>
          </table:table-cell>
          <table:table-cell/>
          <table:table-cell table:formula="of:=CONCATENATE(&quot;insert into wohnungen (ID, OID, wohn_ausrichtung, wohn_stock, MANDANT, adresse_id) values ('&quot;;[.B15];&quot;','&quot;;[.C15];&quot;','&quot;;[.D15];&quot;','&quot;;[.E15];&quot;','&quot;;[.F15];&quot;',&quot;;[.G15];&quot;);&quot;)" office:value-type="string" office:string-value="insert into wohnungen (ID, OID, wohn_ausrichtung, wohn_stock, MANDANT, adresse_id) values ('4013','OIDM2_WOHNUNG014','West','erste','2',10013);">
            <text:p>insert into wohnungen (ID, OID, wohn_ausrichtung, wohn_stock, MANDANT, adresse_id) values ('4013','OIDM2_WOHNUNG014','West','erste','2',10013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W014 = &quot;OIDM2_WOHNUNG014&quot;;">
            <text:p>public final static String M2_W014 = "OIDM2_WOHNUNG014";</text:p>
          </table:table-cell>
        </table:table-row>
        <table:table-row table:style-name="ro1">
          <table:table-cell office:value-type="string">
            <text:p>M2_W015</text:p>
          </table:table-cell>
          <table:table-cell office:value-type="float" office:value="4014">
            <text:p>4014</text:p>
          </table:table-cell>
          <table:table-cell office:value-type="string">
            <text:p>OIDM2_WOHNUNG01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4">
            <text:p>10014</text:p>
          </table:table-cell>
          <table:table-cell/>
          <table:table-cell table:formula="of:=CONCATENATE(&quot;insert into wohnungen (ID, OID, wohn_ausrichtung, wohn_stock, MANDANT, adresse_id) values ('&quot;;[.B16];&quot;','&quot;;[.C16];&quot;','&quot;;[.D16];&quot;','&quot;;[.E16];&quot;','&quot;;[.F16];&quot;',&quot;;[.G16];&quot;);&quot;)" office:value-type="string" office:string-value="insert into wohnungen (ID, OID, wohn_ausrichtung, wohn_stock, MANDANT, adresse_id) values ('4014','OIDM2_WOHNUNG015','West','erste','2',10014);">
            <text:p>insert into wohnungen (ID, OID, wohn_ausrichtung, wohn_stock, MANDANT, adresse_id) values ('4014','OIDM2_WOHNUNG015','West','erste','2',10014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W015 = &quot;OIDM2_WOHNUNG015&quot;;">
            <text:p>public final static String M2_W015 = "OIDM2_WOHNUNG015";</text:p>
          </table:table-cell>
        </table:table-row>
        <table:table-row table:style-name="ro1">
          <table:table-cell office:value-type="string">
            <text:p>M2_W016</text:p>
          </table:table-cell>
          <table:table-cell office:value-type="float" office:value="4015">
            <text:p>4015</text:p>
          </table:table-cell>
          <table:table-cell office:value-type="string">
            <text:p>OIDM2_WOHNUNG01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5">
            <text:p>10015</text:p>
          </table:table-cell>
          <table:table-cell/>
          <table:table-cell table:formula="of:=CONCATENATE(&quot;insert into wohnungen (ID, OID, wohn_ausrichtung, wohn_stock, MANDANT, adresse_id) values ('&quot;;[.B17];&quot;','&quot;;[.C17];&quot;','&quot;;[.D17];&quot;','&quot;;[.E17];&quot;','&quot;;[.F17];&quot;',&quot;;[.G17];&quot;);&quot;)" office:value-type="string" office:string-value="insert into wohnungen (ID, OID, wohn_ausrichtung, wohn_stock, MANDANT, adresse_id) values ('4015','OIDM2_WOHNUNG016','West','erste','2',10015);">
            <text:p>insert into wohnungen (ID, OID, wohn_ausrichtung, wohn_stock, MANDANT, adresse_id) values ('4015','OIDM2_WOHNUNG016','West','erste','2',10015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W016 = &quot;OIDM2_WOHNUNG016&quot;;">
            <text:p>public final static String M2_W016 = "OIDM2_WOHNUNG016";</text:p>
          </table:table-cell>
        </table:table-row>
        <table:table-row table:style-name="ro1">
          <table:table-cell office:value-type="string">
            <text:p>M2_W017</text:p>
          </table:table-cell>
          <table:table-cell office:value-type="float" office:value="4016">
            <text:p>4016</text:p>
          </table:table-cell>
          <table:table-cell office:value-type="string">
            <text:p>OIDM2_WOHNUNG01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6">
            <text:p>10016</text:p>
          </table:table-cell>
          <table:table-cell/>
          <table:table-cell table:formula="of:=CONCATENATE(&quot;insert into wohnungen (ID, OID, wohn_ausrichtung, wohn_stock, MANDANT, adresse_id) values ('&quot;;[.B18];&quot;','&quot;;[.C18];&quot;','&quot;;[.D18];&quot;','&quot;;[.E18];&quot;','&quot;;[.F18];&quot;',&quot;;[.G18];&quot;);&quot;)" office:value-type="string" office:string-value="insert into wohnungen (ID, OID, wohn_ausrichtung, wohn_stock, MANDANT, adresse_id) values ('4016','OIDM2_WOHNUNG017','West','erste','2',10016);">
            <text:p>insert into wohnungen (ID, OID, wohn_ausrichtung, wohn_stock, MANDANT, adresse_id) values ('4016','OIDM2_WOHNUNG017','West','erste','2',10016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W017 = &quot;OIDM2_WOHNUNG017&quot;;">
            <text:p>public final static String M2_W017 = "OIDM2_WOHNUNG017";</text:p>
          </table:table-cell>
        </table:table-row>
        <table:table-row table:style-name="ro1">
          <table:table-cell office:value-type="string">
            <text:p>M2_W018</text:p>
          </table:table-cell>
          <table:table-cell office:value-type="float" office:value="4017">
            <text:p>4017</text:p>
          </table:table-cell>
          <table:table-cell office:value-type="string">
            <text:p>OIDM2_WOHNUNG01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7">
            <text:p>10017</text:p>
          </table:table-cell>
          <table:table-cell/>
          <table:table-cell table:formula="of:=CONCATENATE(&quot;insert into wohnungen (ID, OID, wohn_ausrichtung, wohn_stock, MANDANT, adresse_id) values ('&quot;;[.B19];&quot;','&quot;;[.C19];&quot;','&quot;;[.D19];&quot;','&quot;;[.E19];&quot;','&quot;;[.F19];&quot;',&quot;;[.G19];&quot;);&quot;)" office:value-type="string" office:string-value="insert into wohnungen (ID, OID, wohn_ausrichtung, wohn_stock, MANDANT, adresse_id) values ('4017','OIDM2_WOHNUNG018','West','erste','2',10017);">
            <text:p>insert into wohnungen (ID, OID, wohn_ausrichtung, wohn_stock, MANDANT, adresse_id) values ('4017','OIDM2_WOHNUNG018','West','erste','2',10017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W018 = &quot;OIDM2_WOHNUNG018&quot;;">
            <text:p>public final static String M2_W018 = "OIDM2_WOHNUNG018";</text:p>
          </table:table-cell>
        </table:table-row>
        <table:table-row table:style-name="ro1">
          <table:table-cell office:value-type="string">
            <text:p>M2_W019</text:p>
          </table:table-cell>
          <table:table-cell office:value-type="float" office:value="4018">
            <text:p>4018</text:p>
          </table:table-cell>
          <table:table-cell office:value-type="string">
            <text:p>OIDM2_WOHNUNG01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8">
            <text:p>10018</text:p>
          </table:table-cell>
          <table:table-cell/>
          <table:table-cell table:formula="of:=CONCATENATE(&quot;insert into wohnungen (ID, OID, wohn_ausrichtung, wohn_stock, MANDANT, adresse_id) values ('&quot;;[.B20];&quot;','&quot;;[.C20];&quot;','&quot;;[.D20];&quot;','&quot;;[.E20];&quot;','&quot;;[.F20];&quot;',&quot;;[.G20];&quot;);&quot;)" office:value-type="string" office:string-value="insert into wohnungen (ID, OID, wohn_ausrichtung, wohn_stock, MANDANT, adresse_id) values ('4018','OIDM2_WOHNUNG019','West','erste','2',10018);">
            <text:p>insert into wohnungen (ID, OID, wohn_ausrichtung, wohn_stock, MANDANT, adresse_id) values ('4018','OIDM2_WOHNUNG019','West','erste','2',10018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W019 = &quot;OIDM2_WOHNUNG019&quot;;">
            <text:p>public final static String M2_W019 = "OIDM2_WOHNUNG019";</text:p>
          </table:table-cell>
        </table:table-row>
        <table:table-row table:style-name="ro1">
          <table:table-cell office:value-type="string">
            <text:p>M2_W020</text:p>
          </table:table-cell>
          <table:table-cell office:value-type="float" office:value="4019">
            <text:p>4019</text:p>
          </table:table-cell>
          <table:table-cell office:value-type="string">
            <text:p>OIDM2_WOHNUNG02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2">
            <text:p>2</text:p>
          </table:table-cell>
          <table:table-cell office:value-type="float" office:value="10019">
            <text:p>10019</text:p>
          </table:table-cell>
          <table:table-cell/>
          <table:table-cell table:formula="of:=CONCATENATE(&quot;insert into wohnungen (ID, OID, wohn_ausrichtung, wohn_stock, MANDANT, adresse_id) values ('&quot;;[.B21];&quot;','&quot;;[.C21];&quot;','&quot;;[.D21];&quot;','&quot;;[.E21];&quot;','&quot;;[.F21];&quot;',&quot;;[.G21];&quot;);&quot;)" office:value-type="string" office:string-value="insert into wohnungen (ID, OID, wohn_ausrichtung, wohn_stock, MANDANT, adresse_id) values ('4019','OIDM2_WOHNUNG020','West','erste','2',10019);">
            <text:p>insert into wohnungen (ID, OID, wohn_ausrichtung, wohn_stock, MANDANT, adresse_id) values ('4019','OIDM2_WOHNUNG020','West','erste','2',10019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W020 = &quot;OIDM2_WOHNUNG020&quot;;">
            <text:p>public final static String M2_W020 = "OIDM2_WOHNUNG020";</text:p>
          </table:table-cell>
        </table:table-row>
        <table:table-row table:style-name="ro1">
          <table:table-cell office:value-type="string">
            <text:p>M3_W001</text:p>
          </table:table-cell>
          <table:table-cell office:value-type="float" office:value="4020">
            <text:p>4020</text:p>
          </table:table-cell>
          <table:table-cell office:value-type="string">
            <text:p>OIDM3_WOHNUNG00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2];&quot;','&quot;;[.C22];&quot;','&quot;;[.D22];&quot;','&quot;;[.E22];&quot;','&quot;;[.F22];&quot;',&quot;;[.G22];&quot;);&quot;)" office:value-type="string" office:string-value="insert into wohnungen (ID, OID, wohn_ausrichtung, wohn_stock, MANDANT, adresse_id) values ('4020','OIDM3_WOHNUNG001','West','erste','3',null);">
            <text:p>insert into wohnungen (ID, OID, wohn_ausrichtung, wohn_stock, MANDANT, adresse_id) values ('4020','OIDM3_WOHNUNG001','West','erste','3',null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W001 = &quot;OIDM3_WOHNUNG001&quot;;">
            <text:p>public final static String M3_W001 = "OIDM3_WOHNUNG001";</text:p>
          </table:table-cell>
        </table:table-row>
        <table:table-row table:style-name="ro1">
          <table:table-cell office:value-type="string">
            <text:p>M3_W002</text:p>
          </table:table-cell>
          <table:table-cell office:value-type="float" office:value="4021">
            <text:p>4021</text:p>
          </table:table-cell>
          <table:table-cell office:value-type="string">
            <text:p>OIDM3_WOHNUNG00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3];&quot;','&quot;;[.C23];&quot;','&quot;;[.D23];&quot;','&quot;;[.E23];&quot;','&quot;;[.F23];&quot;',&quot;;[.G23];&quot;);&quot;)" office:value-type="string" office:string-value="insert into wohnungen (ID, OID, wohn_ausrichtung, wohn_stock, MANDANT, adresse_id) values ('4021','OIDM3_WOHNUNG002','West','erste','3',null);">
            <text:p>insert into wohnungen (ID, OID, wohn_ausrichtung, wohn_stock, MANDANT, adresse_id) values ('4021','OIDM3_WOHNUNG002','West','erste','3',null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W002 = &quot;OIDM3_WOHNUNG002&quot;;">
            <text:p>public final static String M3_W002 = "OIDM3_WOHNUNG002";</text:p>
          </table:table-cell>
        </table:table-row>
        <table:table-row table:style-name="ro1">
          <table:table-cell office:value-type="string">
            <text:p>M3_W003</text:p>
          </table:table-cell>
          <table:table-cell office:value-type="float" office:value="4022">
            <text:p>4022</text:p>
          </table:table-cell>
          <table:table-cell office:value-type="string">
            <text:p>OIDM3_WOHNUNG00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4];&quot;','&quot;;[.C24];&quot;','&quot;;[.D24];&quot;','&quot;;[.E24];&quot;','&quot;;[.F24];&quot;',&quot;;[.G24];&quot;);&quot;)" office:value-type="string" office:string-value="insert into wohnungen (ID, OID, wohn_ausrichtung, wohn_stock, MANDANT, adresse_id) values ('4022','OIDM3_WOHNUNG003','West','erste','3',null);">
            <text:p>insert into wohnungen (ID, OID, wohn_ausrichtung, wohn_stock, MANDANT, adresse_id) values ('4022','OIDM3_WOHNUNG003','West','erste','3',null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W003 = &quot;OIDM3_WOHNUNG003&quot;;">
            <text:p>public final static String M3_W003 = "OIDM3_WOHNUNG003";</text:p>
          </table:table-cell>
        </table:table-row>
        <table:table-row table:style-name="ro1">
          <table:table-cell office:value-type="string">
            <text:p>M3_W004</text:p>
          </table:table-cell>
          <table:table-cell office:value-type="float" office:value="4023">
            <text:p>4023</text:p>
          </table:table-cell>
          <table:table-cell office:value-type="string">
            <text:p>OIDM3_WOHNUNG00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5];&quot;','&quot;;[.C25];&quot;','&quot;;[.D25];&quot;','&quot;;[.E25];&quot;','&quot;;[.F25];&quot;',&quot;;[.G25];&quot;);&quot;)" office:value-type="string" office:string-value="insert into wohnungen (ID, OID, wohn_ausrichtung, wohn_stock, MANDANT, adresse_id) values ('4023','OIDM3_WOHNUNG004','West','erste','3',null);">
            <text:p>insert into wohnungen (ID, OID, wohn_ausrichtung, wohn_stock, MANDANT, adresse_id) values ('4023','OIDM3_WOHNUNG004','West','erste','3',null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W004 = &quot;OIDM3_WOHNUNG004&quot;;">
            <text:p>public final static String M3_W004 = "OIDM3_WOHNUNG004";</text:p>
          </table:table-cell>
        </table:table-row>
        <table:table-row table:style-name="ro1">
          <table:table-cell office:value-type="string">
            <text:p>M3_W005</text:p>
          </table:table-cell>
          <table:table-cell office:value-type="float" office:value="4024">
            <text:p>4024</text:p>
          </table:table-cell>
          <table:table-cell office:value-type="string">
            <text:p>OIDM3_WOHNUNG00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6];&quot;','&quot;;[.C26];&quot;','&quot;;[.D26];&quot;','&quot;;[.E26];&quot;','&quot;;[.F26];&quot;',&quot;;[.G26];&quot;);&quot;)" office:value-type="string" office:string-value="insert into wohnungen (ID, OID, wohn_ausrichtung, wohn_stock, MANDANT, adresse_id) values ('4024','OIDM3_WOHNUNG005','West','erste','3',null);">
            <text:p>insert into wohnungen (ID, OID, wohn_ausrichtung, wohn_stock, MANDANT, adresse_id) values ('4024','OIDM3_WOHNUNG005','West','erste','3',null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W005 = &quot;OIDM3_WOHNUNG005&quot;;">
            <text:p>public final static String M3_W005 = "OIDM3_WOHNUNG005";</text:p>
          </table:table-cell>
        </table:table-row>
        <table:table-row table:style-name="ro1">
          <table:table-cell office:value-type="string">
            <text:p>M3_W006</text:p>
          </table:table-cell>
          <table:table-cell office:value-type="float" office:value="4025">
            <text:p>4025</text:p>
          </table:table-cell>
          <table:table-cell office:value-type="string">
            <text:p>OIDM3_WOHNUNG00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7];&quot;','&quot;;[.C27];&quot;','&quot;;[.D27];&quot;','&quot;;[.E27];&quot;','&quot;;[.F27];&quot;',&quot;;[.G27];&quot;);&quot;)" office:value-type="string" office:string-value="insert into wohnungen (ID, OID, wohn_ausrichtung, wohn_stock, MANDANT, adresse_id) values ('4025','OIDM3_WOHNUNG006','West','erste','3',null);">
            <text:p>insert into wohnungen (ID, OID, wohn_ausrichtung, wohn_stock, MANDANT, adresse_id) values ('4025','OIDM3_WOHNUNG006','West','erste','3',null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W006 = &quot;OIDM3_WOHNUNG006&quot;;">
            <text:p>public final static String M3_W006 = "OIDM3_WOHNUNG006";</text:p>
          </table:table-cell>
        </table:table-row>
        <table:table-row table:style-name="ro1">
          <table:table-cell office:value-type="string">
            <text:p>M3_W007</text:p>
          </table:table-cell>
          <table:table-cell office:value-type="float" office:value="4026">
            <text:p>4026</text:p>
          </table:table-cell>
          <table:table-cell office:value-type="string">
            <text:p>OIDM3_WOHNUNG00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8];&quot;','&quot;;[.C28];&quot;','&quot;;[.D28];&quot;','&quot;;[.E28];&quot;','&quot;;[.F28];&quot;',&quot;;[.G28];&quot;);&quot;)" office:value-type="string" office:string-value="insert into wohnungen (ID, OID, wohn_ausrichtung, wohn_stock, MANDANT, adresse_id) values ('4026','OIDM3_WOHNUNG007','West','erste','3',null);">
            <text:p>insert into wohnungen (ID, OID, wohn_ausrichtung, wohn_stock, MANDANT, adresse_id) values ('4026','OIDM3_WOHNUNG007','West','erste','3',null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W007 = &quot;OIDM3_WOHNUNG007&quot;;">
            <text:p>public final static String M3_W007 = "OIDM3_WOHNUNG007";</text:p>
          </table:table-cell>
        </table:table-row>
        <table:table-row table:style-name="ro1">
          <table:table-cell office:value-type="string">
            <text:p>M3_W008</text:p>
          </table:table-cell>
          <table:table-cell office:value-type="float" office:value="4027">
            <text:p>4027</text:p>
          </table:table-cell>
          <table:table-cell office:value-type="string">
            <text:p>OIDM3_WOHNUNG00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29];&quot;','&quot;;[.C29];&quot;','&quot;;[.D29];&quot;','&quot;;[.E29];&quot;','&quot;;[.F29];&quot;',&quot;;[.G29];&quot;);&quot;)" office:value-type="string" office:string-value="insert into wohnungen (ID, OID, wohn_ausrichtung, wohn_stock, MANDANT, adresse_id) values ('4027','OIDM3_WOHNUNG008','West','erste','3',null);">
            <text:p>insert into wohnungen (ID, OID, wohn_ausrichtung, wohn_stock, MANDANT, adresse_id) values ('4027','OIDM3_WOHNUNG008','West','erste','3',null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W008 = &quot;OIDM3_WOHNUNG008&quot;;">
            <text:p>public final static String M3_W008 = "OIDM3_WOHNUNG008";</text:p>
          </table:table-cell>
        </table:table-row>
        <table:table-row table:style-name="ro1">
          <table:table-cell office:value-type="string">
            <text:p>M3_W009</text:p>
          </table:table-cell>
          <table:table-cell office:value-type="float" office:value="4028">
            <text:p>4028</text:p>
          </table:table-cell>
          <table:table-cell office:value-type="string">
            <text:p>OIDM3_WOHNUNG00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30];&quot;','&quot;;[.C30];&quot;','&quot;;[.D30];&quot;','&quot;;[.E30];&quot;','&quot;;[.F30];&quot;',&quot;;[.G30];&quot;);&quot;)" office:value-type="string" office:string-value="insert into wohnungen (ID, OID, wohn_ausrichtung, wohn_stock, MANDANT, adresse_id) values ('4028','OIDM3_WOHNUNG009','West','erste','3',null);">
            <text:p>insert into wohnungen (ID, OID, wohn_ausrichtung, wohn_stock, MANDANT, adresse_id) values ('4028','OIDM3_WOHNUNG009','West','erste','3',null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W009 = &quot;OIDM3_WOHNUNG009&quot;;">
            <text:p>public final static String M3_W009 = "OIDM3_WOHNUNG009";</text:p>
          </table:table-cell>
        </table:table-row>
        <table:table-row table:style-name="ro1">
          <table:table-cell office:value-type="string">
            <text:p>M3_W010</text:p>
          </table:table-cell>
          <table:table-cell office:value-type="float" office:value="4029">
            <text:p>4029</text:p>
          </table:table-cell>
          <table:table-cell office:value-type="string">
            <text:p>OIDM3_WOHNUNG01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table:style-name="Default" office:value-type="float" office:value="3">
            <text:p>3</text:p>
          </table:table-cell>
          <table:table-cell office:value-type="string">
            <text:p>null</text:p>
          </table:table-cell>
          <table:table-cell/>
          <table:table-cell table:formula="of:=CONCATENATE(&quot;insert into wohnungen (ID, OID, wohn_ausrichtung, wohn_stock, MANDANT, adresse_id) values ('&quot;;[.B31];&quot;','&quot;;[.C31];&quot;','&quot;;[.D31];&quot;','&quot;;[.E31];&quot;','&quot;;[.F31];&quot;',&quot;;[.G31];&quot;);&quot;)" office:value-type="string" office:string-value="insert into wohnungen (ID, OID, wohn_ausrichtung, wohn_stock, MANDANT, adresse_id) values ('4029','OIDM3_WOHNUNG010','West','erste','3',null);">
            <text:p>insert into wohnungen (ID, OID, wohn_ausrichtung, wohn_stock, MANDANT, adresse_id) values ('4029','OIDM3_WOHNUNG010','West','erste','3',null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W010 = &quot;OIDM3_WOHNUNG010&quot;;">
            <text:p>public final static String M3_W010 = "OIDM3_WOHNUNG010";</text:p>
          </table:table-cell>
        </table:table-row>
        <table:table-row table:style-name="ro1">
          <table:table-cell office:value-type="string">
            <text:p>M2_W021</text:p>
          </table:table-cell>
          <table:table-cell office:value-type="float" office:value="4030">
            <text:p>4030</text:p>
          </table:table-cell>
          <table:table-cell office:value-type="string">
            <text:p>OIDM2_WOHNUNG02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0">
            <text:p>10020</text:p>
          </table:table-cell>
          <table:table-cell/>
          <table:table-cell table:formula="of:=CONCATENATE(&quot;insert into wohnungen (ID, OID, wohn_ausrichtung, wohn_stock, MANDANT, adresse_id) values ('&quot;;[.B32];&quot;','&quot;;[.C32];&quot;','&quot;;[.D32];&quot;','&quot;;[.E32];&quot;','&quot;;[.F32];&quot;',&quot;;[.G32];&quot;);&quot;)" office:value-type="string" office:string-value="insert into wohnungen (ID, OID, wohn_ausrichtung, wohn_stock, MANDANT, adresse_id) values ('4030','OIDM2_WOHNUNG021','West','erste','2',10020);">
            <text:p>insert into wohnungen (ID, OID, wohn_ausrichtung, wohn_stock, MANDANT, adresse_id) values ('4030','OIDM2_WOHNUNG021','West','erste','2',10020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2_W021 = &quot;OIDM2_WOHNUNG021&quot;;">
            <text:p>public final static String M2_W021 = "OIDM2_WOHNUNG021";</text:p>
          </table:table-cell>
        </table:table-row>
        <table:table-row table:style-name="ro1">
          <table:table-cell office:value-type="string">
            <text:p>M2_W022</text:p>
          </table:table-cell>
          <table:table-cell office:value-type="float" office:value="4031">
            <text:p>4031</text:p>
          </table:table-cell>
          <table:table-cell office:value-type="string">
            <text:p>OIDM2_WOHNUNG02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1">
            <text:p>10021</text:p>
          </table:table-cell>
          <table:table-cell/>
          <table:table-cell table:formula="of:=CONCATENATE(&quot;insert into wohnungen (ID, OID, wohn_ausrichtung, wohn_stock, MANDANT, adresse_id) values ('&quot;;[.B33];&quot;','&quot;;[.C33];&quot;','&quot;;[.D33];&quot;','&quot;;[.E33];&quot;','&quot;;[.F33];&quot;',&quot;;[.G33];&quot;);&quot;)" office:value-type="string" office:string-value="insert into wohnungen (ID, OID, wohn_ausrichtung, wohn_stock, MANDANT, adresse_id) values ('4031','OIDM2_WOHNUNG022','West','erste','2',10021);">
            <text:p>insert into wohnungen (ID, OID, wohn_ausrichtung, wohn_stock, MANDANT, adresse_id) values ('4031','OIDM2_WOHNUNG022','West','erste','2',10021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2_W022 = &quot;OIDM2_WOHNUNG022&quot;;">
            <text:p>public final static String M2_W022 = "OIDM2_WOHNUNG022";</text:p>
          </table:table-cell>
        </table:table-row>
        <table:table-row table:style-name="ro1">
          <table:table-cell office:value-type="string">
            <text:p>M2_W023</text:p>
          </table:table-cell>
          <table:table-cell office:value-type="float" office:value="4032">
            <text:p>4032</text:p>
          </table:table-cell>
          <table:table-cell office:value-type="string">
            <text:p>OIDM2_WOHNUNG02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2">
            <text:p>10022</text:p>
          </table:table-cell>
          <table:table-cell/>
          <table:table-cell table:formula="of:=CONCATENATE(&quot;insert into wohnungen (ID, OID, wohn_ausrichtung, wohn_stock, MANDANT, adresse_id) values ('&quot;;[.B34];&quot;','&quot;;[.C34];&quot;','&quot;;[.D34];&quot;','&quot;;[.E34];&quot;','&quot;;[.F34];&quot;',&quot;;[.G34];&quot;);&quot;)" office:value-type="string" office:string-value="insert into wohnungen (ID, OID, wohn_ausrichtung, wohn_stock, MANDANT, adresse_id) values ('4032','OIDM2_WOHNUNG023','West','erste','2',10022);">
            <text:p>insert into wohnungen (ID, OID, wohn_ausrichtung, wohn_stock, MANDANT, adresse_id) values ('4032','OIDM2_WOHNUNG023','West','erste','2',10022);</text:p>
          </table:table-cell>
          <table:table-cell table:number-columns-repeated="10"/>
          <table:table-cell table:formula="of:=CONCATENATE(&quot;public final static String &quot;;[.$A34];&quot; = &quot;&quot;&quot;;[.$C34];&quot;&quot;&quot;;&quot;)" office:value-type="string" office:string-value="public final static String M2_W023 = &quot;OIDM2_WOHNUNG023&quot;;">
            <text:p>public final static String M2_W023 = "OIDM2_WOHNUNG023";</text:p>
          </table:table-cell>
        </table:table-row>
        <table:table-row table:style-name="ro1">
          <table:table-cell office:value-type="string">
            <text:p>M2_W024</text:p>
          </table:table-cell>
          <table:table-cell office:value-type="float" office:value="4033">
            <text:p>4033</text:p>
          </table:table-cell>
          <table:table-cell office:value-type="string">
            <text:p>OIDM2_WOHNUNG02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3">
            <text:p>10023</text:p>
          </table:table-cell>
          <table:table-cell/>
          <table:table-cell table:formula="of:=CONCATENATE(&quot;insert into wohnungen (ID, OID, wohn_ausrichtung, wohn_stock, MANDANT, adresse_id) values ('&quot;;[.B35];&quot;','&quot;;[.C35];&quot;','&quot;;[.D35];&quot;','&quot;;[.E35];&quot;','&quot;;[.F35];&quot;',&quot;;[.G35];&quot;);&quot;)" office:value-type="string" office:string-value="insert into wohnungen (ID, OID, wohn_ausrichtung, wohn_stock, MANDANT, adresse_id) values ('4033','OIDM2_WOHNUNG024','West','erste','2',10023);">
            <text:p>insert into wohnungen (ID, OID, wohn_ausrichtung, wohn_stock, MANDANT, adresse_id) values ('4033','OIDM2_WOHNUNG024','West','erste','2',10023);</text:p>
          </table:table-cell>
          <table:table-cell table:number-columns-repeated="10"/>
          <table:table-cell table:formula="of:=CONCATENATE(&quot;public final static String &quot;;[.$A35];&quot; = &quot;&quot;&quot;;[.$C35];&quot;&quot;&quot;;&quot;)" office:value-type="string" office:string-value="public final static String M2_W024 = &quot;OIDM2_WOHNUNG024&quot;;">
            <text:p>public final static String M2_W024 = "OIDM2_WOHNUNG024";</text:p>
          </table:table-cell>
        </table:table-row>
        <table:table-row table:style-name="ro1">
          <table:table-cell office:value-type="string">
            <text:p>M2_W025</text:p>
          </table:table-cell>
          <table:table-cell office:value-type="float" office:value="4034">
            <text:p>4034</text:p>
          </table:table-cell>
          <table:table-cell office:value-type="string">
            <text:p>OIDM2_WOHNUNG02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4">
            <text:p>10024</text:p>
          </table:table-cell>
          <table:table-cell/>
          <table:table-cell table:formula="of:=CONCATENATE(&quot;insert into wohnungen (ID, OID, wohn_ausrichtung, wohn_stock, MANDANT, adresse_id) values ('&quot;;[.B36];&quot;','&quot;;[.C36];&quot;','&quot;;[.D36];&quot;','&quot;;[.E36];&quot;','&quot;;[.F36];&quot;',&quot;;[.G36];&quot;);&quot;)" office:value-type="string" office:string-value="insert into wohnungen (ID, OID, wohn_ausrichtung, wohn_stock, MANDANT, adresse_id) values ('4034','OIDM2_WOHNUNG025','West','erste','2',10024);">
            <text:p>insert into wohnungen (ID, OID, wohn_ausrichtung, wohn_stock, MANDANT, adresse_id) values ('4034','OIDM2_WOHNUNG025','West','erste','2',10024);</text:p>
          </table:table-cell>
          <table:table-cell table:number-columns-repeated="10"/>
          <table:table-cell table:formula="of:=CONCATENATE(&quot;public final static String &quot;;[.$A36];&quot; = &quot;&quot;&quot;;[.$C36];&quot;&quot;&quot;;&quot;)" office:value-type="string" office:string-value="public final static String M2_W025 = &quot;OIDM2_WOHNUNG025&quot;;">
            <text:p>public final static String M2_W025 = "OIDM2_WOHNUNG025";</text:p>
          </table:table-cell>
        </table:table-row>
        <table:table-row table:style-name="ro1">
          <table:table-cell office:value-type="string">
            <text:p>M2_W026</text:p>
          </table:table-cell>
          <table:table-cell office:value-type="float" office:value="4035">
            <text:p>4035</text:p>
          </table:table-cell>
          <table:table-cell office:value-type="string">
            <text:p>OIDM2_WOHNUNG02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5">
            <text:p>10025</text:p>
          </table:table-cell>
          <table:table-cell/>
          <table:table-cell table:formula="of:=CONCATENATE(&quot;insert into wohnungen (ID, OID, wohn_ausrichtung, wohn_stock, MANDANT, adresse_id) values ('&quot;;[.B37];&quot;','&quot;;[.C37];&quot;','&quot;;[.D37];&quot;','&quot;;[.E37];&quot;','&quot;;[.F37];&quot;',&quot;;[.G37];&quot;);&quot;)" office:value-type="string" office:string-value="insert into wohnungen (ID, OID, wohn_ausrichtung, wohn_stock, MANDANT, adresse_id) values ('4035','OIDM2_WOHNUNG026','West','erste','2',10025);">
            <text:p>insert into wohnungen (ID, OID, wohn_ausrichtung, wohn_stock, MANDANT, adresse_id) values ('4035','OIDM2_WOHNUNG026','West','erste','2',10025);</text:p>
          </table:table-cell>
          <table:table-cell table:number-columns-repeated="10"/>
          <table:table-cell table:formula="of:=CONCATENATE(&quot;public final static String &quot;;[.$A37];&quot; = &quot;&quot;&quot;;[.$C37];&quot;&quot;&quot;;&quot;)" office:value-type="string" office:string-value="public final static String M2_W026 = &quot;OIDM2_WOHNUNG026&quot;;">
            <text:p>public final static String M2_W026 = "OIDM2_WOHNUNG026";</text:p>
          </table:table-cell>
        </table:table-row>
        <table:table-row table:style-name="ro1">
          <table:table-cell office:value-type="string">
            <text:p>M2_W027</text:p>
          </table:table-cell>
          <table:table-cell office:value-type="float" office:value="4036">
            <text:p>4036</text:p>
          </table:table-cell>
          <table:table-cell office:value-type="string">
            <text:p>OIDM2_WOHNUNG02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6">
            <text:p>10026</text:p>
          </table:table-cell>
          <table:table-cell/>
          <table:table-cell table:formula="of:=CONCATENATE(&quot;insert into wohnungen (ID, OID, wohn_ausrichtung, wohn_stock, MANDANT, adresse_id) values ('&quot;;[.B38];&quot;','&quot;;[.C38];&quot;','&quot;;[.D38];&quot;','&quot;;[.E38];&quot;','&quot;;[.F38];&quot;',&quot;;[.G38];&quot;);&quot;)" office:value-type="string" office:string-value="insert into wohnungen (ID, OID, wohn_ausrichtung, wohn_stock, MANDANT, adresse_id) values ('4036','OIDM2_WOHNUNG027','West','erste','2',10026);">
            <text:p>insert into wohnungen (ID, OID, wohn_ausrichtung, wohn_stock, MANDANT, adresse_id) values ('4036','OIDM2_WOHNUNG027','West','erste','2',10026);</text:p>
          </table:table-cell>
          <table:table-cell table:number-columns-repeated="10"/>
          <table:table-cell table:formula="of:=CONCATENATE(&quot;public final static String &quot;;[.$A38];&quot; = &quot;&quot;&quot;;[.$C38];&quot;&quot;&quot;;&quot;)" office:value-type="string" office:string-value="public final static String M2_W027 = &quot;OIDM2_WOHNUNG027&quot;;">
            <text:p>public final static String M2_W027 = "OIDM2_WOHNUNG027";</text:p>
          </table:table-cell>
        </table:table-row>
        <table:table-row table:style-name="ro1">
          <table:table-cell office:value-type="string">
            <text:p>M2_W028</text:p>
          </table:table-cell>
          <table:table-cell office:value-type="float" office:value="4037">
            <text:p>4037</text:p>
          </table:table-cell>
          <table:table-cell office:value-type="string">
            <text:p>OIDM2_WOHNUNG02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7">
            <text:p>10027</text:p>
          </table:table-cell>
          <table:table-cell/>
          <table:table-cell table:formula="of:=CONCATENATE(&quot;insert into wohnungen (ID, OID, wohn_ausrichtung, wohn_stock, MANDANT, adresse_id) values ('&quot;;[.B39];&quot;','&quot;;[.C39];&quot;','&quot;;[.D39];&quot;','&quot;;[.E39];&quot;','&quot;;[.F39];&quot;',&quot;;[.G39];&quot;);&quot;)" office:value-type="string" office:string-value="insert into wohnungen (ID, OID, wohn_ausrichtung, wohn_stock, MANDANT, adresse_id) values ('4037','OIDM2_WOHNUNG028','West','erste','2',10027);">
            <text:p>insert into wohnungen (ID, OID, wohn_ausrichtung, wohn_stock, MANDANT, adresse_id) values ('4037','OIDM2_WOHNUNG028','West','erste','2',10027);</text:p>
          </table:table-cell>
          <table:table-cell table:number-columns-repeated="10"/>
          <table:table-cell table:formula="of:=CONCATENATE(&quot;public final static String &quot;;[.$A39];&quot; = &quot;&quot;&quot;;[.$C39];&quot;&quot;&quot;;&quot;)" office:value-type="string" office:string-value="public final static String M2_W028 = &quot;OIDM2_WOHNUNG028&quot;;">
            <text:p>public final static String M2_W028 = "OIDM2_WOHNUNG028";</text:p>
          </table:table-cell>
        </table:table-row>
        <table:table-row table:style-name="ro1">
          <table:table-cell office:value-type="string">
            <text:p>M2_W029</text:p>
          </table:table-cell>
          <table:table-cell office:value-type="float" office:value="4038">
            <text:p>4038</text:p>
          </table:table-cell>
          <table:table-cell office:value-type="string">
            <text:p>OIDM2_WOHNUNG02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8">
            <text:p>10028</text:p>
          </table:table-cell>
          <table:table-cell/>
          <table:table-cell table:formula="of:=CONCATENATE(&quot;insert into wohnungen (ID, OID, wohn_ausrichtung, wohn_stock, MANDANT, adresse_id) values ('&quot;;[.B40];&quot;','&quot;;[.C40];&quot;','&quot;;[.D40];&quot;','&quot;;[.E40];&quot;','&quot;;[.F40];&quot;',&quot;;[.G40];&quot;);&quot;)" office:value-type="string" office:string-value="insert into wohnungen (ID, OID, wohn_ausrichtung, wohn_stock, MANDANT, adresse_id) values ('4038','OIDM2_WOHNUNG029','West','erste','2',10028);">
            <text:p>insert into wohnungen (ID, OID, wohn_ausrichtung, wohn_stock, MANDANT, adresse_id) values ('4038','OIDM2_WOHNUNG029','West','erste','2',10028);</text:p>
          </table:table-cell>
          <table:table-cell table:number-columns-repeated="10"/>
          <table:table-cell table:formula="of:=CONCATENATE(&quot;public final static String &quot;;[.$A40];&quot; = &quot;&quot;&quot;;[.$C40];&quot;&quot;&quot;;&quot;)" office:value-type="string" office:string-value="public final static String M2_W029 = &quot;OIDM2_WOHNUNG029&quot;;">
            <text:p>public final static String M2_W029 = "OIDM2_WOHNUNG029";</text:p>
          </table:table-cell>
        </table:table-row>
        <table:table-row table:style-name="ro1">
          <table:table-cell office:value-type="string">
            <text:p>M2_W030</text:p>
          </table:table-cell>
          <table:table-cell office:value-type="float" office:value="4039">
            <text:p>4039</text:p>
          </table:table-cell>
          <table:table-cell office:value-type="string">
            <text:p>OIDM2_WOHNUNG030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29">
            <text:p>10029</text:p>
          </table:table-cell>
          <table:table-cell/>
          <table:table-cell table:formula="of:=CONCATENATE(&quot;insert into wohnungen (ID, OID, wohn_ausrichtung, wohn_stock, MANDANT, adresse_id) values ('&quot;;[.B41];&quot;','&quot;;[.C41];&quot;','&quot;;[.D41];&quot;','&quot;;[.E41];&quot;','&quot;;[.F41];&quot;',&quot;;[.G41];&quot;);&quot;)" office:value-type="string" office:string-value="insert into wohnungen (ID, OID, wohn_ausrichtung, wohn_stock, MANDANT, adresse_id) values ('4039','OIDM2_WOHNUNG030','West','erste','2',10029);">
            <text:p>insert into wohnungen (ID, OID, wohn_ausrichtung, wohn_stock, MANDANT, adresse_id) values ('4039','OIDM2_WOHNUNG030','West','erste','2',10029);</text:p>
          </table:table-cell>
          <table:table-cell table:number-columns-repeated="10"/>
          <table:table-cell table:formula="of:=CONCATENATE(&quot;public final static String &quot;;[.$A41];&quot; = &quot;&quot;&quot;;[.$C41];&quot;&quot;&quot;;&quot;)" office:value-type="string" office:string-value="public final static String M2_W030 = &quot;OIDM2_WOHNUNG030&quot;;">
            <text:p>public final static String M2_W030 = "OIDM2_WOHNUNG030";</text:p>
          </table:table-cell>
        </table:table-row>
        <table:table-row table:style-name="ro1">
          <table:table-cell office:value-type="string">
            <text:p>M2_W031</text:p>
          </table:table-cell>
          <table:table-cell office:value-type="float" office:value="4040">
            <text:p>4040</text:p>
          </table:table-cell>
          <table:table-cell office:value-type="string">
            <text:p>OIDM2_WOHNUNG031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0">
            <text:p>10030</text:p>
          </table:table-cell>
          <table:table-cell/>
          <table:table-cell table:formula="of:=CONCATENATE(&quot;insert into wohnungen (ID, OID, wohn_ausrichtung, wohn_stock, MANDANT, adresse_id) values ('&quot;;[.B42];&quot;','&quot;;[.C42];&quot;','&quot;;[.D42];&quot;','&quot;;[.E42];&quot;','&quot;;[.F42];&quot;',&quot;;[.G42];&quot;);&quot;)" office:value-type="string" office:string-value="insert into wohnungen (ID, OID, wohn_ausrichtung, wohn_stock, MANDANT, adresse_id) values ('4040','OIDM2_WOHNUNG031','West','erste','2',10030);">
            <text:p>insert into wohnungen (ID, OID, wohn_ausrichtung, wohn_stock, MANDANT, adresse_id) values ('4040','OIDM2_WOHNUNG031','West','erste','2',10030);</text:p>
          </table:table-cell>
          <table:table-cell table:number-columns-repeated="10"/>
          <table:table-cell table:formula="of:=CONCATENATE(&quot;public final static String &quot;;[.$A42];&quot; = &quot;&quot;&quot;;[.$C42];&quot;&quot;&quot;;&quot;)" office:value-type="string" office:string-value="public final static String M2_W031 = &quot;OIDM2_WOHNUNG031&quot;;">
            <text:p>public final static String M2_W031 = "OIDM2_WOHNUNG031";</text:p>
          </table:table-cell>
        </table:table-row>
        <table:table-row table:style-name="ro1">
          <table:table-cell office:value-type="string">
            <text:p>M2_W032</text:p>
          </table:table-cell>
          <table:table-cell office:value-type="float" office:value="4041">
            <text:p>4041</text:p>
          </table:table-cell>
          <table:table-cell office:value-type="string">
            <text:p>OIDM2_WOHNUNG032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1">
            <text:p>10031</text:p>
          </table:table-cell>
          <table:table-cell/>
          <table:table-cell table:formula="of:=CONCATENATE(&quot;insert into wohnungen (ID, OID, wohn_ausrichtung, wohn_stock, MANDANT, adresse_id) values ('&quot;;[.B43];&quot;','&quot;;[.C43];&quot;','&quot;;[.D43];&quot;','&quot;;[.E43];&quot;','&quot;;[.F43];&quot;',&quot;;[.G43];&quot;);&quot;)" office:value-type="string" office:string-value="insert into wohnungen (ID, OID, wohn_ausrichtung, wohn_stock, MANDANT, adresse_id) values ('4041','OIDM2_WOHNUNG032','West','erste','2',10031);">
            <text:p>insert into wohnungen (ID, OID, wohn_ausrichtung, wohn_stock, MANDANT, adresse_id) values ('4041','OIDM2_WOHNUNG032','West','erste','2',10031);</text:p>
          </table:table-cell>
          <table:table-cell table:number-columns-repeated="10"/>
          <table:table-cell table:formula="of:=CONCATENATE(&quot;public final static String &quot;;[.$A43];&quot; = &quot;&quot;&quot;;[.$C43];&quot;&quot;&quot;;&quot;)" office:value-type="string" office:string-value="public final static String M2_W032 = &quot;OIDM2_WOHNUNG032&quot;;">
            <text:p>public final static String M2_W032 = "OIDM2_WOHNUNG032";</text:p>
          </table:table-cell>
        </table:table-row>
        <table:table-row table:style-name="ro1">
          <table:table-cell office:value-type="string">
            <text:p>M2_W033</text:p>
          </table:table-cell>
          <table:table-cell office:value-type="float" office:value="4042">
            <text:p>4042</text:p>
          </table:table-cell>
          <table:table-cell office:value-type="string">
            <text:p>OIDM2_WOHNUNG033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2">
            <text:p>10032</text:p>
          </table:table-cell>
          <table:table-cell/>
          <table:table-cell table:formula="of:=CONCATENATE(&quot;insert into wohnungen (ID, OID, wohn_ausrichtung, wohn_stock, MANDANT, adresse_id) values ('&quot;;[.B44];&quot;','&quot;;[.C44];&quot;','&quot;;[.D44];&quot;','&quot;;[.E44];&quot;','&quot;;[.F44];&quot;',&quot;;[.G44];&quot;);&quot;)" office:value-type="string" office:string-value="insert into wohnungen (ID, OID, wohn_ausrichtung, wohn_stock, MANDANT, adresse_id) values ('4042','OIDM2_WOHNUNG033','West','erste','2',10032);">
            <text:p>insert into wohnungen (ID, OID, wohn_ausrichtung, wohn_stock, MANDANT, adresse_id) values ('4042','OIDM2_WOHNUNG033','West','erste','2',10032);</text:p>
          </table:table-cell>
          <table:table-cell table:number-columns-repeated="10"/>
          <table:table-cell table:formula="of:=CONCATENATE(&quot;public final static String &quot;;[.$A44];&quot; = &quot;&quot;&quot;;[.$C44];&quot;&quot;&quot;;&quot;)" office:value-type="string" office:string-value="public final static String M2_W033 = &quot;OIDM2_WOHNUNG033&quot;;">
            <text:p>public final static String M2_W033 = "OIDM2_WOHNUNG033";</text:p>
          </table:table-cell>
        </table:table-row>
        <table:table-row table:style-name="ro1">
          <table:table-cell office:value-type="string">
            <text:p>M2_W034</text:p>
          </table:table-cell>
          <table:table-cell office:value-type="float" office:value="4043">
            <text:p>4043</text:p>
          </table:table-cell>
          <table:table-cell office:value-type="string">
            <text:p>OIDM2_WOHNUNG034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3">
            <text:p>10033</text:p>
          </table:table-cell>
          <table:table-cell/>
          <table:table-cell table:formula="of:=CONCATENATE(&quot;insert into wohnungen (ID, OID, wohn_ausrichtung, wohn_stock, MANDANT, adresse_id) values ('&quot;;[.B45];&quot;','&quot;;[.C45];&quot;','&quot;;[.D45];&quot;','&quot;;[.E45];&quot;','&quot;;[.F45];&quot;',&quot;;[.G45];&quot;);&quot;)" office:value-type="string" office:string-value="insert into wohnungen (ID, OID, wohn_ausrichtung, wohn_stock, MANDANT, adresse_id) values ('4043','OIDM2_WOHNUNG034','West','erste','2',10033);">
            <text:p>insert into wohnungen (ID, OID, wohn_ausrichtung, wohn_stock, MANDANT, adresse_id) values ('4043','OIDM2_WOHNUNG034','West','erste','2',10033);</text:p>
          </table:table-cell>
          <table:table-cell table:number-columns-repeated="10"/>
          <table:table-cell table:formula="of:=CONCATENATE(&quot;public final static String &quot;;[.$A45];&quot; = &quot;&quot;&quot;;[.$C45];&quot;&quot;&quot;;&quot;)" office:value-type="string" office:string-value="public final static String M2_W034 = &quot;OIDM2_WOHNUNG034&quot;;">
            <text:p>public final static String M2_W034 = "OIDM2_WOHNUNG034";</text:p>
          </table:table-cell>
        </table:table-row>
        <table:table-row table:style-name="ro1">
          <table:table-cell office:value-type="string">
            <text:p>M2_W035</text:p>
          </table:table-cell>
          <table:table-cell office:value-type="float" office:value="4044">
            <text:p>4044</text:p>
          </table:table-cell>
          <table:table-cell office:value-type="string">
            <text:p>OIDM2_WOHNUNG035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4">
            <text:p>10034</text:p>
          </table:table-cell>
          <table:table-cell/>
          <table:table-cell table:formula="of:=CONCATENATE(&quot;insert into wohnungen (ID, OID, wohn_ausrichtung, wohn_stock, MANDANT, adresse_id) values ('&quot;;[.B46];&quot;','&quot;;[.C46];&quot;','&quot;;[.D46];&quot;','&quot;;[.E46];&quot;','&quot;;[.F46];&quot;',&quot;;[.G46];&quot;);&quot;)" office:value-type="string" office:string-value="insert into wohnungen (ID, OID, wohn_ausrichtung, wohn_stock, MANDANT, adresse_id) values ('4044','OIDM2_WOHNUNG035','West','erste','2',10034);">
            <text:p>insert into wohnungen (ID, OID, wohn_ausrichtung, wohn_stock, MANDANT, adresse_id) values ('4044','OIDM2_WOHNUNG035','West','erste','2',10034);</text:p>
          </table:table-cell>
          <table:table-cell table:number-columns-repeated="10"/>
          <table:table-cell table:formula="of:=CONCATENATE(&quot;public final static String &quot;;[.$A46];&quot; = &quot;&quot;&quot;;[.$C46];&quot;&quot;&quot;;&quot;)" office:value-type="string" office:string-value="public final static String M2_W035 = &quot;OIDM2_WOHNUNG035&quot;;">
            <text:p>public final static String M2_W035 = "OIDM2_WOHNUNG035";</text:p>
          </table:table-cell>
        </table:table-row>
        <table:table-row table:style-name="ro1">
          <table:table-cell office:value-type="string">
            <text:p>M2_W036</text:p>
          </table:table-cell>
          <table:table-cell office:value-type="float" office:value="4045">
            <text:p>4045</text:p>
          </table:table-cell>
          <table:table-cell office:value-type="string">
            <text:p>OIDM2_WOHNUNG036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5">
            <text:p>10035</text:p>
          </table:table-cell>
          <table:table-cell/>
          <table:table-cell table:formula="of:=CONCATENATE(&quot;insert into wohnungen (ID, OID, wohn_ausrichtung, wohn_stock, MANDANT, adresse_id) values ('&quot;;[.B47];&quot;','&quot;;[.C47];&quot;','&quot;;[.D47];&quot;','&quot;;[.E47];&quot;','&quot;;[.F47];&quot;',&quot;;[.G47];&quot;);&quot;)" office:value-type="string" office:string-value="insert into wohnungen (ID, OID, wohn_ausrichtung, wohn_stock, MANDANT, adresse_id) values ('4045','OIDM2_WOHNUNG036','West','erste','2',10035);">
            <text:p>insert into wohnungen (ID, OID, wohn_ausrichtung, wohn_stock, MANDANT, adresse_id) values ('4045','OIDM2_WOHNUNG036','West','erste','2',10035);</text:p>
          </table:table-cell>
          <table:table-cell table:number-columns-repeated="10"/>
          <table:table-cell table:formula="of:=CONCATENATE(&quot;public final static String &quot;;[.$A47];&quot; = &quot;&quot;&quot;;[.$C47];&quot;&quot;&quot;;&quot;)" office:value-type="string" office:string-value="public final static String M2_W036 = &quot;OIDM2_WOHNUNG036&quot;;">
            <text:p>public final static String M2_W036 = "OIDM2_WOHNUNG036";</text:p>
          </table:table-cell>
        </table:table-row>
        <table:table-row table:style-name="ro1">
          <table:table-cell office:value-type="string">
            <text:p>M2_W037</text:p>
          </table:table-cell>
          <table:table-cell office:value-type="float" office:value="4046">
            <text:p>4046</text:p>
          </table:table-cell>
          <table:table-cell office:value-type="string">
            <text:p>OIDM2_WOHNUNG037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6">
            <text:p>10036</text:p>
          </table:table-cell>
          <table:table-cell/>
          <table:table-cell table:formula="of:=CONCATENATE(&quot;insert into wohnungen (ID, OID, wohn_ausrichtung, wohn_stock, MANDANT, adresse_id) values ('&quot;;[.B48];&quot;','&quot;;[.C48];&quot;','&quot;;[.D48];&quot;','&quot;;[.E48];&quot;','&quot;;[.F48];&quot;',&quot;;[.G48];&quot;);&quot;)" office:value-type="string" office:string-value="insert into wohnungen (ID, OID, wohn_ausrichtung, wohn_stock, MANDANT, adresse_id) values ('4046','OIDM2_WOHNUNG037','West','erste','2',10036);">
            <text:p>insert into wohnungen (ID, OID, wohn_ausrichtung, wohn_stock, MANDANT, adresse_id) values ('4046','OIDM2_WOHNUNG037','West','erste','2',10036);</text:p>
          </table:table-cell>
          <table:table-cell table:number-columns-repeated="10"/>
          <table:table-cell table:formula="of:=CONCATENATE(&quot;public final static String &quot;;[.$A48];&quot; = &quot;&quot;&quot;;[.$C48];&quot;&quot;&quot;;&quot;)" office:value-type="string" office:string-value="public final static String M2_W037 = &quot;OIDM2_WOHNUNG037&quot;;">
            <text:p>public final static String M2_W037 = "OIDM2_WOHNUNG037";</text:p>
          </table:table-cell>
        </table:table-row>
        <table:table-row table:style-name="ro1">
          <table:table-cell office:value-type="string">
            <text:p>M2_W038</text:p>
          </table:table-cell>
          <table:table-cell office:value-type="float" office:value="4047">
            <text:p>4047</text:p>
          </table:table-cell>
          <table:table-cell office:value-type="string">
            <text:p>OIDM2_WOHNUNG038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7">
            <text:p>10037</text:p>
          </table:table-cell>
          <table:table-cell/>
          <table:table-cell table:formula="of:=CONCATENATE(&quot;insert into wohnungen (ID, OID, wohn_ausrichtung, wohn_stock, MANDANT, adresse_id) values ('&quot;;[.B49];&quot;','&quot;;[.C49];&quot;','&quot;;[.D49];&quot;','&quot;;[.E49];&quot;','&quot;;[.F49];&quot;',&quot;;[.G49];&quot;);&quot;)" office:value-type="string" office:string-value="insert into wohnungen (ID, OID, wohn_ausrichtung, wohn_stock, MANDANT, adresse_id) values ('4047','OIDM2_WOHNUNG038','West','erste','2',10037);">
            <text:p>insert into wohnungen (ID, OID, wohn_ausrichtung, wohn_stock, MANDANT, adresse_id) values ('4047','OIDM2_WOHNUNG038','West','erste','2',10037);</text:p>
          </table:table-cell>
          <table:table-cell table:number-columns-repeated="10"/>
          <table:table-cell table:formula="of:=CONCATENATE(&quot;public final static String &quot;;[.$A49];&quot; = &quot;&quot;&quot;;[.$C49];&quot;&quot;&quot;;&quot;)" office:value-type="string" office:string-value="public final static String M2_W038 = &quot;OIDM2_WOHNUNG038&quot;;">
            <text:p>public final static String M2_W038 = "OIDM2_WOHNUNG038";</text:p>
          </table:table-cell>
        </table:table-row>
        <table:table-row table:style-name="ro1">
          <table:table-cell office:value-type="string">
            <text:p>M2_W039</text:p>
          </table:table-cell>
          <table:table-cell office:value-type="float" office:value="4048">
            <text:p>4048</text:p>
          </table:table-cell>
          <table:table-cell office:value-type="string">
            <text:p>OIDM2_WOHNUNG039</text:p>
          </table:table-cell>
          <table:table-cell office:value-type="string">
            <text:p>West</text:p>
          </table:table-cell>
          <table:table-cell office:value-type="string">
            <text:p>erste</text:p>
          </table:table-cell>
          <table:table-cell office:value-type="float" office:value="2">
            <text:p>2</text:p>
          </table:table-cell>
          <table:table-cell office:value-type="float" office:value="10038">
            <text:p>10038</text:p>
          </table:table-cell>
          <table:table-cell/>
          <table:table-cell table:formula="of:=CONCATENATE(&quot;insert into wohnungen (ID, OID, wohn_ausrichtung, wohn_stock, MANDANT, adresse_id) values ('&quot;;[.B50];&quot;','&quot;;[.C50];&quot;','&quot;;[.D50];&quot;','&quot;;[.E50];&quot;','&quot;;[.F50];&quot;',&quot;;[.G50];&quot;);&quot;)" office:value-type="string" office:string-value="insert into wohnungen (ID, OID, wohn_ausrichtung, wohn_stock, MANDANT, adresse_id) values ('4048','OIDM2_WOHNUNG039','West','erste','2',10038);">
            <text:p>insert into wohnungen (ID, OID, wohn_ausrichtung, wohn_stock, MANDANT, adresse_id) values ('4048','OIDM2_WOHNUNG039','West','erste','2',10038);</text:p>
          </table:table-cell>
          <table:table-cell table:number-columns-repeated="10"/>
          <table:table-cell table:formula="of:=CONCATENATE(&quot;public final static String &quot;;[.$A50];&quot; = &quot;&quot;&quot;;[.$C50];&quot;&quot;&quot;;&quot;)" office:value-type="string" office:string-value="public final static String M2_W039 = &quot;OIDM2_WOHNUNG039&quot;;">
            <text:p>public final static String M2_W039 = "OIDM2_WOHNUNG039";</text:p>
          </table:table-cell>
        </table:table-row>
        <table:table-row table:style-name="ro1" table:number-rows-repeated="1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DR_REF" table:style-name="ta1" table:print="false">
        <table:table-column table:style-name="co1" table:number-columns-repeated="2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externe_id</text:p>
          </table:table-cell>
          <table:table-cell office:value-type="string">
            <text:p>adr_interne_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>
            <text:p>M2_AR001</text:p>
          </table:table-cell>
          <table:table-cell office:value-type="float" office:value="10000">
            <text:p>10000</text:p>
          </table:table-cell>
          <table:table-cell office:value-type="string">
            <text:p>OIDM2_ADREF001</text:p>
          </table:table-cell>
          <table:table-cell office:value-type="float" office:value="11000">
            <text:p>11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];&quot;','&quot;;[.C2];&quot;',&quot;;[.D2];&quot;,&quot;;[.E2];&quot;,'&quot;;[.F2];&quot;');&quot;)" office:value-type="string" office:string-value="insert into adresse_reference (ID, OID, adr_externe_id, adr_interne_id, MANDANT) values ('10000','OIDM2_ADREF001',11000,null,'2');">
            <text:p>insert into adresse_reference (ID, OID, adr_externe_id, adr_interne_id, MANDANT) values ('10000','OIDM2_ADREF001',11000,null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R001 = &quot;OIDM2_ADREF001&quot;;">
            <text:p>public final static String M2_AR001 = "OIDM2_ADREF001";</text:p>
          </table:table-cell>
        </table:table-row>
        <table:table-row table:style-name="ro1">
          <table:table-cell office:value-type="string">
            <text:p>M2_AR002</text:p>
          </table:table-cell>
          <table:table-cell office:value-type="float" office:value="10001">
            <text:p>10001</text:p>
          </table:table-cell>
          <table:table-cell office:value-type="string">
            <text:p>OIDM2_ADREF002</text:p>
          </table:table-cell>
          <table:table-cell office:value-type="float" office:value="11001">
            <text:p>1100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];&quot;','&quot;;[.C3];&quot;',&quot;;[.D3];&quot;,&quot;;[.E3];&quot;,'&quot;;[.F3];&quot;');&quot;)" office:value-type="string" office:string-value="insert into adresse_reference (ID, OID, adr_externe_id, adr_interne_id, MANDANT) values ('10001','OIDM2_ADREF002',11001,null,'2');">
            <text:p>insert into adresse_reference (ID, OID, adr_externe_id, adr_interne_id, MANDANT) values ('10001','OIDM2_ADREF002',11001,null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R002 = &quot;OIDM2_ADREF002&quot;;">
            <text:p>public final static String M2_AR002 = "OIDM2_ADREF002";</text:p>
          </table:table-cell>
        </table:table-row>
        <table:table-row table:style-name="ro1">
          <table:table-cell office:value-type="string">
            <text:p>M2_AR003</text:p>
          </table:table-cell>
          <table:table-cell office:value-type="float" office:value="10002">
            <text:p>10002</text:p>
          </table:table-cell>
          <table:table-cell office:value-type="string">
            <text:p>OIDM2_ADREF003</text:p>
          </table:table-cell>
          <table:table-cell office:value-type="float" office:value="11002">
            <text:p>11002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4];&quot;','&quot;;[.C4];&quot;',&quot;;[.D4];&quot;,&quot;;[.E4];&quot;,'&quot;;[.F4];&quot;');&quot;)" office:value-type="string" office:string-value="insert into adresse_reference (ID, OID, adr_externe_id, adr_interne_id, MANDANT) values ('10002','OIDM2_ADREF003',11002,null,'2');">
            <text:p>insert into adresse_reference (ID, OID, adr_externe_id, adr_interne_id, MANDANT) values ('10002','OIDM2_ADREF003',11002,null,'2');</text:p>
          </table:table-cell>
          <table:table-cell table:number-columns-repeated="12"/>
          <table:table-cell table:formula="of:=CONCATENATE(&quot;public final static String &quot;;[.$A4];&quot; = &quot;&quot;&quot;;[.$C4];&quot;&quot;&quot;;&quot;)" office:value-type="string" office:string-value="public final static String M2_AR003 = &quot;OIDM2_ADREF003&quot;;">
            <text:p>public final static String M2_AR003 = "OIDM2_ADREF003";</text:p>
          </table:table-cell>
        </table:table-row>
        <table:table-row table:style-name="ro1">
          <table:table-cell office:value-type="string">
            <text:p>M2_AR004</text:p>
          </table:table-cell>
          <table:table-cell office:value-type="float" office:value="10003">
            <text:p>10003</text:p>
          </table:table-cell>
          <table:table-cell office:value-type="string">
            <text:p>OIDM2_ADREF004</text:p>
          </table:table-cell>
          <table:table-cell office:value-type="float" office:value="11003">
            <text:p>11003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5];&quot;','&quot;;[.C5];&quot;',&quot;;[.D5];&quot;,&quot;;[.E5];&quot;,'&quot;;[.F5];&quot;');&quot;)" office:value-type="string" office:string-value="insert into adresse_reference (ID, OID, adr_externe_id, adr_interne_id, MANDANT) values ('10003','OIDM2_ADREF004',11003,null,'2');">
            <text:p>insert into adresse_reference (ID, OID, adr_externe_id, adr_interne_id, MANDANT) values ('10003','OIDM2_ADREF004',11003,null,'2');</text:p>
          </table:table-cell>
          <table:table-cell table:number-columns-repeated="12"/>
          <table:table-cell table:formula="of:=CONCATENATE(&quot;public final static String &quot;;[.$A5];&quot; = &quot;&quot;&quot;;[.$C5];&quot;&quot;&quot;;&quot;)" office:value-type="string" office:string-value="public final static String M2_AR004 = &quot;OIDM2_ADREF004&quot;;">
            <text:p>public final static String M2_AR004 = "OIDM2_ADREF004";</text:p>
          </table:table-cell>
        </table:table-row>
        <table:table-row table:style-name="ro1">
          <table:table-cell office:value-type="string">
            <text:p>M2_AR005</text:p>
          </table:table-cell>
          <table:table-cell office:value-type="float" office:value="10004">
            <text:p>10004</text:p>
          </table:table-cell>
          <table:table-cell office:value-type="string">
            <text:p>OIDM2_ADREF005</text:p>
          </table:table-cell>
          <table:table-cell office:value-type="float" office:value="11004">
            <text:p>1100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6];&quot;','&quot;;[.C6];&quot;',&quot;;[.D6];&quot;,&quot;;[.E6];&quot;,'&quot;;[.F6];&quot;');&quot;)" office:value-type="string" office:string-value="insert into adresse_reference (ID, OID, adr_externe_id, adr_interne_id, MANDANT) values ('10004','OIDM2_ADREF005',11004,null,'2');">
            <text:p>insert into adresse_reference (ID, OID, adr_externe_id, adr_interne_id, MANDANT) values ('10004','OIDM2_ADREF005',11004,null,'2');</text:p>
          </table:table-cell>
          <table:table-cell table:number-columns-repeated="12"/>
          <table:table-cell table:formula="of:=CONCATENATE(&quot;public final static String &quot;;[.$A6];&quot; = &quot;&quot;&quot;;[.$C6];&quot;&quot;&quot;;&quot;)" office:value-type="string" office:string-value="public final static String M2_AR005 = &quot;OIDM2_ADREF005&quot;;">
            <text:p>public final static String M2_AR005 = "OIDM2_ADREF005";</text:p>
          </table:table-cell>
        </table:table-row>
        <table:table-row table:style-name="ro1">
          <table:table-cell office:value-type="string">
            <text:p>M2_AR006</text:p>
          </table:table-cell>
          <table:table-cell office:value-type="float" office:value="10005">
            <text:p>10005</text:p>
          </table:table-cell>
          <table:table-cell office:value-type="string">
            <text:p>OIDM2_ADREF006</text:p>
          </table:table-cell>
          <table:table-cell office:value-type="float" office:value="11005">
            <text:p>1100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7];&quot;','&quot;;[.C7];&quot;',&quot;;[.D7];&quot;,&quot;;[.E7];&quot;,'&quot;;[.F7];&quot;');&quot;)" office:value-type="string" office:string-value="insert into adresse_reference (ID, OID, adr_externe_id, adr_interne_id, MANDANT) values ('10005','OIDM2_ADREF006',11005,null,'2');">
            <text:p>insert into adresse_reference (ID, OID, adr_externe_id, adr_interne_id, MANDANT) values ('10005','OIDM2_ADREF006',11005,null,'2');</text:p>
          </table:table-cell>
          <table:table-cell table:number-columns-repeated="12"/>
          <table:table-cell table:formula="of:=CONCATENATE(&quot;public final static String &quot;;[.$A7];&quot; = &quot;&quot;&quot;;[.$C7];&quot;&quot;&quot;;&quot;)" office:value-type="string" office:string-value="public final static String M2_AR006 = &quot;OIDM2_ADREF006&quot;;">
            <text:p>public final static String M2_AR006 = "OIDM2_ADREF006";</text:p>
          </table:table-cell>
        </table:table-row>
        <table:table-row table:style-name="ro1">
          <table:table-cell office:value-type="string">
            <text:p>M2_AR007</text:p>
          </table:table-cell>
          <table:table-cell office:value-type="float" office:value="10006">
            <text:p>10006</text:p>
          </table:table-cell>
          <table:table-cell office:value-type="string">
            <text:p>OIDM2_ADREF007</text:p>
          </table:table-cell>
          <table:table-cell office:value-type="float" office:value="11006">
            <text:p>11006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8];&quot;','&quot;;[.C8];&quot;',&quot;;[.D8];&quot;,&quot;;[.E8];&quot;,'&quot;;[.F8];&quot;');&quot;)" office:value-type="string" office:string-value="insert into adresse_reference (ID, OID, adr_externe_id, adr_interne_id, MANDANT) values ('10006','OIDM2_ADREF007',11006,null,'2');">
            <text:p>insert into adresse_reference (ID, OID, adr_externe_id, adr_interne_id, MANDANT) values ('10006','OIDM2_ADREF007',11006,null,'2');</text:p>
          </table:table-cell>
          <table:table-cell table:number-columns-repeated="12"/>
          <table:table-cell table:formula="of:=CONCATENATE(&quot;public final static String &quot;;[.$A8];&quot; = &quot;&quot;&quot;;[.$C8];&quot;&quot;&quot;;&quot;)" office:value-type="string" office:string-value="public final static String M2_AR007 = &quot;OIDM2_ADREF007&quot;;">
            <text:p>public final static String M2_AR007 = "OIDM2_ADREF007";</text:p>
          </table:table-cell>
        </table:table-row>
        <table:table-row table:style-name="ro1">
          <table:table-cell office:value-type="string">
            <text:p>M2_AR008</text:p>
          </table:table-cell>
          <table:table-cell office:value-type="float" office:value="10007">
            <text:p>10007</text:p>
          </table:table-cell>
          <table:table-cell office:value-type="string">
            <text:p>OIDM2_ADREF008</text:p>
          </table:table-cell>
          <table:table-cell office:value-type="float" office:value="11007">
            <text:p>11007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9];&quot;','&quot;;[.C9];&quot;',&quot;;[.D9];&quot;,&quot;;[.E9];&quot;,'&quot;;[.F9];&quot;');&quot;)" office:value-type="string" office:string-value="insert into adresse_reference (ID, OID, adr_externe_id, adr_interne_id, MANDANT) values ('10007','OIDM2_ADREF008',11007,null,'2');">
            <text:p>insert into adresse_reference (ID, OID, adr_externe_id, adr_interne_id, MANDANT) values ('10007','OIDM2_ADREF008',11007,null,'2');</text:p>
          </table:table-cell>
          <table:table-cell table:number-columns-repeated="12"/>
          <table:table-cell table:formula="of:=CONCATENATE(&quot;public final static String &quot;;[.$A9];&quot; = &quot;&quot;&quot;;[.$C9];&quot;&quot;&quot;;&quot;)" office:value-type="string" office:string-value="public final static String M2_AR008 = &quot;OIDM2_ADREF008&quot;;">
            <text:p>public final static String M2_AR008 = "OIDM2_ADREF008";</text:p>
          </table:table-cell>
        </table:table-row>
        <table:table-row table:style-name="ro1">
          <table:table-cell office:value-type="string">
            <text:p>M2_AR009</text:p>
          </table:table-cell>
          <table:table-cell office:value-type="float" office:value="10008">
            <text:p>10008</text:p>
          </table:table-cell>
          <table:table-cell office:value-type="string">
            <text:p>OIDM2_ADREF009</text:p>
          </table:table-cell>
          <table:table-cell office:value-type="float" office:value="11008">
            <text:p>11008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0];&quot;','&quot;;[.C10];&quot;',&quot;;[.D10];&quot;,&quot;;[.E10];&quot;,'&quot;;[.F10];&quot;');&quot;)" office:value-type="string" office:string-value="insert into adresse_reference (ID, OID, adr_externe_id, adr_interne_id, MANDANT) values ('10008','OIDM2_ADREF009',11008,null,'2');">
            <text:p>insert into adresse_reference (ID, OID, adr_externe_id, adr_interne_id, MANDANT) values ('10008','OIDM2_ADREF009',11008,null,'2');</text:p>
          </table:table-cell>
          <table:table-cell table:number-columns-repeated="12"/>
          <table:table-cell table:formula="of:=CONCATENATE(&quot;public final static String &quot;;[.$A10];&quot; = &quot;&quot;&quot;;[.$C10];&quot;&quot;&quot;;&quot;)" office:value-type="string" office:string-value="public final static String M2_AR009 = &quot;OIDM2_ADREF009&quot;;">
            <text:p>public final static String M2_AR009 = "OIDM2_ADREF009";</text:p>
          </table:table-cell>
        </table:table-row>
        <table:table-row table:style-name="ro1">
          <table:table-cell office:value-type="string">
            <text:p>M2_AR010</text:p>
          </table:table-cell>
          <table:table-cell office:value-type="float" office:value="10009">
            <text:p>10009</text:p>
          </table:table-cell>
          <table:table-cell office:value-type="string">
            <text:p>OIDM2_ADREF010</text:p>
          </table:table-cell>
          <table:table-cell office:value-type="float" office:value="11009">
            <text:p>11009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1];&quot;','&quot;;[.C11];&quot;',&quot;;[.D11];&quot;,&quot;;[.E11];&quot;,'&quot;;[.F11];&quot;');&quot;)" office:value-type="string" office:string-value="insert into adresse_reference (ID, OID, adr_externe_id, adr_interne_id, MANDANT) values ('10009','OIDM2_ADREF010',11009,null,'2');">
            <text:p>insert into adresse_reference (ID, OID, adr_externe_id, adr_interne_id, MANDANT) values ('10009','OIDM2_ADREF010',11009,null,'2');</text:p>
          </table:table-cell>
          <table:table-cell table:number-columns-repeated="12"/>
          <table:table-cell table:formula="of:=CONCATENATE(&quot;public final static String &quot;;[.$A11];&quot; = &quot;&quot;&quot;;[.$C11];&quot;&quot;&quot;;&quot;)" office:value-type="string" office:string-value="public final static String M2_AR010 = &quot;OIDM2_ADREF010&quot;;">
            <text:p>public final static String M2_AR010 = "OIDM2_ADREF010";</text:p>
          </table:table-cell>
        </table:table-row>
        <table:table-row table:style-name="ro1">
          <table:table-cell office:value-type="string">
            <text:p>M2_AR011</text:p>
          </table:table-cell>
          <table:table-cell office:value-type="float" office:value="10010">
            <text:p>10010</text:p>
          </table:table-cell>
          <table:table-cell office:value-type="string">
            <text:p>OIDM2_ADREF011</text:p>
          </table:table-cell>
          <table:table-cell office:value-type="float" office:value="11010">
            <text:p>1101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2];&quot;','&quot;;[.C12];&quot;',&quot;;[.D12];&quot;,&quot;;[.E12];&quot;,'&quot;;[.F12];&quot;');&quot;)" office:value-type="string" office:string-value="insert into adresse_reference (ID, OID, adr_externe_id, adr_interne_id, MANDANT) values ('10010','OIDM2_ADREF011',11010,null,'2');">
            <text:p>insert into adresse_reference (ID, OID, adr_externe_id, adr_interne_id, MANDANT) values ('10010','OIDM2_ADREF011',11010,null,'2');</text:p>
          </table:table-cell>
          <table:table-cell table:number-columns-repeated="12"/>
          <table:table-cell table:formula="of:=CONCATENATE(&quot;public final static String &quot;;[.$A12];&quot; = &quot;&quot;&quot;;[.$C12];&quot;&quot;&quot;;&quot;)" office:value-type="string" office:string-value="public final static String M2_AR011 = &quot;OIDM2_ADREF011&quot;;">
            <text:p>public final static String M2_AR011 = "OIDM2_ADREF011";</text:p>
          </table:table-cell>
        </table:table-row>
        <table:table-row table:style-name="ro1">
          <table:table-cell office:value-type="string">
            <text:p>M2_AR012</text:p>
          </table:table-cell>
          <table:table-cell office:value-type="float" office:value="10011">
            <text:p>10011</text:p>
          </table:table-cell>
          <table:table-cell office:value-type="string">
            <text:p>OIDM2_ADREF012</text:p>
          </table:table-cell>
          <table:table-cell office:value-type="float" office:value="11011">
            <text:p>1101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3];&quot;','&quot;;[.C13];&quot;',&quot;;[.D13];&quot;,&quot;;[.E13];&quot;,'&quot;;[.F13];&quot;');&quot;)" office:value-type="string" office:string-value="insert into adresse_reference (ID, OID, adr_externe_id, adr_interne_id, MANDANT) values ('10011','OIDM2_ADREF012',11011,null,'2');">
            <text:p>insert into adresse_reference (ID, OID, adr_externe_id, adr_interne_id, MANDANT) values ('10011','OIDM2_ADREF012',11011,null,'2');</text:p>
          </table:table-cell>
          <table:table-cell table:number-columns-repeated="12"/>
          <table:table-cell table:formula="of:=CONCATENATE(&quot;public final static String &quot;;[.$A13];&quot; = &quot;&quot;&quot;;[.$C13];&quot;&quot;&quot;;&quot;)" office:value-type="string" office:string-value="public final static String M2_AR012 = &quot;OIDM2_ADREF012&quot;;">
            <text:p>public final static String M2_AR012 = "OIDM2_ADREF012";</text:p>
          </table:table-cell>
        </table:table-row>
        <table:table-row table:style-name="ro1">
          <table:table-cell office:value-type="string">
            <text:p>M2_AR013</text:p>
          </table:table-cell>
          <table:table-cell office:value-type="float" office:value="10012">
            <text:p>10012</text:p>
          </table:table-cell>
          <table:table-cell office:value-type="string">
            <text:p>OIDM2_ADREF013</text:p>
          </table:table-cell>
          <table:table-cell office:value-type="float" office:value="11012">
            <text:p>11012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4];&quot;','&quot;;[.C14];&quot;',&quot;;[.D14];&quot;,&quot;;[.E14];&quot;,'&quot;;[.F14];&quot;');&quot;)" office:value-type="string" office:string-value="insert into adresse_reference (ID, OID, adr_externe_id, adr_interne_id, MANDANT) values ('10012','OIDM2_ADREF013',11012,null,'2');">
            <text:p>insert into adresse_reference (ID, OID, adr_externe_id, adr_interne_id, MANDANT) values ('10012','OIDM2_ADREF013',11012,null,'2');</text:p>
          </table:table-cell>
          <table:table-cell table:number-columns-repeated="12"/>
          <table:table-cell table:formula="of:=CONCATENATE(&quot;public final static String &quot;;[.$A14];&quot; = &quot;&quot;&quot;;[.$C14];&quot;&quot;&quot;;&quot;)" office:value-type="string" office:string-value="public final static String M2_AR013 = &quot;OIDM2_ADREF013&quot;;">
            <text:p>public final static String M2_AR013 = "OIDM2_ADREF013";</text:p>
          </table:table-cell>
        </table:table-row>
        <table:table-row table:style-name="ro1">
          <table:table-cell office:value-type="string">
            <text:p>M2_AR014</text:p>
          </table:table-cell>
          <table:table-cell office:value-type="float" office:value="10013">
            <text:p>10013</text:p>
          </table:table-cell>
          <table:table-cell office:value-type="string">
            <text:p>OIDM2_ADREF014</text:p>
          </table:table-cell>
          <table:table-cell office:value-type="float" office:value="11013">
            <text:p>11013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5];&quot;','&quot;;[.C15];&quot;',&quot;;[.D15];&quot;,&quot;;[.E15];&quot;,'&quot;;[.F15];&quot;');&quot;)" office:value-type="string" office:string-value="insert into adresse_reference (ID, OID, adr_externe_id, adr_interne_id, MANDANT) values ('10013','OIDM2_ADREF014',11013,null,'2');">
            <text:p>insert into adresse_reference (ID, OID, adr_externe_id, adr_interne_id, MANDANT) values ('10013','OIDM2_ADREF014',11013,null,'2');</text:p>
          </table:table-cell>
          <table:table-cell table:number-columns-repeated="12"/>
          <table:table-cell table:formula="of:=CONCATENATE(&quot;public final static String &quot;;[.$A15];&quot; = &quot;&quot;&quot;;[.$C15];&quot;&quot;&quot;;&quot;)" office:value-type="string" office:string-value="public final static String M2_AR014 = &quot;OIDM2_ADREF014&quot;;">
            <text:p>public final static String M2_AR014 = "OIDM2_ADREF014";</text:p>
          </table:table-cell>
        </table:table-row>
        <table:table-row table:style-name="ro1">
          <table:table-cell office:value-type="string">
            <text:p>M2_AR015</text:p>
          </table:table-cell>
          <table:table-cell office:value-type="float" office:value="10014">
            <text:p>10014</text:p>
          </table:table-cell>
          <table:table-cell office:value-type="string">
            <text:p>OIDM2_ADREF015</text:p>
          </table:table-cell>
          <table:table-cell office:value-type="float" office:value="11014">
            <text:p>11014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6];&quot;','&quot;;[.C16];&quot;',&quot;;[.D16];&quot;,&quot;;[.E16];&quot;,'&quot;;[.F16];&quot;');&quot;)" office:value-type="string" office:string-value="insert into adresse_reference (ID, OID, adr_externe_id, adr_interne_id, MANDANT) values ('10014','OIDM2_ADREF015',11014,null,'2');">
            <text:p>insert into adresse_reference (ID, OID, adr_externe_id, adr_interne_id, MANDANT) values ('10014','OIDM2_ADREF015',11014,null,'2');</text:p>
          </table:table-cell>
          <table:table-cell table:number-columns-repeated="12"/>
          <table:table-cell table:formula="of:=CONCATENATE(&quot;public final static String &quot;;[.$A16];&quot; = &quot;&quot;&quot;;[.$C16];&quot;&quot;&quot;;&quot;)" office:value-type="string" office:string-value="public final static String M2_AR015 = &quot;OIDM2_ADREF015&quot;;">
            <text:p>public final static String M2_AR015 = "OIDM2_ADREF015";</text:p>
          </table:table-cell>
        </table:table-row>
        <table:table-row table:style-name="ro1">
          <table:table-cell office:value-type="string">
            <text:p>M2_AR016</text:p>
          </table:table-cell>
          <table:table-cell office:value-type="float" office:value="10015">
            <text:p>10015</text:p>
          </table:table-cell>
          <table:table-cell office:value-type="string">
            <text:p>OIDM2_ADREF016</text:p>
          </table:table-cell>
          <table:table-cell office:value-type="float" office:value="11015">
            <text:p>1101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7];&quot;','&quot;;[.C17];&quot;',&quot;;[.D17];&quot;,&quot;;[.E17];&quot;,'&quot;;[.F17];&quot;');&quot;)" office:value-type="string" office:string-value="insert into adresse_reference (ID, OID, adr_externe_id, adr_interne_id, MANDANT) values ('10015','OIDM2_ADREF016',11015,null,'2');">
            <text:p>insert into adresse_reference (ID, OID, adr_externe_id, adr_interne_id, MANDANT) values ('10015','OIDM2_ADREF016',11015,null,'2');</text:p>
          </table:table-cell>
          <table:table-cell table:number-columns-repeated="12"/>
          <table:table-cell table:formula="of:=CONCATENATE(&quot;public final static String &quot;;[.$A17];&quot; = &quot;&quot;&quot;;[.$C17];&quot;&quot;&quot;;&quot;)" office:value-type="string" office:string-value="public final static String M2_AR016 = &quot;OIDM2_ADREF016&quot;;">
            <text:p>public final static String M2_AR016 = "OIDM2_ADREF016";</text:p>
          </table:table-cell>
        </table:table-row>
        <table:table-row table:style-name="ro1">
          <table:table-cell office:value-type="string">
            <text:p>M2_AR017</text:p>
          </table:table-cell>
          <table:table-cell office:value-type="float" office:value="10016">
            <text:p>10016</text:p>
          </table:table-cell>
          <table:table-cell office:value-type="string">
            <text:p>OIDM2_ADREF017</text:p>
          </table:table-cell>
          <table:table-cell office:value-type="float" office:value="11016">
            <text:p>11016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8];&quot;','&quot;;[.C18];&quot;',&quot;;[.D18];&quot;,&quot;;[.E18];&quot;,'&quot;;[.F18];&quot;');&quot;)" office:value-type="string" office:string-value="insert into adresse_reference (ID, OID, adr_externe_id, adr_interne_id, MANDANT) values ('10016','OIDM2_ADREF017',11016,null,'2');">
            <text:p>insert into adresse_reference (ID, OID, adr_externe_id, adr_interne_id, MANDANT) values ('10016','OIDM2_ADREF017',11016,null,'2');</text:p>
          </table:table-cell>
          <table:table-cell table:number-columns-repeated="12"/>
          <table:table-cell table:formula="of:=CONCATENATE(&quot;public final static String &quot;;[.$A18];&quot; = &quot;&quot;&quot;;[.$C18];&quot;&quot;&quot;;&quot;)" office:value-type="string" office:string-value="public final static String M2_AR017 = &quot;OIDM2_ADREF017&quot;;">
            <text:p>public final static String M2_AR017 = "OIDM2_ADREF017";</text:p>
          </table:table-cell>
        </table:table-row>
        <table:table-row table:style-name="ro1">
          <table:table-cell office:value-type="string">
            <text:p>M2_AR018</text:p>
          </table:table-cell>
          <table:table-cell office:value-type="float" office:value="10017">
            <text:p>10017</text:p>
          </table:table-cell>
          <table:table-cell office:value-type="string">
            <text:p>OIDM2_ADREF018</text:p>
          </table:table-cell>
          <table:table-cell office:value-type="float" office:value="11017">
            <text:p>11017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19];&quot;','&quot;;[.C19];&quot;',&quot;;[.D19];&quot;,&quot;;[.E19];&quot;,'&quot;;[.F19];&quot;');&quot;)" office:value-type="string" office:string-value="insert into adresse_reference (ID, OID, adr_externe_id, adr_interne_id, MANDANT) values ('10017','OIDM2_ADREF018',11017,null,'2');">
            <text:p>insert into adresse_reference (ID, OID, adr_externe_id, adr_interne_id, MANDANT) values ('10017','OIDM2_ADREF018',11017,null,'2');</text:p>
          </table:table-cell>
          <table:table-cell table:number-columns-repeated="12"/>
          <table:table-cell table:formula="of:=CONCATENATE(&quot;public final static String &quot;;[.$A19];&quot; = &quot;&quot;&quot;;[.$C19];&quot;&quot;&quot;;&quot;)" office:value-type="string" office:string-value="public final static String M2_AR018 = &quot;OIDM2_ADREF018&quot;;">
            <text:p>public final static String M2_AR018 = "OIDM2_ADREF018";</text:p>
          </table:table-cell>
        </table:table-row>
        <table:table-row table:style-name="ro1">
          <table:table-cell office:value-type="string">
            <text:p>M2_AR019</text:p>
          </table:table-cell>
          <table:table-cell office:value-type="float" office:value="10018">
            <text:p>10018</text:p>
          </table:table-cell>
          <table:table-cell office:value-type="string">
            <text:p>OIDM2_ADREF019</text:p>
          </table:table-cell>
          <table:table-cell office:value-type="float" office:value="11018">
            <text:p>11018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0];&quot;','&quot;;[.C20];&quot;',&quot;;[.D20];&quot;,&quot;;[.E20];&quot;,'&quot;;[.F20];&quot;');&quot;)" office:value-type="string" office:string-value="insert into adresse_reference (ID, OID, adr_externe_id, adr_interne_id, MANDANT) values ('10018','OIDM2_ADREF019',11018,null,'2');">
            <text:p>insert into adresse_reference (ID, OID, adr_externe_id, adr_interne_id, MANDANT) values ('10018','OIDM2_ADREF019',11018,null,'2');</text:p>
          </table:table-cell>
          <table:table-cell table:number-columns-repeated="12"/>
          <table:table-cell table:formula="of:=CONCATENATE(&quot;public final static String &quot;;[.$A20];&quot; = &quot;&quot;&quot;;[.$C20];&quot;&quot;&quot;;&quot;)" office:value-type="string" office:string-value="public final static String M2_AR019 = &quot;OIDM2_ADREF019&quot;;">
            <text:p>public final static String M2_AR019 = "OIDM2_ADREF019";</text:p>
          </table:table-cell>
        </table:table-row>
        <table:table-row table:style-name="ro1">
          <table:table-cell office:value-type="string">
            <text:p>M2_AR020</text:p>
          </table:table-cell>
          <table:table-cell office:value-type="float" office:value="10019">
            <text:p>10019</text:p>
          </table:table-cell>
          <table:table-cell office:value-type="string">
            <text:p>OIDM2_ADREF020</text:p>
          </table:table-cell>
          <table:table-cell office:value-type="float" office:value="11019">
            <text:p>11019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1];&quot;','&quot;;[.C21];&quot;',&quot;;[.D21];&quot;,&quot;;[.E21];&quot;,'&quot;;[.F21];&quot;');&quot;)" office:value-type="string" office:string-value="insert into adresse_reference (ID, OID, adr_externe_id, adr_interne_id, MANDANT) values ('10019','OIDM2_ADREF020',11019,null,'2');">
            <text:p>insert into adresse_reference (ID, OID, adr_externe_id, adr_interne_id, MANDANT) values ('10019','OIDM2_ADREF020',11019,null,'2');</text:p>
          </table:table-cell>
          <table:table-cell table:number-columns-repeated="12"/>
          <table:table-cell table:formula="of:=CONCATENATE(&quot;public final static String &quot;;[.$A21];&quot; = &quot;&quot;&quot;;[.$C21];&quot;&quot;&quot;;&quot;)" office:value-type="string" office:string-value="public final static String M2_AR020 = &quot;OIDM2_ADREF020&quot;;">
            <text:p>public final static String M2_AR020 = "OIDM2_ADREF020";</text:p>
          </table:table-cell>
        </table:table-row>
        <table:table-row table:style-name="ro1">
          <table:table-cell office:value-type="string">
            <text:p>M2_AR021</text:p>
          </table:table-cell>
          <table:table-cell office:value-type="float" office:value="10020">
            <text:p>10020</text:p>
          </table:table-cell>
          <table:table-cell office:value-type="string">
            <text:p>OIDM2_ADREF021</text:p>
          </table:table-cell>
          <table:table-cell office:value-type="string">
            <text:p>null</text:p>
          </table:table-cell>
          <table:table-cell office:value-type="float" office:value="12000">
            <text:p>1200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2];&quot;','&quot;;[.C22];&quot;',&quot;;[.D22];&quot;,&quot;;[.E22];&quot;,'&quot;;[.F22];&quot;');&quot;)" office:value-type="string" office:string-value="insert into adresse_reference (ID, OID, adr_externe_id, adr_interne_id, MANDANT) values ('10020','OIDM2_ADREF021',null,12000,'2');">
            <text:p>insert into adresse_reference (ID, OID, adr_externe_id, adr_interne_id, MANDANT) values ('10020','OIDM2_ADREF021',null,12000,'2');</text:p>
          </table:table-cell>
          <table:table-cell table:number-columns-repeated="12"/>
          <table:table-cell table:formula="of:=CONCATENATE(&quot;public final static String &quot;;[.$A22];&quot; = &quot;&quot;&quot;;[.$C22];&quot;&quot;&quot;;&quot;)" office:value-type="string" office:string-value="public final static String M2_AR021 = &quot;OIDM2_ADREF021&quot;;">
            <text:p>public final static String M2_AR021 = "OIDM2_ADREF021";</text:p>
          </table:table-cell>
        </table:table-row>
        <table:table-row table:style-name="ro1">
          <table:table-cell office:value-type="string">
            <text:p>M2_AR022</text:p>
          </table:table-cell>
          <table:table-cell office:value-type="float" office:value="10021">
            <text:p>10021</text:p>
          </table:table-cell>
          <table:table-cell office:value-type="string">
            <text:p>OIDM2_ADREF022</text:p>
          </table:table-cell>
          <table:table-cell office:value-type="string">
            <text:p>null</text:p>
          </table:table-cell>
          <table:table-cell office:value-type="float" office:value="12001">
            <text:p>1200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3];&quot;','&quot;;[.C23];&quot;',&quot;;[.D23];&quot;,&quot;;[.E23];&quot;,'&quot;;[.F23];&quot;');&quot;)" office:value-type="string" office:string-value="insert into adresse_reference (ID, OID, adr_externe_id, adr_interne_id, MANDANT) values ('10021','OIDM2_ADREF022',null,12001,'2');">
            <text:p>insert into adresse_reference (ID, OID, adr_externe_id, adr_interne_id, MANDANT) values ('10021','OIDM2_ADREF022',null,12001,'2');</text:p>
          </table:table-cell>
          <table:table-cell table:number-columns-repeated="12"/>
          <table:table-cell table:formula="of:=CONCATENATE(&quot;public final static String &quot;;[.$A23];&quot; = &quot;&quot;&quot;;[.$C23];&quot;&quot;&quot;;&quot;)" office:value-type="string" office:string-value="public final static String M2_AR022 = &quot;OIDM2_ADREF022&quot;;">
            <text:p>public final static String M2_AR022 = "OIDM2_ADREF022";</text:p>
          </table:table-cell>
        </table:table-row>
        <table:table-row table:style-name="ro1">
          <table:table-cell office:value-type="string">
            <text:p>M2_AR023</text:p>
          </table:table-cell>
          <table:table-cell office:value-type="float" office:value="10022">
            <text:p>10022</text:p>
          </table:table-cell>
          <table:table-cell office:value-type="string">
            <text:p>OIDM2_ADREF023</text:p>
          </table:table-cell>
          <table:table-cell office:value-type="string">
            <text:p>null</text:p>
          </table:table-cell>
          <table:table-cell office:value-type="float" office:value="12002">
            <text:p>1200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4];&quot;','&quot;;[.C24];&quot;',&quot;;[.D24];&quot;,&quot;;[.E24];&quot;,'&quot;;[.F24];&quot;');&quot;)" office:value-type="string" office:string-value="insert into adresse_reference (ID, OID, adr_externe_id, adr_interne_id, MANDANT) values ('10022','OIDM2_ADREF023',null,12002,'2');">
            <text:p>insert into adresse_reference (ID, OID, adr_externe_id, adr_interne_id, MANDANT) values ('10022','OIDM2_ADREF023',null,12002,'2');</text:p>
          </table:table-cell>
          <table:table-cell table:number-columns-repeated="12"/>
          <table:table-cell table:formula="of:=CONCATENATE(&quot;public final static String &quot;;[.$A24];&quot; = &quot;&quot;&quot;;[.$C24];&quot;&quot;&quot;;&quot;)" office:value-type="string" office:string-value="public final static String M2_AR023 = &quot;OIDM2_ADREF023&quot;;">
            <text:p>public final static String M2_AR023 = "OIDM2_ADREF023";</text:p>
          </table:table-cell>
        </table:table-row>
        <table:table-row table:style-name="ro1">
          <table:table-cell office:value-type="string">
            <text:p>M2_AR024</text:p>
          </table:table-cell>
          <table:table-cell office:value-type="float" office:value="10023">
            <text:p>10023</text:p>
          </table:table-cell>
          <table:table-cell office:value-type="string">
            <text:p>OIDM2_ADREF024</text:p>
          </table:table-cell>
          <table:table-cell office:value-type="string">
            <text:p>null</text:p>
          </table:table-cell>
          <table:table-cell office:value-type="float" office:value="12003">
            <text:p>12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5];&quot;','&quot;;[.C25];&quot;',&quot;;[.D25];&quot;,&quot;;[.E25];&quot;,'&quot;;[.F25];&quot;');&quot;)" office:value-type="string" office:string-value="insert into adresse_reference (ID, OID, adr_externe_id, adr_interne_id, MANDANT) values ('10023','OIDM2_ADREF024',null,12003,'2');">
            <text:p>insert into adresse_reference (ID, OID, adr_externe_id, adr_interne_id, MANDANT) values ('10023','OIDM2_ADREF024',null,12003,'2');</text:p>
          </table:table-cell>
          <table:table-cell table:number-columns-repeated="12"/>
          <table:table-cell table:formula="of:=CONCATENATE(&quot;public final static String &quot;;[.$A25];&quot; = &quot;&quot;&quot;;[.$C25];&quot;&quot;&quot;;&quot;)" office:value-type="string" office:string-value="public final static String M2_AR024 = &quot;OIDM2_ADREF024&quot;;">
            <text:p>public final static String M2_AR024 = "OIDM2_ADREF024";</text:p>
          </table:table-cell>
        </table:table-row>
        <table:table-row table:style-name="ro1">
          <table:table-cell office:value-type="string">
            <text:p>M2_AR025</text:p>
          </table:table-cell>
          <table:table-cell office:value-type="float" office:value="10024">
            <text:p>10024</text:p>
          </table:table-cell>
          <table:table-cell office:value-type="string">
            <text:p>OIDM2_ADREF025</text:p>
          </table:table-cell>
          <table:table-cell office:value-type="string">
            <text:p>null</text:p>
          </table:table-cell>
          <table:table-cell office:value-type="float" office:value="12004">
            <text:p>12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6];&quot;','&quot;;[.C26];&quot;',&quot;;[.D26];&quot;,&quot;;[.E26];&quot;,'&quot;;[.F26];&quot;');&quot;)" office:value-type="string" office:string-value="insert into adresse_reference (ID, OID, adr_externe_id, adr_interne_id, MANDANT) values ('10024','OIDM2_ADREF025',null,12004,'2');">
            <text:p>insert into adresse_reference (ID, OID, adr_externe_id, adr_interne_id, MANDANT) values ('10024','OIDM2_ADREF025',null,12004,'2');</text:p>
          </table:table-cell>
          <table:table-cell table:number-columns-repeated="12"/>
          <table:table-cell table:formula="of:=CONCATENATE(&quot;public final static String &quot;;[.$A26];&quot; = &quot;&quot;&quot;;[.$C26];&quot;&quot;&quot;;&quot;)" office:value-type="string" office:string-value="public final static String M2_AR025 = &quot;OIDM2_ADREF025&quot;;">
            <text:p>public final static String M2_AR025 = "OIDM2_ADREF025";</text:p>
          </table:table-cell>
        </table:table-row>
        <table:table-row table:style-name="ro1">
          <table:table-cell office:value-type="string">
            <text:p>M2_AR026</text:p>
          </table:table-cell>
          <table:table-cell office:value-type="float" office:value="10025">
            <text:p>10025</text:p>
          </table:table-cell>
          <table:table-cell office:value-type="string">
            <text:p>OIDM2_ADREF026</text:p>
          </table:table-cell>
          <table:table-cell office:value-type="string">
            <text:p>null</text:p>
          </table:table-cell>
          <table:table-cell office:value-type="float" office:value="12005">
            <text:p>12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7];&quot;','&quot;;[.C27];&quot;',&quot;;[.D27];&quot;,&quot;;[.E27];&quot;,'&quot;;[.F27];&quot;');&quot;)" office:value-type="string" office:string-value="insert into adresse_reference (ID, OID, adr_externe_id, adr_interne_id, MANDANT) values ('10025','OIDM2_ADREF026',null,12005,'2');">
            <text:p>insert into adresse_reference (ID, OID, adr_externe_id, adr_interne_id, MANDANT) values ('10025','OIDM2_ADREF026',null,12005,'2');</text:p>
          </table:table-cell>
          <table:table-cell table:number-columns-repeated="12"/>
          <table:table-cell table:formula="of:=CONCATENATE(&quot;public final static String &quot;;[.$A27];&quot; = &quot;&quot;&quot;;[.$C27];&quot;&quot;&quot;;&quot;)" office:value-type="string" office:string-value="public final static String M2_AR026 = &quot;OIDM2_ADREF026&quot;;">
            <text:p>public final static String M2_AR026 = "OIDM2_ADREF026";</text:p>
          </table:table-cell>
        </table:table-row>
        <table:table-row table:style-name="ro1">
          <table:table-cell office:value-type="string">
            <text:p>M2_AR027</text:p>
          </table:table-cell>
          <table:table-cell office:value-type="float" office:value="10026">
            <text:p>10026</text:p>
          </table:table-cell>
          <table:table-cell office:value-type="string">
            <text:p>OIDM2_ADREF027</text:p>
          </table:table-cell>
          <table:table-cell office:value-type="string">
            <text:p>null</text:p>
          </table:table-cell>
          <table:table-cell office:value-type="float" office:value="12006">
            <text:p>12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8];&quot;','&quot;;[.C28];&quot;',&quot;;[.D28];&quot;,&quot;;[.E28];&quot;,'&quot;;[.F28];&quot;');&quot;)" office:value-type="string" office:string-value="insert into adresse_reference (ID, OID, adr_externe_id, adr_interne_id, MANDANT) values ('10026','OIDM2_ADREF027',null,12006,'2');">
            <text:p>insert into adresse_reference (ID, OID, adr_externe_id, adr_interne_id, MANDANT) values ('10026','OIDM2_ADREF027',null,12006,'2');</text:p>
          </table:table-cell>
          <table:table-cell table:number-columns-repeated="12"/>
          <table:table-cell table:formula="of:=CONCATENATE(&quot;public final static String &quot;;[.$A28];&quot; = &quot;&quot;&quot;;[.$C28];&quot;&quot;&quot;;&quot;)" office:value-type="string" office:string-value="public final static String M2_AR027 = &quot;OIDM2_ADREF027&quot;;">
            <text:p>public final static String M2_AR027 = "OIDM2_ADREF027";</text:p>
          </table:table-cell>
        </table:table-row>
        <table:table-row table:style-name="ro1">
          <table:table-cell office:value-type="string">
            <text:p>M2_AR028</text:p>
          </table:table-cell>
          <table:table-cell office:value-type="float" office:value="10027">
            <text:p>10027</text:p>
          </table:table-cell>
          <table:table-cell office:value-type="string">
            <text:p>OIDM2_ADREF028</text:p>
          </table:table-cell>
          <table:table-cell office:value-type="string">
            <text:p>null</text:p>
          </table:table-cell>
          <table:table-cell office:value-type="float" office:value="12007">
            <text:p>12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29];&quot;','&quot;;[.C29];&quot;',&quot;;[.D29];&quot;,&quot;;[.E29];&quot;,'&quot;;[.F29];&quot;');&quot;)" office:value-type="string" office:string-value="insert into adresse_reference (ID, OID, adr_externe_id, adr_interne_id, MANDANT) values ('10027','OIDM2_ADREF028',null,12007,'2');">
            <text:p>insert into adresse_reference (ID, OID, adr_externe_id, adr_interne_id, MANDANT) values ('10027','OIDM2_ADREF028',null,12007,'2');</text:p>
          </table:table-cell>
          <table:table-cell table:number-columns-repeated="12"/>
          <table:table-cell table:formula="of:=CONCATENATE(&quot;public final static String &quot;;[.$A29];&quot; = &quot;&quot;&quot;;[.$C29];&quot;&quot;&quot;;&quot;)" office:value-type="string" office:string-value="public final static String M2_AR028 = &quot;OIDM2_ADREF028&quot;;">
            <text:p>public final static String M2_AR028 = "OIDM2_ADREF028";</text:p>
          </table:table-cell>
        </table:table-row>
        <table:table-row table:style-name="ro1">
          <table:table-cell office:value-type="string">
            <text:p>M2_AR029</text:p>
          </table:table-cell>
          <table:table-cell office:value-type="float" office:value="10028">
            <text:p>10028</text:p>
          </table:table-cell>
          <table:table-cell office:value-type="string">
            <text:p>OIDM2_ADREF029</text:p>
          </table:table-cell>
          <table:table-cell office:value-type="string">
            <text:p>null</text:p>
          </table:table-cell>
          <table:table-cell office:value-type="float" office:value="12008">
            <text:p>12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0];&quot;','&quot;;[.C30];&quot;',&quot;;[.D30];&quot;,&quot;;[.E30];&quot;,'&quot;;[.F30];&quot;');&quot;)" office:value-type="string" office:string-value="insert into adresse_reference (ID, OID, adr_externe_id, adr_interne_id, MANDANT) values ('10028','OIDM2_ADREF029',null,12008,'2');">
            <text:p>insert into adresse_reference (ID, OID, adr_externe_id, adr_interne_id, MANDANT) values ('10028','OIDM2_ADREF029',null,12008,'2');</text:p>
          </table:table-cell>
          <table:table-cell table:number-columns-repeated="12"/>
          <table:table-cell table:formula="of:=CONCATENATE(&quot;public final static String &quot;;[.$A30];&quot; = &quot;&quot;&quot;;[.$C30];&quot;&quot;&quot;;&quot;)" office:value-type="string" office:string-value="public final static String M2_AR029 = &quot;OIDM2_ADREF029&quot;;">
            <text:p>public final static String M2_AR029 = "OIDM2_ADREF029";</text:p>
          </table:table-cell>
        </table:table-row>
        <table:table-row table:style-name="ro1">
          <table:table-cell office:value-type="string">
            <text:p>M2_AR030</text:p>
          </table:table-cell>
          <table:table-cell office:value-type="float" office:value="10029">
            <text:p>10029</text:p>
          </table:table-cell>
          <table:table-cell office:value-type="string">
            <text:p>OIDM2_ADREF030</text:p>
          </table:table-cell>
          <table:table-cell office:value-type="string">
            <text:p>null</text:p>
          </table:table-cell>
          <table:table-cell office:value-type="float" office:value="12009">
            <text:p>12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1];&quot;','&quot;;[.C31];&quot;',&quot;;[.D31];&quot;,&quot;;[.E31];&quot;,'&quot;;[.F31];&quot;');&quot;)" office:value-type="string" office:string-value="insert into adresse_reference (ID, OID, adr_externe_id, adr_interne_id, MANDANT) values ('10029','OIDM2_ADREF030',null,12009,'2');">
            <text:p>insert into adresse_reference (ID, OID, adr_externe_id, adr_interne_id, MANDANT) values ('10029','OIDM2_ADREF030',null,12009,'2');</text:p>
          </table:table-cell>
          <table:table-cell table:number-columns-repeated="12"/>
          <table:table-cell table:formula="of:=CONCATENATE(&quot;public final static String &quot;;[.$A31];&quot; = &quot;&quot;&quot;;[.$C31];&quot;&quot;&quot;;&quot;)" office:value-type="string" office:string-value="public final static String M2_AR030 = &quot;OIDM2_ADREF030&quot;;">
            <text:p>public final static String M2_AR030 = "OIDM2_ADREF030";</text:p>
          </table:table-cell>
        </table:table-row>
        <table:table-row table:style-name="ro1">
          <table:table-cell office:value-type="string">
            <text:p>M2_AR031</text:p>
          </table:table-cell>
          <table:table-cell office:value-type="float" office:value="10030">
            <text:p>10030</text:p>
          </table:table-cell>
          <table:table-cell office:value-type="string">
            <text:p>OIDM2_ADREF031</text:p>
          </table:table-cell>
          <table:table-cell office:value-type="string">
            <text:p>null</text:p>
          </table:table-cell>
          <table:table-cell office:value-type="float" office:value="12010">
            <text:p>12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2];&quot;','&quot;;[.C32];&quot;',&quot;;[.D32];&quot;,&quot;;[.E32];&quot;,'&quot;;[.F32];&quot;');&quot;)" office:value-type="string" office:string-value="insert into adresse_reference (ID, OID, adr_externe_id, adr_interne_id, MANDANT) values ('10030','OIDM2_ADREF031',null,12010,'2');">
            <text:p>insert into adresse_reference (ID, OID, adr_externe_id, adr_interne_id, MANDANT) values ('10030','OIDM2_ADREF031',null,12010,'2');</text:p>
          </table:table-cell>
          <table:table-cell table:number-columns-repeated="12"/>
          <table:table-cell table:formula="of:=CONCATENATE(&quot;public final static String &quot;;[.$A32];&quot; = &quot;&quot;&quot;;[.$C32];&quot;&quot;&quot;;&quot;)" office:value-type="string" office:string-value="public final static String M2_AR031 = &quot;OIDM2_ADREF031&quot;;">
            <text:p>public final static String M2_AR031 = "OIDM2_ADREF031";</text:p>
          </table:table-cell>
        </table:table-row>
        <table:table-row table:style-name="ro1">
          <table:table-cell office:value-type="string">
            <text:p>M2_AR032</text:p>
          </table:table-cell>
          <table:table-cell office:value-type="float" office:value="10031">
            <text:p>10031</text:p>
          </table:table-cell>
          <table:table-cell office:value-type="string">
            <text:p>OIDM2_ADREF032</text:p>
          </table:table-cell>
          <table:table-cell office:value-type="string">
            <text:p>null</text:p>
          </table:table-cell>
          <table:table-cell office:value-type="float" office:value="12011">
            <text:p>12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3];&quot;','&quot;;[.C33];&quot;',&quot;;[.D33];&quot;,&quot;;[.E33];&quot;,'&quot;;[.F33];&quot;');&quot;)" office:value-type="string" office:string-value="insert into adresse_reference (ID, OID, adr_externe_id, adr_interne_id, MANDANT) values ('10031','OIDM2_ADREF032',null,12011,'2');">
            <text:p>insert into adresse_reference (ID, OID, adr_externe_id, adr_interne_id, MANDANT) values ('10031','OIDM2_ADREF032',null,12011,'2');</text:p>
          </table:table-cell>
          <table:table-cell table:number-columns-repeated="12"/>
          <table:table-cell table:formula="of:=CONCATENATE(&quot;public final static String &quot;;[.$A33];&quot; = &quot;&quot;&quot;;[.$C33];&quot;&quot;&quot;;&quot;)" office:value-type="string" office:string-value="public final static String M2_AR032 = &quot;OIDM2_ADREF032&quot;;">
            <text:p>public final static String M2_AR032 = "OIDM2_ADREF032";</text:p>
          </table:table-cell>
        </table:table-row>
        <table:table-row table:style-name="ro1">
          <table:table-cell office:value-type="string">
            <text:p>M2_AR033</text:p>
          </table:table-cell>
          <table:table-cell office:value-type="float" office:value="10032">
            <text:p>10032</text:p>
          </table:table-cell>
          <table:table-cell office:value-type="string">
            <text:p>OIDM2_ADREF033</text:p>
          </table:table-cell>
          <table:table-cell office:value-type="string">
            <text:p>null</text:p>
          </table:table-cell>
          <table:table-cell office:value-type="float" office:value="12012">
            <text:p>12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4];&quot;','&quot;;[.C34];&quot;',&quot;;[.D34];&quot;,&quot;;[.E34];&quot;,'&quot;;[.F34];&quot;');&quot;)" office:value-type="string" office:string-value="insert into adresse_reference (ID, OID, adr_externe_id, adr_interne_id, MANDANT) values ('10032','OIDM2_ADREF033',null,12012,'2');">
            <text:p>insert into adresse_reference (ID, OID, adr_externe_id, adr_interne_id, MANDANT) values ('10032','OIDM2_ADREF033',null,12012,'2');</text:p>
          </table:table-cell>
          <table:table-cell table:number-columns-repeated="12"/>
          <table:table-cell table:formula="of:=CONCATENATE(&quot;public final static String &quot;;[.$A34];&quot; = &quot;&quot;&quot;;[.$C34];&quot;&quot;&quot;;&quot;)" office:value-type="string" office:string-value="public final static String M2_AR033 = &quot;OIDM2_ADREF033&quot;;">
            <text:p>public final static String M2_AR033 = "OIDM2_ADREF033";</text:p>
          </table:table-cell>
        </table:table-row>
        <table:table-row table:style-name="ro1">
          <table:table-cell office:value-type="string">
            <text:p>M2_AR034</text:p>
          </table:table-cell>
          <table:table-cell office:value-type="float" office:value="10033">
            <text:p>10033</text:p>
          </table:table-cell>
          <table:table-cell office:value-type="string">
            <text:p>OIDM2_ADREF034</text:p>
          </table:table-cell>
          <table:table-cell office:value-type="string">
            <text:p>null</text:p>
          </table:table-cell>
          <table:table-cell office:value-type="float" office:value="12013">
            <text:p>12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5];&quot;','&quot;;[.C35];&quot;',&quot;;[.D35];&quot;,&quot;;[.E35];&quot;,'&quot;;[.F35];&quot;');&quot;)" office:value-type="string" office:string-value="insert into adresse_reference (ID, OID, adr_externe_id, adr_interne_id, MANDANT) values ('10033','OIDM2_ADREF034',null,12013,'2');">
            <text:p>insert into adresse_reference (ID, OID, adr_externe_id, adr_interne_id, MANDANT) values ('10033','OIDM2_ADREF034',null,12013,'2');</text:p>
          </table:table-cell>
          <table:table-cell table:number-columns-repeated="12"/>
          <table:table-cell table:formula="of:=CONCATENATE(&quot;public final static String &quot;;[.$A35];&quot; = &quot;&quot;&quot;;[.$C35];&quot;&quot;&quot;;&quot;)" office:value-type="string" office:string-value="public final static String M2_AR034 = &quot;OIDM2_ADREF034&quot;;">
            <text:p>public final static String M2_AR034 = "OIDM2_ADREF034";</text:p>
          </table:table-cell>
        </table:table-row>
        <table:table-row table:style-name="ro1">
          <table:table-cell office:value-type="string">
            <text:p>M2_AR035</text:p>
          </table:table-cell>
          <table:table-cell office:value-type="float" office:value="10034">
            <text:p>10034</text:p>
          </table:table-cell>
          <table:table-cell office:value-type="string">
            <text:p>OIDM2_ADREF035</text:p>
          </table:table-cell>
          <table:table-cell office:value-type="string">
            <text:p>null</text:p>
          </table:table-cell>
          <table:table-cell office:value-type="float" office:value="12014">
            <text:p>12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6];&quot;','&quot;;[.C36];&quot;',&quot;;[.D36];&quot;,&quot;;[.E36];&quot;,'&quot;;[.F36];&quot;');&quot;)" office:value-type="string" office:string-value="insert into adresse_reference (ID, OID, adr_externe_id, adr_interne_id, MANDANT) values ('10034','OIDM2_ADREF035',null,12014,'2');">
            <text:p>insert into adresse_reference (ID, OID, adr_externe_id, adr_interne_id, MANDANT) values ('10034','OIDM2_ADREF035',null,12014,'2');</text:p>
          </table:table-cell>
          <table:table-cell table:number-columns-repeated="12"/>
          <table:table-cell table:formula="of:=CONCATENATE(&quot;public final static String &quot;;[.$A36];&quot; = &quot;&quot;&quot;;[.$C36];&quot;&quot;&quot;;&quot;)" office:value-type="string" office:string-value="public final static String M2_AR035 = &quot;OIDM2_ADREF035&quot;;">
            <text:p>public final static String M2_AR035 = "OIDM2_ADREF035";</text:p>
          </table:table-cell>
        </table:table-row>
        <table:table-row table:style-name="ro1">
          <table:table-cell office:value-type="string">
            <text:p>M2_AR036</text:p>
          </table:table-cell>
          <table:table-cell office:value-type="float" office:value="10035">
            <text:p>10035</text:p>
          </table:table-cell>
          <table:table-cell office:value-type="string">
            <text:p>OIDM2_ADREF036</text:p>
          </table:table-cell>
          <table:table-cell office:value-type="string">
            <text:p>null</text:p>
          </table:table-cell>
          <table:table-cell office:value-type="float" office:value="12015">
            <text:p>12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7];&quot;','&quot;;[.C37];&quot;',&quot;;[.D37];&quot;,&quot;;[.E37];&quot;,'&quot;;[.F37];&quot;');&quot;)" office:value-type="string" office:string-value="insert into adresse_reference (ID, OID, adr_externe_id, adr_interne_id, MANDANT) values ('10035','OIDM2_ADREF036',null,12015,'2');">
            <text:p>insert into adresse_reference (ID, OID, adr_externe_id, adr_interne_id, MANDANT) values ('10035','OIDM2_ADREF036',null,12015,'2');</text:p>
          </table:table-cell>
          <table:table-cell table:number-columns-repeated="12"/>
          <table:table-cell table:formula="of:=CONCATENATE(&quot;public final static String &quot;;[.$A37];&quot; = &quot;&quot;&quot;;[.$C37];&quot;&quot;&quot;;&quot;)" office:value-type="string" office:string-value="public final static String M2_AR036 = &quot;OIDM2_ADREF036&quot;;">
            <text:p>public final static String M2_AR036 = "OIDM2_ADREF036";</text:p>
          </table:table-cell>
        </table:table-row>
        <table:table-row table:style-name="ro1">
          <table:table-cell office:value-type="string">
            <text:p>M2_AR037</text:p>
          </table:table-cell>
          <table:table-cell office:value-type="float" office:value="10036">
            <text:p>10036</text:p>
          </table:table-cell>
          <table:table-cell office:value-type="string">
            <text:p>OIDM2_ADREF037</text:p>
          </table:table-cell>
          <table:table-cell office:value-type="string">
            <text:p>null</text:p>
          </table:table-cell>
          <table:table-cell office:value-type="float" office:value="12016">
            <text:p>12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8];&quot;','&quot;;[.C38];&quot;',&quot;;[.D38];&quot;,&quot;;[.E38];&quot;,'&quot;;[.F38];&quot;');&quot;)" office:value-type="string" office:string-value="insert into adresse_reference (ID, OID, adr_externe_id, adr_interne_id, MANDANT) values ('10036','OIDM2_ADREF037',null,12016,'2');">
            <text:p>insert into adresse_reference (ID, OID, adr_externe_id, adr_interne_id, MANDANT) values ('10036','OIDM2_ADREF037',null,12016,'2');</text:p>
          </table:table-cell>
          <table:table-cell table:number-columns-repeated="12"/>
          <table:table-cell table:formula="of:=CONCATENATE(&quot;public final static String &quot;;[.$A38];&quot; = &quot;&quot;&quot;;[.$C38];&quot;&quot;&quot;;&quot;)" office:value-type="string" office:string-value="public final static String M2_AR037 = &quot;OIDM2_ADREF037&quot;;">
            <text:p>public final static String M2_AR037 = "OIDM2_ADREF037";</text:p>
          </table:table-cell>
        </table:table-row>
        <table:table-row table:style-name="ro1">
          <table:table-cell office:value-type="string">
            <text:p>M2_AR038</text:p>
          </table:table-cell>
          <table:table-cell office:value-type="float" office:value="10037">
            <text:p>10037</text:p>
          </table:table-cell>
          <table:table-cell office:value-type="string">
            <text:p>OIDM2_ADREF038</text:p>
          </table:table-cell>
          <table:table-cell office:value-type="string">
            <text:p>null</text:p>
          </table:table-cell>
          <table:table-cell office:value-type="float" office:value="12017">
            <text:p>12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39];&quot;','&quot;;[.C39];&quot;',&quot;;[.D39];&quot;,&quot;;[.E39];&quot;,'&quot;;[.F39];&quot;');&quot;)" office:value-type="string" office:string-value="insert into adresse_reference (ID, OID, adr_externe_id, adr_interne_id, MANDANT) values ('10037','OIDM2_ADREF038',null,12017,'2');">
            <text:p>insert into adresse_reference (ID, OID, adr_externe_id, adr_interne_id, MANDANT) values ('10037','OIDM2_ADREF038',null,12017,'2');</text:p>
          </table:table-cell>
          <table:table-cell table:number-columns-repeated="12"/>
          <table:table-cell table:formula="of:=CONCATENATE(&quot;public final static String &quot;;[.$A39];&quot; = &quot;&quot;&quot;;[.$C39];&quot;&quot;&quot;;&quot;)" office:value-type="string" office:string-value="public final static String M2_AR038 = &quot;OIDM2_ADREF038&quot;;">
            <text:p>public final static String M2_AR038 = "OIDM2_ADREF038";</text:p>
          </table:table-cell>
        </table:table-row>
        <table:table-row table:style-name="ro1">
          <table:table-cell office:value-type="string">
            <text:p>M2_AR039</text:p>
          </table:table-cell>
          <table:table-cell office:value-type="float" office:value="10038">
            <text:p>10038</text:p>
          </table:table-cell>
          <table:table-cell office:value-type="string">
            <text:p>OIDM2_ADREF039</text:p>
          </table:table-cell>
          <table:table-cell office:value-type="string">
            <text:p>null</text:p>
          </table:table-cell>
          <table:table-cell office:value-type="float" office:value="12018">
            <text:p>12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reference (ID, OID, &quot;;[.D$1];&quot;, &quot;;[.E$1];&quot;, MANDANT) values ('&quot;;[.B40];&quot;','&quot;;[.C40];&quot;',&quot;;[.D40];&quot;,&quot;;[.E40];&quot;,'&quot;;[.F40];&quot;');&quot;)" office:value-type="string" office:string-value="insert into adresse_reference (ID, OID, adr_externe_id, adr_interne_id, MANDANT) values ('10038','OIDM2_ADREF039',null,12018,'2');">
            <text:p>insert into adresse_reference (ID, OID, adr_externe_id, adr_interne_id, MANDANT) values ('10038','OIDM2_ADREF039',null,12018,'2');</text:p>
          </table:table-cell>
          <table:table-cell table:number-columns-repeated="12"/>
          <table:table-cell table:formula="of:=CONCATENATE(&quot;public final static String &quot;;[.$A40];&quot; = &quot;&quot;&quot;;[.$C40];&quot;&quot;&quot;;&quot;)" office:value-type="string" office:string-value="public final static String M2_AR039 = &quot;OIDM2_ADREF039&quot;;">
            <text:p>public final static String M2_AR039 = "OIDM2_ADREF039";</text:p>
          </table:table-cell>
        </table:table-row>
      </table:table>
      <table:table table:name="ADR_INTERNE" table:style-name="ta1" table:print="false">
        <table:table-column table:style-name="co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hausnummer</text:p>
          </table:table-cell>
          <table:table-cell office:value-type="string">
            <text:p>adr_strasse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>
            <text:p>M2_AI001</text:p>
          </table:table-cell>
          <table:table-cell office:value-type="float" office:value="12000">
            <text:p>12000</text:p>
          </table:table-cell>
          <table:table-cell office:value-type="string">
            <text:p>OIDM2_ADIN001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2];&quot;','&quot;;[.C2];&quot;','&quot;;[.D2];&quot;','&quot;;[.E2];&quot;','&quot;;[.F2];&quot;');&quot;)" office:value-type="string" office:string-value="insert into adresse_interne (ID, OID, adr_hausnummer, adr_strasse, MANDANT) values ('12000','OIDM2_ADIN001','10','209','2');">
            <text:p>insert into adresse_interne (ID, OID, adr_hausnummer, adr_strasse, MANDANT) values ('12000','OIDM2_ADIN001','10','209'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I001 = &quot;OIDM2_ADIN001&quot;;">
            <text:p>public final static String M2_AI001 = "OIDM2_ADIN001";</text:p>
          </table:table-cell>
        </table:table-row>
        <table:table-row table:style-name="ro1">
          <table:table-cell office:value-type="string">
            <text:p>M2_AI002</text:p>
          </table:table-cell>
          <table:table-cell office:value-type="float" office:value="12001">
            <text:p>12001</text:p>
          </table:table-cell>
          <table:table-cell office:value-type="string">
            <text:p>OIDM2_ADIN002</text:p>
          </table:table-cell>
          <table:table-cell office:value-type="float" office:value="57">
            <text:p>57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3];&quot;','&quot;;[.C3];&quot;','&quot;;[.D3];&quot;','&quot;;[.E3];&quot;','&quot;;[.F3];&quot;');&quot;)" office:value-type="string" office:string-value="insert into adresse_interne (ID, OID, adr_hausnummer, adr_strasse, MANDANT) values ('12001','OIDM2_ADIN002','57','209','2');">
            <text:p>insert into adresse_interne (ID, OID, adr_hausnummer, adr_strasse, MANDANT) values ('12001','OIDM2_ADIN002','57','209'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I002 = &quot;OIDM2_ADIN002&quot;;">
            <text:p>public final static String M2_AI002 = "OIDM2_ADIN002";</text:p>
          </table:table-cell>
        </table:table-row>
        <table:table-row table:style-name="ro1">
          <table:table-cell office:value-type="string">
            <text:p>M2_AI003</text:p>
          </table:table-cell>
          <table:table-cell office:value-type="float" office:value="12002">
            <text:p>12002</text:p>
          </table:table-cell>
          <table:table-cell office:value-type="string">
            <text:p>OIDM2_ADIN003</text:p>
          </table:table-cell>
          <table:table-cell office:value-type="float" office:value="12">
            <text:p>1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4];&quot;','&quot;;[.C4];&quot;','&quot;;[.D4];&quot;','&quot;;[.E4];&quot;','&quot;;[.F4];&quot;');&quot;)" office:value-type="string" office:string-value="insert into adresse_interne (ID, OID, adr_hausnummer, adr_strasse, MANDANT) values ('12002','OIDM2_ADIN003','12','209','2');">
            <text:p>insert into adresse_interne (ID, OID, adr_hausnummer, adr_strasse, MANDANT) values ('12002','OIDM2_ADIN003','12','209','2');</text:p>
          </table:table-cell>
          <table:table-cell table:number-columns-repeated="12"/>
          <table:table-cell table:formula="of:=CONCATENATE(&quot;public final static String &quot;;[.$A4];&quot; = &quot;&quot;&quot;;[.$C4];&quot;&quot;&quot;;&quot;)" office:value-type="string" office:string-value="public final static String M2_AI003 = &quot;OIDM2_ADIN003&quot;;">
            <text:p>public final static String M2_AI003 = "OIDM2_ADIN003";</text:p>
          </table:table-cell>
        </table:table-row>
        <table:table-row table:style-name="ro1">
          <table:table-cell office:value-type="string">
            <text:p>M2_AI004</text:p>
          </table:table-cell>
          <table:table-cell office:value-type="float" office:value="12003">
            <text:p>12003</text:p>
          </table:table-cell>
          <table:table-cell office:value-type="string">
            <text:p>OIDM2_ADIN004</text:p>
          </table:table-cell>
          <table:table-cell office:value-type="float" office:value="15">
            <text:p>1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5];&quot;','&quot;;[.C5];&quot;','&quot;;[.D5];&quot;','&quot;;[.E5];&quot;','&quot;;[.F5];&quot;');&quot;)" office:value-type="string" office:string-value="insert into adresse_interne (ID, OID, adr_hausnummer, adr_strasse, MANDANT) values ('12003','OIDM2_ADIN004','15','209','2');">
            <text:p>insert into adresse_interne (ID, OID, adr_hausnummer, adr_strasse, MANDANT) values ('12003','OIDM2_ADIN004','15','209','2');</text:p>
          </table:table-cell>
          <table:table-cell table:number-columns-repeated="12"/>
          <table:table-cell table:formula="of:=CONCATENATE(&quot;public final static String &quot;;[.$A5];&quot; = &quot;&quot;&quot;;[.$C5];&quot;&quot;&quot;;&quot;)" office:value-type="string" office:string-value="public final static String M2_AI004 = &quot;OIDM2_ADIN004&quot;;">
            <text:p>public final static String M2_AI004 = "OIDM2_ADIN004";</text:p>
          </table:table-cell>
        </table:table-row>
        <table:table-row table:style-name="ro1">
          <table:table-cell office:value-type="string">
            <text:p>M2_AI005</text:p>
          </table:table-cell>
          <table:table-cell office:value-type="float" office:value="12004">
            <text:p>12004</text:p>
          </table:table-cell>
          <table:table-cell office:value-type="string">
            <text:p>OIDM2_ADIN005</text:p>
          </table:table-cell>
          <table:table-cell office:value-type="float" office:value="14">
            <text:p>14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6];&quot;','&quot;;[.C6];&quot;','&quot;;[.D6];&quot;','&quot;;[.E6];&quot;','&quot;;[.F6];&quot;');&quot;)" office:value-type="string" office:string-value="insert into adresse_interne (ID, OID, adr_hausnummer, adr_strasse, MANDANT) values ('12004','OIDM2_ADIN005','14','209','2');">
            <text:p>insert into adresse_interne (ID, OID, adr_hausnummer, adr_strasse, MANDANT) values ('12004','OIDM2_ADIN005','14','209','2');</text:p>
          </table:table-cell>
          <table:table-cell table:number-columns-repeated="12"/>
          <table:table-cell table:formula="of:=CONCATENATE(&quot;public final static String &quot;;[.$A6];&quot; = &quot;&quot;&quot;;[.$C6];&quot;&quot;&quot;;&quot;)" office:value-type="string" office:string-value="public final static String M2_AI005 = &quot;OIDM2_ADIN005&quot;;">
            <text:p>public final static String M2_AI005 = "OIDM2_ADIN005";</text:p>
          </table:table-cell>
        </table:table-row>
        <table:table-row table:style-name="ro1">
          <table:table-cell office:value-type="string">
            <text:p>M2_AI006</text:p>
          </table:table-cell>
          <table:table-cell office:value-type="float" office:value="12005">
            <text:p>12005</text:p>
          </table:table-cell>
          <table:table-cell office:value-type="string">
            <text:p>OIDM2_ADIN006</text:p>
          </table:table-cell>
          <table:table-cell office:value-type="float" office:value="15">
            <text:p>1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7];&quot;','&quot;;[.C7];&quot;','&quot;;[.D7];&quot;','&quot;;[.E7];&quot;','&quot;;[.F7];&quot;');&quot;)" office:value-type="string" office:string-value="insert into adresse_interne (ID, OID, adr_hausnummer, adr_strasse, MANDANT) values ('12005','OIDM2_ADIN006','15','209','2');">
            <text:p>insert into adresse_interne (ID, OID, adr_hausnummer, adr_strasse, MANDANT) values ('12005','OIDM2_ADIN006','15','209','2');</text:p>
          </table:table-cell>
          <table:table-cell table:number-columns-repeated="12"/>
          <table:table-cell table:formula="of:=CONCATENATE(&quot;public final static String &quot;;[.$A7];&quot; = &quot;&quot;&quot;;[.$C7];&quot;&quot;&quot;;&quot;)" office:value-type="string" office:string-value="public final static String M2_AI006 = &quot;OIDM2_ADIN006&quot;;">
            <text:p>public final static String M2_AI006 = "OIDM2_ADIN006";</text:p>
          </table:table-cell>
        </table:table-row>
        <table:table-row table:style-name="ro1">
          <table:table-cell office:value-type="string">
            <text:p>M2_AI007</text:p>
          </table:table-cell>
          <table:table-cell office:value-type="float" office:value="12006">
            <text:p>12006</text:p>
          </table:table-cell>
          <table:table-cell office:value-type="string">
            <text:p>OIDM2_ADIN007</text:p>
          </table:table-cell>
          <table:table-cell office:value-type="float" office:value="16">
            <text:p>16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8];&quot;','&quot;;[.C8];&quot;','&quot;;[.D8];&quot;','&quot;;[.E8];&quot;','&quot;;[.F8];&quot;');&quot;)" office:value-type="string" office:string-value="insert into adresse_interne (ID, OID, adr_hausnummer, adr_strasse, MANDANT) values ('12006','OIDM2_ADIN007','16','209','2');">
            <text:p>insert into adresse_interne (ID, OID, adr_hausnummer, adr_strasse, MANDANT) values ('12006','OIDM2_ADIN007','16','209','2');</text:p>
          </table:table-cell>
          <table:table-cell table:number-columns-repeated="12"/>
          <table:table-cell table:formula="of:=CONCATENATE(&quot;public final static String &quot;;[.$A8];&quot; = &quot;&quot;&quot;;[.$C8];&quot;&quot;&quot;;&quot;)" office:value-type="string" office:string-value="public final static String M2_AI007 = &quot;OIDM2_ADIN007&quot;;">
            <text:p>public final static String M2_AI007 = "OIDM2_ADIN007";</text:p>
          </table:table-cell>
        </table:table-row>
        <table:table-row table:style-name="ro1">
          <table:table-cell office:value-type="string">
            <text:p>M2_AI008</text:p>
          </table:table-cell>
          <table:table-cell office:value-type="float" office:value="12007">
            <text:p>12007</text:p>
          </table:table-cell>
          <table:table-cell office:value-type="string">
            <text:p>OIDM2_ADIN008</text:p>
          </table:table-cell>
          <table:table-cell office:value-type="float" office:value="17">
            <text:p>17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9];&quot;','&quot;;[.C9];&quot;','&quot;;[.D9];&quot;','&quot;;[.E9];&quot;','&quot;;[.F9];&quot;');&quot;)" office:value-type="string" office:string-value="insert into adresse_interne (ID, OID, adr_hausnummer, adr_strasse, MANDANT) values ('12007','OIDM2_ADIN008','17','209','2');">
            <text:p>insert into adresse_interne (ID, OID, adr_hausnummer, adr_strasse, MANDANT) values ('12007','OIDM2_ADIN008','17','209','2');</text:p>
          </table:table-cell>
          <table:table-cell table:number-columns-repeated="12"/>
          <table:table-cell table:formula="of:=CONCATENATE(&quot;public final static String &quot;;[.$A9];&quot; = &quot;&quot;&quot;;[.$C9];&quot;&quot;&quot;;&quot;)" office:value-type="string" office:string-value="public final static String M2_AI008 = &quot;OIDM2_ADIN008&quot;;">
            <text:p>public final static String M2_AI008 = "OIDM2_ADIN008";</text:p>
          </table:table-cell>
        </table:table-row>
        <table:table-row table:style-name="ro1">
          <table:table-cell office:value-type="string">
            <text:p>M2_AI009</text:p>
          </table:table-cell>
          <table:table-cell office:value-type="float" office:value="12008">
            <text:p>12008</text:p>
          </table:table-cell>
          <table:table-cell office:value-type="string">
            <text:p>OIDM2_ADIN009</text:p>
          </table:table-cell>
          <table:table-cell office:value-type="float" office:value="18">
            <text:p>18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0];&quot;','&quot;;[.C10];&quot;','&quot;;[.D10];&quot;','&quot;;[.E10];&quot;','&quot;;[.F10];&quot;');&quot;)" office:value-type="string" office:string-value="insert into adresse_interne (ID, OID, adr_hausnummer, adr_strasse, MANDANT) values ('12008','OIDM2_ADIN009','18','209','2');">
            <text:p>insert into adresse_interne (ID, OID, adr_hausnummer, adr_strasse, MANDANT) values ('12008','OIDM2_ADIN009','18','209','2');</text:p>
          </table:table-cell>
          <table:table-cell table:number-columns-repeated="12"/>
          <table:table-cell table:formula="of:=CONCATENATE(&quot;public final static String &quot;;[.$A10];&quot; = &quot;&quot;&quot;;[.$C10];&quot;&quot;&quot;;&quot;)" office:value-type="string" office:string-value="public final static String M2_AI009 = &quot;OIDM2_ADIN009&quot;;">
            <text:p>public final static String M2_AI009 = "OIDM2_ADIN009";</text:p>
          </table:table-cell>
        </table:table-row>
        <table:table-row table:style-name="ro1">
          <table:table-cell office:value-type="string">
            <text:p>M2_AI010</text:p>
          </table:table-cell>
          <table:table-cell office:value-type="float" office:value="12009">
            <text:p>12009</text:p>
          </table:table-cell>
          <table:table-cell office:value-type="string">
            <text:p>OIDM2_ADIN010</text:p>
          </table:table-cell>
          <table:table-cell office:value-type="float" office:value="32">
            <text:p>3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1];&quot;','&quot;;[.C11];&quot;','&quot;;[.D11];&quot;','&quot;;[.E11];&quot;','&quot;;[.F11];&quot;');&quot;)" office:value-type="string" office:string-value="insert into adresse_interne (ID, OID, adr_hausnummer, adr_strasse, MANDANT) values ('12009','OIDM2_ADIN010','32','209','2');">
            <text:p>insert into adresse_interne (ID, OID, adr_hausnummer, adr_strasse, MANDANT) values ('12009','OIDM2_ADIN010','32','209','2');</text:p>
          </table:table-cell>
          <table:table-cell table:number-columns-repeated="12"/>
          <table:table-cell table:formula="of:=CONCATENATE(&quot;public final static String &quot;;[.$A11];&quot; = &quot;&quot;&quot;;[.$C11];&quot;&quot;&quot;;&quot;)" office:value-type="string" office:string-value="public final static String M2_AI010 = &quot;OIDM2_ADIN010&quot;;">
            <text:p>public final static String M2_AI010 = "OIDM2_ADIN010";</text:p>
          </table:table-cell>
        </table:table-row>
        <table:table-row table:style-name="ro1">
          <table:table-cell office:value-type="string">
            <text:p>M2_AI011</text:p>
          </table:table-cell>
          <table:table-cell office:value-type="float" office:value="12010">
            <text:p>12010</text:p>
          </table:table-cell>
          <table:table-cell office:value-type="string">
            <text:p>OIDM2_ADIN011</text:p>
          </table:table-cell>
          <table:table-cell office:value-type="float" office:value="20">
            <text:p>20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2];&quot;','&quot;;[.C12];&quot;','&quot;;[.D12];&quot;','&quot;;[.E12];&quot;','&quot;;[.F12];&quot;');&quot;)" office:value-type="string" office:string-value="insert into adresse_interne (ID, OID, adr_hausnummer, adr_strasse, MANDANT) values ('12010','OIDM2_ADIN011','20','209','2');">
            <text:p>insert into adresse_interne (ID, OID, adr_hausnummer, adr_strasse, MANDANT) values ('12010','OIDM2_ADIN011','20','209','2');</text:p>
          </table:table-cell>
          <table:table-cell table:number-columns-repeated="12"/>
          <table:table-cell table:formula="of:=CONCATENATE(&quot;public final static String &quot;;[.$A12];&quot; = &quot;&quot;&quot;;[.$C12];&quot;&quot;&quot;;&quot;)" office:value-type="string" office:string-value="public final static String M2_AI011 = &quot;OIDM2_ADIN011&quot;;">
            <text:p>public final static String M2_AI011 = "OIDM2_ADIN011";</text:p>
          </table:table-cell>
        </table:table-row>
        <table:table-row table:style-name="ro1">
          <table:table-cell office:value-type="string">
            <text:p>M2_AI012</text:p>
          </table:table-cell>
          <table:table-cell office:value-type="float" office:value="12011">
            <text:p>12011</text:p>
          </table:table-cell>
          <table:table-cell office:value-type="string">
            <text:p>OIDM2_ADIN012</text:p>
          </table:table-cell>
          <table:table-cell office:value-type="float" office:value="33">
            <text:p>33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3];&quot;','&quot;;[.C13];&quot;','&quot;;[.D13];&quot;','&quot;;[.E13];&quot;','&quot;;[.F13];&quot;');&quot;)" office:value-type="string" office:string-value="insert into adresse_interne (ID, OID, adr_hausnummer, adr_strasse, MANDANT) values ('12011','OIDM2_ADIN012','33','209','2');">
            <text:p>insert into adresse_interne (ID, OID, adr_hausnummer, adr_strasse, MANDANT) values ('12011','OIDM2_ADIN012','33','209','2');</text:p>
          </table:table-cell>
          <table:table-cell table:number-columns-repeated="12"/>
          <table:table-cell table:formula="of:=CONCATENATE(&quot;public final static String &quot;;[.$A13];&quot; = &quot;&quot;&quot;;[.$C13];&quot;&quot;&quot;;&quot;)" office:value-type="string" office:string-value="public final static String M2_AI012 = &quot;OIDM2_ADIN012&quot;;">
            <text:p>public final static String M2_AI012 = "OIDM2_ADIN012";</text:p>
          </table:table-cell>
        </table:table-row>
        <table:table-row table:style-name="ro1">
          <table:table-cell office:value-type="string">
            <text:p>M2_AI013</text:p>
          </table:table-cell>
          <table:table-cell office:value-type="float" office:value="12012">
            <text:p>12012</text:p>
          </table:table-cell>
          <table:table-cell office:value-type="string">
            <text:p>OIDM2_ADIN013</text:p>
          </table:table-cell>
          <table:table-cell office:value-type="float" office:value="22">
            <text:p>2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4];&quot;','&quot;;[.C14];&quot;','&quot;;[.D14];&quot;','&quot;;[.E14];&quot;','&quot;;[.F14];&quot;');&quot;)" office:value-type="string" office:string-value="insert into adresse_interne (ID, OID, adr_hausnummer, adr_strasse, MANDANT) values ('12012','OIDM2_ADIN013','22','209','2');">
            <text:p>insert into adresse_interne (ID, OID, adr_hausnummer, adr_strasse, MANDANT) values ('12012','OIDM2_ADIN013','22','209','2');</text:p>
          </table:table-cell>
          <table:table-cell table:number-columns-repeated="12"/>
          <table:table-cell table:formula="of:=CONCATENATE(&quot;public final static String &quot;;[.$A14];&quot; = &quot;&quot;&quot;;[.$C14];&quot;&quot;&quot;;&quot;)" office:value-type="string" office:string-value="public final static String M2_AI013 = &quot;OIDM2_ADIN013&quot;;">
            <text:p>public final static String M2_AI013 = "OIDM2_ADIN013";</text:p>
          </table:table-cell>
        </table:table-row>
        <table:table-row table:style-name="ro1">
          <table:table-cell office:value-type="string">
            <text:p>M2_AI014</text:p>
          </table:table-cell>
          <table:table-cell office:value-type="float" office:value="12013">
            <text:p>12013</text:p>
          </table:table-cell>
          <table:table-cell office:value-type="string">
            <text:p>OIDM2_ADIN014</text:p>
          </table:table-cell>
          <table:table-cell office:value-type="float" office:value="35">
            <text:p>3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5];&quot;','&quot;;[.C15];&quot;','&quot;;[.D15];&quot;','&quot;;[.E15];&quot;','&quot;;[.F15];&quot;');&quot;)" office:value-type="string" office:string-value="insert into adresse_interne (ID, OID, adr_hausnummer, adr_strasse, MANDANT) values ('12013','OIDM2_ADIN014','35','209','2');">
            <text:p>insert into adresse_interne (ID, OID, adr_hausnummer, adr_strasse, MANDANT) values ('12013','OIDM2_ADIN014','35','209','2');</text:p>
          </table:table-cell>
          <table:table-cell table:number-columns-repeated="12"/>
          <table:table-cell table:formula="of:=CONCATENATE(&quot;public final static String &quot;;[.$A15];&quot; = &quot;&quot;&quot;;[.$C15];&quot;&quot;&quot;;&quot;)" office:value-type="string" office:string-value="public final static String M2_AI014 = &quot;OIDM2_ADIN014&quot;;">
            <text:p>public final static String M2_AI014 = "OIDM2_ADIN014";</text:p>
          </table:table-cell>
        </table:table-row>
        <table:table-row table:style-name="ro1">
          <table:table-cell office:value-type="string">
            <text:p>M2_AI015</text:p>
          </table:table-cell>
          <table:table-cell office:value-type="float" office:value="12014">
            <text:p>12014</text:p>
          </table:table-cell>
          <table:table-cell office:value-type="string">
            <text:p>OIDM2_ADIN015</text:p>
          </table:table-cell>
          <table:table-cell office:value-type="float" office:value="24">
            <text:p>24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6];&quot;','&quot;;[.C16];&quot;','&quot;;[.D16];&quot;','&quot;;[.E16];&quot;','&quot;;[.F16];&quot;');&quot;)" office:value-type="string" office:string-value="insert into adresse_interne (ID, OID, adr_hausnummer, adr_strasse, MANDANT) values ('12014','OIDM2_ADIN015','24','209','2');">
            <text:p>insert into adresse_interne (ID, OID, adr_hausnummer, adr_strasse, MANDANT) values ('12014','OIDM2_ADIN015','24','209','2');</text:p>
          </table:table-cell>
          <table:table-cell table:number-columns-repeated="12"/>
          <table:table-cell table:formula="of:=CONCATENATE(&quot;public final static String &quot;;[.$A16];&quot; = &quot;&quot;&quot;;[.$C16];&quot;&quot;&quot;;&quot;)" office:value-type="string" office:string-value="public final static String M2_AI015 = &quot;OIDM2_ADIN015&quot;;">
            <text:p>public final static String M2_AI015 = "OIDM2_ADIN015";</text:p>
          </table:table-cell>
        </table:table-row>
        <table:table-row table:style-name="ro1">
          <table:table-cell office:value-type="string">
            <text:p>M2_AI016</text:p>
          </table:table-cell>
          <table:table-cell office:value-type="float" office:value="12015">
            <text:p>12015</text:p>
          </table:table-cell>
          <table:table-cell office:value-type="string">
            <text:p>OIDM2_ADIN016</text:p>
          </table:table-cell>
          <table:table-cell office:value-type="float" office:value="37">
            <text:p>37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7];&quot;','&quot;;[.C17];&quot;','&quot;;[.D17];&quot;','&quot;;[.E17];&quot;','&quot;;[.F17];&quot;');&quot;)" office:value-type="string" office:string-value="insert into adresse_interne (ID, OID, adr_hausnummer, adr_strasse, MANDANT) values ('12015','OIDM2_ADIN016','37','209','2');">
            <text:p>insert into adresse_interne (ID, OID, adr_hausnummer, adr_strasse, MANDANT) values ('12015','OIDM2_ADIN016','37','209','2');</text:p>
          </table:table-cell>
          <table:table-cell table:number-columns-repeated="12"/>
          <table:table-cell table:formula="of:=CONCATENATE(&quot;public final static String &quot;;[.$A17];&quot; = &quot;&quot;&quot;;[.$C17];&quot;&quot;&quot;;&quot;)" office:value-type="string" office:string-value="public final static String M2_AI016 = &quot;OIDM2_ADIN016&quot;;">
            <text:p>public final static String M2_AI016 = "OIDM2_ADIN016";</text:p>
          </table:table-cell>
        </table:table-row>
        <table:table-row table:style-name="ro1">
          <table:table-cell office:value-type="string">
            <text:p>M2_AI017</text:p>
          </table:table-cell>
          <table:table-cell office:value-type="float" office:value="12016">
            <text:p>12016</text:p>
          </table:table-cell>
          <table:table-cell office:value-type="string">
            <text:p>OIDM2_ADIN017</text:p>
          </table:table-cell>
          <table:table-cell office:value-type="float" office:value="38">
            <text:p>38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8];&quot;','&quot;;[.C18];&quot;','&quot;;[.D18];&quot;','&quot;;[.E18];&quot;','&quot;;[.F18];&quot;');&quot;)" office:value-type="string" office:string-value="insert into adresse_interne (ID, OID, adr_hausnummer, adr_strasse, MANDANT) values ('12016','OIDM2_ADIN017','38','209','2');">
            <text:p>insert into adresse_interne (ID, OID, adr_hausnummer, adr_strasse, MANDANT) values ('12016','OIDM2_ADIN017','38','209','2');</text:p>
          </table:table-cell>
          <table:table-cell table:number-columns-repeated="12"/>
          <table:table-cell table:formula="of:=CONCATENATE(&quot;public final static String &quot;;[.$A18];&quot; = &quot;&quot;&quot;;[.$C18];&quot;&quot;&quot;;&quot;)" office:value-type="string" office:string-value="public final static String M2_AI017 = &quot;OIDM2_ADIN017&quot;;">
            <text:p>public final static String M2_AI017 = "OIDM2_ADIN017";</text:p>
          </table:table-cell>
        </table:table-row>
        <table:table-row table:style-name="ro1">
          <table:table-cell office:value-type="string">
            <text:p>M2_AI018</text:p>
          </table:table-cell>
          <table:table-cell office:value-type="float" office:value="12017">
            <text:p>12017</text:p>
          </table:table-cell>
          <table:table-cell office:value-type="string">
            <text:p>OIDM2_ADIN018</text:p>
          </table:table-cell>
          <table:table-cell office:value-type="float" office:value="39">
            <text:p>39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19];&quot;','&quot;;[.C19];&quot;','&quot;;[.D19];&quot;','&quot;;[.E19];&quot;','&quot;;[.F19];&quot;');&quot;)" office:value-type="string" office:string-value="insert into adresse_interne (ID, OID, adr_hausnummer, adr_strasse, MANDANT) values ('12017','OIDM2_ADIN018','39','209','2');">
            <text:p>insert into adresse_interne (ID, OID, adr_hausnummer, adr_strasse, MANDANT) values ('12017','OIDM2_ADIN018','39','209','2');</text:p>
          </table:table-cell>
          <table:table-cell table:number-columns-repeated="12"/>
          <table:table-cell table:formula="of:=CONCATENATE(&quot;public final static String &quot;;[.$A19];&quot; = &quot;&quot;&quot;;[.$C19];&quot;&quot;&quot;;&quot;)" office:value-type="string" office:string-value="public final static String M2_AI018 = &quot;OIDM2_ADIN018&quot;;">
            <text:p>public final static String M2_AI018 = "OIDM2_ADIN018";</text:p>
          </table:table-cell>
        </table:table-row>
        <table:table-row table:style-name="ro1">
          <table:table-cell office:value-type="string">
            <text:p>M2_AI019</text:p>
          </table:table-cell>
          <table:table-cell office:value-type="float" office:value="12018">
            <text:p>12018</text:p>
          </table:table-cell>
          <table:table-cell office:value-type="string">
            <text:p>OIDM2_ADIN019</text:p>
          </table:table-cell>
          <table:table-cell office:value-type="float" office:value="41">
            <text:p>41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adresse_interne (ID, OID, &quot;;[.D$1];&quot;, &quot;;[.E$1];&quot;, MANDANT) values ('&quot;;[.B20];&quot;','&quot;;[.C20];&quot;','&quot;;[.D20];&quot;','&quot;;[.E20];&quot;','&quot;;[.F20];&quot;');&quot;)" office:value-type="string" office:string-value="insert into adresse_interne (ID, OID, adr_hausnummer, adr_strasse, MANDANT) values ('12018','OIDM2_ADIN019','41','209','2');">
            <text:p>insert into adresse_interne (ID, OID, adr_hausnummer, adr_strasse, MANDANT) values ('12018','OIDM2_ADIN019','41','209','2');</text:p>
          </table:table-cell>
          <table:table-cell table:number-columns-repeated="12"/>
          <table:table-cell table:formula="of:=CONCATENATE(&quot;public final static String &quot;;[.$A20];&quot; = &quot;&quot;&quot;;[.$C20];&quot;&quot;&quot;;&quot;)" office:value-type="string" office:string-value="public final static String M2_AI019 = &quot;OIDM2_ADIN019&quot;;">
            <text:p>public final static String M2_AI019 = "OIDM2_ADIN019";</text:p>
          </table:table-cell>
        </table:table-row>
        <table:table-row table:style-name="ro1">
          <table:table-cell table:number-columns-repeated="22"/>
        </table:table-row>
      </table:table>
      <table:table table:name="ADR_EXT" table:style-name="ta1" table:print="false">
        <table:table-column table:style-name="co1" table:number-columns-repeated="2" table:default-cell-style-name="Default"/>
        <table:table-column table:style-name="co29" table:default-cell-style-name="Default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13" table:default-cell-style-name="Default"/>
        <table:table-row table:style-name="ro2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adr_hausnummer</text:p>
          </table:table-cell>
          <table:table-cell office:value-type="string">
            <text:p>adr_str</text:p>
          </table:table-cell>
          <table:table-cell office:value-type="string">
            <text:p>adr_plz</text:p>
          </table:table-cell>
          <table:table-cell office:value-type="string">
            <text:p>adr_stadt</text:p>
          </table:table-cell>
          <table:table-cell office:value-type="string">
            <text:p>MANDANT_REF</text:p>
          </table:table-cell>
          <table:table-cell table:style-name="Default"/>
          <table:table-cell table:number-columns-repeated="13"/>
        </table:table-row>
        <table:table-row table:style-name="ro2">
          <table:table-cell office:value-type="string">
            <text:p>M2_AE001</text:p>
          </table:table-cell>
          <table:table-cell office:value-type="float" office:value="11000">
            <text:p>11000</text:p>
          </table:table-cell>
          <table:table-cell office:value-type="string">
            <text:p>OIDM2_ADEN001</text:p>
          </table:table-cell>
          <table:table-cell office:value-type="float" office:value="20">
            <text:p>20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2];&quot;','&quot;;[.C2];&quot;','&quot;;[.D2];&quot;','&quot;;[.E2];&quot;','&quot;;[.F2];&quot;','&quot;;[.G2];&quot;','&quot;;[.H2];&quot;');&quot;)" office:value-type="string" office:string-value="insert into adresse_externe (ID, OID, adr_hausnummer, adr_str,  adr_plz,  adr_stadt, MANDANT) values ('11000','OIDM2_ADEN001','20','DonauStr.','94036','Passau','2');">
            <text:p>insert into adresse_externe (ID, OID, adr_hausnummer, adr_str, <text:s/>adr_plz, <text:s/>adr_stadt, MANDANT) values ('11000','OIDM2_ADEN001','20','DonauStr.','94036','Passau','2');</text:p>
          </table:table-cell>
          <table:table-cell table:number-columns-repeated="12"/>
          <table:table-cell table:formula="of:=CONCATENATE(&quot;public final static String &quot;;[.$A2];&quot; = &quot;&quot;&quot;;[.$C2];&quot;&quot;&quot;;&quot;)" office:value-type="string" office:string-value="public final static String M2_AE001 = &quot;OIDM2_ADEN001&quot;;">
            <text:p>public final static String M2_AE001 = "OIDM2_ADEN001";</text:p>
          </table:table-cell>
        </table:table-row>
        <table:table-row table:style-name="ro2">
          <table:table-cell office:value-type="string">
            <text:p>M2_AE002</text:p>
          </table:table-cell>
          <table:table-cell office:value-type="float" office:value="11001">
            <text:p>11001</text:p>
          </table:table-cell>
          <table:table-cell office:value-type="string">
            <text:p>OIDM2_ADEN002</text:p>
          </table:table-cell>
          <table:table-cell office:value-type="float" office:value="21">
            <text:p>21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3];&quot;','&quot;;[.C3];&quot;','&quot;;[.D3];&quot;','&quot;;[.E3];&quot;','&quot;;[.F3];&quot;','&quot;;[.G3];&quot;','&quot;;[.H3];&quot;');&quot;)" office:value-type="string" office:string-value="insert into adresse_externe (ID, OID, adr_hausnummer, adr_str,  adr_plz,  adr_stadt, MANDANT) values ('11001','OIDM2_ADEN002','21','DonauStr.','94036','Passau','2');">
            <text:p>insert into adresse_externe (ID, OID, adr_hausnummer, adr_str, <text:s/>adr_plz, <text:s/>adr_stadt, MANDANT) values ('11001','OIDM2_ADEN002','21','DonauStr.','94036','Passau','2');</text:p>
          </table:table-cell>
          <table:table-cell table:number-columns-repeated="12"/>
          <table:table-cell table:formula="of:=CONCATENATE(&quot;public final static String &quot;;[.$A3];&quot; = &quot;&quot;&quot;;[.$C3];&quot;&quot;&quot;;&quot;)" office:value-type="string" office:string-value="public final static String M2_AE002 = &quot;OIDM2_ADEN002&quot;;">
            <text:p>public final static String M2_AE002 = "OIDM2_ADEN002";</text:p>
          </table:table-cell>
        </table:table-row>
        <table:table-row table:style-name="ro2">
          <table:table-cell office:value-type="string">
            <text:p>M2_AE003</text:p>
          </table:table-cell>
          <table:table-cell office:value-type="float" office:value="11002">
            <text:p>11002</text:p>
          </table:table-cell>
          <table:table-cell office:value-type="string">
            <text:p>OIDM2_ADEN003</text:p>
          </table:table-cell>
          <table:table-cell office:value-type="float" office:value="22">
            <text:p>22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4];&quot;','&quot;;[.C4];&quot;','&quot;;[.D4];&quot;','&quot;;[.E4];&quot;','&quot;;[.F4];&quot;','&quot;;[.G4];&quot;','&quot;;[.H4];&quot;');&quot;)" office:value-type="string" office:string-value="insert into adresse_externe (ID, OID, adr_hausnummer, adr_str,  adr_plz,  adr_stadt, MANDANT) values ('11002','OIDM2_ADEN003','22','DonauStr.','94036','Passau','2');">
            <text:p>insert into adresse_externe (ID, OID, adr_hausnummer, adr_str, <text:s/>adr_plz, <text:s/>adr_stadt, MANDANT) values ('11002','OIDM2_ADEN003','22','DonauStr.','94036','Passau','2');</text:p>
          </table:table-cell>
          <table:table-cell table:number-columns-repeated="12"/>
          <table:table-cell table:formula="of:=CONCATENATE(&quot;public final static String &quot;;[.$A4];&quot; = &quot;&quot;&quot;;[.$C4];&quot;&quot;&quot;;&quot;)" office:value-type="string" office:string-value="public final static String M2_AE003 = &quot;OIDM2_ADEN003&quot;;">
            <text:p>public final static String M2_AE003 = "OIDM2_ADEN003";</text:p>
          </table:table-cell>
        </table:table-row>
        <table:table-row table:style-name="ro2">
          <table:table-cell office:value-type="string">
            <text:p>M2_AE004</text:p>
          </table:table-cell>
          <table:table-cell office:value-type="float" office:value="11003">
            <text:p>11003</text:p>
          </table:table-cell>
          <table:table-cell office:value-type="string">
            <text:p>OIDM2_ADEN004</text:p>
          </table:table-cell>
          <table:table-cell office:value-type="float" office:value="23">
            <text:p>23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5];&quot;','&quot;;[.C5];&quot;','&quot;;[.D5];&quot;','&quot;;[.E5];&quot;','&quot;;[.F5];&quot;','&quot;;[.G5];&quot;','&quot;;[.H5];&quot;');&quot;)" office:value-type="string" office:string-value="insert into adresse_externe (ID, OID, adr_hausnummer, adr_str,  adr_plz,  adr_stadt, MANDANT) values ('11003','OIDM2_ADEN004','23','DonauStr.','94036','Passau','2');">
            <text:p>insert into adresse_externe (ID, OID, adr_hausnummer, adr_str, <text:s/>adr_plz, <text:s/>adr_stadt, MANDANT) values ('11003','OIDM2_ADEN004','23','DonauStr.','94036','Passau','2');</text:p>
          </table:table-cell>
          <table:table-cell table:number-columns-repeated="12"/>
          <table:table-cell table:formula="of:=CONCATENATE(&quot;public final static String &quot;;[.$A5];&quot; = &quot;&quot;&quot;;[.$C5];&quot;&quot;&quot;;&quot;)" office:value-type="string" office:string-value="public final static String M2_AE004 = &quot;OIDM2_ADEN004&quot;;">
            <text:p>public final static String M2_AE004 = "OIDM2_ADEN004";</text:p>
          </table:table-cell>
        </table:table-row>
        <table:table-row table:style-name="ro2">
          <table:table-cell office:value-type="string">
            <text:p>M2_AE005</text:p>
          </table:table-cell>
          <table:table-cell office:value-type="float" office:value="11004">
            <text:p>11004</text:p>
          </table:table-cell>
          <table:table-cell office:value-type="string">
            <text:p>OIDM2_ADEN005</text:p>
          </table:table-cell>
          <table:table-cell office:value-type="float" office:value="24">
            <text:p>24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6];&quot;','&quot;;[.C6];&quot;','&quot;;[.D6];&quot;','&quot;;[.E6];&quot;','&quot;;[.F6];&quot;','&quot;;[.G6];&quot;','&quot;;[.H6];&quot;');&quot;)" office:value-type="string" office:string-value="insert into adresse_externe (ID, OID, adr_hausnummer, adr_str,  adr_plz,  adr_stadt, MANDANT) values ('11004','OIDM2_ADEN005','24','DonauStr.','94036','Passau','2');">
            <text:p>insert into adresse_externe (ID, OID, adr_hausnummer, adr_str, <text:s/>adr_plz, <text:s/>adr_stadt, MANDANT) values ('11004','OIDM2_ADEN005','24','DonauStr.','94036','Passau','2');</text:p>
          </table:table-cell>
          <table:table-cell table:number-columns-repeated="12"/>
          <table:table-cell table:formula="of:=CONCATENATE(&quot;public final static String &quot;;[.$A6];&quot; = &quot;&quot;&quot;;[.$C6];&quot;&quot;&quot;;&quot;)" office:value-type="string" office:string-value="public final static String M2_AE005 = &quot;OIDM2_ADEN005&quot;;">
            <text:p>public final static String M2_AE005 = "OIDM2_ADEN005";</text:p>
          </table:table-cell>
        </table:table-row>
        <table:table-row table:style-name="ro2">
          <table:table-cell office:value-type="string">
            <text:p>M2_AE006</text:p>
          </table:table-cell>
          <table:table-cell office:value-type="float" office:value="11005">
            <text:p>11005</text:p>
          </table:table-cell>
          <table:table-cell office:value-type="string">
            <text:p>OIDM2_ADEN006</text:p>
          </table:table-cell>
          <table:table-cell office:value-type="float" office:value="25">
            <text:p>25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7];&quot;','&quot;;[.C7];&quot;','&quot;;[.D7];&quot;','&quot;;[.E7];&quot;','&quot;;[.F7];&quot;','&quot;;[.G7];&quot;','&quot;;[.H7];&quot;');&quot;)" office:value-type="string" office:string-value="insert into adresse_externe (ID, OID, adr_hausnummer, adr_str,  adr_plz,  adr_stadt, MANDANT) values ('11005','OIDM2_ADEN006','25','DonauStr.','94036','Passau','2');">
            <text:p>insert into adresse_externe (ID, OID, adr_hausnummer, adr_str, <text:s/>adr_plz, <text:s/>adr_stadt, MANDANT) values ('11005','OIDM2_ADEN006','25','DonauStr.','94036','Passau','2');</text:p>
          </table:table-cell>
          <table:table-cell table:number-columns-repeated="12"/>
          <table:table-cell table:formula="of:=CONCATENATE(&quot;public final static String &quot;;[.$A7];&quot; = &quot;&quot;&quot;;[.$C7];&quot;&quot;&quot;;&quot;)" office:value-type="string" office:string-value="public final static String M2_AE006 = &quot;OIDM2_ADEN006&quot;;">
            <text:p>public final static String M2_AE006 = "OIDM2_ADEN006";</text:p>
          </table:table-cell>
        </table:table-row>
        <table:table-row table:style-name="ro2">
          <table:table-cell office:value-type="string">
            <text:p>M2_AE007</text:p>
          </table:table-cell>
          <table:table-cell office:value-type="float" office:value="11006">
            <text:p>11006</text:p>
          </table:table-cell>
          <table:table-cell office:value-type="string">
            <text:p>OIDM2_ADEN007</text:p>
          </table:table-cell>
          <table:table-cell office:value-type="float" office:value="26">
            <text:p>26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8];&quot;','&quot;;[.C8];&quot;','&quot;;[.D8];&quot;','&quot;;[.E8];&quot;','&quot;;[.F8];&quot;','&quot;;[.G8];&quot;','&quot;;[.H8];&quot;');&quot;)" office:value-type="string" office:string-value="insert into adresse_externe (ID, OID, adr_hausnummer, adr_str,  adr_plz,  adr_stadt, MANDANT) values ('11006','OIDM2_ADEN007','26','DonauStr.','94036','Passau','2');">
            <text:p>insert into adresse_externe (ID, OID, adr_hausnummer, adr_str, <text:s/>adr_plz, <text:s/>adr_stadt, MANDANT) values ('11006','OIDM2_ADEN007','26','DonauStr.','94036','Passau','2');</text:p>
          </table:table-cell>
          <table:table-cell table:number-columns-repeated="12"/>
          <table:table-cell table:formula="of:=CONCATENATE(&quot;public final static String &quot;;[.$A8];&quot; = &quot;&quot;&quot;;[.$C8];&quot;&quot;&quot;;&quot;)" office:value-type="string" office:string-value="public final static String M2_AE007 = &quot;OIDM2_ADEN007&quot;;">
            <text:p>public final static String M2_AE007 = "OIDM2_ADEN007";</text:p>
          </table:table-cell>
        </table:table-row>
        <table:table-row table:style-name="ro2">
          <table:table-cell office:value-type="string">
            <text:p>M2_AE008</text:p>
          </table:table-cell>
          <table:table-cell office:value-type="float" office:value="11007">
            <text:p>11007</text:p>
          </table:table-cell>
          <table:table-cell office:value-type="string">
            <text:p>OIDM2_ADEN008</text:p>
          </table:table-cell>
          <table:table-cell office:value-type="float" office:value="27">
            <text:p>27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9];&quot;','&quot;;[.C9];&quot;','&quot;;[.D9];&quot;','&quot;;[.E9];&quot;','&quot;;[.F9];&quot;','&quot;;[.G9];&quot;','&quot;;[.H9];&quot;');&quot;)" office:value-type="string" office:string-value="insert into adresse_externe (ID, OID, adr_hausnummer, adr_str,  adr_plz,  adr_stadt, MANDANT) values ('11007','OIDM2_ADEN008','27','DonauStr.','94036','Passau','2');">
            <text:p>insert into adresse_externe (ID, OID, adr_hausnummer, adr_str, <text:s/>adr_plz, <text:s/>adr_stadt, MANDANT) values ('11007','OIDM2_ADEN008','27','DonauStr.','94036','Passau','2');</text:p>
          </table:table-cell>
          <table:table-cell table:number-columns-repeated="12"/>
          <table:table-cell table:formula="of:=CONCATENATE(&quot;public final static String &quot;;[.$A9];&quot; = &quot;&quot;&quot;;[.$C9];&quot;&quot;&quot;;&quot;)" office:value-type="string" office:string-value="public final static String M2_AE008 = &quot;OIDM2_ADEN008&quot;;">
            <text:p>public final static String M2_AE008 = "OIDM2_ADEN008";</text:p>
          </table:table-cell>
        </table:table-row>
        <table:table-row table:style-name="ro2">
          <table:table-cell office:value-type="string">
            <text:p>M2_AE009</text:p>
          </table:table-cell>
          <table:table-cell office:value-type="float" office:value="11008">
            <text:p>11008</text:p>
          </table:table-cell>
          <table:table-cell office:value-type="string">
            <text:p>OIDM2_ADEN009</text:p>
          </table:table-cell>
          <table:table-cell office:value-type="float" office:value="28">
            <text:p>28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0];&quot;','&quot;;[.C10];&quot;','&quot;;[.D10];&quot;','&quot;;[.E10];&quot;','&quot;;[.F10];&quot;','&quot;;[.G10];&quot;','&quot;;[.H10];&quot;');&quot;)" office:value-type="string" office:string-value="insert into adresse_externe (ID, OID, adr_hausnummer, adr_str,  adr_plz,  adr_stadt, MANDANT) values ('11008','OIDM2_ADEN009','28','DonauStr.','94036','Passau','2');">
            <text:p>insert into adresse_externe (ID, OID, adr_hausnummer, adr_str, <text:s/>adr_plz, <text:s/>adr_stadt, MANDANT) values ('11008','OIDM2_ADEN009','28','DonauStr.','94036','Passau','2');</text:p>
          </table:table-cell>
          <table:table-cell table:number-columns-repeated="12"/>
          <table:table-cell table:formula="of:=CONCATENATE(&quot;public final static String &quot;;[.$A10];&quot; = &quot;&quot;&quot;;[.$C10];&quot;&quot;&quot;;&quot;)" office:value-type="string" office:string-value="public final static String M2_AE009 = &quot;OIDM2_ADEN009&quot;;">
            <text:p>public final static String M2_AE009 = "OIDM2_ADEN009";</text:p>
          </table:table-cell>
        </table:table-row>
        <table:table-row table:style-name="ro2">
          <table:table-cell office:value-type="string">
            <text:p>M2_AE010</text:p>
          </table:table-cell>
          <table:table-cell office:value-type="float" office:value="11009">
            <text:p>11009</text:p>
          </table:table-cell>
          <table:table-cell office:value-type="string">
            <text:p>OIDM2_ADEN010</text:p>
          </table:table-cell>
          <table:table-cell office:value-type="float" office:value="29">
            <text:p>29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1];&quot;','&quot;;[.C11];&quot;','&quot;;[.D11];&quot;','&quot;;[.E11];&quot;','&quot;;[.F11];&quot;','&quot;;[.G11];&quot;','&quot;;[.H11];&quot;');&quot;)" office:value-type="string" office:string-value="insert into adresse_externe (ID, OID, adr_hausnummer, adr_str,  adr_plz,  adr_stadt, MANDANT) values ('11009','OIDM2_ADEN010','29','DonauStr.','94036','Passau','2');">
            <text:p>insert into adresse_externe (ID, OID, adr_hausnummer, adr_str, <text:s/>adr_plz, <text:s/>adr_stadt, MANDANT) values ('11009','OIDM2_ADEN010','29','DonauStr.','94036','Passau','2');</text:p>
          </table:table-cell>
          <table:table-cell table:number-columns-repeated="12"/>
          <table:table-cell table:formula="of:=CONCATENATE(&quot;public final static String &quot;;[.$A11];&quot; = &quot;&quot;&quot;;[.$C11];&quot;&quot;&quot;;&quot;)" office:value-type="string" office:string-value="public final static String M2_AE010 = &quot;OIDM2_ADEN010&quot;;">
            <text:p>public final static String M2_AE010 = "OIDM2_ADEN010";</text:p>
          </table:table-cell>
        </table:table-row>
        <table:table-row table:style-name="ro2">
          <table:table-cell office:value-type="string">
            <text:p>M2_AE011</text:p>
          </table:table-cell>
          <table:table-cell office:value-type="float" office:value="11010">
            <text:p>11010</text:p>
          </table:table-cell>
          <table:table-cell office:value-type="string">
            <text:p>OIDM2_ADEN011</text:p>
          </table:table-cell>
          <table:table-cell office:value-type="float" office:value="30">
            <text:p>30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2];&quot;','&quot;;[.C12];&quot;','&quot;;[.D12];&quot;','&quot;;[.E12];&quot;','&quot;;[.F12];&quot;','&quot;;[.G12];&quot;','&quot;;[.H12];&quot;');&quot;)" office:value-type="string" office:string-value="insert into adresse_externe (ID, OID, adr_hausnummer, adr_str,  adr_plz,  adr_stadt, MANDANT) values ('11010','OIDM2_ADEN011','30','DonauStr.','94036','Passau','2');">
            <text:p>insert into adresse_externe (ID, OID, adr_hausnummer, adr_str, <text:s/>adr_plz, <text:s/>adr_stadt, MANDANT) values ('11010','OIDM2_ADEN011','30','DonauStr.','94036','Passau','2');</text:p>
          </table:table-cell>
          <table:table-cell table:number-columns-repeated="12"/>
          <table:table-cell table:formula="of:=CONCATENATE(&quot;public final static String &quot;;[.$A12];&quot; = &quot;&quot;&quot;;[.$C12];&quot;&quot;&quot;;&quot;)" office:value-type="string" office:string-value="public final static String M2_AE011 = &quot;OIDM2_ADEN011&quot;;">
            <text:p>public final static String M2_AE011 = "OIDM2_ADEN011";</text:p>
          </table:table-cell>
        </table:table-row>
        <table:table-row table:style-name="ro2">
          <table:table-cell office:value-type="string">
            <text:p>M2_AE012</text:p>
          </table:table-cell>
          <table:table-cell office:value-type="float" office:value="11011">
            <text:p>11011</text:p>
          </table:table-cell>
          <table:table-cell office:value-type="string">
            <text:p>OIDM2_ADEN012</text:p>
          </table:table-cell>
          <table:table-cell office:value-type="float" office:value="31">
            <text:p>31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3];&quot;','&quot;;[.C13];&quot;','&quot;;[.D13];&quot;','&quot;;[.E13];&quot;','&quot;;[.F13];&quot;','&quot;;[.G13];&quot;','&quot;;[.H13];&quot;');&quot;)" office:value-type="string" office:string-value="insert into adresse_externe (ID, OID, adr_hausnummer, adr_str,  adr_plz,  adr_stadt, MANDANT) values ('11011','OIDM2_ADEN012','31','DonauStr.','94036','Passau','2');">
            <text:p>insert into adresse_externe (ID, OID, adr_hausnummer, adr_str, <text:s/>adr_plz, <text:s/>adr_stadt, MANDANT) values ('11011','OIDM2_ADEN012','31','DonauStr.','94036','Passau','2');</text:p>
          </table:table-cell>
          <table:table-cell table:number-columns-repeated="12"/>
          <table:table-cell table:formula="of:=CONCATENATE(&quot;public final static String &quot;;[.$A13];&quot; = &quot;&quot;&quot;;[.$C13];&quot;&quot;&quot;;&quot;)" office:value-type="string" office:string-value="public final static String M2_AE012 = &quot;OIDM2_ADEN012&quot;;">
            <text:p>public final static String M2_AE012 = "OIDM2_ADEN012";</text:p>
          </table:table-cell>
        </table:table-row>
        <table:table-row table:style-name="ro2">
          <table:table-cell office:value-type="string">
            <text:p>M2_AE013</text:p>
          </table:table-cell>
          <table:table-cell office:value-type="float" office:value="11012">
            <text:p>11012</text:p>
          </table:table-cell>
          <table:table-cell office:value-type="string">
            <text:p>OIDM2_ADEN013</text:p>
          </table:table-cell>
          <table:table-cell office:value-type="float" office:value="32">
            <text:p>32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4];&quot;','&quot;;[.C14];&quot;','&quot;;[.D14];&quot;','&quot;;[.E14];&quot;','&quot;;[.F14];&quot;','&quot;;[.G14];&quot;','&quot;;[.H14];&quot;');&quot;)" office:value-type="string" office:string-value="insert into adresse_externe (ID, OID, adr_hausnummer, adr_str,  adr_plz,  adr_stadt, MANDANT) values ('11012','OIDM2_ADEN013','32','DonauStr.','94036','Passau','2');">
            <text:p>insert into adresse_externe (ID, OID, adr_hausnummer, adr_str, <text:s/>adr_plz, <text:s/>adr_stadt, MANDANT) values ('11012','OIDM2_ADEN013','32','DonauStr.','94036','Passau','2');</text:p>
          </table:table-cell>
          <table:table-cell table:number-columns-repeated="12"/>
          <table:table-cell table:formula="of:=CONCATENATE(&quot;public final static String &quot;;[.$A14];&quot; = &quot;&quot;&quot;;[.$C14];&quot;&quot;&quot;;&quot;)" office:value-type="string" office:string-value="public final static String M2_AE013 = &quot;OIDM2_ADEN013&quot;;">
            <text:p>public final static String M2_AE013 = "OIDM2_ADEN013";</text:p>
          </table:table-cell>
        </table:table-row>
        <table:table-row table:style-name="ro2">
          <table:table-cell office:value-type="string">
            <text:p>M2_AE014</text:p>
          </table:table-cell>
          <table:table-cell office:value-type="float" office:value="11013">
            <text:p>11013</text:p>
          </table:table-cell>
          <table:table-cell office:value-type="string">
            <text:p>OIDM2_ADEN014</text:p>
          </table:table-cell>
          <table:table-cell office:value-type="float" office:value="33">
            <text:p>33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5];&quot;','&quot;;[.C15];&quot;','&quot;;[.D15];&quot;','&quot;;[.E15];&quot;','&quot;;[.F15];&quot;','&quot;;[.G15];&quot;','&quot;;[.H15];&quot;');&quot;)" office:value-type="string" office:string-value="insert into adresse_externe (ID, OID, adr_hausnummer, adr_str,  adr_plz,  adr_stadt, MANDANT) values ('11013','OIDM2_ADEN014','33','DonauStr.','94036','Passau','2');">
            <text:p>insert into adresse_externe (ID, OID, adr_hausnummer, adr_str, <text:s/>adr_plz, <text:s/>adr_stadt, MANDANT) values ('11013','OIDM2_ADEN014','33','DonauStr.','94036','Passau','2');</text:p>
          </table:table-cell>
          <table:table-cell table:number-columns-repeated="12"/>
          <table:table-cell table:formula="of:=CONCATENATE(&quot;public final static String &quot;;[.$A15];&quot; = &quot;&quot;&quot;;[.$C15];&quot;&quot;&quot;;&quot;)" office:value-type="string" office:string-value="public final static String M2_AE014 = &quot;OIDM2_ADEN014&quot;;">
            <text:p>public final static String M2_AE014 = "OIDM2_ADEN014";</text:p>
          </table:table-cell>
        </table:table-row>
        <table:table-row table:style-name="ro2">
          <table:table-cell office:value-type="string">
            <text:p>M2_AE015</text:p>
          </table:table-cell>
          <table:table-cell office:value-type="float" office:value="11014">
            <text:p>11014</text:p>
          </table:table-cell>
          <table:table-cell office:value-type="string">
            <text:p>OIDM2_ADEN015</text:p>
          </table:table-cell>
          <table:table-cell office:value-type="float" office:value="34">
            <text:p>34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6];&quot;','&quot;;[.C16];&quot;','&quot;;[.D16];&quot;','&quot;;[.E16];&quot;','&quot;;[.F16];&quot;','&quot;;[.G16];&quot;','&quot;;[.H16];&quot;');&quot;)" office:value-type="string" office:string-value="insert into adresse_externe (ID, OID, adr_hausnummer, adr_str,  adr_plz,  adr_stadt, MANDANT) values ('11014','OIDM2_ADEN015','34','DonauStr.','94036','Passau','2');">
            <text:p>insert into adresse_externe (ID, OID, adr_hausnummer, adr_str, <text:s/>adr_plz, <text:s/>adr_stadt, MANDANT) values ('11014','OIDM2_ADEN015','34','DonauStr.','94036','Passau','2');</text:p>
          </table:table-cell>
          <table:table-cell table:number-columns-repeated="12"/>
          <table:table-cell table:formula="of:=CONCATENATE(&quot;public final static String &quot;;[.$A16];&quot; = &quot;&quot;&quot;;[.$C16];&quot;&quot;&quot;;&quot;)" office:value-type="string" office:string-value="public final static String M2_AE015 = &quot;OIDM2_ADEN015&quot;;">
            <text:p>public final static String M2_AE015 = "OIDM2_ADEN015";</text:p>
          </table:table-cell>
        </table:table-row>
        <table:table-row table:style-name="ro2">
          <table:table-cell office:value-type="string">
            <text:p>M2_AE016</text:p>
          </table:table-cell>
          <table:table-cell office:value-type="float" office:value="11015">
            <text:p>11015</text:p>
          </table:table-cell>
          <table:table-cell office:value-type="string">
            <text:p>OIDM2_ADEN016</text:p>
          </table:table-cell>
          <table:table-cell office:value-type="float" office:value="35">
            <text:p>35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7];&quot;','&quot;;[.C17];&quot;','&quot;;[.D17];&quot;','&quot;;[.E17];&quot;','&quot;;[.F17];&quot;','&quot;;[.G17];&quot;','&quot;;[.H17];&quot;');&quot;)" office:value-type="string" office:string-value="insert into adresse_externe (ID, OID, adr_hausnummer, adr_str,  adr_plz,  adr_stadt, MANDANT) values ('11015','OIDM2_ADEN016','35','DonauStr.','94036','Passau','2');">
            <text:p>insert into adresse_externe (ID, OID, adr_hausnummer, adr_str, <text:s/>adr_plz, <text:s/>adr_stadt, MANDANT) values ('11015','OIDM2_ADEN016','35','DonauStr.','94036','Passau','2');</text:p>
          </table:table-cell>
          <table:table-cell table:number-columns-repeated="12"/>
          <table:table-cell table:formula="of:=CONCATENATE(&quot;public final static String &quot;;[.$A17];&quot; = &quot;&quot;&quot;;[.$C17];&quot;&quot;&quot;;&quot;)" office:value-type="string" office:string-value="public final static String M2_AE016 = &quot;OIDM2_ADEN016&quot;;">
            <text:p>public final static String M2_AE016 = "OIDM2_ADEN016";</text:p>
          </table:table-cell>
        </table:table-row>
        <table:table-row table:style-name="ro2">
          <table:table-cell office:value-type="string">
            <text:p>M2_AE017</text:p>
          </table:table-cell>
          <table:table-cell office:value-type="float" office:value="11016">
            <text:p>11016</text:p>
          </table:table-cell>
          <table:table-cell office:value-type="string">
            <text:p>OIDM2_ADEN017</text:p>
          </table:table-cell>
          <table:table-cell office:value-type="float" office:value="36">
            <text:p>36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8];&quot;','&quot;;[.C18];&quot;','&quot;;[.D18];&quot;','&quot;;[.E18];&quot;','&quot;;[.F18];&quot;','&quot;;[.G18];&quot;','&quot;;[.H18];&quot;');&quot;)" office:value-type="string" office:string-value="insert into adresse_externe (ID, OID, adr_hausnummer, adr_str,  adr_plz,  adr_stadt, MANDANT) values ('11016','OIDM2_ADEN017','36','DonauStr.','94036','Passau','2');">
            <text:p>insert into adresse_externe (ID, OID, adr_hausnummer, adr_str, <text:s/>adr_plz, <text:s/>adr_stadt, MANDANT) values ('11016','OIDM2_ADEN017','36','DonauStr.','94036','Passau','2');</text:p>
          </table:table-cell>
          <table:table-cell table:number-columns-repeated="12"/>
          <table:table-cell table:formula="of:=CONCATENATE(&quot;public final static String &quot;;[.$A18];&quot; = &quot;&quot;&quot;;[.$C18];&quot;&quot;&quot;;&quot;)" office:value-type="string" office:string-value="public final static String M2_AE017 = &quot;OIDM2_ADEN017&quot;;">
            <text:p>public final static String M2_AE017 = "OIDM2_ADEN017";</text:p>
          </table:table-cell>
        </table:table-row>
        <table:table-row table:style-name="ro2">
          <table:table-cell office:value-type="string">
            <text:p>M2_AE018</text:p>
          </table:table-cell>
          <table:table-cell office:value-type="float" office:value="11017">
            <text:p>11017</text:p>
          </table:table-cell>
          <table:table-cell office:value-type="string">
            <text:p>OIDM2_ADEN018</text:p>
          </table:table-cell>
          <table:table-cell office:value-type="float" office:value="37">
            <text:p>37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19];&quot;','&quot;;[.C19];&quot;','&quot;;[.D19];&quot;','&quot;;[.E19];&quot;','&quot;;[.F19];&quot;','&quot;;[.G19];&quot;','&quot;;[.H19];&quot;');&quot;)" office:value-type="string" office:string-value="insert into adresse_externe (ID, OID, adr_hausnummer, adr_str,  adr_plz,  adr_stadt, MANDANT) values ('11017','OIDM2_ADEN018','37','DonauStr.','94036','Passau','2');">
            <text:p>insert into adresse_externe (ID, OID, adr_hausnummer, adr_str, <text:s/>adr_plz, <text:s/>adr_stadt, MANDANT) values ('11017','OIDM2_ADEN018','37','DonauStr.','94036','Passau','2');</text:p>
          </table:table-cell>
          <table:table-cell table:number-columns-repeated="12"/>
          <table:table-cell table:formula="of:=CONCATENATE(&quot;public final static String &quot;;[.$A19];&quot; = &quot;&quot;&quot;;[.$C19];&quot;&quot;&quot;;&quot;)" office:value-type="string" office:string-value="public final static String M2_AE018 = &quot;OIDM2_ADEN018&quot;;">
            <text:p>public final static String M2_AE018 = "OIDM2_ADEN018";</text:p>
          </table:table-cell>
        </table:table-row>
        <table:table-row table:style-name="ro2">
          <table:table-cell office:value-type="string">
            <text:p>M2_AE019</text:p>
          </table:table-cell>
          <table:table-cell office:value-type="float" office:value="11018">
            <text:p>11018</text:p>
          </table:table-cell>
          <table:table-cell office:value-type="string">
            <text:p>OIDM2_ADEN019</text:p>
          </table:table-cell>
          <table:table-cell office:value-type="float" office:value="38">
            <text:p>38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20];&quot;','&quot;;[.C20];&quot;','&quot;;[.D20];&quot;','&quot;;[.E20];&quot;','&quot;;[.F20];&quot;','&quot;;[.G20];&quot;','&quot;;[.H20];&quot;');&quot;)" office:value-type="string" office:string-value="insert into adresse_externe (ID, OID, adr_hausnummer, adr_str,  adr_plz,  adr_stadt, MANDANT) values ('11018','OIDM2_ADEN019','38','DonauStr.','94036','Passau','2');">
            <text:p>insert into adresse_externe (ID, OID, adr_hausnummer, adr_str, <text:s/>adr_plz, <text:s/>adr_stadt, MANDANT) values ('11018','OIDM2_ADEN019','38','DonauStr.','94036','Passau','2');</text:p>
          </table:table-cell>
          <table:table-cell table:number-columns-repeated="12"/>
          <table:table-cell table:formula="of:=CONCATENATE(&quot;public final static String &quot;;[.$A20];&quot; = &quot;&quot;&quot;;[.$C20];&quot;&quot;&quot;;&quot;)" office:value-type="string" office:string-value="public final static String M2_AE019 = &quot;OIDM2_ADEN019&quot;;">
            <text:p>public final static String M2_AE019 = "OIDM2_ADEN019";</text:p>
          </table:table-cell>
        </table:table-row>
        <table:table-row table:style-name="ro2">
          <table:table-cell office:value-type="string">
            <text:p>M2_AE020</text:p>
          </table:table-cell>
          <table:table-cell office:value-type="float" office:value="11019">
            <text:p>11019</text:p>
          </table:table-cell>
          <table:table-cell office:value-type="string">
            <text:p>OIDM2_ADEN020</text:p>
          </table:table-cell>
          <table:table-cell office:value-type="float" office:value="39">
            <text:p>39</text:p>
          </table:table-cell>
          <table:table-cell office:value-type="string">
            <text:p>DonauStr.</text:p>
          </table:table-cell>
          <table:table-cell office:value-type="float" office:value="94036">
            <text:p>94036</text:p>
          </table:table-cell>
          <table:table-cell office:value-type="string">
            <text:p>Passau</text:p>
          </table:table-cell>
          <table:table-cell office:value-type="float" office:value="2">
            <text:p>2</text:p>
          </table:table-cell>
          <table:table-cell table:formula="of:=CONCATENATE(&quot;insert into adresse_externe (ID, OID, &quot;;[.D$1];&quot;, &quot;;[.E$1];&quot;,  &quot;;[.F$1];&quot;,  &quot;;[.G$1];&quot;, MANDANT) values ('&quot;;[.B21];&quot;','&quot;;[.C21];&quot;','&quot;;[.D21];&quot;','&quot;;[.E21];&quot;','&quot;;[.F21];&quot;','&quot;;[.G21];&quot;','&quot;;[.H21];&quot;');&quot;)" office:value-type="string" office:string-value="insert into adresse_externe (ID, OID, adr_hausnummer, adr_str,  adr_plz,  adr_stadt, MANDANT) values ('11019','OIDM2_ADEN020','39','DonauStr.','94036','Passau','2');">
            <text:p>insert into adresse_externe (ID, OID, adr_hausnummer, adr_str, <text:s/>adr_plz, <text:s/>adr_stadt, MANDANT) values ('11019','OIDM2_ADEN020','39','DonauStr.','94036','Passau','2');</text:p>
          </table:table-cell>
          <table:table-cell table:number-columns-repeated="12"/>
          <table:table-cell table:formula="of:=CONCATENATE(&quot;public final static String &quot;;[.$A21];&quot; = &quot;&quot;&quot;;[.$C21];&quot;&quot;&quot;;&quot;)" office:value-type="string" office:string-value="public final static String M2_AE020 = &quot;OIDM2_ADEN020&quot;;">
            <text:p>public final static String M2_AE020 = "OIDM2_ADEN020";</text:p>
          </table:table-cell>
        </table:table-row>
      </table:table>
      <table:table table:name="Bürger_wohnungen" table:style-name="ta1" table:print="false">
        <table:table-column table:style-name="co1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BUERGER</text:p>
          </table:table-cell>
          <table:table-cell office:value-type="string">
            <text:p>WOHNUNGEN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00">
            <text:p>4000</text:p>
          </table:table-cell>
          <table:table-cell table:number-columns-repeated="2"/>
          <table:table-cell table:formula="of:=CONCATENATE(&quot;insert into buerger_wohnungen (&quot;;[.A$1];&quot;, &quot;;[.B$1];&quot;) values ('&quot;;[.A2];&quot;','&quot;;[.B2];&quot;');&quot;)" office:value-type="string" office:string-value="insert into buerger_wohnungen (BUERGER, WOHNUNGEN) values ('2000','4000');">
            <text:p>insert into buerger_wohnungen (BUERGER, WOHNUNGEN) values ('2000','4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01">
            <text:p>4001</text:p>
          </table:table-cell>
          <table:table-cell table:number-columns-repeated="2"/>
          <table:table-cell table:formula="of:=CONCATENATE(&quot;insert into buerger_wohnungen (&quot;;[.A$1];&quot;, &quot;;[.B$1];&quot;) values ('&quot;;[.A3];&quot;','&quot;;[.B3];&quot;');&quot;)" office:value-type="string" office:string-value="insert into buerger_wohnungen (BUERGER, WOHNUNGEN) values ('2001','4001');">
            <text:p>insert into buerger_wohnungen (BUERGER, WOHNUNGEN) values ('2001','4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02">
            <text:p>4002</text:p>
          </table:table-cell>
          <table:table-cell table:number-columns-repeated="2"/>
          <table:table-cell table:formula="of:=CONCATENATE(&quot;insert into buerger_wohnungen (&quot;;[.A$1];&quot;, &quot;;[.B$1];&quot;) values ('&quot;;[.A4];&quot;','&quot;;[.B4];&quot;');&quot;)" office:value-type="string" office:string-value="insert into buerger_wohnungen (BUERGER, WOHNUNGEN) values ('2002','4002');">
            <text:p>insert into buerger_wohnungen (BUERGER, WOHNUNGEN) values ('2002','4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03">
            <text:p>4003</text:p>
          </table:table-cell>
          <table:table-cell table:number-columns-repeated="2"/>
          <table:table-cell table:formula="of:=CONCATENATE(&quot;insert into buerger_wohnungen (&quot;;[.A$1];&quot;, &quot;;[.B$1];&quot;) values ('&quot;;[.A5];&quot;','&quot;;[.B5];&quot;');&quot;)" office:value-type="string" office:string-value="insert into buerger_wohnungen (BUERGER, WOHNUNGEN) values ('2003','4003');">
            <text:p>insert into buerger_wohnungen (BUERGER, WOHNUNGEN) values ('2003','4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04">
            <text:p>4004</text:p>
          </table:table-cell>
          <table:table-cell table:number-columns-repeated="2"/>
          <table:table-cell table:formula="of:=CONCATENATE(&quot;insert into buerger_wohnungen (&quot;;[.A$1];&quot;, &quot;;[.B$1];&quot;) values ('&quot;;[.A6];&quot;','&quot;;[.B6];&quot;');&quot;)" office:value-type="string" office:string-value="insert into buerger_wohnungen (BUERGER, WOHNUNGEN) values ('2004','4004');">
            <text:p>insert into buerger_wohnungen (BUERGER, WOHNUNGEN) values ('2004','4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05">
            <text:p>4005</text:p>
          </table:table-cell>
          <table:table-cell table:number-columns-repeated="2"/>
          <table:table-cell table:formula="of:=CONCATENATE(&quot;insert into buerger_wohnungen (&quot;;[.A$1];&quot;, &quot;;[.B$1];&quot;) values ('&quot;;[.A7];&quot;','&quot;;[.B7];&quot;');&quot;)" office:value-type="string" office:string-value="insert into buerger_wohnungen (BUERGER, WOHNUNGEN) values ('2005','4005');">
            <text:p>insert into buerger_wohnungen (BUERGER, WOHNUNGEN) values ('2005','4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06">
            <text:p>4006</text:p>
          </table:table-cell>
          <table:table-cell table:number-columns-repeated="2"/>
          <table:table-cell table:formula="of:=CONCATENATE(&quot;insert into buerger_wohnungen (&quot;;[.A$1];&quot;, &quot;;[.B$1];&quot;) values ('&quot;;[.A8];&quot;','&quot;;[.B8];&quot;');&quot;)" office:value-type="string" office:string-value="insert into buerger_wohnungen (BUERGER, WOHNUNGEN) values ('2006','4006');">
            <text:p>insert into buerger_wohnungen (BUERGER, WOHNUNGEN) values ('2006','4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07">
            <text:p>4007</text:p>
          </table:table-cell>
          <table:table-cell table:number-columns-repeated="2"/>
          <table:table-cell table:formula="of:=CONCATENATE(&quot;insert into buerger_wohnungen (&quot;;[.A$1];&quot;, &quot;;[.B$1];&quot;) values ('&quot;;[.A9];&quot;','&quot;;[.B9];&quot;');&quot;)" office:value-type="string" office:string-value="insert into buerger_wohnungen (BUERGER, WOHNUNGEN) values ('2007','4007');">
            <text:p>insert into buerger_wohnungen (BUERGER, WOHNUNGEN) values ('2007','4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08">
            <text:p>4008</text:p>
          </table:table-cell>
          <table:table-cell table:number-columns-repeated="2"/>
          <table:table-cell table:formula="of:=CONCATENATE(&quot;insert into buerger_wohnungen (&quot;;[.A$1];&quot;, &quot;;[.B$1];&quot;) values ('&quot;;[.A10];&quot;','&quot;;[.B10];&quot;');&quot;)" office:value-type="string" office:string-value="insert into buerger_wohnungen (BUERGER, WOHNUNGEN) values ('2008','4008');">
            <text:p>insert into buerger_wohnungen (BUERGER, WOHNUNGEN) values ('2008','4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09">
            <text:p>4009</text:p>
          </table:table-cell>
          <table:table-cell table:number-columns-repeated="2"/>
          <table:table-cell table:formula="of:=CONCATENATE(&quot;insert into buerger_wohnungen (&quot;;[.A$1];&quot;, &quot;;[.B$1];&quot;) values ('&quot;;[.A11];&quot;','&quot;;[.B11];&quot;');&quot;)" office:value-type="string" office:string-value="insert into buerger_wohnungen (BUERGER, WOHNUNGEN) values ('2009','4009');">
            <text:p>insert into buerger_wohnungen (BUERGER, WOHNUNGEN) values ('2009','4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12];&quot;','&quot;;[.B12];&quot;');&quot;)" office:value-type="string" office:string-value="insert into buerger_wohnungen (BUERGER, WOHNUNGEN) values ('2010','4010');">
            <text:p>insert into buerger_wohnungen (BUERGER, WOHNUNGEN) values ('2010','4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13];&quot;','&quot;;[.B13];&quot;');&quot;)" office:value-type="string" office:string-value="insert into buerger_wohnungen (BUERGER, WOHNUNGEN) values ('2011','4011');">
            <text:p>insert into buerger_wohnungen (BUERGER, WOHNUNGEN) values ('2011','4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14];&quot;','&quot;;[.B14];&quot;');&quot;)" office:value-type="string" office:string-value="insert into buerger_wohnungen (BUERGER, WOHNUNGEN) values ('2012','4012');">
            <text:p>insert into buerger_wohnungen (BUERGER, WOHNUNGEN) values ('2012','4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15];&quot;','&quot;;[.B15];&quot;');&quot;)" office:value-type="string" office:string-value="insert into buerger_wohnungen (BUERGER, WOHNUNGEN) values ('2013','4013');">
            <text:p>insert into buerger_wohnungen (BUERGER, WOHNUNGEN) values ('2013','4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16];&quot;','&quot;;[.B16];&quot;');&quot;)" office:value-type="string" office:string-value="insert into buerger_wohnungen (BUERGER, WOHNUNGEN) values ('2014','4014');">
            <text:p>insert into buerger_wohnungen (BUERGER, WOHNUNGEN) values ('2014','4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17];&quot;','&quot;;[.B17];&quot;');&quot;)" office:value-type="string" office:string-value="insert into buerger_wohnungen (BUERGER, WOHNUNGEN) values ('2015','4015');">
            <text:p>insert into buerger_wohnungen (BUERGER, WOHNUNGEN) values ('2015','4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18];&quot;','&quot;;[.B18];&quot;');&quot;)" office:value-type="string" office:string-value="insert into buerger_wohnungen (BUERGER, WOHNUNGEN) values ('2016','4016');">
            <text:p>insert into buerger_wohnungen (BUERGER, WOHNUNGEN) values ('2016','4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19];&quot;','&quot;;[.B19];&quot;');&quot;)" office:value-type="string" office:string-value="insert into buerger_wohnungen (BUERGER, WOHNUNGEN) values ('2017','4017');">
            <text:p>insert into buerger_wohnungen (BUERGER, WOHNUNGEN) values ('2017','4017');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0];&quot;','&quot;;[.B20];&quot;');&quot;)" office:value-type="string" office:string-value="insert into buerger_wohnungen (BUERGER, WOHNUNGEN) values ('2018','4018');">
            <text:p>insert into buerger_wohnungen (BUERGER, WOHNUNGEN) values ('2018','4018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010">
            <text:p>4010</text:p>
          </table:table-cell>
          <table:table-cell table:number-columns-repeated="2"/>
          <table:table-cell table:formula="of:=CONCATENATE(&quot;insert into buerger_wohnungen (&quot;;[.A$1];&quot;, &quot;;[.B$1];&quot;) values ('&quot;;[.A21];&quot;','&quot;;[.B21];&quot;');&quot;)" office:value-type="string" office:string-value="insert into buerger_wohnungen (BUERGER, WOHNUNGEN) values ('2000','4010');">
            <text:p>insert into buerger_wohnungen (BUERGER, WOHNUNGEN) values ('2000','4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011">
            <text:p>4011</text:p>
          </table:table-cell>
          <table:table-cell table:number-columns-repeated="2"/>
          <table:table-cell table:formula="of:=CONCATENATE(&quot;insert into buerger_wohnungen (&quot;;[.A$1];&quot;, &quot;;[.B$1];&quot;) values ('&quot;;[.A22];&quot;','&quot;;[.B22];&quot;');&quot;)" office:value-type="string" office:string-value="insert into buerger_wohnungen (BUERGER, WOHNUNGEN) values ('2001','4011');">
            <text:p>insert into buerger_wohnungen (BUERGER, WOHNUNGEN) values ('2001','4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012">
            <text:p>4012</text:p>
          </table:table-cell>
          <table:table-cell table:number-columns-repeated="2"/>
          <table:table-cell table:formula="of:=CONCATENATE(&quot;insert into buerger_wohnungen (&quot;;[.A$1];&quot;, &quot;;[.B$1];&quot;) values ('&quot;;[.A23];&quot;','&quot;;[.B23];&quot;');&quot;)" office:value-type="string" office:string-value="insert into buerger_wohnungen (BUERGER, WOHNUNGEN) values ('2002','4012');">
            <text:p>insert into buerger_wohnungen (BUERGER, WOHNUNGEN) values ('2002','4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013">
            <text:p>4013</text:p>
          </table:table-cell>
          <table:table-cell table:number-columns-repeated="2"/>
          <table:table-cell table:formula="of:=CONCATENATE(&quot;insert into buerger_wohnungen (&quot;;[.A$1];&quot;, &quot;;[.B$1];&quot;) values ('&quot;;[.A24];&quot;','&quot;;[.B24];&quot;');&quot;)" office:value-type="string" office:string-value="insert into buerger_wohnungen (BUERGER, WOHNUNGEN) values ('2003','4013');">
            <text:p>insert into buerger_wohnungen (BUERGER, WOHNUNGEN) values ('2003','4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014">
            <text:p>4014</text:p>
          </table:table-cell>
          <table:table-cell table:number-columns-repeated="2"/>
          <table:table-cell table:formula="of:=CONCATENATE(&quot;insert into buerger_wohnungen (&quot;;[.A$1];&quot;, &quot;;[.B$1];&quot;) values ('&quot;;[.A25];&quot;','&quot;;[.B25];&quot;');&quot;)" office:value-type="string" office:string-value="insert into buerger_wohnungen (BUERGER, WOHNUNGEN) values ('2004','4014');">
            <text:p>insert into buerger_wohnungen (BUERGER, WOHNUNGEN) values ('2004','4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15">
            <text:p>4015</text:p>
          </table:table-cell>
          <table:table-cell table:number-columns-repeated="2"/>
          <table:table-cell table:formula="of:=CONCATENATE(&quot;insert into buerger_wohnungen (&quot;;[.A$1];&quot;, &quot;;[.B$1];&quot;) values ('&quot;;[.A26];&quot;','&quot;;[.B26];&quot;');&quot;)" office:value-type="string" office:string-value="insert into buerger_wohnungen (BUERGER, WOHNUNGEN) values ('2005','4015');">
            <text:p>insert into buerger_wohnungen (BUERGER, WOHNUNGEN) values ('2005','4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27];&quot;','&quot;;[.B27];&quot;');&quot;)" office:value-type="string" office:string-value="insert into buerger_wohnungen (BUERGER, WOHNUNGEN) values ('2006','4016');">
            <text:p>insert into buerger_wohnungen (BUERGER, WOHNUNGEN) values ('2006','4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28];&quot;','&quot;;[.B28];&quot;');&quot;)" office:value-type="string" office:string-value="insert into buerger_wohnungen (BUERGER, WOHNUNGEN) values ('2007','4017');">
            <text:p>insert into buerger_wohnungen (BUERGER, WOHNUNGEN) values ('2007','4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29];&quot;','&quot;;[.B29];&quot;');&quot;)" office:value-type="string" office:string-value="insert into buerger_wohnungen (BUERGER, WOHNUNGEN) values ('2008','4018');">
            <text:p>insert into buerger_wohnungen (BUERGER, WOHNUNGEN) values ('2008','4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019">
            <text:p>4019</text:p>
          </table:table-cell>
          <table:table-cell table:number-columns-repeated="2"/>
          <table:table-cell table:formula="of:=CONCATENATE(&quot;insert into buerger_wohnungen (&quot;;[.A$1];&quot;, &quot;;[.B$1];&quot;) values ('&quot;;[.A30];&quot;','&quot;;[.B30];&quot;');&quot;)" office:value-type="string" office:string-value="insert into buerger_wohnungen (BUERGER, WOHNUNGEN) values ('2009','4019');">
            <text:p>insert into buerger_wohnungen (BUERGER, WOHNUNGEN) values ('2009','401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4020">
            <text:p>4020</text:p>
          </table:table-cell>
          <table:table-cell table:number-columns-repeated="2"/>
          <table:table-cell table:formula="of:=CONCATENATE(&quot;insert into buerger_wohnungen (&quot;;[.A$1];&quot;, &quot;;[.B$1];&quot;) values ('&quot;;[.A31];&quot;','&quot;;[.B31];&quot;');&quot;)" office:value-type="string" office:string-value="insert into buerger_wohnungen (BUERGER, WOHNUNGEN) values ('2030','4020');">
            <text:p>insert into buerger_wohnungen (BUERGER, WOHNUNGEN) values ('2030','4020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4021">
            <text:p>4021</text:p>
          </table:table-cell>
          <table:table-cell table:number-columns-repeated="2"/>
          <table:table-cell table:formula="of:=CONCATENATE(&quot;insert into buerger_wohnungen (&quot;;[.A$1];&quot;, &quot;;[.B$1];&quot;) values ('&quot;;[.A32];&quot;','&quot;;[.B32];&quot;');&quot;)" office:value-type="string" office:string-value="insert into buerger_wohnungen (BUERGER, WOHNUNGEN) values ('2031','4021');">
            <text:p>insert into buerger_wohnungen (BUERGER, WOHNUNGEN) values ('2031','4021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4022">
            <text:p>4022</text:p>
          </table:table-cell>
          <table:table-cell table:number-columns-repeated="2"/>
          <table:table-cell table:formula="of:=CONCATENATE(&quot;insert into buerger_wohnungen (&quot;;[.A$1];&quot;, &quot;;[.B$1];&quot;) values ('&quot;;[.A33];&quot;','&quot;;[.B33];&quot;');&quot;)" office:value-type="string" office:string-value="insert into buerger_wohnungen (BUERGER, WOHNUNGEN) values ('2032','4022');">
            <text:p>insert into buerger_wohnungen (BUERGER, WOHNUNGEN) values ('2032','4022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4023">
            <text:p>4023</text:p>
          </table:table-cell>
          <table:table-cell table:number-columns-repeated="2"/>
          <table:table-cell table:formula="of:=CONCATENATE(&quot;insert into buerger_wohnungen (&quot;;[.A$1];&quot;, &quot;;[.B$1];&quot;) values ('&quot;;[.A34];&quot;','&quot;;[.B34];&quot;');&quot;)" office:value-type="string" office:string-value="insert into buerger_wohnungen (BUERGER, WOHNUNGEN) values ('2033','4023');">
            <text:p>insert into buerger_wohnungen (BUERGER, WOHNUNGEN) values ('2033','4023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4024">
            <text:p>4024</text:p>
          </table:table-cell>
          <table:table-cell table:number-columns-repeated="2"/>
          <table:table-cell table:formula="of:=CONCATENATE(&quot;insert into buerger_wohnungen (&quot;;[.A$1];&quot;, &quot;;[.B$1];&quot;) values ('&quot;;[.A35];&quot;','&quot;;[.B35];&quot;');&quot;)" office:value-type="string" office:string-value="insert into buerger_wohnungen (BUERGER, WOHNUNGEN) values ('2034','4024');">
            <text:p>insert into buerger_wohnungen (BUERGER, WOHNUNGEN) values ('2034','4024');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4025">
            <text:p>4025</text:p>
          </table:table-cell>
          <table:table-cell table:number-columns-repeated="2"/>
          <table:table-cell table:formula="of:=CONCATENATE(&quot;insert into buerger_wohnungen (&quot;;[.A$1];&quot;, &quot;;[.B$1];&quot;) values ('&quot;;[.A36];&quot;','&quot;;[.B36];&quot;');&quot;)" office:value-type="string" office:string-value="insert into buerger_wohnungen (BUERGER, WOHNUNGEN) values ('2035','4025');">
            <text:p>insert into buerger_wohnungen (BUERGER, WOHNUNGEN) values ('2035','4025');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4026">
            <text:p>4026</text:p>
          </table:table-cell>
          <table:table-cell table:number-columns-repeated="2"/>
          <table:table-cell table:formula="of:=CONCATENATE(&quot;insert into buerger_wohnungen (&quot;;[.A$1];&quot;, &quot;;[.B$1];&quot;) values ('&quot;;[.A37];&quot;','&quot;;[.B37];&quot;');&quot;)" office:value-type="string" office:string-value="insert into buerger_wohnungen (BUERGER, WOHNUNGEN) values ('2036','4026');">
            <text:p>insert into buerger_wohnungen (BUERGER, WOHNUNGEN) values ('2036','4026');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4027">
            <text:p>4027</text:p>
          </table:table-cell>
          <table:table-cell table:number-columns-repeated="2"/>
          <table:table-cell table:formula="of:=CONCATENATE(&quot;insert into buerger_wohnungen (&quot;;[.A$1];&quot;, &quot;;[.B$1];&quot;) values ('&quot;;[.A38];&quot;','&quot;;[.B38];&quot;');&quot;)" office:value-type="string" office:string-value="insert into buerger_wohnungen (BUERGER, WOHNUNGEN) values ('2037','4027');">
            <text:p>insert into buerger_wohnungen (BUERGER, WOHNUNGEN) values ('2037','4027');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4028">
            <text:p>4028</text:p>
          </table:table-cell>
          <table:table-cell table:number-columns-repeated="2"/>
          <table:table-cell table:formula="of:=CONCATENATE(&quot;insert into buerger_wohnungen (&quot;;[.A$1];&quot;, &quot;;[.B$1];&quot;) values ('&quot;;[.A39];&quot;','&quot;;[.B39];&quot;');&quot;)" office:value-type="string" office:string-value="insert into buerger_wohnungen (BUERGER, WOHNUNGEN) values ('2038','4028');">
            <text:p>insert into buerger_wohnungen (BUERGER, WOHNUNGEN) values ('2038','4028');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4029">
            <text:p>4029</text:p>
          </table:table-cell>
          <table:table-cell table:number-columns-repeated="2"/>
          <table:table-cell table:formula="of:=CONCATENATE(&quot;insert into buerger_wohnungen (&quot;;[.A$1];&quot;, &quot;;[.B$1];&quot;) values ('&quot;;[.A40];&quot;','&quot;;[.B40];&quot;');&quot;)" office:value-type="string" office:string-value="insert into buerger_wohnungen (BUERGER, WOHNUNGEN) values ('2039','4029');">
            <text:p>insert into buerger_wohnungen (BUERGER, WOHNUNGEN) values ('2039','4029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6">
            <text:p>4016</text:p>
          </table:table-cell>
          <table:table-cell table:number-columns-repeated="2"/>
          <table:table-cell table:formula="of:=CONCATENATE(&quot;insert into buerger_wohnungen (&quot;;[.A$1];&quot;, &quot;;[.B$1];&quot;) values ('&quot;;[.A41];&quot;','&quot;;[.B41];&quot;');&quot;)" office:value-type="string" office:string-value="insert into buerger_wohnungen (BUERGER, WOHNUNGEN) values ('2014','4016');">
            <text:p>insert into buerger_wohnungen (BUERGER, WOHNUNGEN) values ('2014','4016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7">
            <text:p>4017</text:p>
          </table:table-cell>
          <table:table-cell table:number-columns-repeated="2"/>
          <table:table-cell table:formula="of:=CONCATENATE(&quot;insert into buerger_wohnungen (&quot;;[.A$1];&quot;, &quot;;[.B$1];&quot;) values ('&quot;;[.A42];&quot;','&quot;;[.B42];&quot;');&quot;)" office:value-type="string" office:string-value="insert into buerger_wohnungen (BUERGER, WOHNUNGEN) values ('2014','4017');">
            <text:p>insert into buerger_wohnungen (BUERGER, WOHNUNGEN) values ('2014','4017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4018">
            <text:p>4018</text:p>
          </table:table-cell>
          <table:table-cell table:number-columns-repeated="2"/>
          <table:table-cell table:formula="of:=CONCATENATE(&quot;insert into buerger_wohnungen (&quot;;[.A$1];&quot;, &quot;;[.B$1];&quot;) values ('&quot;;[.A43];&quot;','&quot;;[.B43];&quot;');&quot;)" office:value-type="string" office:string-value="insert into buerger_wohnungen (BUERGER, WOHNUNGEN) values ('2014','4018');">
            <text:p>insert into buerger_wohnungen (BUERGER, WOHNUNGEN) values ('2014','4018');</text:p>
          </table:table-cell>
        </table:table-row>
      </table:table>
      <table:table table:name="Staatsangehoerigkeit" table:style-name="ta1" table:print="false">
        <table:table-column table:style-name="co1" table:number-columns-repeated="2" table:default-cell-style-name="Default"/>
        <table:table-column table:style-name="co30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11" table:default-cell-style-name="Default"/>
        <table:table-row table:style-name="ro1">
          <table:table-cell office:value-type="string">
            <text:p>VAR</text:p>
          </table:table-cell>
          <table:table-cell office:value-type="string">
            <text:p>ID</text:p>
          </table:table-cell>
          <table:table-cell office:value-type="string">
            <text:p>OID</text:p>
          </table:table-cell>
          <table:table-cell office:value-type="string">
            <text:p>mandant_Ref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1">
          <table:table-cell office:value-type="string">
            <text:p>M2_S001</text:p>
          </table:table-cell>
          <table:table-cell office:value-type="float" office:value="5000">
            <text:p>5000</text:p>
          </table:table-cell>
          <table:table-cell office:value-type="string">
            <text:p>OIDM2_STAATS001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];&quot;','&quot;;[.C2];&quot;','&quot;;[.D2];&quot;');&quot;)" office:value-type="string" office:string-value="insert into staatsangehoerigkeit_reference (ID, ref_oid,  MANDANT) values ('5000','OIDM2_STAATS001','2');">
            <text:p>insert into staatsangehoerigkeit_reference (ID, ref_oid, <text:s/>MANDANT) values ('5000','OIDM2_STAATS001','2');</text:p>
          </table:table-cell>
          <table:table-cell table:number-columns-repeated="10"/>
          <table:table-cell table:formula="of:=CONCATENATE(&quot;public final static String &quot;;[.$A2];&quot; = &quot;&quot;&quot;;[.$C2];&quot;&quot;&quot;;&quot;)" office:value-type="string" office:string-value="public final static String M2_S001 = &quot;OIDM2_STAATS001&quot;;">
            <text:p>public final static String M2_S001 = "OIDM2_STAATS001";</text:p>
          </table:table-cell>
        </table:table-row>
        <table:table-row table:style-name="ro1">
          <table:table-cell office:value-type="string">
            <text:p>M2_S002</text:p>
          </table:table-cell>
          <table:table-cell office:value-type="float" office:value="5001">
            <text:p>5001</text:p>
          </table:table-cell>
          <table:table-cell office:value-type="string">
            <text:p>OIDM2_STAATS002</text:p>
          </table:table-cell>
          <table:table-cell table:style-name="ce1"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3];&quot;','&quot;;[.C3];&quot;','&quot;;[.D3];&quot;');&quot;)" office:value-type="string" office:string-value="insert into staatsangehoerigkeit_reference (ID, ref_oid,  MANDANT) values ('5001','OIDM2_STAATS002','2');">
            <text:p>insert into staatsangehoerigkeit_reference (ID, ref_oid, <text:s/>MANDANT) values ('5001','OIDM2_STAATS002','2');</text:p>
          </table:table-cell>
          <table:table-cell table:number-columns-repeated="10"/>
          <table:table-cell table:formula="of:=CONCATENATE(&quot;public final static String &quot;;[.$A3];&quot; = &quot;&quot;&quot;;[.$C3];&quot;&quot;&quot;;&quot;)" office:value-type="string" office:string-value="public final static String M2_S002 = &quot;OIDM2_STAATS002&quot;;">
            <text:p>public final static String M2_S002 = "OIDM2_STAATS002";</text:p>
          </table:table-cell>
        </table:table-row>
        <table:table-row table:style-name="ro1">
          <table:table-cell office:value-type="string">
            <text:p>M2_S003</text:p>
          </table:table-cell>
          <table:table-cell office:value-type="float" office:value="5002">
            <text:p>5002</text:p>
          </table:table-cell>
          <table:table-cell office:value-type="string">
            <text:p>OIDM2_STAATS00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4];&quot;','&quot;;[.C4];&quot;','&quot;;[.D4];&quot;');&quot;)" office:value-type="string" office:string-value="insert into staatsangehoerigkeit_reference (ID, ref_oid,  MANDANT) values ('5002','OIDM2_STAATS003','2');">
            <text:p>insert into staatsangehoerigkeit_reference (ID, ref_oid, <text:s/>MANDANT) values ('5002','OIDM2_STAATS003','2');</text:p>
          </table:table-cell>
          <table:table-cell table:number-columns-repeated="10"/>
          <table:table-cell table:formula="of:=CONCATENATE(&quot;public final static String &quot;;[.$A4];&quot; = &quot;&quot;&quot;;[.$C4];&quot;&quot;&quot;;&quot;)" office:value-type="string" office:string-value="public final static String M2_S003 = &quot;OIDM2_STAATS003&quot;;">
            <text:p>public final static String M2_S003 = "OIDM2_STAATS003";</text:p>
          </table:table-cell>
        </table:table-row>
        <table:table-row table:style-name="ro1">
          <table:table-cell office:value-type="string">
            <text:p>M2_S004</text:p>
          </table:table-cell>
          <table:table-cell office:value-type="float" office:value="5003">
            <text:p>5003</text:p>
          </table:table-cell>
          <table:table-cell office:value-type="string">
            <text:p>OIDM2_STAATS00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5];&quot;','&quot;;[.C5];&quot;','&quot;;[.D5];&quot;');&quot;)" office:value-type="string" office:string-value="insert into staatsangehoerigkeit_reference (ID, ref_oid,  MANDANT) values ('5003','OIDM2_STAATS004','2');">
            <text:p>insert into staatsangehoerigkeit_reference (ID, ref_oid, <text:s/>MANDANT) values ('5003','OIDM2_STAATS004','2');</text:p>
          </table:table-cell>
          <table:table-cell table:number-columns-repeated="10"/>
          <table:table-cell table:formula="of:=CONCATENATE(&quot;public final static String &quot;;[.$A5];&quot; = &quot;&quot;&quot;;[.$C5];&quot;&quot;&quot;;&quot;)" office:value-type="string" office:string-value="public final static String M2_S004 = &quot;OIDM2_STAATS004&quot;;">
            <text:p>public final static String M2_S004 = "OIDM2_STAATS004";</text:p>
          </table:table-cell>
        </table:table-row>
        <table:table-row table:style-name="ro1">
          <table:table-cell office:value-type="string">
            <text:p>M2_S005</text:p>
          </table:table-cell>
          <table:table-cell office:value-type="float" office:value="5004">
            <text:p>5004</text:p>
          </table:table-cell>
          <table:table-cell office:value-type="string">
            <text:p>OIDM2_STAATS00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6];&quot;','&quot;;[.C6];&quot;','&quot;;[.D6];&quot;');&quot;)" office:value-type="string" office:string-value="insert into staatsangehoerigkeit_reference (ID, ref_oid,  MANDANT) values ('5004','OIDM2_STAATS005','2');">
            <text:p>insert into staatsangehoerigkeit_reference (ID, ref_oid, <text:s/>MANDANT) values ('5004','OIDM2_STAATS005','2');</text:p>
          </table:table-cell>
          <table:table-cell table:number-columns-repeated="10"/>
          <table:table-cell table:formula="of:=CONCATENATE(&quot;public final static String &quot;;[.$A6];&quot; = &quot;&quot;&quot;;[.$C6];&quot;&quot;&quot;;&quot;)" office:value-type="string" office:string-value="public final static String M2_S005 = &quot;OIDM2_STAATS005&quot;;">
            <text:p>public final static String M2_S005 = "OIDM2_STAATS005";</text:p>
          </table:table-cell>
        </table:table-row>
        <table:table-row table:style-name="ro1">
          <table:table-cell office:value-type="string">
            <text:p>M2_S006</text:p>
          </table:table-cell>
          <table:table-cell office:value-type="float" office:value="5005">
            <text:p>5005</text:p>
          </table:table-cell>
          <table:table-cell office:value-type="string">
            <text:p>OIDM2_STAATS00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7];&quot;','&quot;;[.C7];&quot;','&quot;;[.D7];&quot;');&quot;)" office:value-type="string" office:string-value="insert into staatsangehoerigkeit_reference (ID, ref_oid,  MANDANT) values ('5005','OIDM2_STAATS006','2');">
            <text:p>insert into staatsangehoerigkeit_reference (ID, ref_oid, <text:s/>MANDANT) values ('5005','OIDM2_STAATS006','2');</text:p>
          </table:table-cell>
          <table:table-cell table:number-columns-repeated="10"/>
          <table:table-cell table:formula="of:=CONCATENATE(&quot;public final static String &quot;;[.$A7];&quot; = &quot;&quot;&quot;;[.$C7];&quot;&quot;&quot;;&quot;)" office:value-type="string" office:string-value="public final static String M2_S006 = &quot;OIDM2_STAATS006&quot;;">
            <text:p>public final static String M2_S006 = "OIDM2_STAATS006";</text:p>
          </table:table-cell>
        </table:table-row>
        <table:table-row table:style-name="ro1">
          <table:table-cell office:value-type="string">
            <text:p>M2_S007</text:p>
          </table:table-cell>
          <table:table-cell office:value-type="float" office:value="5006">
            <text:p>5006</text:p>
          </table:table-cell>
          <table:table-cell office:value-type="string">
            <text:p>OIDM2_STAATS00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8];&quot;','&quot;;[.C8];&quot;','&quot;;[.D8];&quot;');&quot;)" office:value-type="string" office:string-value="insert into staatsangehoerigkeit_reference (ID, ref_oid,  MANDANT) values ('5006','OIDM2_STAATS007','2');">
            <text:p>insert into staatsangehoerigkeit_reference (ID, ref_oid, <text:s/>MANDANT) values ('5006','OIDM2_STAATS007','2');</text:p>
          </table:table-cell>
          <table:table-cell table:number-columns-repeated="10"/>
          <table:table-cell table:formula="of:=CONCATENATE(&quot;public final static String &quot;;[.$A8];&quot; = &quot;&quot;&quot;;[.$C8];&quot;&quot;&quot;;&quot;)" office:value-type="string" office:string-value="public final static String M2_S007 = &quot;OIDM2_STAATS007&quot;;">
            <text:p>public final static String M2_S007 = "OIDM2_STAATS007";</text:p>
          </table:table-cell>
        </table:table-row>
        <table:table-row table:style-name="ro1">
          <table:table-cell office:value-type="string">
            <text:p>M2_S008</text:p>
          </table:table-cell>
          <table:table-cell office:value-type="float" office:value="5007">
            <text:p>5007</text:p>
          </table:table-cell>
          <table:table-cell office:value-type="string">
            <text:p>OIDM2_STAATS00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9];&quot;','&quot;;[.C9];&quot;','&quot;;[.D9];&quot;');&quot;)" office:value-type="string" office:string-value="insert into staatsangehoerigkeit_reference (ID, ref_oid,  MANDANT) values ('5007','OIDM2_STAATS008','2');">
            <text:p>insert into staatsangehoerigkeit_reference (ID, ref_oid, <text:s/>MANDANT) values ('5007','OIDM2_STAATS008','2');</text:p>
          </table:table-cell>
          <table:table-cell table:number-columns-repeated="10"/>
          <table:table-cell table:formula="of:=CONCATENATE(&quot;public final static String &quot;;[.$A9];&quot; = &quot;&quot;&quot;;[.$C9];&quot;&quot;&quot;;&quot;)" office:value-type="string" office:string-value="public final static String M2_S008 = &quot;OIDM2_STAATS008&quot;;">
            <text:p>public final static String M2_S008 = "OIDM2_STAATS008";</text:p>
          </table:table-cell>
        </table:table-row>
        <table:table-row table:style-name="ro1">
          <table:table-cell office:value-type="string">
            <text:p>M2_S009</text:p>
          </table:table-cell>
          <table:table-cell office:value-type="float" office:value="5008">
            <text:p>5008</text:p>
          </table:table-cell>
          <table:table-cell office:value-type="string">
            <text:p>OIDM2_STAATS00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0];&quot;','&quot;;[.C10];&quot;','&quot;;[.D10];&quot;');&quot;)" office:value-type="string" office:string-value="insert into staatsangehoerigkeit_reference (ID, ref_oid,  MANDANT) values ('5008','OIDM2_STAATS009','2');">
            <text:p>insert into staatsangehoerigkeit_reference (ID, ref_oid, <text:s/>MANDANT) values ('5008','OIDM2_STAATS009','2');</text:p>
          </table:table-cell>
          <table:table-cell table:number-columns-repeated="10"/>
          <table:table-cell table:formula="of:=CONCATENATE(&quot;public final static String &quot;;[.$A10];&quot; = &quot;&quot;&quot;;[.$C10];&quot;&quot;&quot;;&quot;)" office:value-type="string" office:string-value="public final static String M2_S009 = &quot;OIDM2_STAATS009&quot;;">
            <text:p>public final static String M2_S009 = "OIDM2_STAATS009";</text:p>
          </table:table-cell>
        </table:table-row>
        <table:table-row table:style-name="ro1">
          <table:table-cell office:value-type="string">
            <text:p>M2_S010</text:p>
          </table:table-cell>
          <table:table-cell office:value-type="float" office:value="5009">
            <text:p>5009</text:p>
          </table:table-cell>
          <table:table-cell office:value-type="string">
            <text:p>OIDM2_STAATS01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1];&quot;','&quot;;[.C11];&quot;','&quot;;[.D11];&quot;');&quot;)" office:value-type="string" office:string-value="insert into staatsangehoerigkeit_reference (ID, ref_oid,  MANDANT) values ('5009','OIDM2_STAATS010','2');">
            <text:p>insert into staatsangehoerigkeit_reference (ID, ref_oid, <text:s/>MANDANT) values ('5009','OIDM2_STAATS010','2');</text:p>
          </table:table-cell>
          <table:table-cell table:number-columns-repeated="10"/>
          <table:table-cell table:formula="of:=CONCATENATE(&quot;public final static String &quot;;[.$A11];&quot; = &quot;&quot;&quot;;[.$C11];&quot;&quot;&quot;;&quot;)" office:value-type="string" office:string-value="public final static String M2_S010 = &quot;OIDM2_STAATS010&quot;;">
            <text:p>public final static String M2_S010 = "OIDM2_STAATS010";</text:p>
          </table:table-cell>
        </table:table-row>
        <table:table-row table:style-name="ro1">
          <table:table-cell office:value-type="string">
            <text:p>M2_S011</text:p>
          </table:table-cell>
          <table:table-cell office:value-type="float" office:value="5010">
            <text:p>5010</text:p>
          </table:table-cell>
          <table:table-cell office:value-type="string">
            <text:p>OIDM2_STAATS01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2];&quot;','&quot;;[.C12];&quot;','&quot;;[.D12];&quot;');&quot;)" office:value-type="string" office:string-value="insert into staatsangehoerigkeit_reference (ID, ref_oid,  MANDANT) values ('5010','OIDM2_STAATS011','2');">
            <text:p>insert into staatsangehoerigkeit_reference (ID, ref_oid, <text:s/>MANDANT) values ('5010','OIDM2_STAATS011','2');</text:p>
          </table:table-cell>
          <table:table-cell table:number-columns-repeated="10"/>
          <table:table-cell table:formula="of:=CONCATENATE(&quot;public final static String &quot;;[.$A12];&quot; = &quot;&quot;&quot;;[.$C12];&quot;&quot;&quot;;&quot;)" office:value-type="string" office:string-value="public final static String M2_S011 = &quot;OIDM2_STAATS011&quot;;">
            <text:p>public final static String M2_S011 = "OIDM2_STAATS011";</text:p>
          </table:table-cell>
        </table:table-row>
        <table:table-row table:style-name="ro1">
          <table:table-cell office:value-type="string">
            <text:p>M2_S012</text:p>
          </table:table-cell>
          <table:table-cell office:value-type="float" office:value="5011">
            <text:p>5011</text:p>
          </table:table-cell>
          <table:table-cell office:value-type="string">
            <text:p>OIDM2_STAATS012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3];&quot;','&quot;;[.C13];&quot;','&quot;;[.D13];&quot;');&quot;)" office:value-type="string" office:string-value="insert into staatsangehoerigkeit_reference (ID, ref_oid,  MANDANT) values ('5011','OIDM2_STAATS012','2');">
            <text:p>insert into staatsangehoerigkeit_reference (ID, ref_oid, <text:s/>MANDANT) values ('5011','OIDM2_STAATS012','2');</text:p>
          </table:table-cell>
          <table:table-cell table:number-columns-repeated="10"/>
          <table:table-cell table:formula="of:=CONCATENATE(&quot;public final static String &quot;;[.$A13];&quot; = &quot;&quot;&quot;;[.$C13];&quot;&quot;&quot;;&quot;)" office:value-type="string" office:string-value="public final static String M2_S012 = &quot;OIDM2_STAATS012&quot;;">
            <text:p>public final static String M2_S012 = "OIDM2_STAATS012";</text:p>
          </table:table-cell>
        </table:table-row>
        <table:table-row table:style-name="ro1">
          <table:table-cell office:value-type="string">
            <text:p>M2_S013</text:p>
          </table:table-cell>
          <table:table-cell office:value-type="float" office:value="5012">
            <text:p>5012</text:p>
          </table:table-cell>
          <table:table-cell office:value-type="string">
            <text:p>OIDM2_STAATS013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4];&quot;','&quot;;[.C14];&quot;','&quot;;[.D14];&quot;');&quot;)" office:value-type="string" office:string-value="insert into staatsangehoerigkeit_reference (ID, ref_oid,  MANDANT) values ('5012','OIDM2_STAATS013','2');">
            <text:p>insert into staatsangehoerigkeit_reference (ID, ref_oid, <text:s/>MANDANT) values ('5012','OIDM2_STAATS013','2');</text:p>
          </table:table-cell>
          <table:table-cell table:number-columns-repeated="10"/>
          <table:table-cell table:formula="of:=CONCATENATE(&quot;public final static String &quot;;[.$A14];&quot; = &quot;&quot;&quot;;[.$C14];&quot;&quot;&quot;;&quot;)" office:value-type="string" office:string-value="public final static String M2_S013 = &quot;OIDM2_STAATS013&quot;;">
            <text:p>public final static String M2_S013 = "OIDM2_STAATS013";</text:p>
          </table:table-cell>
        </table:table-row>
        <table:table-row table:style-name="ro1">
          <table:table-cell office:value-type="string">
            <text:p>M2_S014</text:p>
          </table:table-cell>
          <table:table-cell office:value-type="float" office:value="5013">
            <text:p>5013</text:p>
          </table:table-cell>
          <table:table-cell office:value-type="string">
            <text:p>OIDM2_STAATS014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5];&quot;','&quot;;[.C15];&quot;','&quot;;[.D15];&quot;');&quot;)" office:value-type="string" office:string-value="insert into staatsangehoerigkeit_reference (ID, ref_oid,  MANDANT) values ('5013','OIDM2_STAATS014','2');">
            <text:p>insert into staatsangehoerigkeit_reference (ID, ref_oid, <text:s/>MANDANT) values ('5013','OIDM2_STAATS014','2');</text:p>
          </table:table-cell>
          <table:table-cell table:number-columns-repeated="10"/>
          <table:table-cell table:formula="of:=CONCATENATE(&quot;public final static String &quot;;[.$A15];&quot; = &quot;&quot;&quot;;[.$C15];&quot;&quot;&quot;;&quot;)" office:value-type="string" office:string-value="public final static String M2_S014 = &quot;OIDM2_STAATS014&quot;;">
            <text:p>public final static String M2_S014 = "OIDM2_STAATS014";</text:p>
          </table:table-cell>
        </table:table-row>
        <table:table-row table:style-name="ro1">
          <table:table-cell office:value-type="string">
            <text:p>M2_S015</text:p>
          </table:table-cell>
          <table:table-cell office:value-type="float" office:value="5014">
            <text:p>5014</text:p>
          </table:table-cell>
          <table:table-cell office:value-type="string">
            <text:p>OIDM2_STAATS015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6];&quot;','&quot;;[.C16];&quot;','&quot;;[.D16];&quot;');&quot;)" office:value-type="string" office:string-value="insert into staatsangehoerigkeit_reference (ID, ref_oid,  MANDANT) values ('5014','OIDM2_STAATS015','2');">
            <text:p>insert into staatsangehoerigkeit_reference (ID, ref_oid, <text:s/>MANDANT) values ('5014','OIDM2_STAATS015','2');</text:p>
          </table:table-cell>
          <table:table-cell table:number-columns-repeated="10"/>
          <table:table-cell table:formula="of:=CONCATENATE(&quot;public final static String &quot;;[.$A16];&quot; = &quot;&quot;&quot;;[.$C16];&quot;&quot;&quot;;&quot;)" office:value-type="string" office:string-value="public final static String M2_S015 = &quot;OIDM2_STAATS015&quot;;">
            <text:p>public final static String M2_S015 = "OIDM2_STAATS015";</text:p>
          </table:table-cell>
        </table:table-row>
        <table:table-row table:style-name="ro1">
          <table:table-cell office:value-type="string">
            <text:p>M2_S016</text:p>
          </table:table-cell>
          <table:table-cell office:value-type="float" office:value="5015">
            <text:p>5015</text:p>
          </table:table-cell>
          <table:table-cell office:value-type="string">
            <text:p>OIDM2_STAATS016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7];&quot;','&quot;;[.C17];&quot;','&quot;;[.D17];&quot;');&quot;)" office:value-type="string" office:string-value="insert into staatsangehoerigkeit_reference (ID, ref_oid,  MANDANT) values ('5015','OIDM2_STAATS016','2');">
            <text:p>insert into staatsangehoerigkeit_reference (ID, ref_oid, <text:s/>MANDANT) values ('5015','OIDM2_STAATS016','2');</text:p>
          </table:table-cell>
          <table:table-cell table:number-columns-repeated="10"/>
          <table:table-cell table:formula="of:=CONCATENATE(&quot;public final static String &quot;;[.$A17];&quot; = &quot;&quot;&quot;;[.$C17];&quot;&quot;&quot;;&quot;)" office:value-type="string" office:string-value="public final static String M2_S016 = &quot;OIDM2_STAATS016&quot;;">
            <text:p>public final static String M2_S016 = "OIDM2_STAATS016";</text:p>
          </table:table-cell>
        </table:table-row>
        <table:table-row table:style-name="ro1">
          <table:table-cell office:value-type="string">
            <text:p>M2_S017</text:p>
          </table:table-cell>
          <table:table-cell office:value-type="float" office:value="5016">
            <text:p>5016</text:p>
          </table:table-cell>
          <table:table-cell office:value-type="string">
            <text:p>OIDM2_STAATS017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8];&quot;','&quot;;[.C18];&quot;','&quot;;[.D18];&quot;');&quot;)" office:value-type="string" office:string-value="insert into staatsangehoerigkeit_reference (ID, ref_oid,  MANDANT) values ('5016','OIDM2_STAATS017','2');">
            <text:p>insert into staatsangehoerigkeit_reference (ID, ref_oid, <text:s/>MANDANT) values ('5016','OIDM2_STAATS017','2');</text:p>
          </table:table-cell>
          <table:table-cell table:number-columns-repeated="10"/>
          <table:table-cell table:formula="of:=CONCATENATE(&quot;public final static String &quot;;[.$A18];&quot; = &quot;&quot;&quot;;[.$C18];&quot;&quot;&quot;;&quot;)" office:value-type="string" office:string-value="public final static String M2_S017 = &quot;OIDM2_STAATS017&quot;;">
            <text:p>public final static String M2_S017 = "OIDM2_STAATS017";</text:p>
          </table:table-cell>
        </table:table-row>
        <table:table-row table:style-name="ro1">
          <table:table-cell office:value-type="string">
            <text:p>M2_S018</text:p>
          </table:table-cell>
          <table:table-cell office:value-type="float" office:value="5017">
            <text:p>5017</text:p>
          </table:table-cell>
          <table:table-cell office:value-type="string">
            <text:p>OIDM2_STAATS018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19];&quot;','&quot;;[.C19];&quot;','&quot;;[.D19];&quot;');&quot;)" office:value-type="string" office:string-value="insert into staatsangehoerigkeit_reference (ID, ref_oid,  MANDANT) values ('5017','OIDM2_STAATS018','2');">
            <text:p>insert into staatsangehoerigkeit_reference (ID, ref_oid, <text:s/>MANDANT) values ('5017','OIDM2_STAATS018','2');</text:p>
          </table:table-cell>
          <table:table-cell table:number-columns-repeated="10"/>
          <table:table-cell table:formula="of:=CONCATENATE(&quot;public final static String &quot;;[.$A19];&quot; = &quot;&quot;&quot;;[.$C19];&quot;&quot;&quot;;&quot;)" office:value-type="string" office:string-value="public final static String M2_S018 = &quot;OIDM2_STAATS018&quot;;">
            <text:p>public final static String M2_S018 = "OIDM2_STAATS018";</text:p>
          </table:table-cell>
        </table:table-row>
        <table:table-row table:style-name="ro1">
          <table:table-cell office:value-type="string">
            <text:p>M2_S019</text:p>
          </table:table-cell>
          <table:table-cell office:value-type="float" office:value="5018">
            <text:p>5018</text:p>
          </table:table-cell>
          <table:table-cell office:value-type="string">
            <text:p>OIDM2_STAATS019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0];&quot;','&quot;;[.C20];&quot;','&quot;;[.D20];&quot;');&quot;)" office:value-type="string" office:string-value="insert into staatsangehoerigkeit_reference (ID, ref_oid,  MANDANT) values ('5018','OIDM2_STAATS019','2');">
            <text:p>insert into staatsangehoerigkeit_reference (ID, ref_oid, <text:s/>MANDANT) values ('5018','OIDM2_STAATS019','2');</text:p>
          </table:table-cell>
          <table:table-cell table:number-columns-repeated="10"/>
          <table:table-cell table:formula="of:=CONCATENATE(&quot;public final static String &quot;;[.$A20];&quot; = &quot;&quot;&quot;;[.$C20];&quot;&quot;&quot;;&quot;)" office:value-type="string" office:string-value="public final static String M2_S019 = &quot;OIDM2_STAATS019&quot;;">
            <text:p>public final static String M2_S019 = "OIDM2_STAATS019";</text:p>
          </table:table-cell>
        </table:table-row>
        <table:table-row table:style-name="ro1">
          <table:table-cell office:value-type="string">
            <text:p>M2_S020</text:p>
          </table:table-cell>
          <table:table-cell office:value-type="float" office:value="5019">
            <text:p>5019</text:p>
          </table:table-cell>
          <table:table-cell office:value-type="string">
            <text:p>OIDM2_STAATS02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CONCATENATE(&quot;insert into staatsangehoerigkeit_reference (ID, ref_oid,  MANDANT) values ('&quot;;[.B21];&quot;','&quot;;[.C21];&quot;','&quot;;[.D21];&quot;');&quot;)" office:value-type="string" office:string-value="insert into staatsangehoerigkeit_reference (ID, ref_oid,  MANDANT) values ('5019','OIDM2_STAATS020','2');">
            <text:p>insert into staatsangehoerigkeit_reference (ID, ref_oid, <text:s/>MANDANT) values ('5019','OIDM2_STAATS020','2');</text:p>
          </table:table-cell>
          <table:table-cell table:number-columns-repeated="10"/>
          <table:table-cell table:formula="of:=CONCATENATE(&quot;public final static String &quot;;[.$A21];&quot; = &quot;&quot;&quot;;[.$C21];&quot;&quot;&quot;;&quot;)" office:value-type="string" office:string-value="public final static String M2_S020 = &quot;OIDM2_STAATS020&quot;;">
            <text:p>public final static String M2_S020 = "OIDM2_STAATS020";</text:p>
          </table:table-cell>
        </table:table-row>
        <table:table-row table:style-name="ro1">
          <table:table-cell office:value-type="string">
            <text:p>M3_S001</text:p>
          </table:table-cell>
          <table:table-cell office:value-type="float" office:value="5020">
            <text:p>5020</text:p>
          </table:table-cell>
          <table:table-cell office:value-type="string">
            <text:p>OIDM3_STAATS00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2];&quot;','&quot;;[.C22];&quot;','&quot;;[.D22];&quot;');&quot;)" office:value-type="string" office:string-value="insert into staatsangehoerigkeit_reference (ID, ref_oid,  MANDANT) values ('5020','OIDM3_STAATS001','3');">
            <text:p>insert into staatsangehoerigkeit_reference (ID, ref_oid, <text:s/>MANDANT) values ('5020','OIDM3_STAATS001','3');</text:p>
          </table:table-cell>
          <table:table-cell table:number-columns-repeated="10"/>
          <table:table-cell table:formula="of:=CONCATENATE(&quot;public final static String &quot;;[.$A22];&quot; = &quot;&quot;&quot;;[.$C22];&quot;&quot;&quot;;&quot;)" office:value-type="string" office:string-value="public final static String M3_S001 = &quot;OIDM3_STAATS001&quot;;">
            <text:p>public final static String M3_S001 = "OIDM3_STAATS001";</text:p>
          </table:table-cell>
        </table:table-row>
        <table:table-row table:style-name="ro1">
          <table:table-cell office:value-type="string">
            <text:p>M3_S002</text:p>
          </table:table-cell>
          <table:table-cell office:value-type="float" office:value="5021">
            <text:p>5021</text:p>
          </table:table-cell>
          <table:table-cell office:value-type="string">
            <text:p>OIDM3_STAATS00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3];&quot;','&quot;;[.C23];&quot;','&quot;;[.D23];&quot;');&quot;)" office:value-type="string" office:string-value="insert into staatsangehoerigkeit_reference (ID, ref_oid,  MANDANT) values ('5021','OIDM3_STAATS002','3');">
            <text:p>insert into staatsangehoerigkeit_reference (ID, ref_oid, <text:s/>MANDANT) values ('5021','OIDM3_STAATS002','3');</text:p>
          </table:table-cell>
          <table:table-cell table:number-columns-repeated="10"/>
          <table:table-cell table:formula="of:=CONCATENATE(&quot;public final static String &quot;;[.$A23];&quot; = &quot;&quot;&quot;;[.$C23];&quot;&quot;&quot;;&quot;)" office:value-type="string" office:string-value="public final static String M3_S002 = &quot;OIDM3_STAATS002&quot;;">
            <text:p>public final static String M3_S002 = "OIDM3_STAATS002";</text:p>
          </table:table-cell>
        </table:table-row>
        <table:table-row table:style-name="ro1">
          <table:table-cell office:value-type="string">
            <text:p>M3_S003</text:p>
          </table:table-cell>
          <table:table-cell office:value-type="float" office:value="5022">
            <text:p>5022</text:p>
          </table:table-cell>
          <table:table-cell office:value-type="string">
            <text:p>OIDM3_STAATS003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4];&quot;','&quot;;[.C24];&quot;','&quot;;[.D24];&quot;');&quot;)" office:value-type="string" office:string-value="insert into staatsangehoerigkeit_reference (ID, ref_oid,  MANDANT) values ('5022','OIDM3_STAATS003','3');">
            <text:p>insert into staatsangehoerigkeit_reference (ID, ref_oid, <text:s/>MANDANT) values ('5022','OIDM3_STAATS003','3');</text:p>
          </table:table-cell>
          <table:table-cell table:number-columns-repeated="10"/>
          <table:table-cell table:formula="of:=CONCATENATE(&quot;public final static String &quot;;[.$A24];&quot; = &quot;&quot;&quot;;[.$C24];&quot;&quot;&quot;;&quot;)" office:value-type="string" office:string-value="public final static String M3_S003 = &quot;OIDM3_STAATS003&quot;;">
            <text:p>public final static String M3_S003 = "OIDM3_STAATS003";</text:p>
          </table:table-cell>
        </table:table-row>
        <table:table-row table:style-name="ro1">
          <table:table-cell office:value-type="string">
            <text:p>M3_S004</text:p>
          </table:table-cell>
          <table:table-cell office:value-type="float" office:value="5023">
            <text:p>5023</text:p>
          </table:table-cell>
          <table:table-cell office:value-type="string">
            <text:p>OIDM3_STAATS004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5];&quot;','&quot;;[.C25];&quot;','&quot;;[.D25];&quot;');&quot;)" office:value-type="string" office:string-value="insert into staatsangehoerigkeit_reference (ID, ref_oid,  MANDANT) values ('5023','OIDM3_STAATS004','3');">
            <text:p>insert into staatsangehoerigkeit_reference (ID, ref_oid, <text:s/>MANDANT) values ('5023','OIDM3_STAATS004','3');</text:p>
          </table:table-cell>
          <table:table-cell table:number-columns-repeated="10"/>
          <table:table-cell table:formula="of:=CONCATENATE(&quot;public final static String &quot;;[.$A25];&quot; = &quot;&quot;&quot;;[.$C25];&quot;&quot;&quot;;&quot;)" office:value-type="string" office:string-value="public final static String M3_S004 = &quot;OIDM3_STAATS004&quot;;">
            <text:p>public final static String M3_S004 = "OIDM3_STAATS004";</text:p>
          </table:table-cell>
        </table:table-row>
        <table:table-row table:style-name="ro1">
          <table:table-cell office:value-type="string">
            <text:p>M3_S005</text:p>
          </table:table-cell>
          <table:table-cell office:value-type="float" office:value="5024">
            <text:p>5024</text:p>
          </table:table-cell>
          <table:table-cell office:value-type="string">
            <text:p>OIDM3_STAATS005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6];&quot;','&quot;;[.C26];&quot;','&quot;;[.D26];&quot;');&quot;)" office:value-type="string" office:string-value="insert into staatsangehoerigkeit_reference (ID, ref_oid,  MANDANT) values ('5024','OIDM3_STAATS005','3');">
            <text:p>insert into staatsangehoerigkeit_reference (ID, ref_oid, <text:s/>MANDANT) values ('5024','OIDM3_STAATS005','3');</text:p>
          </table:table-cell>
          <table:table-cell table:number-columns-repeated="10"/>
          <table:table-cell table:formula="of:=CONCATENATE(&quot;public final static String &quot;;[.$A26];&quot; = &quot;&quot;&quot;;[.$C26];&quot;&quot;&quot;;&quot;)" office:value-type="string" office:string-value="public final static String M3_S005 = &quot;OIDM3_STAATS005&quot;;">
            <text:p>public final static String M3_S005 = "OIDM3_STAATS005";</text:p>
          </table:table-cell>
        </table:table-row>
        <table:table-row table:style-name="ro1">
          <table:table-cell office:value-type="string">
            <text:p>M3_S006</text:p>
          </table:table-cell>
          <table:table-cell office:value-type="float" office:value="5025">
            <text:p>5025</text:p>
          </table:table-cell>
          <table:table-cell office:value-type="string">
            <text:p>OIDM3_STAATS006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7];&quot;','&quot;;[.C27];&quot;','&quot;;[.D27];&quot;');&quot;)" office:value-type="string" office:string-value="insert into staatsangehoerigkeit_reference (ID, ref_oid,  MANDANT) values ('5025','OIDM3_STAATS006','3');">
            <text:p>insert into staatsangehoerigkeit_reference (ID, ref_oid, <text:s/>MANDANT) values ('5025','OIDM3_STAATS006','3');</text:p>
          </table:table-cell>
          <table:table-cell table:number-columns-repeated="10"/>
          <table:table-cell table:formula="of:=CONCATENATE(&quot;public final static String &quot;;[.$A27];&quot; = &quot;&quot;&quot;;[.$C27];&quot;&quot;&quot;;&quot;)" office:value-type="string" office:string-value="public final static String M3_S006 = &quot;OIDM3_STAATS006&quot;;">
            <text:p>public final static String M3_S006 = "OIDM3_STAATS006";</text:p>
          </table:table-cell>
        </table:table-row>
        <table:table-row table:style-name="ro1">
          <table:table-cell office:value-type="string">
            <text:p>M3_S007</text:p>
          </table:table-cell>
          <table:table-cell office:value-type="float" office:value="5026">
            <text:p>5026</text:p>
          </table:table-cell>
          <table:table-cell office:value-type="string">
            <text:p>OIDM3_STAATS007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8];&quot;','&quot;;[.C28];&quot;','&quot;;[.D28];&quot;');&quot;)" office:value-type="string" office:string-value="insert into staatsangehoerigkeit_reference (ID, ref_oid,  MANDANT) values ('5026','OIDM3_STAATS007','3');">
            <text:p>insert into staatsangehoerigkeit_reference (ID, ref_oid, <text:s/>MANDANT) values ('5026','OIDM3_STAATS007','3');</text:p>
          </table:table-cell>
          <table:table-cell table:number-columns-repeated="10"/>
          <table:table-cell table:formula="of:=CONCATENATE(&quot;public final static String &quot;;[.$A28];&quot; = &quot;&quot;&quot;;[.$C28];&quot;&quot;&quot;;&quot;)" office:value-type="string" office:string-value="public final static String M3_S007 = &quot;OIDM3_STAATS007&quot;;">
            <text:p>public final static String M3_S007 = "OIDM3_STAATS007";</text:p>
          </table:table-cell>
        </table:table-row>
        <table:table-row table:style-name="ro1">
          <table:table-cell office:value-type="string">
            <text:p>M3_S008</text:p>
          </table:table-cell>
          <table:table-cell office:value-type="float" office:value="5027">
            <text:p>5027</text:p>
          </table:table-cell>
          <table:table-cell office:value-type="string">
            <text:p>OIDM3_STAATS008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29];&quot;','&quot;;[.C29];&quot;','&quot;;[.D29];&quot;');&quot;)" office:value-type="string" office:string-value="insert into staatsangehoerigkeit_reference (ID, ref_oid,  MANDANT) values ('5027','OIDM3_STAATS008','3');">
            <text:p>insert into staatsangehoerigkeit_reference (ID, ref_oid, <text:s/>MANDANT) values ('5027','OIDM3_STAATS008','3');</text:p>
          </table:table-cell>
          <table:table-cell table:number-columns-repeated="10"/>
          <table:table-cell table:formula="of:=CONCATENATE(&quot;public final static String &quot;;[.$A29];&quot; = &quot;&quot;&quot;;[.$C29];&quot;&quot;&quot;;&quot;)" office:value-type="string" office:string-value="public final static String M3_S008 = &quot;OIDM3_STAATS008&quot;;">
            <text:p>public final static String M3_S008 = "OIDM3_STAATS008";</text:p>
          </table:table-cell>
        </table:table-row>
        <table:table-row table:style-name="ro1">
          <table:table-cell office:value-type="string">
            <text:p>M3_S009</text:p>
          </table:table-cell>
          <table:table-cell office:value-type="float" office:value="5028">
            <text:p>5028</text:p>
          </table:table-cell>
          <table:table-cell office:value-type="string">
            <text:p>OIDM3_STAATS009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0];&quot;','&quot;;[.C30];&quot;','&quot;;[.D30];&quot;');&quot;)" office:value-type="string" office:string-value="insert into staatsangehoerigkeit_reference (ID, ref_oid,  MANDANT) values ('5028','OIDM3_STAATS009','3');">
            <text:p>insert into staatsangehoerigkeit_reference (ID, ref_oid, <text:s/>MANDANT) values ('5028','OIDM3_STAATS009','3');</text:p>
          </table:table-cell>
          <table:table-cell table:number-columns-repeated="10"/>
          <table:table-cell table:formula="of:=CONCATENATE(&quot;public final static String &quot;;[.$A30];&quot; = &quot;&quot;&quot;;[.$C30];&quot;&quot;&quot;;&quot;)" office:value-type="string" office:string-value="public final static String M3_S009 = &quot;OIDM3_STAATS009&quot;;">
            <text:p>public final static String M3_S009 = "OIDM3_STAATS009";</text:p>
          </table:table-cell>
        </table:table-row>
        <table:table-row table:style-name="ro1">
          <table:table-cell office:value-type="string">
            <text:p>M3_S010</text:p>
          </table:table-cell>
          <table:table-cell office:value-type="float" office:value="5029">
            <text:p>5029</text:p>
          </table:table-cell>
          <table:table-cell office:value-type="string">
            <text:p>OIDM3_STAATS010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1];&quot;','&quot;;[.C31];&quot;','&quot;;[.D31];&quot;');&quot;)" office:value-type="string" office:string-value="insert into staatsangehoerigkeit_reference (ID, ref_oid,  MANDANT) values ('5029','OIDM3_STAATS010','3');">
            <text:p>insert into staatsangehoerigkeit_reference (ID, ref_oid, <text:s/>MANDANT) values ('5029','OIDM3_STAATS010','3');</text:p>
          </table:table-cell>
          <table:table-cell table:number-columns-repeated="10"/>
          <table:table-cell table:formula="of:=CONCATENATE(&quot;public final static String &quot;;[.$A31];&quot; = &quot;&quot;&quot;;[.$C31];&quot;&quot;&quot;;&quot;)" office:value-type="string" office:string-value="public final static String M3_S010 = &quot;OIDM3_STAATS010&quot;;">
            <text:p>public final static String M3_S010 = "OIDM3_STAATS010";</text:p>
          </table:table-cell>
        </table:table-row>
        <table:table-row table:style-name="ro1">
          <table:table-cell office:value-type="string">
            <text:p>M3_S011</text:p>
          </table:table-cell>
          <table:table-cell office:value-type="float" office:value="5030">
            <text:p>5030</text:p>
          </table:table-cell>
          <table:table-cell office:value-type="string">
            <text:p>OIDM3_STAATS01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2];&quot;','&quot;;[.C32];&quot;','&quot;;[.D32];&quot;');&quot;)" office:value-type="string" office:string-value="insert into staatsangehoerigkeit_reference (ID, ref_oid,  MANDANT) values ('5030','OIDM3_STAATS011','3');">
            <text:p>insert into staatsangehoerigkeit_reference (ID, ref_oid, <text:s/>MANDANT) values ('5030','OIDM3_STAATS011','3');</text:p>
          </table:table-cell>
          <table:table-cell table:number-columns-repeated="10"/>
          <table:table-cell table:formula="of:=CONCATENATE(&quot;public final static String &quot;;[.$A32];&quot; = &quot;&quot;&quot;;[.$C32];&quot;&quot;&quot;;&quot;)" office:value-type="string" office:string-value="public final static String M3_S011 = &quot;OIDM3_STAATS011&quot;;">
            <text:p>public final static String M3_S011 = "OIDM3_STAATS011";</text:p>
          </table:table-cell>
        </table:table-row>
        <table:table-row table:style-name="ro1">
          <table:table-cell office:value-type="string">
            <text:p>M3_S012</text:p>
          </table:table-cell>
          <table:table-cell office:value-type="float" office:value="5031">
            <text:p>5031</text:p>
          </table:table-cell>
          <table:table-cell office:value-type="string">
            <text:p>OIDM3_STAATS01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CONCATENATE(&quot;insert into staatsangehoerigkeit_reference (ID, ref_oid,  MANDANT) values ('&quot;;[.B33];&quot;','&quot;;[.C33];&quot;','&quot;;[.D33];&quot;');&quot;)" office:value-type="string" office:string-value="insert into staatsangehoerigkeit_reference (ID, ref_oid,  MANDANT) values ('5031','OIDM3_STAATS012','3');">
            <text:p>insert into staatsangehoerigkeit_reference (ID, ref_oid, <text:s/>MANDANT) values ('5031','OIDM3_STAATS012','3');</text:p>
          </table:table-cell>
          <table:table-cell table:number-columns-repeated="10"/>
          <table:table-cell table:formula="of:=CONCATENATE(&quot;public final static String &quot;;[.$A33];&quot; = &quot;&quot;&quot;;[.$C33];&quot;&quot;&quot;;&quot;)" office:value-type="string" office:string-value="public final static String M3_S012 = &quot;OIDM3_STAATS012&quot;;">
            <text:p>public final static String M3_S012 = "OIDM3_STAATS012";</text:p>
          </table:table-cell>
        </table:table-row>
      </table:table>
      <table:table table:name="Buerger_Staatsangehoerigkeit" table:style-name="ta1" table:print="false">
        <table:table-column table:style-name="co1" table:default-cell-style-name="Default"/>
        <table:table-column table:style-name="co31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BUERGER</text:p>
          </table:table-cell>
          <table:table-cell office:value-type="string">
            <text:p>staatsangehoerigkeit_references</text:p>
          </table:table-cell>
          <table:table-cell table:number-columns-repeated="3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];&quot;','&quot;;[.B2];&quot;');&quot;)" office:value-type="string" office:string-value="insert into buerger_staatsangehoerigkeit_references (BUERGER, staatsangehoerigkeit_references) values ('2000','5000');">
            <text:p>insert into buerger_staatsangehoerigkeit_references (BUERGER, staatsangehoerigkeit_references) values ('2000','500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01">
            <text:p>500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];&quot;','&quot;;[.B3];&quot;');&quot;)" office:value-type="string" office:string-value="insert into buerger_staatsangehoerigkeit_references (BUERGER, staatsangehoerigkeit_references) values ('2001','5001');">
            <text:p>insert into buerger_staatsangehoerigkeit_references (BUERGER, staatsangehoerigkeit_references) values ('2001','500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02">
            <text:p>500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4];&quot;','&quot;;[.B4];&quot;');&quot;)" office:value-type="string" office:string-value="insert into buerger_staatsangehoerigkeit_references (BUERGER, staatsangehoerigkeit_references) values ('2002','5002');">
            <text:p>insert into buerger_staatsangehoerigkeit_references (BUERGER, staatsangehoerigkeit_references) values ('2002','500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03">
            <text:p>500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5];&quot;','&quot;;[.B5];&quot;');&quot;)" office:value-type="string" office:string-value="insert into buerger_staatsangehoerigkeit_references (BUERGER, staatsangehoerigkeit_references) values ('2003','5003');">
            <text:p>insert into buerger_staatsangehoerigkeit_references (BUERGER, staatsangehoerigkeit_references) values ('2003','500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04">
            <text:p>500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6];&quot;','&quot;;[.B6];&quot;');&quot;)" office:value-type="string" office:string-value="insert into buerger_staatsangehoerigkeit_references (BUERGER, staatsangehoerigkeit_references) values ('2004','5004');">
            <text:p>insert into buerger_staatsangehoerigkeit_references (BUERGER, staatsangehoerigkeit_references) values ('2004','500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05">
            <text:p>500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7];&quot;','&quot;;[.B7];&quot;');&quot;)" office:value-type="string" office:string-value="insert into buerger_staatsangehoerigkeit_references (BUERGER, staatsangehoerigkeit_references) values ('2005','5005');">
            <text:p>insert into buerger_staatsangehoerigkeit_references (BUERGER, staatsangehoerigkeit_references) values ('2005','500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06">
            <text:p>500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8];&quot;','&quot;;[.B8];&quot;');&quot;)" office:value-type="string" office:string-value="insert into buerger_staatsangehoerigkeit_references (BUERGER, staatsangehoerigkeit_references) values ('2006','5006');">
            <text:p>insert into buerger_staatsangehoerigkeit_references (BUERGER, staatsangehoerigkeit_references) values ('2006','500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07">
            <text:p>500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9];&quot;','&quot;;[.B9];&quot;');&quot;)" office:value-type="string" office:string-value="insert into buerger_staatsangehoerigkeit_references (BUERGER, staatsangehoerigkeit_references) values ('2007','5007');">
            <text:p>insert into buerger_staatsangehoerigkeit_references (BUERGER, staatsangehoerigkeit_references) values ('2007','500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08">
            <text:p>500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0];&quot;','&quot;;[.B10];&quot;');&quot;)" office:value-type="string" office:string-value="insert into buerger_staatsangehoerigkeit_references (BUERGER, staatsangehoerigkeit_references) values ('2008','5008');">
            <text:p>insert into buerger_staatsangehoerigkeit_references (BUERGER, staatsangehoerigkeit_references) values ('2008','500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09">
            <text:p>500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1];&quot;','&quot;;[.B11];&quot;');&quot;)" office:value-type="string" office:string-value="insert into buerger_staatsangehoerigkeit_references (BUERGER, staatsangehoerigkeit_references) values ('2009','5009');">
            <text:p>insert into buerger_staatsangehoerigkeit_references (BUERGER, staatsangehoerigkeit_references) values ('2009','5009');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2];&quot;','&quot;;[.B12];&quot;');&quot;)" office:value-type="string" office:string-value="insert into buerger_staatsangehoerigkeit_references (BUERGER, staatsangehoerigkeit_references) values ('2010','5010');">
            <text:p>insert into buerger_staatsangehoerigkeit_references (BUERGER, staatsangehoerigkeit_references) values ('2010','5010');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3];&quot;','&quot;;[.B13];&quot;');&quot;)" office:value-type="string" office:string-value="insert into buerger_staatsangehoerigkeit_references (BUERGER, staatsangehoerigkeit_references) values ('2011','5011');">
            <text:p>insert into buerger_staatsangehoerigkeit_references (BUERGER, staatsangehoerigkeit_references) values ('2011','5011');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4];&quot;','&quot;;[.B14];&quot;');&quot;)" office:value-type="string" office:string-value="insert into buerger_staatsangehoerigkeit_references (BUERGER, staatsangehoerigkeit_references) values ('2012','5012');">
            <text:p>insert into buerger_staatsangehoerigkeit_references (BUERGER, staatsangehoerigkeit_references) values ('2012','5012');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5];&quot;','&quot;;[.B15];&quot;');&quot;)" office:value-type="string" office:string-value="insert into buerger_staatsangehoerigkeit_references (BUERGER, staatsangehoerigkeit_references) values ('2013','5013');">
            <text:p>insert into buerger_staatsangehoerigkeit_references (BUERGER, staatsangehoerigkeit_references) values ('2013','5013');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6];&quot;','&quot;;[.B16];&quot;');&quot;)" office:value-type="string" office:string-value="insert into buerger_staatsangehoerigkeit_references (BUERGER, staatsangehoerigkeit_references) values ('2014','5014');">
            <text:p>insert into buerger_staatsangehoerigkeit_references (BUERGER, staatsangehoerigkeit_references) values ('2014','5014');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7];&quot;','&quot;;[.B17];&quot;');&quot;)" office:value-type="string" office:string-value="insert into buerger_staatsangehoerigkeit_references (BUERGER, staatsangehoerigkeit_references) values ('2015','5015');">
            <text:p>insert into buerger_staatsangehoerigkeit_references (BUERGER, staatsangehoerigkeit_references) values ('2015','5015');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8];&quot;','&quot;;[.B18];&quot;');&quot;)" office:value-type="string" office:string-value="insert into buerger_staatsangehoerigkeit_references (BUERGER, staatsangehoerigkeit_references) values ('2016','5016');">
            <text:p>insert into buerger_staatsangehoerigkeit_references (BUERGER, staatsangehoerigkeit_references) values ('2016','5016');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19];&quot;','&quot;;[.B19];&quot;');&quot;)" office:value-type="string" office:string-value="insert into buerger_staatsangehoerigkeit_references (BUERGER, staatsangehoerigkeit_references) values ('2017','5017');">
            <text:p>insert into buerger_staatsangehoerigkeit_references (BUERGER, staatsangehoerigkeit_references) values ('2017','5017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010">
            <text:p>501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0];&quot;','&quot;;[.B20];&quot;');&quot;)" office:value-type="string" office:string-value="insert into buerger_staatsangehoerigkeit_references (BUERGER, staatsangehoerigkeit_references) values ('2000','5010');">
            <text:p>insert into buerger_staatsangehoerigkeit_references (BUERGER, staatsangehoerigkeit_references) values ('2000','5010');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011">
            <text:p>501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1];&quot;','&quot;;[.B21];&quot;');&quot;)" office:value-type="string" office:string-value="insert into buerger_staatsangehoerigkeit_references (BUERGER, staatsangehoerigkeit_references) values ('2001','5011');">
            <text:p>insert into buerger_staatsangehoerigkeit_references (BUERGER, staatsangehoerigkeit_references) values ('2001','5011');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12">
            <text:p>501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2];&quot;','&quot;;[.B22];&quot;');&quot;)" office:value-type="string" office:string-value="insert into buerger_staatsangehoerigkeit_references (BUERGER, staatsangehoerigkeit_references) values ('2002','5012');">
            <text:p>insert into buerger_staatsangehoerigkeit_references (BUERGER, staatsangehoerigkeit_references) values ('2002','5012');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013">
            <text:p>501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3];&quot;','&quot;;[.B23];&quot;');&quot;)" office:value-type="string" office:string-value="insert into buerger_staatsangehoerigkeit_references (BUERGER, staatsangehoerigkeit_references) values ('2003','5013');">
            <text:p>insert into buerger_staatsangehoerigkeit_references (BUERGER, staatsangehoerigkeit_references) values ('2003','5013');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014">
            <text:p>501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4];&quot;','&quot;;[.B24];&quot;');&quot;)" office:value-type="string" office:string-value="insert into buerger_staatsangehoerigkeit_references (BUERGER, staatsangehoerigkeit_references) values ('2004','5014');">
            <text:p>insert into buerger_staatsangehoerigkeit_references (BUERGER, staatsangehoerigkeit_references) values ('2004','5014');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015">
            <text:p>501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5];&quot;','&quot;;[.B25];&quot;');&quot;)" office:value-type="string" office:string-value="insert into buerger_staatsangehoerigkeit_references (BUERGER, staatsangehoerigkeit_references) values ('2005','5015');">
            <text:p>insert into buerger_staatsangehoerigkeit_references (BUERGER, staatsangehoerigkeit_references) values ('2005','5015');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016">
            <text:p>501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6];&quot;','&quot;;[.B26];&quot;');&quot;)" office:value-type="string" office:string-value="insert into buerger_staatsangehoerigkeit_references (BUERGER, staatsangehoerigkeit_references) values ('2006','5016');">
            <text:p>insert into buerger_staatsangehoerigkeit_references (BUERGER, staatsangehoerigkeit_references) values ('2006','5016');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017">
            <text:p>501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7];&quot;','&quot;;[.B27];&quot;');&quot;)" office:value-type="string" office:string-value="insert into buerger_staatsangehoerigkeit_references (BUERGER, staatsangehoerigkeit_references) values ('2007','5017');">
            <text:p>insert into buerger_staatsangehoerigkeit_references (BUERGER, staatsangehoerigkeit_references) values ('2007','5017');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018">
            <text:p>501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8];&quot;','&quot;;[.B28];&quot;');&quot;)" office:value-type="string" office:string-value="insert into buerger_staatsangehoerigkeit_references (BUERGER, staatsangehoerigkeit_references) values ('2008','5018');">
            <text:p>insert into buerger_staatsangehoerigkeit_references (BUERGER, staatsangehoerigkeit_references) values ('2008','5018');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5019">
            <text:p>501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29];&quot;','&quot;;[.B29];&quot;');&quot;)" office:value-type="string" office:string-value="insert into buerger_staatsangehoerigkeit_references (BUERGER, staatsangehoerigkeit_references) values ('2009','5019');">
            <text:p>insert into buerger_staatsangehoerigkeit_references (BUERGER, staatsangehoerigkeit_references) values ('2009','5019');</text:p>
          </table:table-cell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5020">
            <text:p>5020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0];&quot;','&quot;;[.B30];&quot;');&quot;)" office:value-type="string" office:string-value="insert into buerger_staatsangehoerigkeit_references (BUERGER, staatsangehoerigkeit_references) values ('2030','5020');">
            <text:p>insert into buerger_staatsangehoerigkeit_references (BUERGER, staatsangehoerigkeit_references) values ('2030','5020');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5021">
            <text:p>5021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1];&quot;','&quot;;[.B31];&quot;');&quot;)" office:value-type="string" office:string-value="insert into buerger_staatsangehoerigkeit_references (BUERGER, staatsangehoerigkeit_references) values ('2031','5021');">
            <text:p>insert into buerger_staatsangehoerigkeit_references (BUERGER, staatsangehoerigkeit_references) values ('2031','5021');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5022">
            <text:p>5022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2];&quot;','&quot;;[.B32];&quot;');&quot;)" office:value-type="string" office:string-value="insert into buerger_staatsangehoerigkeit_references (BUERGER, staatsangehoerigkeit_references) values ('2032','5022');">
            <text:p>insert into buerger_staatsangehoerigkeit_references (BUERGER, staatsangehoerigkeit_references) values ('2032','5022');</text:p>
          </table:table-cell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5023">
            <text:p>5023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3];&quot;','&quot;;[.B33];&quot;');&quot;)" office:value-type="string" office:string-value="insert into buerger_staatsangehoerigkeit_references (BUERGER, staatsangehoerigkeit_references) values ('2033','5023');">
            <text:p>insert into buerger_staatsangehoerigkeit_references (BUERGER, staatsangehoerigkeit_references) values ('2033','5023');</text:p>
          </table:table-cell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5024">
            <text:p>5024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4];&quot;','&quot;;[.B34];&quot;');&quot;)" office:value-type="string" office:string-value="insert into buerger_staatsangehoerigkeit_references (BUERGER, staatsangehoerigkeit_references) values ('2034','5024');">
            <text:p>insert into buerger_staatsangehoerigkeit_references (BUERGER, staatsangehoerigkeit_references) values ('2034','5024');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5025">
            <text:p>5025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5];&quot;','&quot;;[.B35];&quot;');&quot;)" office:value-type="string" office:string-value="insert into buerger_staatsangehoerigkeit_references (BUERGER, staatsangehoerigkeit_references) values ('2035','5025');">
            <text:p>insert into buerger_staatsangehoerigkeit_references (BUERGER, staatsangehoerigkeit_references) values ('2035','5025');</text:p>
          </table:table-cell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5026">
            <text:p>5026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6];&quot;','&quot;;[.B36];&quot;');&quot;)" office:value-type="string" office:string-value="insert into buerger_staatsangehoerigkeit_references (BUERGER, staatsangehoerigkeit_references) values ('2036','5026');">
            <text:p>insert into buerger_staatsangehoerigkeit_references (BUERGER, staatsangehoerigkeit_references) values ('2036','5026');</text:p>
          </table:table-cell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5027">
            <text:p>5027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7];&quot;','&quot;;[.B37];&quot;');&quot;)" office:value-type="string" office:string-value="insert into buerger_staatsangehoerigkeit_references (BUERGER, staatsangehoerigkeit_references) values ('2037','5027');">
            <text:p>insert into buerger_staatsangehoerigkeit_references (BUERGER, staatsangehoerigkeit_references) values ('2037','5027');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5028">
            <text:p>5028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8];&quot;','&quot;;[.B38];&quot;');&quot;)" office:value-type="string" office:string-value="insert into buerger_staatsangehoerigkeit_references (BUERGER, staatsangehoerigkeit_references) values ('2038','5028');">
            <text:p>insert into buerger_staatsangehoerigkeit_references (BUERGER, staatsangehoerigkeit_references) values ('2038','5028');</text:p>
          </table:table-cell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5029">
            <text:p>5029</text:p>
          </table:table-cell>
          <table:table-cell table:number-columns-repeated="2"/>
          <table:table-cell table:formula="of:=CONCATENATE(&quot;insert into buerger_staatsangehoerigkeit_references (&quot;;[.A$1];&quot;, &quot;;[.B$1];&quot;) values ('&quot;;[.A39];&quot;','&quot;;[.B39];&quot;');&quot;)" office:value-type="string" office:string-value="insert into buerger_staatsangehoerigkeit_references (BUERGER, staatsangehoerigkeit_references) values ('2039','5029');">
            <text:p>insert into buerger_staatsangehoerigkeit_references (BUERGER, staatsangehoerigkeit_references) values ('2039','5029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7.09.2015</text:date>, <text:time>17:04:4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8-10T14:02:09</meta:creation-date>
    <dc:date>2015-09-07T17:04:45</dc:date>
    <meta:editing-duration>PT55H46M59S</meta:editing-duration>
    <meta:editing-cycles>50</meta:editing-cycles>
    <meta:generator>OpenOffice.org/3.2$Linux OpenOffice.org_project/320m19$Build-9505</meta:generator>
    <meta:document-statistic meta:table-count="19" meta:cell-count="4611" meta:object-count="0"/>
  </office:meta>
</office:document-meta>
</file>